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 Black" svg:font-family="'Arial Black'" style:font-pitch="variable"/>
    <style:font-face style:name="Arial Black1" svg:font-family="'Arial Black'" style:font-adornments="Regular" style:font-pitch="variable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0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0.767cm"/>
    </style:style>
    <style:style style:name="co4" style:family="table-column">
      <style:table-column-properties fo:break-before="auto" style:column-width="7.227cm"/>
    </style:style>
    <style:style style:name="co5" style:family="table-column">
      <style:table-column-properties fo:break-before="auto" style:column-width="10.659cm"/>
    </style:style>
    <style:style style:name="co6" style:family="table-column">
      <style:table-column-properties fo:break-before="auto" style:column-width="13.34cm"/>
    </style:style>
    <style:style style:name="co7" style:family="table-column">
      <style:table-column-properties fo:break-before="auto" style:column-width="7.701cm"/>
    </style:style>
    <style:style style:name="co8" style:family="table-column">
      <style:table-column-properties fo:break-before="auto" style:column-width="11.719cm"/>
    </style:style>
    <style:style style:name="co9" style:family="table-column">
      <style:table-column-properties fo:break-before="auto" style:column-width="6.585cm"/>
    </style:style>
    <style:style style:name="co10" style:family="table-column">
      <style:table-column-properties fo:break-before="auto" style:column-width="2.817cm"/>
    </style:style>
    <style:style style:name="co11" style:family="table-column">
      <style:table-column-properties fo:break-before="auto" style:column-width="10.823cm"/>
    </style:style>
    <style:style style:name="co12" style:family="table-column">
      <style:table-column-properties fo:break-before="auto" style:column-width="3.739cm"/>
    </style:style>
    <style:style style:name="co13" style:family="table-column">
      <style:table-column-properties fo:break-before="auto" style:column-width="8.991cm"/>
    </style:style>
    <style:style style:name="co14" style:family="table-column">
      <style:table-column-properties fo:break-before="auto" style:column-width="14.623cm"/>
    </style:style>
    <style:style style:name="co15" style:family="table-column">
      <style:table-column-properties fo:break-before="auto" style:column-width="6.6cm"/>
    </style:style>
    <style:style style:name="co16" style:family="table-column">
      <style:table-column-properties fo:break-before="auto" style:column-width="3.634cm"/>
    </style:style>
    <style:style style:name="co17" style:family="table-column">
      <style:table-column-properties fo:break-before="auto" style:column-width="8.269cm"/>
    </style:style>
    <style:style style:name="co18" style:family="table-column">
      <style:table-column-properties fo:break-before="auto" style:column-width="2.99cm"/>
    </style:style>
    <style:style style:name="co19" style:family="table-column">
      <style:table-column-properties fo:break-before="auto" style:column-width="2.85cm"/>
    </style:style>
    <style:style style:name="co20" style:family="table-column">
      <style:table-column-properties fo:break-before="auto" style:column-width="5.054cm"/>
    </style:style>
    <style:style style:name="co21" style:family="table-column">
      <style:table-column-properties fo:break-before="auto" style:column-width="0.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2cm" fo:break-before="auto" style:use-optimal-row-height="fals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 Black" fo:font-size="12pt" fo:font-weight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style:font-name="Arial" style:font-name-asian="DejaVu Sans" style:font-name-complex="DejaVu Sans"/>
    </style:style>
    <style:style style:name="ce5" style:family="table-cell" style:parent-style-name="Default">
      <style:text-properties style:font-name="Arial Black1" fo:font-size="12pt" fo:font-weight="normal"/>
    </style:style>
    <style:style style:name="ce6" style:family="table-cell" style:parent-style-name="Default">
      <style:text-properties style:use-window-font-color="true" style:text-outline="false" style:text-line-through-style="none" style:font-name="Courier New" fo:font-size="10pt" fo:language="en" fo:country="GB" fo:font-style="normal" fo:text-shadow="none" style:text-underline-style="none" fo:font-weight="normal" style:text-underline-mode="continuous" style:text-line-through-mode="continuous" style:font-name-asian="Courier New" style:font-size-asian="6.80000019073486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ext-properties style:font-name="Courier New" fo:font-size="12pt" fo:font-weight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ext-properties style:font-name="Courier New"/>
    </style:style>
    <style:style style:name="ce10" style:family="table-cell" style:parent-style-name="Default">
      <style:text-properties style:font-name="Courier New" style:font-name-asian="DejaVu Sans" style:font-name-complex="DejaVu Sans"/>
    </style:style>
    <style:style style:name="ce11" style:family="table-cell" style:parent-style-name="Default">
      <style:text-properties style:font-name="Courier New"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2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style:text-position="super 58%"/>
    </style:style>
  </office:automatic-styles>
  <office:body>
    <office:spreadsheet>
      <table:table table:name="The Tea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53" table:default-cell-style-name="Default"/>
        <table:table-row table:style-name="ro1">
          <table:table-cell table:style-name="ce1" office:value-type="string">
            <text:p>e-mail</text:p>
          </table:table-cell>
          <table:table-cell table:style-name="ce1" office:value-type="string">
            <text:p>Password</text:p>
          </table:table-cell>
          <table:table-cell table:style-name="ce1" office:value-type="string">
            <text:p>User String</text:p>
          </table:table-cell>
          <table:table-cell table:style-name="ce1" office:value-type="string">
            <text:p>Contacted</text:p>
          </table:table-cell>
          <table:table-cell table:style-name="ce1" office:value-type="string">
            <text:p>Notes</text:p>
          </table:table-cell>
          <table:table-cell table:style-name="ce5" office:value-type="string">
            <text:p>xqxqx</text:p>
          </table:table-cell>
          <table:table-cell table:style-name="ce1" table:number-columns-repeated="250"/>
        </table:table-row>
        <table:table-row table:style-name="ro2">
          <table:table-cell office:value-type="string">
            <text:p><text:a xlink:href="mailto:gordon@hypernumbers.com">gordon@hypernumbers.com</text:a></text:p>
          </table:table-cell>
          <table:table-cell office:value-type="string">
            <text:p>let!ict</text:p>
          </table:table-cell>
          <table:table-cell table:style-name="ce4" table:formula="oooc:=CONCATENATE(&quot;user=&quot;;[.$F$1];[.A2];&quot;:&quot;;[.B2];[.$F$1])" office:value-type="string" office:string-value="user=xqxqxgordon@hypernumbers.com:let!ictxqxqx">
            <text:p>user=xqxqxgordon@hypernumbers.com:let!ict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office:value-type="string">
            <text:p><text:a xlink:href="mailto:dale@hypernumbers.com">dale@hypernumbers.com</text:a></text:p>
          </table:table-cell>
          <table:table-cell office:value-type="string">
            <text:p>who!far</text:p>
          </table:table-cell>
          <table:table-cell table:style-name="ce4" table:formula="oooc:=CONCATENATE(&quot;user=&quot;;[.$F$1];[.A3];&quot;:&quot;;[.B3];[.$F$1])" office:value-type="string" office:string-value="user=xqxqxdale@hypernumbers.com:who!farxqxqx">
            <text:p>user=xqxqxdale@hypernumbers.com:who!far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office:value-type="string">
            <text:p><text:a xlink:href="mailto:hasan@hypernumbers.com">hasan@hypernumbers.com</text:a></text:p>
          </table:table-cell>
          <table:table-cell office:value-type="string">
            <text:p>now!pal</text:p>
          </table:table-cell>
          <table:table-cell table:style-name="ce4" table:formula="oooc:=CONCATENATE(&quot;user=&quot;;[.$F$1];[.A4];&quot;:&quot;;[.B4];[.$F$1])" office:value-type="string" office:string-value="user=xqxqxhasan@hypernumbers.com:now!palxqxqx">
            <text:p>user=xqxqxhasan@hypernumbers.com:now!pa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tephen.mccrory@btinternet.com</text:p>
          </table:table-cell>
          <table:table-cell office:value-type="string">
            <text:p>third!dog</text:p>
          </table:table-cell>
          <table:table-cell table:style-name="ce4" table:formula="oooc:=CONCATENATE(&quot;user=&quot;;[.$F$1];[.A5];&quot;:&quot;;[.B5];[.$F$1])" office:value-type="string" office:string-value="user=xqxqxstephen.mccrory@btinternet.com:third!dogxqxqx">
            <text:p>user=xqxqxstephen.mccrory@btinternet.com:third!dog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<text:a xlink:href="mailto:saul@klein.name">saul@klein.name</text:a></text:p>
          </table:table-cell>
          <table:table-cell office:value-type="string">
            <text:p>late!home</text:p>
          </table:table-cell>
          <table:table-cell table:style-name="ce4" table:formula="oooc:=CONCATENATE(&quot;user=&quot;;[.$F$1];[.A7];&quot;:&quot;;[.B7];[.$F$1])" office:value-type="string" office:string-value="user=xqxqxsaul@klein.name:late!homexqxqx">
            <text:p>user=xqxqxsaul@klein.name:late!homexqxqx</text:p>
          </table:table-cell>
          <table:table-cell table:number-columns-repeated="253"/>
        </table:table-row>
        <table:table-row table:style-name="ro2">
          <table:table-cell office:value-type="string">
            <text:p><text:a xlink:href="mailto:reshma@seecamp.com">reshma@seecamp.com</text:a></text:p>
          </table:table-cell>
          <table:table-cell office:value-type="string">
            <text:p>kirk!here</text:p>
          </table:table-cell>
          <table:table-cell table:style-name="ce4" table:formula="oooc:=CONCATENATE(&quot;user=&quot;;[.$F$1];[.A8];&quot;:&quot;;[.B8];[.$F$1])" office:value-type="string" office:string-value="user=xqxqxreshma@seecamp.com:kirk!herexqxqx">
            <text:p>user=xqxqxreshma@seecamp.com:kirk!herexqxqx</text:p>
          </table:table-cell>
          <table:table-cell table:number-columns-repeated="253"/>
        </table:table-row>
        <table:table-row table:style-name="ro3" table:number-rows-repeated="13">
          <table:table-cell table:number-columns-repeated="256"/>
        </table:table-row>
        <table:table-row table:style-name="ro3">
          <table:table-cell/>
          <table:table-cell table:style-name="ce3"/>
          <table:table-cell table:number-columns-repeated="254"/>
        </table:table-row>
      </table:table>
      <table:table table:name="Intro" table:style-name="ta1" table:print="false">
        <table:table-column table:style-name="co4" table:default-cell-style-name="ce2"/>
        <table:table-column table:style-name="co2" table:default-cell-style-name="Default"/>
        <table:table-column table:style-name="co5" table:default-cell-style-name="ce4"/>
        <table:table-column table:style-name="co2" table:number-columns-repeated="253" table:default-cell-style-name="Default"/>
        <table:table-row table:style-name="ro1">
          <table:table-cell table:style-name="ce1" office:value-type="string">
            <text:p>e-mail</text:p>
          </table:table-cell>
          <table:table-cell table:style-name="ce1" office:value-type="string">
            <text:p>Password</text:p>
          </table:table-cell>
          <table:table-cell table:style-name="ce1" office:value-type="string">
            <text:p>User String</text:p>
          </table:table-cell>
          <table:table-cell table:style-name="ce1" office:value-type="string">
            <text:p>Contacted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xqxqx</text:p>
          </table:table-cell>
          <table:table-cell table:style-name="ce1" table:number-columns-repeated="250"/>
        </table:table-row>
        <table:table-row table:style-name="ro4">
          <table:table-cell office:value-type="string">
            <text:p>cguthrie53@hotmail.com</text:p>
          </table:table-cell>
          <table:table-cell office:value-type="string">
            <text:p>know!hide</text:p>
          </table:table-cell>
          <table:table-cell table:formula="oooc:=CONCATENATE(&quot;user=&quot;;[.$F$1];[.A2];&quot;:&quot;;[.B2];[.$F$1])" office:value-type="string" office:string-value="user=xqxqxcguthrie53@hotmail.com:know!hidexqxqx">
            <text:p>user=xqxqxcguthrie53@hotmail.com:know!hid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Donald.Guthrie@osca.co.uk</text:p>
          </table:table-cell>
          <table:table-cell office:value-type="string">
            <text:p>tom!drone</text:p>
          </table:table-cell>
          <table:table-cell table:formula="oooc:=CONCATENATE(&quot;user=&quot;;[.$F$1];[.A3];&quot;:&quot;;[.B3];[.$F$1])" office:value-type="string" office:string-value="user=xqxqxDonald.Guthrie@osca.co.uk:tom!dronexqxqx">
            <text:p>user=xqxqxDonald.Guthrie@osca.co.uk:tom!dron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caroline.fraser@hazledene.co.uk</text:p>
          </table:table-cell>
          <table:table-cell office:value-type="string">
            <text:p>plx!agree</text:p>
          </table:table-cell>
          <table:table-cell table:formula="oooc:=CONCATENATE(&quot;user=&quot;;[.$F$1];[.A4];&quot;:&quot;;[.B4];[.$F$1])" office:value-type="string" office:string-value="user=xqxqxcaroline.fraser@hazledene.co.uk:plx!agreexqxqx">
            <text:p>user=xqxqxcaroline.fraser@hazledene.co.uk:plx!agre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robk@google.com</text:p>
          </table:table-cell>
          <table:table-cell office:value-type="string">
            <text:p>tin!drive</text:p>
          </table:table-cell>
          <table:table-cell table:formula="oooc:=CONCATENATE(&quot;user=&quot;;[.$F$1];[.A5];&quot;:&quot;;[.B5];[.$F$1])" office:value-type="string" office:string-value="user=xqxqxrobk@google.com:tin!drivexqxqx">
            <text:p>user=xqxqxrobk@google.com:tin!driv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guthrien@hotmail.co.uk</text:p>
          </table:table-cell>
          <table:table-cell office:value-type="string">
            <text:p>what!fail</text:p>
          </table:table-cell>
          <table:table-cell table:formula="oooc:=CONCATENATE(&quot;user=&quot;;[.$F$1];[.A6];&quot;:&quot;;[.B6];[.$F$1])" office:value-type="string" office:string-value="user=xqxqxguthrien@hotmail.co.uk:what!failxqxqx">
            <text:p>user=xqxqxguthrien@hotmail.co.uk:what!fai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shirley_guthrie@hotmail.com</text:p>
          </table:table-cell>
          <table:table-cell office:value-type="string">
            <text:p>win!field</text:p>
          </table:table-cell>
          <table:table-cell table:formula="oooc:=CONCATENATE(&quot;user=&quot;;[.$F$1];[.A7];&quot;:&quot;;[.B7];[.$F$1])" office:value-type="string" office:string-value="user=xqxqxshirley_guthrie@hotmail.com:win!fieldxqxqx">
            <text:p>user=xqxqxshirley_guthrie@hotmail.com:win!fiel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office:value-type="string">
            <text:p>b.guthrie@chs.dundee.ac.uk</text:p>
          </table:table-cell>
          <table:table-cell office:value-type="string">
            <text:p>work!find</text:p>
          </table:table-cell>
          <table:table-cell table:formula="oooc:=CONCATENATE(&quot;user=&quot;;[.$F$1];[.A8];&quot;:&quot;;[.B8];[.$F$1])" office:value-type="string" office:string-value="user=xqxqxb.guthrie@chs.dundee.ac.uk:work!findxqxqx">
            <text:p>user=xqxqxb.guthrie@chs.dundee.ac.uk:work!fin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office:value-type="string">
            <text:p>rachel@sparkpr.com</text:p>
          </table:table-cell>
          <table:table-cell office:value-type="string">
            <text:p>zero!fore</text:p>
          </table:table-cell>
          <table:table-cell table:formula="oooc:=CONCATENATE(&quot;user=&quot;;[.$F$1];[.A9];&quot;:&quot;;[.B9];[.$F$1])" office:value-type="string" office:string-value="user=xqxqxrachel@sparkpr.com:zero!forexqxqx">
            <text:p>user=xqxqxrachel@sparkpr.com:zero!for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office:value-type="string">
            <text:p>donna@sparkpr.com</text:p>
          </table:table-cell>
          <table:table-cell office:value-type="string">
            <text:p>laid!hint</text:p>
          </table:table-cell>
          <table:table-cell table:formula="oooc:=CONCATENATE(&quot;user=&quot;;[.$F$1];[.A10];&quot;:&quot;;[.B10];[.$F$1])" office:value-type="string" office:string-value="user=xqxqxdonna@sparkpr.com:laid!hintxqxqx">
            <text:p>user=xqxqxdonna@sparkpr.com:laid!hint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style-name="Default"/>
          <table:table-cell table:number-columns-repeated="255"/>
        </table:table-row>
        <table:table-row table:style-name="ro2">
          <table:table-cell table:style-name="Default" office:value-type="string">
            <text:p>Added evening 19<text:span text:style-name="T1">th</text:span> November</text:p>
          </table:table-cell>
          <table:table-cell/>
          <table:table-cell table:style-name="Default"/>
          <table:table-cell table:number-columns-repeated="253"/>
        </table:table-row>
        <table:table-row table:style-name="ro3">
          <table:table-cell office:value-type="string">
            <text:p>gordon.archer@carbonaccountable.com</text:p>
          </table:table-cell>
          <table:table-cell office:value-type="string">
            <text:p>kid!hence</text:p>
          </table:table-cell>
          <table:table-cell table:formula="oooc:=CONCATENATE(&quot;user=&quot;;[.$F$1];[.A13];&quot;:&quot;;[.B13];[.$F$1])" office:value-type="string" office:string-value="user=xqxqxgordon.archer@carbonaccountable.com:kid!hencexqxqx">
            <text:p>user=xqxqxgordon.archer@carbonaccountable.com:kid!henc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<text:a xlink:href="mailto:orla@orla.org.uk">orla@orla.org.uk</text:a></text:p>
          </table:table-cell>
          <table:table-cell office:value-type="string">
            <text:p>well!face</text:p>
          </table:table-cell>
          <table:table-cell table:formula="oooc:=CONCATENATE(&quot;user=&quot;;[.$F$1];[.A14];&quot;:&quot;;[.B14];[.$F$1])" office:value-type="string" office:string-value="user=xqxqxorla@orla.org.uk:well!facexqxqx">
            <text:p>user=xqxqxorla@orla.org.uk:well!fac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3">
          <table:table-cell table:style-name="Default" office:value-type="string">
            <text:p>Not sure if added!</text:p>
          </table:table-cell>
          <table:table-cell/>
          <table:table-cell table:style-name="Default"/>
          <table:table-cell table:number-columns-repeated="253"/>
        </table:table-row>
        <table:table-row table:style-name="ro3">
          <table:table-cell office:value-type="string">
            <text:p>sirish@narureddi.net</text:p>
          </table:table-cell>
          <table:table-cell office:value-type="string">
            <text:p>takes!did</text:p>
          </table:table-cell>
          <table:table-cell table:formula="oooc:=CONCATENATE(&quot;user=&quot;;[.$F$1];[.A17];&quot;:&quot;;[.B17];[.$F$1])" office:value-type="string" office:string-value="user=xqxqxsirish@narureddi.net:takes!didxqxqx">
            <text:p>user=xqxqxsirish@narureddi.net:takes!di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style-name="Default" office:value-type="string">
            <text:p>karen@turningpointcon.freeserve.co.uk</text:p>
          </table:table-cell>
          <table:table-cell office:value-type="string">
            <text:p>law!horror</text:p>
          </table:table-cell>
          <table:table-cell table:style-name="Default" office:value-type="string">
            <text:p>user='karen@turningpointcon.freeserve.co.uk:law!horror'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3">
          <table:table-cell table:style-name="Default" office:value-type="string">
            <text:p>From San Fran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table:style-name="Default" office:value-type="string">
            <text:p>user=”<text:a xlink:href="mailto:al_kovalick@avid.com">al_kovalick@avid.com</text:a>:game!form”</text:p>
          </table:table-cell>
          <table:table-cell/>
          <table:table-cell table:style-name="Default"/>
          <table:table-cell office:value-type="string">
            <text:p>Yes</text:p>
          </table:table-cell>
          <table:table-cell table:number-columns-repeated="252"/>
        </table:table-row>
      </table:table>
      <table:table table:name="Investors" table:style-name="ta1" table:print="false">
        <table:table-column table:style-name="co6" table:default-cell-style-name="ce6"/>
        <table:table-column table:style-name="co2" table:number-columns-repeated="6" table:default-cell-style-name="Default"/>
        <table:table-row table:style-name="ro3">
          <table:table-cell table:style-name="Default" office:value-type="string">
            <text:p>Seecamp Investors</text:p>
          </table:table-cell>
          <table:table-cell office:value-type="string">
            <text:p>Contacted</text:p>
          </table:table-cell>
          <table:table-cell office:value-type="string">
            <text:p>Present on investors day</text:p>
          </table:table-cell>
          <table:table-cell office:value-type="string">
            <text:p>Logged in</text:p>
          </table:table-cell>
          <table:table-cell office:value-type="string">
            <text:p>Responded</text:p>
          </table:table-cell>
          <table:table-cell office:value-type="string">
            <text:p>Replied</text:p>
          </table:table-cell>
          <table:table-cell office:value-type="string">
            <text:p>Notes</text:p>
          </table:table-cell>
        </table:table-row>
        <table:table-row table:style-name="ro3">
          <table:table-cell office:value-type="string">
            <text:p>user="alex@indexventures.com:late!home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greg@indexventures.com:kirk!here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3">
          <table:table-cell office:value-type="string">
            <text:p>user="sderycker@atlasventure.com:kurt!high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fdestin@atlasventure.com:wrap!flow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</table:table-row>
        <table:table-row table:style-name="ro3">
          <table:table-cell office:value-type="string">
            <text:p>user="mniederhofer@atlasventure.com:gogo!full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mattias@atomicoinvestments.com:rank!bans"</text:p>
          </table:table-cell>
          <table:table-cell office:value-type="string">
            <text:p>Yes</text:p>
          </table:table-cell>
          <table:table-cell office:value-type="string">
            <text:p>Late</text:p>
          </table:table-cell>
          <table:table-cell table:number-columns-repeated="4"/>
        </table:table-row>
        <table:table-row table:style-name="ro3">
          <table:table-cell office:value-type="string">
            <text:p>user="ssetonrogers@balderton.com:why!faxes"</text:p>
          </table:table-cell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/>
        </table:table-row>
        <table:table-row table:style-name="ro3">
          <table:table-cell office:value-type="string">
            <text:p>user="tbunting@balderton.com:lets!idea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nic.brisbourne@dfjesprit.com:left!http"</text:p>
          </table:table-cell>
          <table:table-cell office:value-type="string">
            <text:p>Yes</text:p>
          </table:table-cell>
          <table:table-cell office:value-type="string">
            <text:p>Late</text:p>
          </table:table-cell>
          <table:table-cell/>
          <table:table-cell table:number-columns-repeated="2" office:value-type="string">
            <text:p>Yes</text:p>
          </table:table-cell>
          <table:table-cell/>
        </table:table-row>
        <table:table-row table:style-name="ro3">
          <table:table-cell office:value-type="string">
            <text:p>user="tom@dfjesprit.com:wiki!fell"</text:p>
          </table:table-cell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office:value-type="string">
            <text:p>Asked for a call</text:p>
          </table:table-cell>
        </table:table-row>
        <table:table-row table:style-name="ro3">
          <table:table-cell office:value-type="string">
            <text:p>user="ben.tompkins@edenventures.co.uk:pot!alone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Will speak to in New Year</text:p>
          </table:table-cell>
        </table:table-row>
        <table:table-row table:style-name="ro3">
          <table:table-cell office:value-type="string">
            <text:p>user="charles.grimsdale@edenventures.co.uk:were!fact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mark@venrex.com:var!excel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tom@venrex.com:wise!file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tbaker@brownrudnick.com:young!for"</text:p>
          </table:table-cell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office:value-type="string">
            <text:p>Will call</text:p>
          </table:table-cell>
        </table:table-row>
        <table:table-row table:style-name="ro3">
          <table:table-cell office:value-type="string">
            <text:p>user="robin@klein.name:ken!heath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rosemary@forsythgroup.com:yoke!foot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brett@forsythgroup.com:need!ought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chris.grew@hellerehrman.com:timer!drew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alex@hoye.net:stated!cut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george.whitehead@nesta.org.uk:gold!fully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sean@sixthparadigm.com:remote!but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oliver.beste@founderslink.com:works!five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</table:table-row>
        <table:table-row table:style-name="ro3">
          <table:table-cell office:value-type="string">
            <text:p>user="fabian.hansmann@founderslink.com:sought!cos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Yes</text:p>
          </table:table-cell>
          <table:table-cell/>
        </table:table-row>
        <table:table-row table:style-name="ro3">
          <table:table-cell office:value-type="string">
            <text:p>user="klaus@hommels.ch:police!aim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</table:table-row>
        <table:table-row table:style-name="ro3">
          <table:table-cell office:value-type="string">
            <text:p>user="azeem@azhar.co.uk:pool!alias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To call and follow up</text:p>
          </table:table-cell>
        </table:table-row>
        <table:table-row table:style-name="ro3">
          <table:table-cell office:value-type="string">
            <text:p>user="nadim.saad@result.com:mac!indeed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ahlsand@northzone.com:which!fall"</text:p>
          </table:table-cell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office:value-type="string">
            <text:p>Too small and too far from Scandanavia for our next funding round</text:p>
          </table:table-cell>
        </table:table-row>
        <table:table-row table:style-name="ro3">
          <table:table-cell office:value-type="string">
            <text:p>user=”WDawson@amadeuscapital.com:guff!has”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max@idegroup.com:read!batch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</table:table-row>
        <table:table-row table:style-name="ro3">
          <table:table-cell office:value-type="string">
            <text:p>user="jfinn@boxoftricks.org:naff!organ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fmullen@hcp.com:royal!clip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</table:table-row>
        <table:table-row table:style-name="ro3">
          <table:table-cell office:value-type="string">
            <text:p>user="billdobbie@gmail.com:safe!cloud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Phoned</text:p>
          </table:table-cell>
          <table:table-cell/>
          <table:table-cell office:value-type="string">
            <text:p>To see him and Max Polyakov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style-name="Default" office:value-type="string">
            <text:p>Gordon Archers Mob</text:p>
          </table:table-cell>
          <table:table-cell table:number-columns-repeated="6"/>
        </table:table-row>
        <table:table-row table:style-name="ro3">
          <table:table-cell office:value-type="string">
            <text:p>user="MODowd@hbj-gw.com:off!colour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office:value-type="string">
            <text:p>user="george@corporatetoolkit.co.uk:tied!drags"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6"/>
        </table:table-row>
        <table:table-row table:style-name="ro3">
          <table:table-cell table:style-name="Default" office:value-type="string">
            <text:p>San Fran lot</text:p>
          </table:table-cell>
          <table:table-cell table:number-columns-repeated="6"/>
        </table:table-row>
        <table:table-row table:style-name="ro2">
          <table:table-cell table:style-name="Default" office:value-type="string">
            <text:p>user=”<text:a xlink:href="mailto:vish@clearstone.com">vish@clearstone.com</text:a>:just!heads”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user=”<text:a xlink:href="mailto:justin@foundersfund.com">justin@foundersfund.com</text:a>:goals!from”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user=”<text:a xlink:href="mailto:oleg@dfjfrontier.com">oleg@dfjfrontier.com</text:a>:gains!for”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user=”<text:a xlink:href="mailto:mbogumill@clariumcapital.com">mbogumill@clariumcapital.com</text:a>:gross!hard”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user=”<text:a xlink:href="mailto:mike@techdirt.com">mike@techdirt.com</text:a>:gives!free”</text:p>
          </table:table-cell>
          <table:table-cell table:number-columns-repeated="6"/>
        </table:table-row>
      </table:table>
      <table:table table:name="Enterprise" table:style-name="ta1" table:print="false">
        <table:table-column table:style-name="co7" table:default-cell-style-name="ce9"/>
        <table:table-column table:style-name="co2" table:default-cell-style-name="ce9"/>
        <table:table-column table:style-name="co8" table:default-cell-style-name="ce9"/>
        <table:table-column table:style-name="co2" table:number-columns-repeated="253" table:default-cell-style-name="ce9"/>
        <table:table-row table:style-name="ro1">
          <table:table-cell table:style-name="ce7" office:value-type="string">
            <text:p>e-mail</text:p>
          </table:table-cell>
          <table:table-cell table:style-name="ce7" office:value-type="string">
            <text:p>Password</text:p>
          </table:table-cell>
          <table:table-cell table:style-name="ce7" office:value-type="string">
            <text:p>User String</text:p>
          </table:table-cell>
          <table:table-cell table:style-name="ce7" office:value-type="string">
            <text:p>Contacted</text:p>
          </table:table-cell>
          <table:table-cell table:style-name="ce7" office:value-type="string">
            <text:p>Notes</text:p>
          </table:table-cell>
          <table:table-cell table:style-name="ce7" office:value-type="string">
            <text:p>xqxqx</text:p>
          </table:table-cell>
          <table:table-cell table:style-name="ce7" table:number-columns-repeated="250"/>
        </table:table-row>
        <table:table-row table:style-name="ro5">
          <table:table-cell table:style-name="ce8" office:value-type="string">
            <text:p>jonp@media-intelligence.com</text:p>
          </table:table-cell>
          <table:table-cell office:value-type="string">
            <text:p>know!hide</text:p>
          </table:table-cell>
          <table:table-cell table:style-name="ce10" table:formula="oooc:=CONCATENATE(&quot;user=&quot;;[.$F$1];[.A2];&quot;:&quot;;[.B2];[.$F$1])" office:value-type="string" office:string-value="user=xqxqxjonp@media-intelligence.com:know!hidexqxqx">
            <text:p>user=xqxqxjonp@media-intelligence.com:know!hid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5">
          <table:table-cell table:style-name="ce8" office:value-type="string">
            <text:p>alicegoddard@if.com</text:p>
          </table:table-cell>
          <table:table-cell office:value-type="string">
            <text:p>tom!drone</text:p>
          </table:table-cell>
          <table:table-cell table:style-name="ce10" table:formula="oooc:=CONCATENATE(&quot;user=&quot;;[.$F$1];[.A3];&quot;:&quot;;[.B3];[.$F$1])" office:value-type="string" office:string-value="user=xqxqxalicegoddard@if.com:tom!dronexqxqx">
            <text:p>user=xqxqxalicegoddard@if.com:tom!dron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5">
          <table:table-cell table:style-name="ce8" office:value-type="string">
            <text:p>gavin.potter@mathematicalcapital.com</text:p>
          </table:table-cell>
          <table:table-cell office:value-type="string">
            <text:p>tin!drive</text:p>
          </table:table-cell>
          <table:table-cell table:style-name="ce10" table:formula="oooc:=CONCATENATE(&quot;user=&quot;;[.$F$1];[.A4];&quot;:&quot;;[.B4];[.$F$1])" office:value-type="string" office:string-value="user=xqxqxgavin.potter@mathematicalcapital.com:tin!drivexqxqx">
            <text:p>user=xqxqxgavin.potter@mathematicalcapital.com:tin!driv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dcolver@operis.com</text:p>
          </table:table-cell>
          <table:table-cell office:value-type="string">
            <text:p>what!fail</text:p>
          </table:table-cell>
          <table:table-cell table:style-name="ce10" table:formula="oooc:=CONCATENATE(&quot;user=&quot;;[.$F$1];[.A5];&quot;:&quot;;[.B5];[.$F$1])" office:value-type="string" office:string-value="user=xqxqxdcolver@operis.com:what!failxqxqx">
            <text:p>user=xqxqxdcolver@operis.com:what!failxqxqx</text:p>
          </table:table-cell>
          <table:table-cell office:value-type="string">
            <text:p>Yes</text:p>
          </table:table-cell>
          <table:table-cell office:value-type="string">
            <text:p>David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Richard.Evans@nationwide.co.uk</text:p>
          </table:table-cell>
          <table:table-cell office:value-type="string">
            <text:p>win!field</text:p>
          </table:table-cell>
          <table:table-cell table:style-name="ce10" table:formula="oooc:=CONCATENATE(&quot;user=&quot;;[.$F$1];[.A6];&quot;:&quot;;[.B6];[.$F$1])" office:value-type="string" office:string-value="user=xqxqxRichard.Evans@nationwide.co.uk:win!fieldxqxqx">
            <text:p>user=xqxqxRichard.Evans@nationwide.co.uk:win!fieldxqxqx</text:p>
          </table:table-cell>
          <table:table-cell office:value-type="string">
            <text:p>Yes</text:p>
          </table:table-cell>
          <table:table-cell office:value-type="string">
            <text:p>Failed to log in – sent reminder</text:p>
          </table:table-cell>
          <table:table-cell table:number-columns-repeated="251"/>
        </table:table-row>
        <table:table-row table:style-name="ro3" table:number-rows-repeated="2">
          <table:table-cell table:style-name="ce8"/>
          <table:table-cell/>
          <table:table-cell table:style-name="ce10"/>
          <table:table-cell table:number-columns-repeated="253"/>
        </table:table-row>
        <table:table-row table:style-name="ro2">
          <table:table-cell table:style-name="ce8" office:value-type="string">
            <text:p>davidhduncan@hotmail.com</text:p>
          </table:table-cell>
          <table:table-cell office:value-type="string">
            <text:p>soul!cost</text:p>
          </table:table-cell>
          <table:table-cell table:style-name="ce10" table:formula="oooc:=CONCATENATE(&quot;user=&quot;;[.$F$1];[.A9];&quot;:&quot;;[.B9];[.$F$1])" office:value-type="string" office:string-value="user=xqxqxdavidhduncan@hotmail.com:soul!costxqxqx">
            <text:p>user=xqxqxdavidhduncan@hotmail.com:soul!costxqxqx</text:p>
          </table:table-cell>
          <table:table-cell table:number-columns-repeated="253"/>
        </table:table-row>
        <table:table-row table:style-name="ro2">
          <table:table-cell table:style-name="ce8" office:value-type="string">
            <text:p>julian.turner@electricwordplc.com</text:p>
          </table:table-cell>
          <table:table-cell office:value-type="string">
            <text:p>this!dogs</text:p>
          </table:table-cell>
          <table:table-cell table:style-name="ce10" table:formula="oooc:=CONCATENATE(&quot;user=&quot;;[.$F$1];[.A10];&quot;:&quot;;[.B10];[.$F$1])" office:value-type="string" office:string-value="user=xqxqxjulian.turner@electricwordplc.com:this!dogsxqxqx">
            <text:p>user=xqxqxjulian.turner@electricwordplc.com:this!dogsxqxqx</text:p>
          </table:table-cell>
          <table:table-cell table:number-columns-repeated="253"/>
        </table:table-row>
        <table:table-row table:style-name="ro2">
          <table:table-cell table:style-name="ce8" office:value-type="string">
            <text:p>dennis.coughlin@woodmac.com</text:p>
          </table:table-cell>
          <table:table-cell office:value-type="string">
            <text:p>sake!code</text:p>
          </table:table-cell>
          <table:table-cell table:style-name="ce10" table:formula="oooc:=CONCATENATE(&quot;user=&quot;;[.$F$1];[.A11];&quot;:&quot;;[.B11];[.$F$1])" office:value-type="string" office:string-value="user=xqxqxdennis.coughlin@woodmac.com:sake!codexqxqx">
            <text:p>user=xqxqxdennis.coughlin@woodmac.com:sake!codexqxqx</text:p>
          </table:table-cell>
          <table:table-cell table:number-columns-repeated="253"/>
        </table:table-row>
        <table:table-row table:style-name="ro3" table:number-rows-repeated="6552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evelopers_Gordon" table:style-name="ta1" table:print="false"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252" table:default-cell-style-name="ce9"/>
        <table:table-row table:style-name="ro1">
          <table:table-cell table:style-name="ce7" office:value-type="string">
            <text:p>e-mail</text:p>
          </table:table-cell>
          <table:table-cell table:style-name="ce7" office:value-type="string">
            <text:p>Password</text:p>
          </table:table-cell>
          <table:table-cell table:style-name="ce7" office:value-type="string">
            <text:p>User String</text:p>
          </table:table-cell>
          <table:table-cell table:style-name="ce7" office:value-type="string">
            <text:p>Contacted</text:p>
          </table:table-cell>
          <table:table-cell table:style-name="ce7" office:value-type="string">
            <text:p>Notes</text:p>
          </table:table-cell>
          <table:table-cell table:style-name="ce7" office:value-type="string">
            <text:p>xqxqx</text:p>
          </table:table-cell>
          <table:table-cell table:style-name="ce7" table:number-columns-repeated="250"/>
        </table:table-row>
        <table:table-row table:style-name="ro3">
          <table:table-cell table:number-columns-repeated="256"/>
        </table:table-row>
        <table:table-row table:style-name="ro2">
          <table:table-cell table:style-name="ce8" office:value-type="string">
            <text:p>WDawson@amadeuscapital.com</text:p>
          </table:table-cell>
          <table:table-cell office:value-type="string">
            <text:p>guff!has</text:p>
          </table:table-cell>
          <table:table-cell table:style-name="ce10" table:formula="oooc:=CONCATENATE(&quot;user=&quot;;[.$F$1];[.A3];&quot;:&quot;;[.B3];[.$F$1])" office:value-type="string" office:string-value="user=xqxqxWDawson@amadeuscapital.com:guff!hasxqxqx">
            <text:p>user=xqxqxWDawson@amadeuscapital.com:guff!has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<text:a xlink:href="https://backawinner.gg/squirrelmail/src/compose.php?send_to=07973551213%40orange.net">07973551213@orange.net</text:a></text:p>
          </table:table-cell>
          <table:table-cell office:value-type="string">
            <text:p>will!few</text:p>
          </table:table-cell>
          <table:table-cell table:style-name="ce10" table:formula="oooc:=CONCATENATE(&quot;user=&quot;;[.$F$1];[.A4];&quot;:&quot;;[.B4];[.$F$1])" office:value-type="string" office:string-value="user=xqxqx07973551213@orange.net:will!fewxqxqx">
            <text:p>user=xqxqx07973551213@orange.net:will!fewxqxqx</text:p>
          </table:table-cell>
          <table:table-cell office:value-type="string">
            <text:p>yes</text:p>
          </table:table-cell>
          <table:table-cell office:value-type="string">
            <text:p>Andy McDonald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erlang@gmail.com</text:p>
          </table:table-cell>
          <table:table-cell office:value-type="string">
            <text:p>new!over</text:p>
          </table:table-cell>
          <table:table-cell table:style-name="ce10" table:formula="oooc:=CONCATENATE(&quot;user=&quot;;[.$F$1];[.A5];&quot;:&quot;;[.B5];[.$F$1])" office:value-type="string" office:string-value="user=xqxqxerlang@gmail.com:new!overxqxqx">
            <text:p>user=xqxqxerlang@gmail.com:new!overxqxqx</text:p>
          </table:table-cell>
          <table:table-cell office:value-type="string">
            <text:p>yes</text:p>
          </table:table-cell>
          <table:table-cell office:value-type="string">
            <text:p>Joe Armstrong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mitch@kapor.com</text:p>
          </table:table-cell>
          <table:table-cell office:value-type="string">
            <text:p>plus!ago</text:p>
          </table:table-cell>
          <table:table-cell table:style-name="ce10" table:formula="oooc:=CONCATENATE(&quot;user=&quot;;[.$F$1];[.A6];&quot;:&quot;;[.B6];[.$F$1])" office:value-type="string" office:string-value="user=xqxqxmitch@kapor.com:plus!agoxqxqx">
            <text:p>user=xqxqxmitch@kapor.com:plus!ago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office:value-type="string">
            <text:p><text:a xlink:href="mailto:shaver@mozilla.com">shaver@mozilla.com</text:a></text:p>
          </table:table-cell>
          <table:table-cell office:value-type="string">
            <text:p>widen!fed</text:p>
          </table:table-cell>
          <table:table-cell table:style-name="ce10" table:formula="oooc:=CONCATENATE(&quot;user=&quot;;[.$F$1];[.A7];&quot;:&quot;;[.B7];[.$F$1])" office:value-type="string" office:string-value="user=xqxqxshaver@mozilla.com:widen!fedxqxqx">
            <text:p>user=xqxqxshaver@mozilla.com:widen!fe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Richard.Beattie@scotent.co.uk</text:p>
          </table:table-cell>
          <table:table-cell office:value-type="string">
            <text:p>notes!pack</text:p>
          </table:table-cell>
          <table:table-cell table:style-name="ce10" table:formula="oooc:=CONCATENATE(&quot;user=&quot;;[.$F$1];[.A8];&quot;:&quot;;[.B8];[.$F$1])" office:value-type="string" office:string-value="user=xqxqxRichard.Beattie@scotent.co.uk:notes!packxqxqx">
            <text:p>user=xqxqxRichard.Beattie@scotent.co.uk:notes!packxqxqx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 table:number-rows-repeated="4">
          <table:table-cell table:style-name="ce8"/>
          <table:table-cell/>
          <table:table-cell table:style-name="ce10"/>
          <table:table-cell table:number-columns-repeated="253"/>
        </table:table-row>
        <table:table-row table:style-name="ro3" table:number-rows-repeated="3">
          <table:table-cell table:number-columns-repeated="256"/>
        </table:table-row>
        <table:table-row table:style-name="ro3" table:number-rows-repeated="2">
          <table:table-cell table:style-name="ce8"/>
          <table:table-cell/>
          <table:table-cell table:style-name="ce10"/>
          <table:table-cell table:number-columns-repeated="253"/>
        </table:table-row>
        <table:table-row table:style-name="ro3" table:number-rows-repeated="3">
          <table:table-cell table:number-columns-repeated="256"/>
        </table:table-row>
        <table:table-row table:style-name="ro3" table:number-rows-repeated="2">
          <table:table-cell table:style-name="ce8"/>
          <table:table-cell/>
          <table:table-cell table:style-name="ce10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/>
          <table:table-cell table:number-columns-repeated="255"/>
        </table:table-row>
        <table:table-row table:style-name="ro3">
          <table:table-cell table:number-columns-repeated="2"/>
          <table:table-cell table:style-name="ce10"/>
          <table:table-cell table:number-columns-repeated="253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2">
          <table:table-cell table:style-name="ce8"/>
          <table:table-cell/>
          <table:table-cell table:style-name="ce10"/>
          <table:table-cell table:number-columns-repeated="253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3">
          <table:table-cell table:style-name="ce6"/>
          <table:table-cell/>
          <table:table-cell table:style-name="ce10"/>
          <table:table-cell table:number-columns-repeated="253"/>
        </table:table-row>
        <table:table-row table:style-name="ro3" table:number-rows-repeated="6550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evelopers_Hasan" table:style-name="ta1" table:print="false">
        <table:table-column table:style-name="co13" table:default-cell-style-name="ce9"/>
        <table:table-column table:style-name="co10" table:default-cell-style-name="ce9"/>
        <table:table-column table:style-name="co14" table:default-cell-style-name="ce9"/>
        <table:table-column table:style-name="co12" table:default-cell-style-name="ce9"/>
        <table:table-column table:style-name="co2" table:number-columns-repeated="252" table:default-cell-style-name="ce9"/>
        <table:table-row table:style-name="ro1">
          <table:table-cell table:style-name="ce7" office:value-type="string">
            <text:p>e-mail</text:p>
          </table:table-cell>
          <table:table-cell table:style-name="ce7" office:value-type="string">
            <text:p>Password</text:p>
          </table:table-cell>
          <table:table-cell table:style-name="ce7" office:value-type="string">
            <text:p>User String</text:p>
          </table:table-cell>
          <table:table-cell table:style-name="ce7" office:value-type="string">
            <text:p>Contacted</text:p>
          </table:table-cell>
          <table:table-cell table:style-name="ce7" office:value-type="string">
            <text:p>Notes</text:p>
          </table:table-cell>
          <table:table-cell table:style-name="ce7" office:value-type="string">
            <text:p>xqxqx</text:p>
          </table:table-cell>
          <table:table-cell table:style-name="ce7" table:number-columns-repeated="250"/>
        </table:table-row>
        <table:table-row table:style-name="ro2">
          <table:table-cell office:value-type="string">
            <text:p><text:a xlink:href="mailto:klacke@hyber.org">klacke@hyber.org</text:a></text:p>
          </table:table-cell>
          <table:table-cell office:value-type="string">
            <text:p>role!city</text:p>
          </table:table-cell>
          <table:table-cell table:style-name="ce10" table:formula="oooc:=CONCATENATE(&quot;user=&quot;;[.$F$1];[.A2];&quot;:&quot;;[.B2];[.$F$1])" office:value-type="string" office:string-value="user=xqxqxklacke@hyber.org:role!cityxqxqx">
            <text:p>user=xqxqxklacke@hyber.org:role!city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mb@dopplr.com</text:p>
          </table:table-cell>
          <table:table-cell office:value-type="string">
            <text:p>land!his</text:p>
          </table:table-cell>
          <table:table-cell table:style-name="ce10" table:formula="oooc:=CONCATENATE(&quot;user=&quot;;[.$F$1];[.A3];&quot;:&quot;;[.B3];[.$F$1])" office:value-type="string" office:string-value="user=xqxqxmb@dopplr.com:land!hisxqxqx">
            <text:p>user=xqxqxmb@dopplr.com:land!hisxqxqx</text:p>
          </table:table-cell>
          <table:table-cell office:value-type="string">
            <text:p>yes</text:p>
          </table:table-cell>
          <table:table-cell office:value-type="string">
            <text:p>Matt Bidulph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stuart@ander.org</text:p>
          </table:table-cell>
          <table:table-cell office:value-type="string">
            <text:p>led!html</text:p>
          </table:table-cell>
          <table:table-cell table:style-name="ce10" table:formula="oooc:=CONCATENATE(&quot;user=&quot;;[.$F$1];[.A4];&quot;:&quot;;[.B4];[.$F$1])" office:value-type="string" office:string-value="user=xqxqxstuart@ander.org:led!htmlxqxqx">
            <text:p>user=xqxqxstuart@ander.org:led!htm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ian.hogarth@gmail.com</text:p>
          </table:table-cell>
          <table:table-cell office:value-type="string">
            <text:p>lay!host</text:p>
          </table:table-cell>
          <table:table-cell table:style-name="ce10" table:formula="oooc:=CONCATENATE(&quot;user=&quot;;[.$F$1];[.A5];&quot;:&quot;;[.B5];[.$F$1])" office:value-type="string" office:string-value="user=xqxqxian.hogarth@gmail.com:lay!hostxqxqx">
            <text:p>user=xqxqxian.hogarth@gmail.com:lay!host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micke@online.no</text:p>
          </table:table-cell>
          <table:table-cell office:value-type="string">
            <text:p>use!ever</text:p>
          </table:table-cell>
          <table:table-cell table:style-name="ce10" table:formula="oooc:=CONCATENATE(&quot;user=&quot;;[.$F$1];[.A6];&quot;:&quot;;[.B6];[.$F$1])" office:value-type="string" office:string-value="user=xqxqxmicke@online.no:use!everxqxqx">
            <text:p>user=xqxqxmicke@online.no:use!everxqxqx</text:p>
          </table:table-cell>
          <table:table-cell office:value-type="string">
            <text:p>yes</text:p>
          </table:table-cell>
          <table:table-cell office:value-type="string">
            <text:p>Michael Fogeberg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0x6e6562@gmail.com</text:p>
          </table:table-cell>
          <table:table-cell office:value-type="string">
            <text:p>too!drop</text:p>
          </table:table-cell>
          <table:table-cell table:style-name="ce10" table:formula="oooc:=CONCATENATE(&quot;user=&quot;;[.$F$1];[.A7];&quot;:&quot;;[.B7];[.$F$1])" office:value-type="string" office:string-value="user=xqxqx0x6e6562@gmail.com:too!dropxqxqx">
            <text:p>user=xqxqx0x6e6562@gmail.com:too!dropxqxqx</text:p>
          </table:table-cell>
          <table:table-cell office:value-type="string">
            <text:p>yes</text:p>
          </table:table-cell>
          <table:table-cell table:style-name="ce8" office:value-type="string">
            <text:p>Ben Hood</text:p>
          </table:table-cell>
          <table:table-cell table:number-columns-repeated="251"/>
        </table:table-row>
        <table:table-row table:style-name="ro2">
          <table:table-cell table:style-name="ce8" office:value-type="string">
            <text:p>marcus@hotprotocol.com</text:p>
          </table:table-cell>
          <table:table-cell office:value-type="string">
            <text:p>gui!have</text:p>
          </table:table-cell>
          <table:table-cell table:style-name="ce10" table:formula="oooc:=CONCATENATE(&quot;user=&quot;;[.$F$1];[.A8];&quot;:&quot;;[.B8];[.$F$1])" office:value-type="string" office:string-value="user=xqxqxmarcus@hotprotocol.com:gui!havexqxqx">
            <text:p>user=xqxqxmarcus@hotprotocol.com:gui!hav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francesco@erlang-consulting.com</text:p>
          </table:table-cell>
          <table:table-cell office:value-type="string">
            <text:p>get!fowl</text:p>
          </table:table-cell>
          <table:table-cell table:style-name="ce10" table:formula="oooc:=CONCATENATE(&quot;user=&quot;;[.$F$1];[.A9];&quot;:&quot;;[.B9];[.$F$1])" office:value-type="string" office:string-value="user=xqxqxfrancesco@erlang-consulting.com:get!fowlxqxqx">
            <text:p>user=xqxqxfrancesco@erlang-consulting.com:get!fow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K.L.Ho@sms.ed.ac.uk</text:p>
          </table:table-cell>
          <table:table-cell office:value-type="string">
            <text:p>yet!font</text:p>
          </table:table-cell>
          <table:table-cell table:style-name="ce10" table:formula="oooc:=CONCATENATE(&quot;user=&quot;;[.$F$1];[.A10];&quot;:&quot;;[.B10];[.$F$1])" office:value-type="string" office:string-value="user=xqxqxK.L.Ho@sms.ed.ac.uk:yet!fontxqxqx">
            <text:p>user=xqxqxK.L.Ho@sms.ed.ac.uk:yet!font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peter@ibbotson.co.uk</text:p>
          </table:table-cell>
          <table:table-cell office:value-type="string">
            <text:p>view!exp</text:p>
          </table:table-cell>
          <table:table-cell table:style-name="ce10" table:formula="oooc:=CONCATENATE(&quot;user=&quot;;[.$F$1];[.A11];&quot;:&quot;;[.B11];[.$F$1])" office:value-type="string" office:string-value="user=xqxqxpeter@ibbotson.co.uk:view!expxqxqx">
            <text:p>user=xqxqxpeter@ibbotson.co.uk:view!exp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office:value-type="string">
            <text:p><text:a xlink:href="mailto:emory.taylor@gmail.com">emory.taylor@gmail.com</text:a></text:p>
          </table:table-cell>
          <table:table-cell office:value-type="string">
            <text:p>mode!its</text:p>
          </table:table-cell>
          <table:table-cell table:style-name="ce10" table:formula="oooc:=CONCATENATE(&quot;user=&quot;;[.$F$1];[.A12];&quot;:&quot;;[.B12];[.$F$1])" office:value-type="string" office:string-value="user=xqxqxemory.taylor@gmail.com:mode!itsxqxqx">
            <text:p>user=xqxqxemory.taylor@gmail.com:mode!its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davie.gow@gmail.com</text:p>
          </table:table-cell>
          <table:table-cell office:value-type="string">
            <text:p>keys!hell</text:p>
          </table:table-cell>
          <table:table-cell table:style-name="ce10" table:formula="oooc:=CONCATENATE(&quot;user=&quot;;[.$F$1];[.A13];&quot;:&quot;;[.B13];[.$F$1])" office:value-type="string" office:string-value="user=xqxqxdavie.gow@gmail.com:keys!hellxqxqx">
            <text:p>user=xqxqxdavie.gow@gmail.com:keys!hel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greg.plumbly@gmail.com</text:p>
          </table:table-cell>
          <table:table-cell office:value-type="string">
            <text:p>mmm!items</text:p>
          </table:table-cell>
          <table:table-cell table:style-name="ce10" table:formula="oooc:=CONCATENATE(&quot;user=&quot;;[.$F$1];[.A14];&quot;:&quot;;[.B14];[.$F$1])" office:value-type="string" office:string-value="user=xqxqxgreg.plumbly@gmail.com:mmm!itemsxqxqx">
            <text:p>user=xqxqxgreg.plumbly@gmail.com:mmm!items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number-columns-repeated="256"/>
        </table:table-row>
        <table:table-row table:style-name="ro6">
          <table:table-cell office:value-type="string">
            <text:p>Added evening of 19<text:span text:style-name="T1">th</text:span> November</text:p>
          </table:table-cell>
          <table:table-cell table:number-columns-repeated="255"/>
        </table:table-row>
        <table:table-row table:style-name="ro2">
          <table:table-cell table:style-name="ce8" office:value-type="string">
            <text:p>rob@theyworkforyou.co.nz</text:p>
          </table:table-cell>
          <table:table-cell office:value-type="string">
            <text:p>stop!deal</text:p>
          </table:table-cell>
          <table:table-cell table:style-name="ce10" table:formula="oooc:=CONCATENATE(&quot;user=&quot;;[.$F$1];[.A17];&quot;:&quot;;[.B17];[.$F$1])" office:value-type="string" office:string-value="user=xqxqxrob@theyworkforyou.co.nz:stop!dealxqxqx">
            <text:p>user=xqxqxrob@theyworkforyou.co.nz:stop!deal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8" office:value-type="string">
            <text:p>paul@cominded.com</text:p>
          </table:table-cell>
          <table:table-cell office:value-type="string">
            <text:p>step!date</text:p>
          </table:table-cell>
          <table:table-cell table:style-name="ce10" table:formula="oooc:=CONCATENATE(&quot;user=&quot;;[.$F$1];[.A18];&quot;:&quot;;[.B18];[.$F$1])" office:value-type="string" office:string-value="user=xqxqxpaul@cominded.com:step!datexqxqx">
            <text:p>user=xqxqxpaul@cominded.com:step!date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table:number-columns-repeated="256"/>
        </table:table-row>
        <table:table-row table:style-name="ro6">
          <table:table-cell table:style-name="ce8" office:value-type="string">
            <text:p>Added 20<text:span text:style-name="T1">th</text:span> November</text:p>
          </table:table-cell>
          <table:table-cell table:number-columns-repeated="255"/>
        </table:table-row>
        <table:table-row table:style-name="ro2">
          <table:table-cell office:value-type="string">
            <text:p><text:a xlink:href="mailto:tonyg@lshift.net">tonyg@lshift.net</text:a></text:p>
          </table:table-cell>
          <table:table-cell office:value-type="string">
            <text:p>soul!cost</text:p>
          </table:table-cell>
          <table:table-cell table:style-name="ce10" table:formula="oooc:=CONCATENATE(&quot;user=&quot;;[.$F$1];[.A21];&quot;:&quot;;[.B21];[.$F$1])" office:value-type="string" office:string-value="user=xqxqxtonyg@lshift.net:soul!costxqxqx">
            <text:p>user=xqxqxtonyg@lshift.net:soul!costxqxqx</text:p>
          </table:table-cell>
          <table:table-cell table:number-columns-repeated="253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table:style-name="ce8" office:value-type="string">
            <text:p>Niels.Buhl@buhlam.com</text:p>
          </table:table-cell>
          <table:table-cell office:value-type="string">
            <text:p>takes!did</text:p>
          </table:table-cell>
          <table:table-cell table:style-name="ce10" table:formula="oooc:=CONCATENATE(&quot;user=&quot;;[.$F$1];[.A24];&quot;:&quot;;[.B24];[.$F$1])" office:value-type="string" office:string-value="user=xqxqxNiels.Buhl@buhlam.com:takes!didxqxqx">
            <text:p>user=xqxqxNiels.Buhl@buhlam.com:takes!didxqxqx</text:p>
          </table:table-cell>
          <table:table-cell table:number-columns-repeated="253"/>
        </table:table-row>
        <table:table-row table:style-name="ro2">
          <table:table-cell table:style-name="ce8" office:value-type="string">
            <text:p><text:a xlink:href="https://backawinner.gg/squirrelmail/src/compose.php?send_to=hypernumbers%40metafeather.com">hypernumbers@metafeather.com</text:a></text:p>
          </table:table-cell>
          <table:table-cell office:value-type="string">
            <text:p>odd!olden</text:p>
          </table:table-cell>
          <table:table-cell table:style-name="ce10" table:formula="oooc:=CONCATENATE(&quot;user=&quot;;[.$F$1];[.A25];&quot;:&quot;;[.B25];[.$F$1])" office:value-type="string" office:string-value="user=xqxqxhypernumbers@metafeather.com:odd!oldenxqxqx">
            <text:p>user=xqxqxhypernumbers@metafeather.com:odd!oldenxqxqx</text:p>
          </table:table-cell>
          <table:table-cell office:value-type="string">
            <text:p>yes</text:p>
          </table:table-cell>
          <table:table-cell office:value-type="string">
            <text:p>Greg's mate Liam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6">
          <table:table-cell office:value-type="string">
            <text:p>Added 6<text:span text:style-name="T1">th</text:span> December</text:p>
          </table:table-cell>
          <table:table-cell table:number-columns-repeated="255"/>
        </table:table-row>
        <table:table-row table:style-name="ro2">
          <table:table-cell table:style-name="ce6" office:value-type="string">
            <text:p><text:a xlink:href="mailto:williamson.adrian@googlemail.com">williamson.adrian@googlemail.com</text:a></text:p>
          </table:table-cell>
          <table:table-cell office:value-type="string">
            <text:p>weight!fab</text:p>
          </table:table-cell>
          <table:table-cell table:style-name="ce10" table:formula="oooc:=CONCATENATE(&quot;user=&quot;;[.$F$1];[.A28];&quot;:&quot;;[.B28];[.$F$1])" office:value-type="string" office:string-value="user=xqxqxwilliamson.adrian@googlemail.com:weight!fabxqxqx">
            <text:p>user=xqxqxwilliamson.adrian@googlemail.com:weight!fab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6" office:value-type="string">
            <text:p><text:a xlink:href="mailto:geoff.hogg@gmail.com">geoff.hogg@gmail.com</text:a></text:p>
          </table:table-cell>
          <table:table-cell office:value-type="string">
            <text:p>radial!bad</text:p>
          </table:table-cell>
          <table:table-cell table:style-name="ce10" table:formula="oooc:=CONCATENATE(&quot;user=&quot;;[.$F$1];[.A29];&quot;:&quot;;[.B29];[.$F$1])" office:value-type="string" office:string-value="user=xqxqxgeoff.hogg@gmail.com:radial!badxqxqx">
            <text:p>user=xqxqxgeoff.hogg@gmail.com:radial!ba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2">
          <table:table-cell table:style-name="ce6" office:value-type="string">
            <text:p><text:a xlink:href="mailto:bauer@mmmultiworks.com">bauer@mmmultiworks.com</text:a></text:p>
          </table:table-cell>
          <table:table-cell office:value-type="string">
            <text:p>rots!clear</text:p>
          </table:table-cell>
          <table:table-cell table:style-name="ce10" table:formula="oooc:=CONCATENATE(&quot;user=&quot;;[.$F$1];[.A30];&quot;:&quot;;[.B30];[.$F$1])" office:value-type="string" office:string-value="user=xqxqxbauer@mmmultiworks.com:rots!clearxqxqx">
            <text:p>user=xqxqxbauer@mmmultiworks.com:rots!clearxqxqx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6">
          <table:table-cell office:value-type="string">
            <text:p>Added 10<text:span text:style-name="T1">th</text:span> January</text:p>
          </table:table-cell>
          <table:table-cell table:number-columns-repeated="255"/>
        </table:table-row>
        <table:table-row table:style-name="ro2">
          <table:table-cell office:value-type="string">
            <text:p><text:a xlink:href="mailto:max@idegroup.com">max@idegroup.com</text:a></text:p>
          </table:table-cell>
          <table:table-cell office:value-type="string">
            <text:p>read!batch</text:p>
          </table:table-cell>
          <table:table-cell table:style-name="ce10" table:formula="oooc:=CONCATENATE(&quot;user=&quot;;[.$F$1];[.A33];&quot;:&quot;;[.B33];[.$F$1])" office:value-type="string" office:string-value="user=xqxqxmax@idegroup.com:read!batchxqxqx">
            <text:p>user=xqxqxmax@idegroup.com:read!batch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>
          <table:table-cell office:value-type="string">
            <text:p>letser@idegroup.com</text:p>
          </table:table-cell>
          <table:table-cell office:value-type="string">
            <text:p>range!bank</text:p>
          </table:table-cell>
          <table:table-cell table:style-name="ce10" table:formula="oooc:=CONCATENATE(&quot;user=&quot;;[.$F$1];[.A34];&quot;:&quot;;[.B34];[.$F$1])" office:value-type="string" office:string-value="user=xqxqxletser@idegroup.com:range!bankxqxqx">
            <text:p>user=xqxqxletser@idegroup.com:range!bank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4">
          <table:table-cell table:style-name="ce8" office:value-type="string">
            <text:p><text:a xlink:href="mailto:chuckpettigrew@bellsidedesigns.co.uk">chuckpettigrew@bellsidedesigns.co.uk</text:a></text:p>
          </table:table-cell>
          <table:table-cell office:value-type="string">
            <text:p>got!funded</text:p>
          </table:table-cell>
          <table:table-cell table:style-name="ce10" table:formula="oooc:=CONCATENATE(&quot;user=&quot;;[.$F$1];[.A35];&quot;:&quot;;[.B35];[.$F$1])" office:value-type="string" office:string-value="user=xqxqxchuckpettigrew@bellsidedesigns.co.uk:got!fundedxqxqx">
            <text:p>user=xqxqxchuckpettigrew@bellsidedesigns.co.uk:got!fundedxqxqx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3" table:number-rows-repeated="6550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JobsInFP" table:style-name="ta1" table:print="false">
        <table:table-column table:style-name="co15" table:default-cell-style-name="ce9"/>
        <table:table-column table:style-name="co16" table:default-cell-style-name="ce9"/>
        <table:table-column table:style-name="co2" table:number-columns-repeated="254" table:default-cell-style-name="ce9"/>
        <table:table-row table:style-name="ro1">
          <table:table-cell table:style-name="ce7" office:value-type="string">
            <text:p>e-mail</text:p>
          </table:table-cell>
          <table:table-cell table:style-name="ce7" office:value-type="string">
            <text:p>Password</text:p>
          </table:table-cell>
          <table:table-cell table:style-name="ce7" office:value-type="string">
            <text:p>User String</text:p>
          </table:table-cell>
          <table:table-cell table:style-name="ce7" office:value-type="string">
            <text:p>Contacted</text:p>
          </table:table-cell>
          <table:table-cell table:style-name="ce7" office:value-type="string">
            <text:p>Notes</text:p>
          </table:table-cell>
          <table:table-cell table:style-name="ce7" office:value-type="string">
            <text:p>xqxqx</text:p>
          </table:table-cell>
          <table:table-cell table:number-columns-repeated="250"/>
        </table:table-row>
        <table:table-row table:style-name="ro2">
          <table:table-cell table:style-name="ce8" office:value-type="string">
            <text:p>john.hughes@quviq.com</text:p>
          </table:table-cell>
          <table:table-cell office:value-type="string">
            <text:p>used!every</text:p>
          </table:table-cell>
          <table:table-cell table:number-columns-repeated="254"/>
        </table:table-row>
        <table:table-row table:style-name="ro3" table:number-rows-repeated="6553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itch 4" table:style-name="ta1" table:print="false">
        <office:forms form:automatic-focus="false" form:apply-design-mode="false"/>
        <table:table-column table:style-name="co17" table:default-cell-style-name="ce11"/>
        <table:table-column table:style-name="co2" table:number-columns-repeated="5" table:default-cell-style-name="Default"/>
        <table:table-row table:style-name="ro1">
          <table:table-cell table:number-columns-repeated="5"/>
          <table:table-cell office:value-type="string">
            <text:p>xqxqx</text:p>
          </table:table-cell>
        </table:table-row>
        <table:table-row table:style-name="ro1">
          <table:table-cell table:style-name="ce12" office:value-type="string">
            <text:p><text:a xlink:href="mailto:Sacha@archangelsonline.com">Sacha@archangelsonline.com</text:a></text:p>
          </table:table-cell>
          <table:table-cell office:value-type="string">
            <text:p>leap!house</text:p>
          </table:table-cell>
          <table:table-cell table:style-name="ce10" table:formula="oooc:=CONCATENATE(&quot;user=&quot;;[.$F$1];[.A2];&quot;:&quot;;[.B2];[.$F$1])" office:value-type="string" office:string-value="user=xqxqxSacha@archangelsonline.com:leap!housexqxqx">
            <text:p>user=xqxqxSacha@archangelsonline.com:leap!housexqxqx</text:p>
          </table:table-cell>
          <table:table-cell office:value-type="string">
            <text:p>Sent 2008_06_07</text:p>
          </table:table-cell>
          <table:table-cell table:number-columns-repeated="2"/>
        </table:table-row>
        <table:table-row table:style-name="ro1">
          <table:table-cell table:style-name="ce12" office:value-type="string">
            <text:p>robertthomson</text:p>
          </table:table-cell>
          <table:table-cell office:value-type="string">
            <text:p>noted!owns</text:p>
          </table:table-cell>
          <table:table-cell table:style-name="ce10" table:formula="oooc:=CONCATENATE(&quot;user=&quot;;[.$F$1];[.A3];&quot;:&quot;;[.B3];[.$F$1])" office:value-type="string" office:string-value="user=xqxqxrobertthomson:noted!ownsxqxqx">
            <text:p>user=xqxqxrobertthomson:noted!ownsxqxqx</text:p>
          </table:table-cell>
          <table:table-cell office:value-type="string">
            <text:p>Sent 2008_06_07</text:p>
          </table:table-cell>
          <table:table-cell table:number-columns-repeated="2"/>
        </table:table-row>
        <table:table-row table:style-name="ro1">
          <table:table-cell table:style-name="ce12" office:value-type="string">
            <text:p>ianritchie</text:p>
          </table:table-cell>
          <table:table-cell office:value-type="string">
            <text:p>london!in…</text:p>
          </table:table-cell>
          <table:table-cell table:style-name="ce10" table:formula="oooc:=CONCATENATE(&quot;user=&quot;;[.$F$1];[.A4];&quot;:&quot;;[.B4];[.$F$1])" office:value-type="string" office:string-value="user=xqxqxianritchie:london!in…xqxqx">
            <text:p>user=xqxqxianritchie:london!in…xqxqx</text:p>
          </table:table-cell>
          <table:table-cell office:value-type="string">
            <text:p>Sent 2008_06_07</text:p>
          </table:table-cell>
          <table:table-cell table:number-columns-repeated="2"/>
        </table:table-row>
        <table:table-row table:style-name="ro1">
          <table:table-cell table:style-name="ce12" office:value-type="string">
            <text:p><text:a xlink:href="mailto:andrew.mcdonald@orange.net">andrew.mcdonald@orange.net</text:a></text:p>
          </table:table-cell>
          <table:table-cell office:value-type="string">
            <text:p>leaves!how</text:p>
          </table:table-cell>
          <table:table-cell table:style-name="ce10" table:formula="oooc:=CONCATENATE(&quot;user=&quot;;[.$F$1];[.A5];&quot;:&quot;;[.B5];[.$F$1])" office:value-type="string" office:string-value="user=xqxqxandrew.mcdonald@orange.net:leaves!howxqxqx">
            <text:p>user=xqxqxandrew.mcdonald@orange.net:leaves!howxqxqx</text:p>
          </table:table-cell>
          <table:table-cell office:value-type="string">
            <text:p>Sent 2008_06_07</text:p>
          </table:table-cell>
          <table:table-cell table:number-columns-repeated="2"/>
        </table:table-row>
        <table:table-row table:style-name="ro1">
          <table:table-cell table:style-name="ce12" office:value-type="string">
            <text:p><text:a xlink:href="mailto:afm@messena.com">afm@messena.com</text:a></text:p>
          </table:table-cell>
          <table:table-cell office:value-type="string">
            <text:p>lead!hosts</text:p>
          </table:table-cell>
          <table:table-cell table:style-name="ce10" table:formula="oooc:=CONCATENATE(&quot;user=&quot;;[.$F$1];[.A6];&quot;:&quot;;[.B6];[.$F$1])" office:value-type="string" office:string-value="user=xqxqxafm@messena.com:lead!hostsxqxqx">
            <text:p>user=xqxqxafm@messena.com:lead!hostsxqxqx</text:p>
          </table:table-cell>
          <table:table-cell office:value-type="string">
            <text:p>Sent 2008_06_07</text:p>
          </table:table-cell>
          <table:table-cell table:number-columns-repeated="2"/>
        </table:table-row>
        <table:table-row table:style-name="ro1" table:number-rows-repeated="6552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ision" table:style-name="ta1" table:print="false">
        <office:forms form:automatic-focus="false" form:apply-design-mode="false"/>
        <table:table-column table:style-name="co2" table:number-columns-repeated="2" table:default-cell-style-name="Default"/>
        <table:table-column table:style-name="co2" table:default-cell-style-name="ce10"/>
        <table:table-column table:style-name="co2" table:number-columns-repeated="3" table:default-cell-style-name="Default"/>
        <table:table-row table:style-name="ro3">
          <table:table-cell table:number-columns-repeated="5"/>
          <table:table-cell office:value-type="string">
            <text:p>xqxqx</text:p>
          </table:table-cell>
        </table:table-row>
        <table:table-row table:style-name="ro2">
          <table:table-cell office:value-type="string">
            <text:p><text:a xlink:href="mailto:gerald@vision.com">gerald@vision.com</text:a></text:p>
          </table:table-cell>
          <table:table-cell office:value-type="string">
            <text:p>needed!our</text:p>
          </table:table-cell>
          <table:table-cell table:formula="oooc:=CONCATENATE(&quot;user=&quot;;[.$F$1];[.A2];&quot;:&quot;;[.B2];[.$F$1])" office:value-type="string" office:string-value="user=xqxqxgerald@vision.com:needed!ourxqxqx">
            <text:p>user=xqxqxgerald@vision.com:needed!ourxqxqx</text:p>
          </table:table-cell>
          <table:table-cell table:number-columns-repeated="3"/>
        </table:table-row>
        <table:table-row table:style-name="ro2">
          <table:table-cell office:value-type="string">
            <text:p><text:a xlink:href="mailto:bglennon@vision.com">bglennon@vision.com</text:a></text:p>
          </table:table-cell>
          <table:table-cell office:value-type="string">
            <text:p>many!input</text:p>
          </table:table-cell>
          <table:table-cell table:formula="oooc:=CONCATENATE(&quot;user=&quot;;[.$F$1];[.A3];&quot;:&quot;;[.B3];[.$F$1])" office:value-type="string" office:string-value="user=xqxqxbglennon@vision.com:many!inputxqxqx">
            <text:p>user=xqxqxbglennon@vision.com:many!inputxqxqx</text:p>
          </table:table-cell>
          <table:table-cell table:number-columns-repeated="3"/>
        </table:table-row>
      </table:table>
      <table:table table:name="passwords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3">
          <table:table-cell office:value-type="string">
            <text:p>lest</text:p>
          </table:table-cell>
          <table:table-cell office:value-type="string">
            <text:p>icons</text:p>
          </table:table-cell>
          <table:table-cell office:value-type="string">
            <text:p>lest!icons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lesser</text:p>
          </table:table-cell>
          <table:table-cell office:value-type="string">
            <text:p>ian</text:p>
          </table:table-cell>
          <table:table-cell office:value-type="string">
            <text:p>lesser!ian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alks</text:p>
          </table:table-cell>
          <table:table-cell office:value-type="string">
            <text:p>died</text:p>
          </table:table-cell>
          <table:table-cell office:value-type="string">
            <text:p>talks!die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aking</text:p>
          </table:table-cell>
          <table:table-cell office:value-type="string">
            <text:p>die</text:p>
          </table:table-cell>
          <table:table-cell office:value-type="string">
            <text:p>taking!die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ime</text:p>
          </table:table-cell>
          <table:table-cell office:value-type="string">
            <text:p>draws</text:p>
          </table:table-cell>
          <table:table-cell office:value-type="string">
            <text:p>time!draws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myself</text:p>
          </table:table-cell>
          <table:table-cell office:value-type="string">
            <text:p>org</text:p>
          </table:table-cell>
          <table:table-cell office:value-type="string">
            <text:p>myself!org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ile</text:p>
          </table:table-cell>
          <table:table-cell office:value-type="string">
            <text:p>drawn</text:p>
          </table:table-cell>
          <table:table-cell office:value-type="string">
            <text:p>tile!drawn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plans</text:p>
          </table:table-cell>
          <table:table-cell office:value-type="string">
            <text:p>aged</text:p>
          </table:table-cell>
          <table:table-cell office:value-type="string">
            <text:p>plans!age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not</text:p>
          </table:table-cell>
          <table:table-cell office:value-type="string">
            <text:p>owners</text:p>
          </table:table-cell>
          <table:table-cell office:value-type="string">
            <text:p>not!owners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keep</text:p>
          </table:table-cell>
          <table:table-cell office:value-type="string">
            <text:p>heard</text:p>
          </table:table-cell>
          <table:table-cell office:value-type="string">
            <text:p>keep!hear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given</text:p>
          </table:table-cell>
          <table:table-cell office:value-type="string">
            <text:p>fred</text:p>
          </table:table-cell>
          <table:table-cell office:value-type="string">
            <text:p>given!fre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wish</text:p>
          </table:table-cell>
          <table:table-cell office:value-type="string">
            <text:p>file…</text:p>
          </table:table-cell>
          <table:table-cell office:value-type="string">
            <text:p>wish!file…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was</text:p>
          </table:table-cell>
          <table:table-cell office:value-type="string">
            <text:p>extend</text:p>
          </table:table-cell>
          <table:table-cell office:value-type="string">
            <text:p>was!exten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write</text:p>
          </table:table-cell>
          <table:table-cell office:value-type="string">
            <text:p>flux</text:p>
          </table:table-cell>
          <table:table-cell office:value-type="string">
            <text:p>write!flux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month</text:p>
          </table:table-cell>
          <table:table-cell office:value-type="string">
            <text:p>open</text:p>
          </table:table-cell>
          <table:table-cell office:value-type="string">
            <text:p>month!open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very</text:p>
          </table:table-cell>
          <table:table-cell office:value-type="string">
            <text:p>exist</text:p>
          </table:table-cell>
          <table:table-cell office:value-type="string">
            <text:p>very!exist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ool</text:p>
          </table:table-cell>
          <table:table-cell office:value-type="string">
            <text:p>drops</text:p>
          </table:table-cell>
          <table:table-cell office:value-type="string">
            <text:p>tool!drops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race</text:p>
          </table:table-cell>
          <table:table-cell office:value-type="string">
            <text:p>dyad</text:p>
          </table:table-cell>
          <table:table-cell office:value-type="string">
            <text:p>trace!dyad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unit</text:p>
          </table:table-cell>
          <table:table-cell office:value-type="string">
            <text:p>entry</text:p>
          </table:table-cell>
          <table:table-cell office:value-type="string">
            <text:p>unit!entry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undo</text:p>
          </table:table-cell>
          <table:table-cell office:value-type="string">
            <text:p>enter</text:p>
          </table:table-cell>
          <table:table-cell office:value-type="string">
            <text:p>undo!enter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plan</text:p>
          </table:table-cell>
          <table:table-cell office:value-type="string">
            <text:p>again</text:p>
          </table:table-cell>
          <table:table-cell office:value-type="string">
            <text:p>plan!again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kindly</text:p>
          </table:table-cell>
          <table:table-cell office:value-type="string">
            <text:p>her</text:p>
          </table:table-cell>
          <table:table-cell office:value-type="string">
            <text:p>kindly!her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modern</text:p>
          </table:table-cell>
          <table:table-cell office:value-type="string">
            <text:p>job</text:p>
          </table:table-cell>
          <table:table-cell office:value-type="string">
            <text:p>modern!job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rely</text:p>
          </table:table-cell>
          <table:table-cell office:value-type="string">
            <text:p>built</text:p>
          </table:table-cell>
          <table:table-cell office:value-type="string">
            <text:p>rely!built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pass</text:p>
          </table:table-cell>
          <table:table-cell office:value-type="string">
            <text:p>abuse</text:p>
          </table:table-cell>
          <table:table-cell office:value-type="string">
            <text:p>pass!abuse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ran</text:p>
          </table:table-cell>
          <table:table-cell office:value-type="string">
            <text:p>balance</text:p>
          </table:table-cell>
          <table:table-cell office:value-type="string">
            <text:p>ran!balanc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tain</text:p>
          </table:table-cell>
          <table:table-cell office:value-type="string">
            <text:p>char</text:p>
          </table:table-cell>
          <table:table-cell office:value-type="string">
            <text:p>retain!char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iddle</text:p>
          </table:table-cell>
          <table:table-cell office:value-type="string">
            <text:p>into</text:p>
          </table:table-cell>
          <table:table-cell office:value-type="string">
            <text:p>middle!into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orth</text:p>
          </table:table-cell>
          <table:table-cell office:value-type="string">
            <text:p>owned</text:p>
          </table:table-cell>
          <table:table-cell office:value-type="string">
            <text:p>north!own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arrant</text:p>
          </table:table-cell>
          <table:table-cell office:value-type="string">
            <text:p>ext</text:p>
          </table:table-cell>
          <table:table-cell office:value-type="string">
            <text:p>warrant!ex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ould</text:p>
          </table:table-cell>
          <table:table-cell office:value-type="string">
            <text:p>flood</text:p>
          </table:table-cell>
          <table:table-cell office:value-type="string">
            <text:p>would!floo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olicy</text:p>
          </table:table-cell>
          <table:table-cell office:value-type="string">
            <text:p>akin</text:p>
          </table:table-cell>
          <table:table-cell office:value-type="string">
            <text:p>policy!akin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vice</text:p>
          </table:table-cell>
          <table:table-cell office:value-type="string">
            <text:p>exists</text:p>
          </table:table-cell>
          <table:table-cell office:value-type="string">
            <text:p>vice!exis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otals</text:p>
          </table:table-cell>
          <table:table-cell office:value-type="string">
            <text:p>duty</text:p>
          </table:table-cell>
          <table:table-cell office:value-type="string">
            <text:p>totals!dut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ofter</text:p>
          </table:table-cell>
          <table:table-cell office:value-type="string">
            <text:p>copy</text:p>
          </table:table-cell>
          <table:table-cell office:value-type="string">
            <text:p>softer!cop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orked</text:p>
          </table:table-cell>
          <table:table-cell office:value-type="string">
            <text:p>fine</text:p>
          </table:table-cell>
          <table:table-cell office:value-type="string">
            <text:p>worked!fin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on</text:p>
          </table:table-cell>
          <table:table-cell office:value-type="string">
            <text:p>finally</text:p>
          </table:table-cell>
          <table:table-cell office:value-type="string">
            <text:p>won!final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lay</text:p>
          </table:table-cell>
          <table:table-cell office:value-type="string">
            <text:p>agents</text:p>
          </table:table-cell>
          <table:table-cell office:value-type="string">
            <text:p>play!agen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gave</text:p>
          </table:table-cell>
          <table:table-cell office:value-type="string">
            <text:p>format</text:p>
          </table:table-cell>
          <table:table-cell office:value-type="string">
            <text:p>gave!forma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idest</text:p>
          </table:table-cell>
          <table:table-cell office:value-type="string">
            <text:p>feed</text:p>
          </table:table-cell>
          <table:table-cell office:value-type="string">
            <text:p>widest!fe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est</text:p>
          </table:table-cell>
          <table:table-cell office:value-type="string">
            <text:p>factor</text:p>
          </table:table-cell>
          <table:table-cell office:value-type="string">
            <text:p>west!factor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ent</text:p>
          </table:table-cell>
          <table:table-cell office:value-type="string">
            <text:p>facing</text:p>
          </table:table-cell>
          <table:table-cell office:value-type="string">
            <text:p>went!facin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adical</text:p>
          </table:table-cell>
          <table:table-cell office:value-type="string">
            <text:p>bag</text:p>
          </table:table-cell>
          <table:table-cell office:value-type="string">
            <text:p>radical!ba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ells</text:p>
          </table:table-cell>
          <table:table-cell office:value-type="string">
            <text:p>faced</text:p>
          </table:table-cell>
          <table:table-cell office:value-type="string">
            <text:p>wells!fac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ales</text:p>
          </table:table-cell>
          <table:table-cell office:value-type="string">
            <text:p>codes</text:p>
          </table:table-cell>
          <table:table-cell office:value-type="string">
            <text:p>sales!cod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ame</text:p>
          </table:table-cell>
          <table:table-cell office:value-type="string">
            <text:p>codify</text:p>
          </table:table-cell>
          <table:table-cell office:value-type="string">
            <text:p>same!codif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rime</text:p>
          </table:table-cell>
          <table:table-cell office:value-type="string">
            <text:p>apply</text:p>
          </table:table-cell>
          <table:table-cell office:value-type="string">
            <text:p>prime!app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pecify</text:p>
          </table:table-cell>
          <table:table-cell office:value-type="string">
            <text:p>cpd</text:p>
          </table:table-cell>
          <table:table-cell office:value-type="string">
            <text:p>specify!cp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ojo</text:p>
          </table:table-cell>
          <table:table-cell office:value-type="string">
            <text:p>judged</text:p>
          </table:table-cell>
          <table:table-cell office:value-type="string">
            <text:p>mojo!judg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hink</text:p>
          </table:table-cell>
          <table:table-cell office:value-type="string">
            <text:p>doers</text:p>
          </table:table-cell>
          <table:table-cell office:value-type="string">
            <text:p>think!doer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oney</text:p>
          </table:table-cell>
          <table:table-cell office:value-type="string">
            <text:p>omits</text:p>
          </table:table-cell>
          <table:table-cell office:value-type="string">
            <text:p>money!omi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rims</text:p>
          </table:table-cell>
          <table:table-cell office:value-type="string">
            <text:p>emacs</text:p>
          </table:table-cell>
          <table:table-cell office:value-type="string">
            <text:p>trims!emac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urns</text:p>
          </table:table-cell>
          <table:table-cell office:value-type="string">
            <text:p>empty</text:p>
          </table:table-cell>
          <table:table-cell office:value-type="string">
            <text:p>turns!empt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oads</text:p>
          </table:table-cell>
          <table:table-cell office:value-type="string">
            <text:p>cited</text:p>
          </table:table-cell>
          <table:table-cell office:value-type="string">
            <text:p>roads!cit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egal</text:p>
          </table:table-cell>
          <table:table-cell office:value-type="string">
            <text:p>human</text:p>
          </table:table-cell>
          <table:table-cell office:value-type="string">
            <text:p>legal!human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ight</text:p>
          </table:table-cell>
          <table:table-cell office:value-type="string">
            <text:p>chose</text:p>
          </table:table-cell>
          <table:table-cell office:value-type="string">
            <text:p>right!chos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ather</text:p>
          </table:table-cell>
          <table:table-cell office:value-type="string">
            <text:p>base</text:p>
          </table:table-cell>
          <table:table-cell office:value-type="string">
            <text:p>rather!bas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oot</text:p>
          </table:table-cell>
          <table:table-cell office:value-type="string">
            <text:p>clause</text:p>
          </table:table-cell>
          <table:table-cell office:value-type="string">
            <text:p>root!claus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ow</text:p>
          </table:table-cell>
          <table:table-cell office:value-type="string">
            <text:p>clients</text:p>
          </table:table-cell>
          <table:table-cell office:value-type="string">
            <text:p>row!clien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uled</text:p>
          </table:table-cell>
          <table:table-cell office:value-type="string">
            <text:p>clone</text:p>
          </table:table-cell>
          <table:table-cell office:value-type="string">
            <text:p>ruled!clon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et</text:p>
          </table:table-cell>
          <table:table-cell office:value-type="string">
            <text:p>outside</text:p>
          </table:table-cell>
          <table:table-cell office:value-type="string">
            <text:p>net!outsid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ile</text:p>
          </table:table-cell>
          <table:table-cell office:value-type="string">
            <text:p>advice</text:p>
          </table:table-cell>
          <table:table-cell office:value-type="string">
            <text:p>pile!advic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query</text:p>
          </table:table-cell>
          <table:table-cell office:value-type="string">
            <text:p>aware</text:p>
          </table:table-cell>
          <table:table-cell office:value-type="string">
            <text:p>query!awar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knew</text:p>
          </table:table-cell>
          <table:table-cell office:value-type="string">
            <text:p>hidden</text:p>
          </table:table-cell>
          <table:table-cell office:value-type="string">
            <text:p>knew!hidden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hone</text:p>
          </table:table-cell>
          <table:table-cell office:value-type="string">
            <text:p>adopt</text:p>
          </table:table-cell>
          <table:table-cell office:value-type="string">
            <text:p>phone!adop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cked</text:p>
          </table:table-cell>
          <table:table-cell office:value-type="string">
            <text:p>hill</text:p>
          </table:table-cell>
          <table:table-cell office:value-type="string">
            <text:p>lacked!hill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ck</text:p>
          </table:table-cell>
          <table:table-cell office:value-type="string">
            <text:p>highly</text:p>
          </table:table-cell>
          <table:table-cell office:value-type="string">
            <text:p>lack!high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ome</text:p>
          </table:table-cell>
          <table:table-cell office:value-type="string">
            <text:p>corpus</text:p>
          </table:table-cell>
          <table:table-cell office:value-type="string">
            <text:p>some!corpu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er</text:p>
          </table:table-cell>
          <table:table-cell office:value-type="string">
            <text:p>acronym</text:p>
          </table:table-cell>
          <table:table-cell office:value-type="string">
            <text:p>per!acronym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ived</text:p>
          </table:table-cell>
          <table:table-cell office:value-type="string">
            <text:p>imply</text:p>
          </table:table-cell>
          <table:table-cell office:value-type="string">
            <text:p>lived!imp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ine</text:p>
          </table:table-cell>
          <table:table-cell office:value-type="string">
            <text:p>affair</text:p>
          </table:table-cell>
          <table:table-cell office:value-type="string">
            <text:p>pine!affair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key</text:p>
          </table:table-cell>
          <table:table-cell office:value-type="string">
            <text:p>heinous</text:p>
          </table:table-cell>
          <table:table-cell office:value-type="string">
            <text:p>key!heinou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ws</text:p>
          </table:table-cell>
          <table:table-cell office:value-type="string">
            <text:p>horses</text:p>
          </table:table-cell>
          <table:table-cell office:value-type="string">
            <text:p>laws!hors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eeding</text:p>
          </table:table-cell>
          <table:table-cell office:value-type="string">
            <text:p>out</text:p>
          </table:table-cell>
          <table:table-cell office:value-type="string">
            <text:p>needing!ou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quo</text:p>
          </table:table-cell>
          <table:table-cell office:value-type="string">
            <text:p>backlog</text:p>
          </table:table-cell>
          <table:table-cell office:value-type="string">
            <text:p>quo!backlo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eads</text:p>
          </table:table-cell>
          <table:table-cell office:value-type="string">
            <text:p>hours</text:p>
          </table:table-cell>
          <table:table-cell office:value-type="string">
            <text:p>leads!hour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ter</text:p>
          </table:table-cell>
          <table:table-cell office:value-type="string">
            <text:p>homes</text:p>
          </table:table-cell>
          <table:table-cell office:value-type="string">
            <text:p>later!hom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ptop</text:p>
          </table:table-cell>
          <table:table-cell office:value-type="string">
            <text:p>hold</text:p>
          </table:table-cell>
          <table:table-cell office:value-type="string">
            <text:p>laptop!hol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ine</text:p>
          </table:table-cell>
          <table:table-cell office:value-type="string">
            <text:p>impact</text:p>
          </table:table-cell>
          <table:table-cell office:value-type="string">
            <text:p>line!impac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ach</text:p>
          </table:table-cell>
          <table:table-cell office:value-type="string">
            <text:p>basic</text:p>
          </table:table-cell>
          <table:table-cell office:value-type="string">
            <text:p>reach!basic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ader</text:p>
          </table:table-cell>
          <table:table-cell office:value-type="string">
            <text:p>bats</text:p>
          </table:table-cell>
          <table:table-cell office:value-type="string">
            <text:p>reader!ba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july</text:p>
          </table:table-cell>
          <table:table-cell office:value-type="string">
            <text:p>header</text:p>
          </table:table-cell>
          <table:table-cell office:value-type="string">
            <text:p>july!header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hose</text:p>
          </table:table-cell>
          <table:table-cell office:value-type="string">
            <text:p>faxed</text:p>
          </table:table-cell>
          <table:table-cell office:value-type="string">
            <text:p>whose!fax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you</text:p>
          </table:table-cell>
          <table:table-cell office:value-type="string">
            <text:p>footer…</text:p>
          </table:table-cell>
          <table:table-cell office:value-type="string">
            <text:p>you!footer…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your</text:p>
          </table:table-cell>
          <table:table-cell office:value-type="string">
            <text:p>forced</text:p>
          </table:table-cell>
          <table:table-cell office:value-type="string">
            <text:p>your!forc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main</text:p>
          </table:table-cell>
          <table:table-cell office:value-type="string">
            <text:p>bulk</text:p>
          </table:table-cell>
          <table:table-cell office:value-type="string">
            <text:p>remain!bulk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yes</text:p>
          </table:table-cell>
          <table:table-cell office:value-type="string">
            <text:p>follows</text:p>
          </table:table-cell>
          <table:table-cell office:value-type="string">
            <text:p>yes!follow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dux</text:p>
          </table:table-cell>
          <table:table-cell office:value-type="string">
            <text:p>blank</text:p>
          </table:table-cell>
          <table:table-cell office:value-type="string">
            <text:p>redux!blank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romote</text:p>
          </table:table-cell>
          <table:table-cell office:value-type="string">
            <text:p>ask</text:p>
          </table:table-cell>
          <table:table-cell office:value-type="string">
            <text:p>promote!ask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year</text:p>
          </table:table-cell>
          <table:table-cell office:value-type="string">
            <text:p>follow</text:p>
          </table:table-cell>
          <table:table-cell office:value-type="string">
            <text:p>year!follow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moves</text:p>
          </table:table-cell>
          <table:table-cell office:value-type="string">
            <text:p>buy</text:p>
          </table:table-cell>
          <table:table-cell office:value-type="string">
            <text:p>removes!bu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governs</text:p>
          </table:table-cell>
          <table:table-cell office:value-type="string">
            <text:p>gun</text:p>
          </table:table-cell>
          <table:table-cell office:value-type="string">
            <text:p>governs!gun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fer</text:p>
          </table:table-cell>
          <table:table-cell office:value-type="string">
            <text:p>bleed</text:p>
          </table:table-cell>
          <table:table-cell office:value-type="string">
            <text:p>refer!ble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group…</text:p>
          </table:table-cell>
          <table:table-cell office:value-type="string">
            <text:p>harm</text:p>
          </table:table-cell>
          <table:table-cell office:value-type="string">
            <text:p>group…!harm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acking</text:p>
          </table:table-cell>
          <table:table-cell office:value-type="string">
            <text:p>him</text:p>
          </table:table-cell>
          <table:table-cell office:value-type="string">
            <text:p>lacking!him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um</text:p>
          </table:table-cell>
          <table:table-cell office:value-type="string">
            <text:p>options</text:p>
          </table:table-cell>
          <table:table-cell office:value-type="string">
            <text:p>mum!option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pin</text:p>
          </table:table-cell>
          <table:table-cell office:value-type="string">
            <text:p>credit</text:p>
          </table:table-cell>
          <table:table-cell office:value-type="string">
            <text:p>spin!credi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wo</text:p>
          </table:table-cell>
          <table:table-cell office:value-type="string">
            <text:p>enables</text:p>
          </table:table-cell>
          <table:table-cell office:value-type="string">
            <text:p>two!enabl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oute</text:p>
          </table:table-cell>
          <table:table-cell office:value-type="string">
            <text:p>click</text:p>
          </table:table-cell>
          <table:table-cell office:value-type="string">
            <text:p>route!click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ith</text:p>
          </table:table-cell>
          <table:table-cell office:value-type="string">
            <text:p>filing</text:p>
          </table:table-cell>
          <table:table-cell office:value-type="string">
            <text:p>with!filin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oolbox</text:p>
          </table:table-cell>
          <table:table-cell office:value-type="string">
            <text:p>due</text:p>
          </table:table-cell>
          <table:table-cell office:value-type="string">
            <text:p>toolbox!du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icked</text:p>
          </table:table-cell>
          <table:table-cell office:value-type="string">
            <text:p>drag</text:p>
          </table:table-cell>
          <table:table-cell office:value-type="string">
            <text:p>ticked!dra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xml</text:p>
          </table:table-cell>
          <table:table-cell office:value-type="string">
            <text:p>folder…</text:p>
          </table:table-cell>
          <table:table-cell office:value-type="string">
            <text:p>xml!folder…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hink…</text:p>
          </table:table-cell>
          <table:table-cell office:value-type="string">
            <text:p>does</text:p>
          </table:table-cell>
          <table:table-cell office:value-type="string">
            <text:p>think…!do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hrown</text:p>
          </table:table-cell>
          <table:table-cell office:value-type="string">
            <text:p>down</text:p>
          </table:table-cell>
          <table:table-cell office:value-type="string">
            <text:p>thrown!down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early</text:p>
          </table:table-cell>
          <table:table-cell office:value-type="string">
            <text:p>orla</text:p>
          </table:table-cell>
          <table:table-cell office:value-type="string">
            <text:p>nearly!orla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pace</text:p>
          </table:table-cell>
          <table:table-cell office:value-type="string">
            <text:p>costs</text:p>
          </table:table-cell>
          <table:table-cell office:value-type="string">
            <text:p>space!cost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ars</text:p>
          </table:table-cell>
          <table:table-cell office:value-type="string">
            <text:p>extant</text:p>
          </table:table-cell>
          <table:table-cell office:value-type="string">
            <text:p>wars!extan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ass</text:p>
          </table:table-cell>
          <table:table-cell office:value-type="string">
            <text:p>inside</text:p>
          </table:table-cell>
          <table:table-cell office:value-type="string">
            <text:p>mass!insid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ools</text:p>
          </table:table-cell>
          <table:table-cell office:value-type="string">
            <text:p>dumps</text:p>
          </table:table-cell>
          <table:table-cell office:value-type="string">
            <text:p>tools!dump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one</text:p>
          </table:table-cell>
          <table:table-cell office:value-type="string">
            <text:p>drones</text:p>
          </table:table-cell>
          <table:table-cell office:value-type="string">
            <text:p>tone!dron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tores</text:p>
          </table:table-cell>
          <table:table-cell office:value-type="string">
            <text:p>dear</text:p>
          </table:table-cell>
          <table:table-cell office:value-type="string">
            <text:p>stores!dear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minor</text:p>
          </table:table-cell>
          <table:table-cell office:value-type="string">
            <text:p>irish</text:p>
          </table:table-cell>
          <table:table-cell office:value-type="string">
            <text:p>minor!irish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ot</text:p>
          </table:table-cell>
          <table:table-cell office:value-type="string">
            <text:p>cleanly</text:p>
          </table:table-cell>
          <table:table-cell office:value-type="string">
            <text:p>rot!clean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otice</text:p>
          </table:table-cell>
          <table:table-cell office:value-type="string">
            <text:p>page</text:p>
          </table:table-cell>
          <table:table-cell office:value-type="string">
            <text:p>notice!pag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ost</text:p>
          </table:table-cell>
          <table:table-cell office:value-type="string">
            <text:p>almost</text:p>
          </table:table-cell>
          <table:table-cell office:value-type="string">
            <text:p>post!almost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hose</text:p>
          </table:table-cell>
          <table:table-cell office:value-type="string">
            <text:p>doing</text:p>
          </table:table-cell>
          <table:table-cell office:value-type="string">
            <text:p>those!doin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ote</text:p>
          </table:table-cell>
          <table:table-cell office:value-type="string">
            <text:p>owning</text:p>
          </table:table-cell>
          <table:table-cell office:value-type="string">
            <text:p>note!ownin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ise</text:p>
          </table:table-cell>
          <table:table-cell office:value-type="string">
            <text:p>circle</text:p>
          </table:table-cell>
          <table:table-cell office:value-type="string">
            <text:p>rise!circl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tifle</text:p>
          </table:table-cell>
          <table:table-cell office:value-type="string">
            <text:p>days</text:p>
          </table:table-cell>
          <table:table-cell office:value-type="string">
            <text:p>stifle!day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teps</text:p>
          </table:table-cell>
          <table:table-cell office:value-type="string">
            <text:p>dates</text:p>
          </table:table-cell>
          <table:table-cell office:value-type="string">
            <text:p>steps!dat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tyle…</text:p>
          </table:table-cell>
          <table:table-cell office:value-type="string">
            <text:p>deed</text:p>
          </table:table-cell>
          <table:table-cell office:value-type="string">
            <text:p>style…!de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omen</text:p>
          </table:table-cell>
          <table:table-cell office:value-type="string">
            <text:p>final</text:p>
          </table:table-cell>
          <table:table-cell office:value-type="string">
            <text:p>women!final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rack</text:p>
          </table:table-cell>
          <table:table-cell office:value-type="string">
            <text:p>early</text:p>
          </table:table-cell>
          <table:table-cell office:value-type="string">
            <text:p>track!early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raffic</text:p>
          </table:table-cell>
          <table:table-cell office:value-type="string">
            <text:p>ebb</text:p>
          </table:table-cell>
          <table:table-cell office:value-type="string">
            <text:p>traffic!ebb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roduct</text:p>
          </table:table-cell>
          <table:table-cell office:value-type="string">
            <text:p>arm</text:p>
          </table:table-cell>
          <table:table-cell office:value-type="string">
            <text:p>product!arm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october</text:p>
          </table:table-cell>
          <table:table-cell office:value-type="string">
            <text:p>old</text:p>
          </table:table-cell>
          <table:table-cell office:value-type="string">
            <text:p>october!ol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ags</text:p>
          </table:table-cell>
          <table:table-cell office:value-type="string">
            <text:p>dialog</text:p>
          </table:table-cell>
          <table:table-cell office:value-type="string">
            <text:p>tags!dialo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pounds</text:p>
          </table:table-cell>
          <table:table-cell office:value-type="string">
            <text:p>also</text:p>
          </table:table-cell>
          <table:table-cell office:value-type="string">
            <text:p>pounds!also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hree</text:p>
          </table:table-cell>
          <table:table-cell office:value-type="string">
            <text:p>done…</text:p>
          </table:table-cell>
          <table:table-cell office:value-type="string">
            <text:p>three!done…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raced</text:p>
          </table:table-cell>
          <table:table-cell office:value-type="string">
            <text:p>each</text:p>
          </table:table-cell>
          <table:table-cell office:value-type="string">
            <text:p>traced!each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coop</text:p>
          </table:table-cell>
          <table:table-cell office:value-type="string">
            <text:p>comes</text:p>
          </table:table-cell>
          <table:table-cell office:value-type="string">
            <text:p>scoop!comes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toolpak</text:p>
          </table:table-cell>
          <table:table-cell office:value-type="string">
            <text:p>dug</text:p>
          </table:table-cell>
          <table:table-cell office:value-type="string">
            <text:p>toolpak!du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un</text:p>
          </table:table-cell>
          <table:table-cell office:value-type="string">
            <text:p>cloning</text:p>
          </table:table-cell>
          <table:table-cell office:value-type="string">
            <text:p>run!cloning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lie</text:p>
          </table:table-cell>
          <table:table-cell office:value-type="string">
            <text:p>ignored</text:p>
          </table:table-cell>
          <table:table-cell office:value-type="string">
            <text:p>lie!ignored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hs</text:p>
          </table:table-cell>
          <table:table-cell office:value-type="string">
            <text:p>overflow</text:p>
          </table:table-cell>
          <table:table-cell office:value-type="string">
            <text:p>nhs!overflow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germane</text:p>
          </table:table-cell>
          <table:table-cell office:value-type="string">
            <text:p>four</text:p>
          </table:table-cell>
          <table:table-cell office:value-type="string">
            <text:p>germane!fou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g</text:p>
          </table:table-cell>
          <table:table-cell office:value-type="string">
            <text:p>boundary</text:p>
          </table:table-cell>
          <table:table-cell office:value-type="string">
            <text:p>reg!boundar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course</text:p>
          </table:table-cell>
          <table:table-cell office:value-type="string">
            <text:p>big</text:p>
          </table:table-cell>
          <table:table-cell office:value-type="string">
            <text:p>recourse!bi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east</text:p>
          </table:table-cell>
          <table:table-cell office:value-type="string">
            <text:p>houses</text:p>
          </table:table-cell>
          <table:table-cell office:value-type="string">
            <text:p>least!hous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lip</text:p>
          </table:table-cell>
          <table:table-cell office:value-type="string">
            <text:p>control</text:p>
          </table:table-cell>
          <table:table-cell office:value-type="string">
            <text:p>slip!contro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laces</text:p>
          </table:table-cell>
          <table:table-cell office:value-type="string">
            <text:p>after</text:p>
          </table:table-cell>
          <table:table-cell office:value-type="string">
            <text:p>places!aft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ee</text:p>
          </table:table-cell>
          <table:table-cell office:value-type="string">
            <text:p>compiler</text:p>
          </table:table-cell>
          <table:table-cell office:value-type="string">
            <text:p>see!compil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judging</text:p>
          </table:table-cell>
          <table:table-cell office:value-type="string">
            <text:p>head</text:p>
          </table:table-cell>
          <table:table-cell office:value-type="string">
            <text:p>judging!hea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ize</text:p>
          </table:table-cell>
          <table:table-cell office:value-type="string">
            <text:p>context</text:p>
          </table:table-cell>
          <table:table-cell office:value-type="string">
            <text:p>size!contex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george</text:p>
          </table:table-cell>
          <table:table-cell office:value-type="string">
            <text:p>found</text:p>
          </table:table-cell>
          <table:table-cell office:value-type="string">
            <text:p>george!foun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girls</text:p>
          </table:table-cell>
          <table:table-cell office:value-type="string">
            <text:p>framed</text:p>
          </table:table-cell>
          <table:table-cell office:value-type="string">
            <text:p>girls!fram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kept</text:p>
          </table:table-cell>
          <table:table-cell office:value-type="string">
            <text:p>heavily</text:p>
          </table:table-cell>
          <table:table-cell office:value-type="string">
            <text:p>kept!heavil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raining</text:p>
          </table:table-cell>
          <table:table-cell office:value-type="string">
            <text:p>eco</text:p>
          </table:table-cell>
          <table:table-cell office:value-type="string">
            <text:p>training!eco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aw</text:p>
          </table:table-cell>
          <table:table-cell office:value-type="string">
            <text:p>baseline</text:p>
          </table:table-cell>
          <table:table-cell office:value-type="string">
            <text:p>raw!baselin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d</text:p>
          </table:table-cell>
          <table:table-cell office:value-type="string">
            <text:p>binaries</text:p>
          </table:table-cell>
          <table:table-cell office:value-type="string">
            <text:p>red!binari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gime</text:p>
          </table:table-cell>
          <table:table-cell office:value-type="string">
            <text:p>boxes</text:p>
          </table:table-cell>
          <table:table-cell office:value-type="string">
            <text:p>regime!box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yields</text:p>
          </table:table-cell>
          <table:table-cell office:value-type="string">
            <text:p>fonts</text:p>
          </table:table-cell>
          <table:table-cell office:value-type="string">
            <text:p>yields!font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ook</text:p>
          </table:table-cell>
          <table:table-cell office:value-type="string">
            <text:p>dropped</text:p>
          </table:table-cell>
          <table:table-cell office:value-type="string">
            <text:p>took!dropp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jump</text:p>
          </table:table-cell>
          <table:table-cell office:value-type="string">
            <text:p>headers</text:p>
          </table:table-cell>
          <table:table-cell office:value-type="string">
            <text:p>jump!header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word</text:p>
          </table:table-cell>
          <table:table-cell office:value-type="string">
            <text:p>desire</text:p>
          </table:table-cell>
          <table:table-cell office:value-type="string">
            <text:p>sword!desir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apes</text:p>
          </table:table-cell>
          <table:table-cell office:value-type="string">
            <text:p>barred</text:p>
          </table:table-cell>
          <table:table-cell office:value-type="string">
            <text:p>rapes!barr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atter</text:p>
          </table:table-cell>
          <table:table-cell office:value-type="string">
            <text:p>horns</text:p>
          </table:table-cell>
          <table:table-cell office:value-type="string">
            <text:p>latter!horn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paces</text:p>
          </table:table-cell>
          <table:table-cell office:value-type="string">
            <text:p>could</text:p>
          </table:table-cell>
          <table:table-cell office:value-type="string">
            <text:p>spaces!coul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anguish</text:p>
          </table:table-cell>
          <table:table-cell office:value-type="string">
            <text:p>hit</text:p>
          </table:table-cell>
          <table:table-cell office:value-type="string">
            <text:p>languish!hi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ation</text:p>
          </table:table-cell>
          <table:table-cell office:value-type="string">
            <text:p>dale</text:p>
          </table:table-cell>
          <table:table-cell office:value-type="string">
            <text:p>station!dal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ates</text:p>
          </table:table-cell>
          <table:table-cell office:value-type="string">
            <text:p>cycle</text:p>
          </table:table-cell>
          <table:table-cell office:value-type="string">
            <text:p>states!cycl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active</text:p>
          </table:table-cell>
          <table:table-cell office:value-type="string">
            <text:p>bat</text:p>
          </table:table-cell>
          <table:table-cell office:value-type="string">
            <text:p>reactive!ba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pirit</text:p>
          </table:table-cell>
          <table:table-cell office:value-type="string">
            <text:p>crime</text:p>
          </table:table-cell>
          <table:table-cell office:value-type="string">
            <text:p>spirit!crim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eave</text:p>
          </table:table-cell>
          <table:table-cell office:value-type="string">
            <text:p>hovers</text:p>
          </table:table-cell>
          <table:table-cell office:value-type="string">
            <text:p>leave!hover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quickly</text:p>
          </table:table-cell>
          <table:table-cell office:value-type="string">
            <text:p>back</text:p>
          </table:table-cell>
          <table:table-cell office:value-type="string">
            <text:p>quickly!back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nion</text:p>
          </table:table-cell>
          <table:table-cell office:value-type="string">
            <text:p>entity</text:p>
          </table:table-cell>
          <table:table-cell office:value-type="string">
            <text:p>union!entit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ste</text:p>
          </table:table-cell>
          <table:table-cell office:value-type="string">
            <text:p>accept</text:p>
          </table:table-cell>
          <table:table-cell office:value-type="string">
            <text:p>paste!accep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pan</text:p>
          </table:table-cell>
          <table:table-cell office:value-type="string">
            <text:p>council</text:p>
          </table:table-cell>
          <table:table-cell office:value-type="string">
            <text:p>span!counci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ainbow</text:p>
          </table:table-cell>
          <table:table-cell office:value-type="string">
            <text:p>bail</text:p>
          </table:table-cell>
          <table:table-cell office:value-type="string">
            <text:p>rainbow!bai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eading</text:p>
          </table:table-cell>
          <table:table-cell office:value-type="string">
            <text:p>hour</text:p>
          </table:table-cell>
          <table:table-cell office:value-type="string">
            <text:p>leading!hou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usic</text:p>
          </table:table-cell>
          <table:table-cell office:value-type="string">
            <text:p>order…</text:p>
          </table:table-cell>
          <table:table-cell office:value-type="string">
            <text:p>music!order…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ored</text:p>
          </table:table-cell>
          <table:table-cell office:value-type="string">
            <text:p>dealt</text:p>
          </table:table-cell>
          <table:table-cell office:value-type="string">
            <text:p>stored!deal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kevin</text:p>
          </table:table-cell>
          <table:table-cell office:value-type="string">
            <text:p>height</text:p>
          </table:table-cell>
          <table:table-cell office:value-type="string">
            <text:p>kevin!heigh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icking</text:p>
          </table:table-cell>
          <table:table-cell office:value-type="string">
            <text:p>day</text:p>
          </table:table-cell>
          <table:table-cell office:value-type="string">
            <text:p>sticking!da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june</text:p>
          </table:table-cell>
          <table:table-cell office:value-type="string">
            <text:p>heading</text:p>
          </table:table-cell>
          <table:table-cell office:value-type="string">
            <text:p>june!headin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th</text:p>
          </table:table-cell>
          <table:table-cell office:value-type="string">
            <text:p>accepts</text:p>
          </table:table-cell>
          <table:table-cell office:value-type="string">
            <text:p>path!accept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ream</text:p>
          </table:table-cell>
          <table:table-cell office:value-type="string">
            <text:p>decay</text:p>
          </table:table-cell>
          <table:table-cell office:value-type="string">
            <text:p>stream!deca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kelly</text:p>
          </table:table-cell>
          <table:table-cell office:value-type="string">
            <text:p>heated</text:p>
          </table:table-cell>
          <table:table-cell office:value-type="string">
            <text:p>kelly!heat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idth…</text:p>
          </table:table-cell>
          <table:table-cell office:value-type="string">
            <text:p>feeds</text:p>
          </table:table-cell>
          <table:table-cell office:value-type="string">
            <text:p>width…!feed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abel</text:p>
          </table:table-cell>
          <table:table-cell office:value-type="string">
            <text:p>higher</text:p>
          </table:table-cell>
          <table:table-cell office:value-type="string">
            <text:p>label!high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ations</text:p>
          </table:table-cell>
          <table:table-cell office:value-type="string">
            <text:p>dam</text:p>
          </table:table-cell>
          <table:table-cell office:value-type="string">
            <text:p>stations!dam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oap</text:p>
          </table:table-cell>
          <table:table-cell office:value-type="string">
            <text:p>cookies</text:p>
          </table:table-cell>
          <table:table-cell office:value-type="string">
            <text:p>soap!cooki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goto</text:p>
          </table:table-cell>
          <table:table-cell office:value-type="string">
            <text:p>funding</text:p>
          </table:table-cell>
          <table:table-cell office:value-type="string">
            <text:p>goto!fundin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atus</text:p>
          </table:table-cell>
          <table:table-cell office:value-type="string">
            <text:p>data…</text:p>
          </table:table-cell>
          <table:table-cell office:value-type="string">
            <text:p>status!data…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errain</text:p>
          </table:table-cell>
          <table:table-cell office:value-type="string">
            <text:p>dish</text:p>
          </table:table-cell>
          <table:table-cell office:value-type="string">
            <text:p>terrain!dish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kingdom</text:p>
          </table:table-cell>
          <table:table-cell office:value-type="string">
            <text:p>herd</text:p>
          </table:table-cell>
          <table:table-cell office:value-type="string">
            <text:p>kingdom!her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rgeted</text:p>
          </table:table-cell>
          <table:table-cell office:value-type="string">
            <text:p>dig</text:p>
          </table:table-cell>
          <table:table-cell office:value-type="string">
            <text:p>targeted!di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pper</text:p>
          </table:table-cell>
          <table:table-cell office:value-type="string">
            <text:p>europe</text:p>
          </table:table-cell>
          <table:table-cell office:value-type="string">
            <text:p>upper!europ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ighter</text:p>
          </table:table-cell>
          <table:table-cell office:value-type="string">
            <text:p>draw</text:p>
          </table:table-cell>
          <table:table-cell office:value-type="string">
            <text:p>tighter!draw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sage</text:p>
          </table:table-cell>
          <table:table-cell office:value-type="string">
            <text:p>events</text:p>
          </table:table-cell>
          <table:table-cell office:value-type="string">
            <text:p>usage!event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ie</text:p>
          </table:table-cell>
          <table:table-cell office:value-type="string">
            <text:p>dragging</text:p>
          </table:table-cell>
          <table:table-cell office:value-type="string">
            <text:p>tie!draggin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late</text:p>
          </table:table-cell>
          <table:table-cell office:value-type="string">
            <text:p>brief</text:p>
          </table:table-cell>
          <table:table-cell office:value-type="string">
            <text:p>relate!brief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umber</text:p>
          </table:table-cell>
          <table:table-cell office:value-type="string">
            <text:p>panes</text:p>
          </table:table-cell>
          <table:table-cell office:value-type="string">
            <text:p>number!pan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oday</text:p>
          </table:table-cell>
          <table:table-cell office:value-type="string">
            <text:p>driven</text:p>
          </table:table-cell>
          <table:table-cell office:value-type="string">
            <text:p>today!drive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pdating</text:p>
          </table:table-cell>
          <table:table-cell office:value-type="string">
            <text:p>etc</text:p>
          </table:table-cell>
          <table:table-cell office:value-type="string">
            <text:p>updating!etc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verb</text:p>
          </table:table-cell>
          <table:table-cell office:value-type="string">
            <text:p>execute</text:p>
          </table:table-cell>
          <table:table-cell office:value-type="string">
            <text:p>verb!execut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view</text:p>
          </table:table-cell>
          <table:table-cell office:value-type="string">
            <text:p>chews</text:p>
          </table:table-cell>
          <table:table-cell office:value-type="string">
            <text:p>review!chew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ode</text:p>
          </table:table-cell>
          <table:table-cell office:value-type="string">
            <text:p>oversee</text:p>
          </table:table-cell>
          <table:table-cell office:value-type="string">
            <text:p>node!overse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ersons</text:p>
          </table:table-cell>
          <table:table-cell office:value-type="string">
            <text:p>adds</text:p>
          </table:table-cell>
          <table:table-cell office:value-type="string">
            <text:p>persons!add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ipostes</text:p>
          </table:table-cell>
          <table:table-cell office:value-type="string">
            <text:p>cid</text:p>
          </table:table-cell>
          <table:table-cell office:value-type="string">
            <text:p>ripostes!ci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hrust</text:p>
          </table:table-cell>
          <table:table-cell office:value-type="string">
            <text:p>draft</text:p>
          </table:table-cell>
          <table:table-cell office:value-type="string">
            <text:p>thrust!draf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sing</text:p>
          </table:table-cell>
          <table:table-cell office:value-type="string">
            <text:p>evolve</text:p>
          </table:table-cell>
          <table:table-cell office:value-type="string">
            <text:p>using!evolv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ses</text:p>
          </table:table-cell>
          <table:table-cell office:value-type="string">
            <text:p>evident</text:p>
          </table:table-cell>
          <table:table-cell office:value-type="string">
            <text:p>uses!eviden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erhaps</text:p>
          </table:table-cell>
          <table:table-cell office:value-type="string">
            <text:p>acts</text:p>
          </table:table-cell>
          <table:table-cell office:value-type="string">
            <text:p>perhaps!act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ixture</text:p>
          </table:table-cell>
          <table:table-cell office:value-type="string">
            <text:p>item</text:p>
          </table:table-cell>
          <table:table-cell office:value-type="string">
            <text:p>mixture!item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orkers</text:p>
          </table:table-cell>
          <table:table-cell office:value-type="string">
            <text:p>fire</text:p>
          </table:table-cell>
          <table:table-cell office:value-type="string">
            <text:p>workers!fir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aves</text:p>
          </table:table-cell>
          <table:table-cell office:value-type="string">
            <text:p>collar</text:p>
          </table:table-cell>
          <table:table-cell office:value-type="string">
            <text:p>saves!colla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victims</text:p>
          </table:table-cell>
          <table:table-cell office:value-type="string">
            <text:p>exit</text:p>
          </table:table-cell>
          <table:table-cell office:value-type="string">
            <text:p>victims!exi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lanning</text:p>
          </table:table-cell>
          <table:table-cell office:value-type="string">
            <text:p>age</text:p>
          </table:table-cell>
          <table:table-cell office:value-type="string">
            <text:p>planning!ag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he</text:p>
          </table:table-cell>
          <table:table-cell office:value-type="string">
            <text:p>distinct</text:p>
          </table:table-cell>
          <table:table-cell office:value-type="string">
            <text:p>the!distinc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quire</text:p>
          </table:table-cell>
          <table:table-cell office:value-type="string">
            <text:p>cars</text:p>
          </table:table-cell>
          <table:table-cell office:value-type="string">
            <text:p>require!car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ound</text:p>
          </table:table-cell>
          <table:table-cell office:value-type="string">
            <text:p>costed</text:p>
          </table:table-cell>
          <table:table-cell office:value-type="string">
            <text:p>sound!cost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oolbars</text:p>
          </table:table-cell>
          <table:table-cell office:value-type="string">
            <text:p>dry</text:p>
          </table:table-cell>
          <table:table-cell office:value-type="string">
            <text:p>toolbars!dr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ory</text:p>
          </table:table-cell>
          <table:table-cell office:value-type="string">
            <text:p>debate</text:p>
          </table:table-cell>
          <table:table-cell office:value-type="string">
            <text:p>story!debat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oolbar</text:p>
          </table:table-cell>
          <table:table-cell office:value-type="string">
            <text:p>drug</text:p>
          </table:table-cell>
          <table:table-cell office:value-type="string">
            <text:p>toolbar!dru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aid</text:p>
          </table:table-cell>
          <table:table-cell office:value-type="string">
            <text:p>cluster</text:p>
          </table:table-cell>
          <table:table-cell office:value-type="string">
            <text:p>said!clust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great</text:p>
          </table:table-cell>
          <table:table-cell office:value-type="string">
            <text:p>handed</text:p>
          </table:table-cell>
          <table:table-cell office:value-type="string">
            <text:p>great!hand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ules</text:p>
          </table:table-cell>
          <table:table-cell office:value-type="string">
            <text:p>cloned</text:p>
          </table:table-cell>
          <table:table-cell office:value-type="string">
            <text:p>rules!clon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ural</text:p>
          </table:table-cell>
          <table:table-cell office:value-type="string">
            <text:p>closes</text:p>
          </table:table-cell>
          <table:table-cell office:value-type="string">
            <text:p>rural!clos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orking</text:p>
          </table:table-cell>
          <table:table-cell office:value-type="string">
            <text:p>fish</text:p>
          </table:table-cell>
          <table:table-cell office:value-type="string">
            <text:p>working!fish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sk</text:p>
          </table:table-cell>
          <table:table-cell office:value-type="string">
            <text:p>dilemma</text:p>
          </table:table-cell>
          <table:table-cell office:value-type="string">
            <text:p>task!dilemma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alise</text:p>
          </table:table-cell>
          <table:table-cell office:value-type="string">
            <text:p>bear</text:p>
          </table:table-cell>
          <table:table-cell office:value-type="string">
            <text:p>realise!bea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orld</text:p>
          </table:table-cell>
          <table:table-cell office:value-type="string">
            <text:p>flawed</text:p>
          </table:table-cell>
          <table:table-cell office:value-type="string">
            <text:p>world!flaw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solve</text:p>
          </table:table-cell>
          <table:table-cell office:value-type="string">
            <text:p>cell</text:p>
          </table:table-cell>
          <table:table-cell office:value-type="string">
            <text:p>resolve!cel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ide</text:p>
          </table:table-cell>
          <table:table-cell office:value-type="string">
            <text:p>feature</text:p>
          </table:table-cell>
          <table:table-cell office:value-type="string">
            <text:p>wide!featur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places</text:p>
          </table:table-cell>
          <table:table-cell office:value-type="string">
            <text:p>can</text:p>
          </table:table-cell>
          <table:table-cell office:value-type="string">
            <text:p>replaces!ca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sks</text:p>
          </table:table-cell>
          <table:table-cell office:value-type="string">
            <text:p>direct</text:p>
          </table:table-cell>
          <table:table-cell office:value-type="string">
            <text:p>tasks!direc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ite</text:p>
          </table:table-cell>
          <table:table-cell office:value-type="string">
            <text:p>content</text:p>
          </table:table-cell>
          <table:table-cell office:value-type="string">
            <text:p>site!conten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rites</text:p>
          </table:table-cell>
          <table:table-cell office:value-type="string">
            <text:p>focus</text:p>
          </table:table-cell>
          <table:table-cell office:value-type="string">
            <text:p>writes!focu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otions</text:p>
          </table:table-cell>
          <table:table-cell office:value-type="string">
            <text:p>pain</text:p>
          </table:table-cell>
          <table:table-cell office:value-type="string">
            <text:p>notions!pai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ind</text:p>
          </table:table-cell>
          <table:table-cell office:value-type="string">
            <text:p>invalid</text:p>
          </table:table-cell>
          <table:table-cell office:value-type="string">
            <text:p>mind!invali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hops</text:p>
          </table:table-cell>
          <table:table-cell office:value-type="string">
            <text:p>conrad</text:p>
          </table:table-cell>
          <table:table-cell office:value-type="string">
            <text:p>shops!conra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asons</text:p>
          </table:table-cell>
          <table:table-cell office:value-type="string">
            <text:p>been</text:p>
          </table:table-cell>
          <table:table-cell office:value-type="string">
            <text:p>reasons!bee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oom</text:p>
          </table:table-cell>
          <table:table-cell office:value-type="string">
            <text:p>classes</text:p>
          </table:table-cell>
          <table:table-cell office:value-type="string">
            <text:p>room!class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ullify</text:p>
          </table:table-cell>
          <table:table-cell office:value-type="string">
            <text:p>pane</text:p>
          </table:table-cell>
          <table:table-cell office:value-type="string">
            <text:p>nullify!pan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eeded</text:p>
          </table:table-cell>
          <table:table-cell office:value-type="string">
            <text:p>extra</text:p>
          </table:table-cell>
          <table:table-cell office:value-type="string">
            <text:p>weeded!extra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eb</text:p>
          </table:table-cell>
          <table:table-cell office:value-type="string">
            <text:p>external</text:p>
          </table:table-cell>
          <table:table-cell office:value-type="string">
            <text:p>web!externa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ell</text:p>
          </table:table-cell>
          <table:table-cell office:value-type="string">
            <text:p>discern</text:p>
          </table:table-cell>
          <table:table-cell office:value-type="string">
            <text:p>tell!discer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st</text:p>
          </table:table-cell>
          <table:table-cell office:value-type="string">
            <text:p>chained</text:p>
          </table:table-cell>
          <table:table-cell office:value-type="string">
            <text:p>rest!chain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hats</text:p>
          </table:table-cell>
          <table:table-cell office:value-type="string">
            <text:p>distil</text:p>
          </table:table-cell>
          <table:table-cell office:value-type="string">
            <text:p>thats!disti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g</text:p>
          </table:table-cell>
          <table:table-cell office:value-type="string">
            <text:p>diagrams</text:p>
          </table:table-cell>
          <table:table-cell office:value-type="string">
            <text:p>tag!diagram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lly</text:p>
          </table:table-cell>
          <table:table-cell office:value-type="string">
            <text:p>differ</text:p>
          </table:table-cell>
          <table:table-cell office:value-type="string">
            <text:p>tally!diff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unlike</text:p>
          </table:table-cell>
          <table:table-cell office:value-type="string">
            <text:p>equal</text:p>
          </table:table-cell>
          <table:table-cell office:value-type="string">
            <text:p>unlike!equa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td</text:p>
          </table:table-cell>
          <table:table-cell office:value-type="string">
            <text:p>indecent</text:p>
          </table:table-cell>
          <table:table-cell office:value-type="string">
            <text:p>ltd!indecent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hilst</text:p>
          </table:table-cell>
          <table:table-cell office:value-type="string">
            <text:p>falls</text:p>
          </table:table-cell>
          <table:table-cell office:value-type="string">
            <text:p>whilst!fall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x</text:p>
          </table:table-cell>
          <table:table-cell office:value-type="string">
            <text:p>directed</text:p>
          </table:table-cell>
          <table:table-cell office:value-type="string">
            <text:p>tax!direct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plit</text:p>
          </table:table-cell>
          <table:table-cell office:value-type="string">
            <text:p>crimes</text:p>
          </table:table-cell>
          <table:table-cell office:value-type="string">
            <text:p>split!crim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eird</text:p>
          </table:table-cell>
          <table:table-cell office:value-type="string">
            <text:p>fabric</text:p>
          </table:table-cell>
          <table:table-cell office:value-type="string">
            <text:p>weird!fabric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ate</text:p>
          </table:table-cell>
          <table:table-cell office:value-type="string">
            <text:p>barrier</text:p>
          </table:table-cell>
          <table:table-cell office:value-type="string">
            <text:p>rate!barri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hen</text:p>
          </table:table-cell>
          <table:table-cell office:value-type="string">
            <text:p>failing</text:p>
          </table:table-cell>
          <table:table-cell office:value-type="string">
            <text:p>when!failin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etter</text:p>
          </table:table-cell>
          <table:table-cell office:value-type="string">
            <text:p>ideal</text:p>
          </table:table-cell>
          <table:table-cell office:value-type="string">
            <text:p>letter!idea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cene</text:p>
          </table:table-cell>
          <table:table-cell office:value-type="string">
            <text:p>colour</text:p>
          </table:table-cell>
          <table:table-cell office:value-type="string">
            <text:p>scene!colou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trokes</text:p>
          </table:table-cell>
          <table:table-cell office:value-type="string">
            <text:p>deck</text:p>
          </table:table-cell>
          <table:table-cell office:value-type="string">
            <text:p>strokes!deck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oll</text:p>
          </table:table-cell>
          <table:table-cell office:value-type="string">
            <text:p>clarity</text:p>
          </table:table-cell>
          <table:table-cell office:value-type="string">
            <text:p>roll!clarit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roject</text:p>
          </table:table-cell>
          <table:table-cell office:value-type="string">
            <text:p>art…</text:p>
          </table:table-cell>
          <table:table-cell office:value-type="string">
            <text:p>project!art…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anually</text:p>
          </table:table-cell>
          <table:table-cell office:value-type="string">
            <text:p>ink</text:p>
          </table:table-cell>
          <table:table-cell office:value-type="string">
            <text:p>manually!ink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iming</text:p>
          </table:table-cell>
          <table:table-cell office:value-type="string">
            <text:p>drink</text:p>
          </table:table-cell>
          <table:table-cell office:value-type="string">
            <text:p>timing!drink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rotect</text:p>
          </table:table-cell>
          <table:table-cell office:value-type="string">
            <text:p>atom</text:p>
          </table:table-cell>
          <table:table-cell office:value-type="string">
            <text:p>protect!atom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ry</text:p>
          </table:table-cell>
          <table:table-cell office:value-type="string">
            <text:p>emphasis</text:p>
          </table:table-cell>
          <table:table-cell office:value-type="string">
            <text:p>try!emphasi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abs</text:p>
          </table:table-cell>
          <table:table-cell office:value-type="string">
            <text:p>diagram</text:p>
          </table:table-cell>
          <table:table-cell office:value-type="string">
            <text:p>tabs!diagram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ike</text:p>
          </table:table-cell>
          <table:table-cell office:value-type="string">
            <text:p>imaging</text:p>
          </table:table-cell>
          <table:table-cell office:value-type="string">
            <text:p>like!imaging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ive</text:p>
          </table:table-cell>
          <table:table-cell office:value-type="string">
            <text:p>implies</text:p>
          </table:table-cell>
          <table:table-cell office:value-type="string">
            <text:p>live!implie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ocal</text:p>
          </table:table-cell>
          <table:table-cell office:value-type="string">
            <text:p>impose</text:p>
          </table:table-cell>
          <table:table-cell office:value-type="string">
            <text:p>local!impos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essons</text:p>
          </table:table-cell>
          <table:table-cell office:value-type="string">
            <text:p>icon</text:p>
          </table:table-cell>
          <table:table-cell office:value-type="string">
            <text:p>lessons!ico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aps</text:p>
          </table:table-cell>
          <table:table-cell office:value-type="string">
            <text:p>inquiry</text:p>
          </table:table-cell>
          <table:table-cell office:value-type="string">
            <text:p>maps!inquir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ich</text:p>
          </table:table-cell>
          <table:table-cell office:value-type="string">
            <text:p>chopped</text:p>
          </table:table-cell>
          <table:table-cell office:value-type="string">
            <text:p>rich!chopp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acro…</text:p>
          </table:table-cell>
          <table:table-cell office:value-type="string">
            <text:p>index</text:p>
          </table:table-cell>
          <table:table-cell office:value-type="string">
            <text:p>macro…!index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quids</text:p>
          </table:table-cell>
          <table:table-cell office:value-type="string">
            <text:p>backed</text:p>
          </table:table-cell>
          <table:table-cell office:value-type="string">
            <text:p>quids!back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thus</text:p>
          </table:table-cell>
          <table:table-cell office:value-type="string">
            <text:p>drafted</text:p>
          </table:table-cell>
          <table:table-cell office:value-type="string">
            <text:p>thus!draft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ormally</text:p>
          </table:table-cell>
          <table:table-cell office:value-type="string">
            <text:p>own</text:p>
          </table:table-cell>
          <table:table-cell office:value-type="string">
            <text:p>normally!own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rt</text:p>
          </table:table-cell>
          <table:table-cell office:value-type="string">
            <text:p>ability</text:p>
          </table:table-cell>
          <table:table-cell office:value-type="string">
            <text:p>part!ability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yer</text:p>
          </table:table-cell>
          <table:table-cell office:value-type="string">
            <text:p>accord</text:p>
          </table:table-cell>
          <table:table-cell office:value-type="string">
            <text:p>payer!accor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il</text:p>
          </table:table-cell>
          <table:table-cell office:value-type="string">
            <text:p>overlaps</text:p>
          </table:table-cell>
          <table:table-cell office:value-type="string">
            <text:p>nil!overlap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he</text:p>
          </table:table-cell>
          <table:table-cell office:value-type="string">
            <text:p>confirms</text:p>
          </table:table-cell>
          <table:table-cell office:value-type="string">
            <text:p>she!confirm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oint</text:p>
          </table:table-cell>
          <table:table-cell office:value-type="string">
            <text:p>agreed</text:p>
          </table:table-cell>
          <table:table-cell office:value-type="string">
            <text:p>point!agre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oor</text:p>
          </table:table-cell>
          <table:table-cell office:value-type="string">
            <text:p>aligned</text:p>
          </table:table-cell>
          <table:table-cell office:value-type="string">
            <text:p>poor!align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olicing</text:p>
          </table:table-cell>
          <table:table-cell office:value-type="string">
            <text:p>aka</text:p>
          </table:table-cell>
          <table:table-cell office:value-type="string">
            <text:p>policing!aka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log</text:p>
          </table:table-cell>
          <table:table-cell office:value-type="string">
            <text:p>improper</text:p>
          </table:table-cell>
          <table:table-cell office:value-type="string">
            <text:p>log!improper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onths</text:p>
          </table:table-cell>
          <table:table-cell office:value-type="string">
            <text:p>opens</text:p>
          </table:table-cell>
          <table:table-cell office:value-type="string">
            <text:p>months!open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ore</text:p>
          </table:table-cell>
          <table:table-cell office:value-type="string">
            <text:p>operate</text:p>
          </table:table-cell>
          <table:table-cell office:value-type="string">
            <text:p>more!operat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ixed</text:p>
          </table:table-cell>
          <table:table-cell office:value-type="string">
            <text:p>italic</text:p>
          </table:table-cell>
          <table:table-cell office:value-type="string">
            <text:p>mixed!italic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onitor</text:p>
          </table:table-cell>
          <table:table-cell office:value-type="string">
            <text:p>once</text:p>
          </table:table-cell>
          <table:table-cell office:value-type="string">
            <text:p>monitor!onc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ame</text:p>
          </table:table-cell>
          <table:table-cell office:value-type="string">
            <text:p>organic</text:p>
          </table:table-cell>
          <table:table-cell office:value-type="string">
            <text:p>name!organic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news</text:p>
          </table:table-cell>
          <table:table-cell office:value-type="string">
            <text:p>overall</text:p>
          </table:table-cell>
          <table:table-cell office:value-type="string">
            <text:p>news!overall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rtial</text:p>
          </table:table-cell>
          <table:table-cell office:value-type="string">
            <text:p>able</text:p>
          </table:table-cell>
          <table:table-cell office:value-type="string">
            <text:p>partial!able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ust</text:p>
          </table:table-cell>
          <table:table-cell office:value-type="string">
            <text:p>ordered</text:p>
          </table:table-cell>
          <table:table-cell office:value-type="string">
            <text:p>must!ordered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rent</text:p>
          </table:table-cell>
          <table:table-cell office:value-type="string">
            <text:p>caesars</text:p>
          </table:table-cell>
          <table:table-cell office:value-type="string">
            <text:p>rent!caesar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paths</text:p>
          </table:table-cell>
          <table:table-cell office:value-type="string">
            <text:p>access</text:p>
          </table:table-cell>
          <table:table-cell office:value-type="string">
            <text:p>paths!access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model</text:p>
          </table:table-cell>
          <table:table-cell office:value-type="string">
            <text:p>itself</text:p>
          </table:table-cell>
          <table:table-cell office:value-type="string">
            <text:p>model!itself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social</text:p>
          </table:table-cell>
          <table:table-cell office:value-type="string">
            <text:p>copied</text:p>
          </table:table-cell>
          <table:table-cell office:value-type="string">
            <text:p>social!copi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thin</text:p>
          </table:table-cell>
          <table:table-cell office:value-type="string">
            <text:p>filter</text:p>
          </table:table-cell>
          <table:table-cell office:value-type="string">
            <text:p>within!filt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een</text:p>
          </table:table-cell>
          <table:table-cell office:value-type="string">
            <text:p>handled</text:p>
          </table:table-cell>
          <table:table-cell office:value-type="string">
            <text:p>green!handl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chools</text:p>
          </table:table-cell>
          <table:table-cell office:value-type="string">
            <text:p>combo</text:p>
          </table:table-cell>
          <table:table-cell office:value-type="string">
            <text:p>schools!combo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pinner</text:p>
          </table:table-cell>
          <table:table-cell office:value-type="string">
            <text:p>creep</text:p>
          </table:table-cell>
          <table:table-cell office:value-type="string">
            <text:p>spinner!creep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ooling</text:p>
          </table:table-cell>
          <table:table-cell office:value-type="string">
            <text:p>align</text:p>
          </table:table-cell>
          <table:table-cell office:value-type="string">
            <text:p>pooling!alig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egion</text:p>
          </table:table-cell>
          <table:table-cell office:value-type="string">
            <text:p>humans</text:p>
          </table:table-cell>
          <table:table-cell office:value-type="string">
            <text:p>legion!human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ally</text:p>
          </table:table-cell>
          <table:table-cell office:value-type="string">
            <text:p>become</text:p>
          </table:table-cell>
          <table:table-cell office:value-type="string">
            <text:p>really!becom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ulled</text:p>
          </table:table-cell>
          <table:table-cell office:value-type="string">
            <text:p>author</text:p>
          </table:table-cell>
          <table:table-cell office:value-type="string">
            <text:p>pulled!autho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cope</text:p>
          </table:table-cell>
          <table:table-cell office:value-type="string">
            <text:p>comfort</text:p>
          </table:table-cell>
          <table:table-cell office:value-type="string">
            <text:p>scope!comfor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nt</text:p>
          </table:table-cell>
          <table:table-cell office:value-type="string">
            <text:p>finances</text:p>
          </table:table-cell>
          <table:table-cell office:value-type="string">
            <text:p>wont!financ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ouns</text:p>
          </table:table-cell>
          <table:table-cell office:value-type="string">
            <text:p>painter</text:p>
          </table:table-cell>
          <table:table-cell office:value-type="string">
            <text:p>nouns!paint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ree</text:p>
          </table:table-cell>
          <table:table-cell office:value-type="string">
            <text:p>election</text:p>
          </table:table-cell>
          <table:table-cell office:value-type="string">
            <text:p>tree!electi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th…</text:p>
          </table:table-cell>
          <table:table-cell office:value-type="string">
            <text:p>filings</text:p>
          </table:table-cell>
          <table:table-cell office:value-type="string">
            <text:p>with…!filing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olling</text:p>
          </table:table-cell>
          <table:table-cell office:value-type="string">
            <text:p>clash</text:p>
          </table:table-cell>
          <table:table-cell office:value-type="string">
            <text:p>rolling!clash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rove</text:p>
          </table:table-cell>
          <table:table-cell office:value-type="string">
            <text:p>emerges</text:p>
          </table:table-cell>
          <table:table-cell office:value-type="string">
            <text:p>trove!emerg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hase</text:p>
          </table:table-cell>
          <table:table-cell office:value-type="string">
            <text:p>adjusts</text:p>
          </table:table-cell>
          <table:table-cell office:value-type="string">
            <text:p>phase!adjus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ound</text:p>
          </table:table-cell>
          <table:table-cell office:value-type="string">
            <text:p>clearer</text:p>
          </table:table-cell>
          <table:table-cell office:value-type="string">
            <text:p>round!clear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quired</text:p>
          </table:table-cell>
          <table:table-cell office:value-type="string">
            <text:p>case</text:p>
          </table:table-cell>
          <table:table-cell office:value-type="string">
            <text:p>required!cas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andom</text:p>
          </table:table-cell>
          <table:table-cell office:value-type="string">
            <text:p>ballot</text:p>
          </table:table-cell>
          <table:table-cell office:value-type="string">
            <text:p>random!ballo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oup</text:p>
          </table:table-cell>
          <table:table-cell office:value-type="string">
            <text:p>harking</text:p>
          </table:table-cell>
          <table:table-cell office:value-type="string">
            <text:p>group!hark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nging</text:p>
          </table:table-cell>
          <table:table-cell office:value-type="string">
            <text:p>fight</text:p>
          </table:table-cell>
          <table:table-cell office:value-type="string">
            <text:p>winging!figh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shing</text:p>
          </table:table-cell>
          <table:table-cell office:value-type="string">
            <text:p>files</text:p>
          </table:table-cell>
          <table:table-cell office:value-type="string">
            <text:p>wishing!fil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ets</text:p>
          </table:table-cell>
          <table:table-cell office:value-type="string">
            <text:p>concrete</text:p>
          </table:table-cell>
          <table:table-cell office:value-type="string">
            <text:p>sets!concre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oal</text:p>
          </table:table-cell>
          <table:table-cell office:value-type="string">
            <text:p>friendly</text:p>
          </table:table-cell>
          <table:table-cell office:value-type="string">
            <text:p>goal!friendl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ign…</text:p>
          </table:table-cell>
          <table:table-cell office:value-type="string">
            <text:p>console</text:p>
          </table:table-cell>
          <table:table-cell office:value-type="string">
            <text:p>sign…!consol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otional</text:p>
          </table:table-cell>
          <table:table-cell office:value-type="string">
            <text:p>paid</text:p>
          </table:table-cell>
          <table:table-cell office:value-type="string">
            <text:p>notional!pai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chematic</text:p>
          </table:table-cell>
          <table:table-cell office:value-type="string">
            <text:p>com</text:p>
          </table:table-cell>
          <table:table-cell office:value-type="string">
            <text:p>schematic!com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ides</text:p>
          </table:table-cell>
          <table:table-cell office:value-type="string">
            <text:p>consist</text:p>
          </table:table-cell>
          <table:table-cell office:value-type="string">
            <text:p>sides!consis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ceive</text:p>
          </table:table-cell>
          <table:table-cell office:value-type="string">
            <text:p>begun</text:p>
          </table:table-cell>
          <table:table-cell office:value-type="string">
            <text:p>receive!begu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rksheet</text:p>
          </table:table-cell>
          <table:table-cell office:value-type="string">
            <text:p>fix</text:p>
          </table:table-cell>
          <table:table-cell office:value-type="string">
            <text:p>worksheet!fix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ut</text:p>
          </table:table-cell>
          <table:table-cell office:value-type="string">
            <text:p>automated</text:p>
          </table:table-cell>
          <table:table-cell office:value-type="string">
            <text:p>put!automat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upgrade</text:p>
          </table:table-cell>
          <table:table-cell office:value-type="string">
            <text:p>ethos</text:p>
          </table:table-cell>
          <table:table-cell office:value-type="string">
            <text:p>upgrade!etho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uch</text:p>
          </table:table-cell>
          <table:table-cell office:value-type="string">
            <text:p>opposite</text:p>
          </table:table-cell>
          <table:table-cell office:value-type="string">
            <text:p>much!opposi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art</text:p>
          </table:table-cell>
          <table:table-cell office:value-type="string">
            <text:p>custody</text:p>
          </table:table-cell>
          <table:table-cell office:value-type="string">
            <text:p>start!custod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arties</text:p>
          </table:table-cell>
          <table:table-cell office:value-type="string">
            <text:p>about</text:p>
          </table:table-cell>
          <table:table-cell office:value-type="string">
            <text:p>parties!abou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ained</text:p>
          </table:table-cell>
          <table:table-cell office:value-type="string">
            <text:p>forget</text:p>
          </table:table-cell>
          <table:table-cell office:value-type="string">
            <text:p>gained!forge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do</text:p>
          </table:table-cell>
          <table:table-cell office:value-type="string">
            <text:p>birthday</text:p>
          </table:table-cell>
          <table:table-cell office:value-type="string">
            <text:p>redo!birthda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racking</text:p>
          </table:table-cell>
          <table:table-cell office:value-type="string">
            <text:p>earn</text:p>
          </table:table-cell>
          <table:table-cell office:value-type="string">
            <text:p>tracking!ear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younger</text:p>
          </table:table-cell>
          <table:table-cell office:value-type="string">
            <text:p>force</text:p>
          </table:table-cell>
          <table:table-cell office:value-type="string">
            <text:p>younger!forc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ature</text:p>
          </table:table-cell>
          <table:table-cell office:value-type="string">
            <text:p>origin</text:p>
          </table:table-cell>
          <table:table-cell office:value-type="string">
            <text:p>nature!origi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urdered</text:p>
          </table:table-cell>
          <table:table-cell office:value-type="string">
            <text:p>oral</text:p>
          </table:table-cell>
          <table:table-cell office:value-type="string">
            <text:p>murdered!ora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jects</text:p>
          </table:table-cell>
          <table:table-cell office:value-type="string">
            <text:p>arts</text:p>
          </table:table-cell>
          <table:table-cell office:value-type="string">
            <text:p>projects!ar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unded</text:p>
          </table:table-cell>
          <table:table-cell office:value-type="string">
            <text:p>floor</text:p>
          </table:table-cell>
          <table:table-cell office:value-type="string">
            <text:p>wounded!floo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turn</text:p>
          </table:table-cell>
          <table:table-cell office:value-type="string">
            <text:p>chart…</text:p>
          </table:table-cell>
          <table:table-cell office:value-type="string">
            <text:p>return!chart…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anges…</text:p>
          </table:table-cell>
          <table:table-cell office:value-type="string">
            <text:p>banks</text:p>
          </table:table-cell>
          <table:table-cell office:value-type="string">
            <text:p>ranges…!bank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rkplace</text:p>
          </table:table-cell>
          <table:table-cell office:value-type="string">
            <text:p>fit</text:p>
          </table:table-cell>
          <table:table-cell office:value-type="string">
            <text:p>workplace!fi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ant</text:p>
          </table:table-cell>
          <table:table-cell office:value-type="string">
            <text:p>gunnery</text:p>
          </table:table-cell>
          <table:table-cell office:value-type="string">
            <text:p>grant!gunner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rrying</text:p>
          </table:table-cell>
          <table:table-cell office:value-type="string">
            <text:p>flex</text:p>
          </table:table-cell>
          <table:table-cell office:value-type="string">
            <text:p>worrying!flex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hotos</text:p>
          </table:table-cell>
          <table:table-cell office:value-type="string">
            <text:p>adults</text:p>
          </table:table-cell>
          <table:table-cell office:value-type="string">
            <text:p>photos!adul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move</text:p>
          </table:table-cell>
          <table:table-cell office:value-type="string">
            <text:p>button</text:p>
          </table:table-cell>
          <table:table-cell office:value-type="string">
            <text:p>remove!butt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olution</text:p>
          </table:table-cell>
          <table:table-cell office:value-type="string">
            <text:p>core</text:p>
          </table:table-cell>
          <table:table-cell office:value-type="string">
            <text:p>solution!cor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ne</text:p>
          </table:table-cell>
          <table:table-cell office:value-type="string">
            <text:p>aspects</text:p>
          </table:table-cell>
          <table:table-cell office:value-type="string">
            <text:p>prone!aspec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or</text:p>
          </table:table-cell>
          <table:table-cell office:value-type="string">
            <text:p>overwrite</text:p>
          </table:table-cell>
          <table:table-cell office:value-type="string">
            <text:p>nor!overwri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reasure</text:p>
          </table:table-cell>
          <table:table-cell office:value-type="string">
            <text:p>eggs</text:p>
          </table:table-cell>
          <table:table-cell office:value-type="string">
            <text:p>treasure!egg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erge</text:p>
          </table:table-cell>
          <table:table-cell office:value-type="string">
            <text:p>interim</text:p>
          </table:table-cell>
          <table:table-cell office:value-type="string">
            <text:p>merge!interim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turns</text:p>
          </table:table-cell>
          <table:table-cell office:value-type="string">
            <text:p>chasm</text:p>
          </table:table-cell>
          <table:table-cell office:value-type="string">
            <text:p>returns!chasm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updown</text:p>
          </table:table-cell>
          <table:table-cell office:value-type="string">
            <text:p>ethnic</text:p>
          </table:table-cell>
          <table:table-cell office:value-type="string">
            <text:p>updown!ethnic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pare</text:p>
          </table:table-cell>
          <table:table-cell office:value-type="string">
            <text:p>counsel</text:p>
          </table:table-cell>
          <table:table-cell office:value-type="string">
            <text:p>spare!counse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in</text:p>
          </table:table-cell>
          <table:table-cell office:value-type="string">
            <text:p>contacted</text:p>
          </table:table-cell>
          <table:table-cell office:value-type="string">
            <text:p>sin!contact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aising</text:p>
          </table:table-cell>
          <table:table-cell office:value-type="string">
            <text:p>baked</text:p>
          </table:table-cell>
          <table:table-cell office:value-type="string">
            <text:p>raising!bak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knowing</text:p>
          </table:table-cell>
          <table:table-cell office:value-type="string">
            <text:p>hides</text:p>
          </table:table-cell>
          <table:table-cell office:value-type="string">
            <text:p>knowing!hid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ows</text:p>
          </table:table-cell>
          <table:table-cell office:value-type="string">
            <text:p>clinical</text:p>
          </table:table-cell>
          <table:table-cell office:value-type="string">
            <text:p>rows!clinica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ound</text:p>
          </table:table-cell>
          <table:table-cell office:value-type="string">
            <text:p>already</text:p>
          </table:table-cell>
          <table:table-cell office:value-type="string">
            <text:p>pound!alread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isk</text:p>
          </table:table-cell>
          <table:table-cell office:value-type="string">
            <text:p>circular</text:p>
          </table:table-cell>
          <table:table-cell office:value-type="string">
            <text:p>risk!circula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cessed</text:p>
          </table:table-cell>
          <table:table-cell office:value-type="string">
            <text:p>are</text:p>
          </table:table-cell>
          <table:table-cell office:value-type="string">
            <text:p>processed!ar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osetta</text:p>
          </table:table-cell>
          <table:table-cell office:value-type="string">
            <text:p>clean</text:p>
          </table:table-cell>
          <table:table-cell office:value-type="string">
            <text:p>rosetta!clea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alk</text:p>
          </table:table-cell>
          <table:table-cell office:value-type="string">
            <text:p>exposure</text:p>
          </table:table-cell>
          <table:table-cell office:value-type="string">
            <text:p>walk!exposur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alks</text:p>
          </table:table-cell>
          <table:table-cell office:value-type="string">
            <text:p>express</text:p>
          </table:table-cell>
          <table:table-cell office:value-type="string">
            <text:p>walks!expres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egnancy</text:p>
          </table:table-cell>
          <table:table-cell office:value-type="string">
            <text:p>and</text:p>
          </table:table-cell>
          <table:table-cell office:value-type="string">
            <text:p>pregnancy!an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rgely</text:p>
          </table:table-cell>
          <table:table-cell office:value-type="string">
            <text:p>holds</text:p>
          </table:table-cell>
          <table:table-cell office:value-type="string">
            <text:p>largely!hold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ward</text:p>
          </table:table-cell>
          <table:table-cell office:value-type="string">
            <text:p>choose</text:p>
          </table:table-cell>
          <table:table-cell office:value-type="string">
            <text:p>reward!choos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ndow</text:p>
          </table:table-cell>
          <table:table-cell office:value-type="string">
            <text:p>fields</text:p>
          </table:table-cell>
          <table:table-cell office:value-type="string">
            <text:p>window!field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ermanent</text:p>
          </table:table-cell>
          <table:table-cell office:value-type="string">
            <text:p>add</text:p>
          </table:table-cell>
          <table:table-cell office:value-type="string">
            <text:p>permanent!ad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ights</text:p>
          </table:table-cell>
          <table:table-cell office:value-type="string">
            <text:p>church</text:p>
          </table:table-cell>
          <table:table-cell office:value-type="string">
            <text:p>rights!church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ight…</text:p>
          </table:table-cell>
          <table:table-cell office:value-type="string">
            <text:p>chosen</text:p>
          </table:table-cell>
          <table:table-cell office:value-type="string">
            <text:p>right…!chose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ealth</text:p>
          </table:table-cell>
          <table:table-cell office:value-type="string">
            <text:p>extent</text:p>
          </table:table-cell>
          <table:table-cell office:value-type="string">
            <text:p>wealth!exten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blems</text:p>
          </table:table-cell>
          <table:table-cell office:value-type="string">
            <text:p>apps</text:p>
          </table:table-cell>
          <table:table-cell office:value-type="string">
            <text:p>problems!app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view…</text:p>
          </table:table-cell>
          <table:table-cell office:value-type="string">
            <text:p>chief</text:p>
          </table:table-cell>
          <table:table-cell office:value-type="string">
            <text:p>review…!chief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vary</text:p>
          </table:table-cell>
          <table:table-cell office:value-type="string">
            <text:p>exchange</text:p>
          </table:table-cell>
          <table:table-cell office:value-type="string">
            <text:p>vary!exchang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usually</text:p>
          </table:table-cell>
          <table:table-cell office:value-type="string">
            <text:p>exact</text:p>
          </table:table-cell>
          <table:table-cell office:value-type="string">
            <text:p>usually!exac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ay</text:p>
          </table:table-cell>
          <table:table-cell office:value-type="string">
            <text:p>integrate</text:p>
          </table:table-cell>
          <table:table-cell office:value-type="string">
            <text:p>may!integra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via</text:p>
          </table:table-cell>
          <table:table-cell office:value-type="string">
            <text:p>existence</text:p>
          </table:table-cell>
          <table:table-cell office:value-type="string">
            <text:p>via!existenc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wice</text:p>
          </table:table-cell>
          <table:table-cell office:value-type="string">
            <text:p>enabled</text:p>
          </table:table-cell>
          <table:table-cell office:value-type="string">
            <text:p>twice!enabl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echies</text:p>
          </table:table-cell>
          <table:table-cell office:value-type="string">
            <text:p>dirty</text:p>
          </table:table-cell>
          <table:table-cell office:value-type="string">
            <text:p>techies!dirt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unbounded</text:p>
          </table:table-cell>
          <table:table-cell office:value-type="string">
            <text:p>end</text:p>
          </table:table-cell>
          <table:table-cell office:value-type="string">
            <text:p>unbounded!en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otices</text:p>
          </table:table-cell>
          <table:table-cell office:value-type="string">
            <text:p>page…</text:p>
          </table:table-cell>
          <table:table-cell office:value-type="string">
            <text:p>notices!page…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ype</text:p>
          </table:table-cell>
          <table:table-cell office:value-type="string">
            <text:p>enabling</text:p>
          </table:table-cell>
          <table:table-cell office:value-type="string">
            <text:p>type!enabl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question</text:p>
          </table:table-cell>
          <table:table-cell office:value-type="string">
            <text:p>away</text:p>
          </table:table-cell>
          <table:table-cell office:value-type="string">
            <text:p>question!awa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eftmost</text:p>
          </table:table-cell>
          <table:table-cell office:value-type="string">
            <text:p>huge</text:p>
          </table:table-cell>
          <table:table-cell office:value-type="string">
            <text:p>leftmost!hug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mpt</text:p>
          </table:table-cell>
          <table:table-cell office:value-type="string">
            <text:p>asking</text:p>
          </table:table-cell>
          <table:table-cell office:value-type="string">
            <text:p>prompt!ask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hile</text:p>
          </table:table-cell>
          <table:table-cell office:value-type="string">
            <text:p>falling</text:p>
          </table:table-cell>
          <table:table-cell office:value-type="string">
            <text:p>while!fall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rade</text:p>
          </table:table-cell>
          <table:table-cell office:value-type="string">
            <text:p>easiest</text:p>
          </table:table-cell>
          <table:table-cell office:value-type="string">
            <text:p>trade!easies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onitors</text:p>
          </table:table-cell>
          <table:table-cell office:value-type="string">
            <text:p>ones</text:p>
          </table:table-cell>
          <table:table-cell office:value-type="string">
            <text:p>monitors!on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arked</text:p>
          </table:table-cell>
          <table:table-cell office:value-type="string">
            <text:p>insert</text:p>
          </table:table-cell>
          <table:table-cell office:value-type="string">
            <text:p>marked!inser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ops</text:p>
          </table:table-cell>
          <table:table-cell office:value-type="string">
            <text:p>dealing</text:p>
          </table:table-cell>
          <table:table-cell office:value-type="string">
            <text:p>stops!deal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longed</text:p>
          </table:table-cell>
          <table:table-cell office:value-type="string">
            <text:p>asc</text:p>
          </table:table-cell>
          <table:table-cell office:value-type="string">
            <text:p>prolonged!asc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adians</text:p>
          </table:table-cell>
          <table:table-cell office:value-type="string">
            <text:p>badly</text:p>
          </table:table-cell>
          <table:table-cell office:value-type="string">
            <text:p>radians!badl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holly</text:p>
          </table:table-cell>
          <table:table-cell office:value-type="string">
            <text:p>father</text:p>
          </table:table-cell>
          <table:table-cell office:value-type="string">
            <text:p>wholly!fath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aves</text:p>
          </table:table-cell>
          <table:table-cell office:value-type="string">
            <text:p>extends</text:p>
          </table:table-cell>
          <table:table-cell office:value-type="string">
            <text:p>waves!extend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ivot</text:p>
          </table:table-cell>
          <table:table-cell office:value-type="string">
            <text:p>affairs</text:p>
          </table:table-cell>
          <table:table-cell office:value-type="string">
            <text:p>pivot!affair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ubsume</text:p>
          </table:table-cell>
          <table:table-cell office:value-type="string">
            <text:p>delay</text:p>
          </table:table-cell>
          <table:table-cell office:value-type="string">
            <text:p>subsume!dela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assed</text:p>
          </table:table-cell>
          <table:table-cell office:value-type="string">
            <text:p>abused</text:p>
          </table:table-cell>
          <table:table-cell office:value-type="string">
            <text:p>passed!abus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leasing</text:p>
          </table:table-cell>
          <table:table-cell office:value-type="string">
            <text:p>bug</text:p>
          </table:table-cell>
          <table:table-cell office:value-type="string">
            <text:p>releasing!bu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valid</text:p>
          </table:table-cell>
          <table:table-cell office:value-type="string">
            <text:p>examine</text:p>
          </table:table-cell>
          <table:table-cell office:value-type="string">
            <text:p>valid!examin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od</text:p>
          </table:table-cell>
          <table:table-cell office:value-type="string">
            <text:p>iterative</text:p>
          </table:table-cell>
          <table:table-cell office:value-type="string">
            <text:p>mod!iterativ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odus</text:p>
          </table:table-cell>
          <table:table-cell office:value-type="string">
            <text:p>journey</text:p>
          </table:table-cell>
          <table:table-cell office:value-type="string">
            <text:p>modus!journe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zoom</text:p>
          </table:table-cell>
          <table:table-cell office:value-type="string">
            <text:p>forecast</text:p>
          </table:table-cell>
          <table:table-cell office:value-type="string">
            <text:p>zoom!forecas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ached</text:p>
          </table:table-cell>
          <table:table-cell office:value-type="string">
            <text:p>basis</text:p>
          </table:table-cell>
          <table:table-cell office:value-type="string">
            <text:p>reached!basi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unning</text:p>
          </table:table-cell>
          <table:table-cell office:value-type="string">
            <text:p>close</text:p>
          </table:table-cell>
          <table:table-cell office:value-type="string">
            <text:p>running!clos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ories</text:p>
          </table:table-cell>
          <table:table-cell office:value-type="string">
            <text:p>death</text:p>
          </table:table-cell>
          <table:table-cell office:value-type="string">
            <text:p>stories!death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eights</text:p>
          </table:table-cell>
          <table:table-cell office:value-type="string">
            <text:p>fable</text:p>
          </table:table-cell>
          <table:table-cell office:value-type="string">
            <text:p>weights!fabl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ind</text:p>
          </table:table-cell>
          <table:table-cell office:value-type="string">
            <text:p>happens</text:p>
          </table:table-cell>
          <table:table-cell office:value-type="string">
            <text:p>grind!happen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ound</text:p>
          </table:table-cell>
          <table:table-cell office:value-type="string">
            <text:p>harder</text:p>
          </table:table-cell>
          <table:table-cell office:value-type="string">
            <text:p>ground!hard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witch</text:p>
          </table:table-cell>
          <table:table-cell office:value-type="string">
            <text:p>design</text:p>
          </table:table-cell>
          <table:table-cell office:value-type="string">
            <text:p>switch!desig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ere</text:p>
          </table:table-cell>
          <table:table-cell office:value-type="string">
            <text:p>divided</text:p>
          </table:table-cell>
          <table:table-cell office:value-type="string">
            <text:p>there!divid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ages</text:p>
          </table:table-cell>
          <table:table-cell office:value-type="string">
            <text:p>exposed</text:p>
          </table:table-cell>
          <table:table-cell office:value-type="string">
            <text:p>wages!expos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youth</text:p>
          </table:table-cell>
          <table:table-cell office:value-type="string">
            <text:p>forcing</text:p>
          </table:table-cell>
          <table:table-cell office:value-type="string">
            <text:p>youth!forc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ifted</text:p>
          </table:table-cell>
          <table:table-cell office:value-type="string">
            <text:p>images</text:p>
          </table:table-cell>
          <table:table-cell office:value-type="string">
            <text:p>lifted!imag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iving</text:p>
          </table:table-cell>
          <table:table-cell office:value-type="string">
            <text:p>import</text:p>
          </table:table-cell>
          <table:table-cell office:value-type="string">
            <text:p>living!impor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yers</text:p>
          </table:table-cell>
          <table:table-cell office:value-type="string">
            <text:p>hosted</text:p>
          </table:table-cell>
          <table:table-cell office:value-type="string">
            <text:p>layers!host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at</text:p>
          </table:table-cell>
          <table:table-cell office:value-type="string">
            <text:p>disputes</text:p>
          </table:table-cell>
          <table:table-cell office:value-type="string">
            <text:p>that!disput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ick</text:p>
          </table:table-cell>
          <table:table-cell office:value-type="string">
            <text:p>advanced</text:p>
          </table:table-cell>
          <table:table-cell office:value-type="string">
            <text:p>pick!advanc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eory</text:p>
          </table:table-cell>
          <table:table-cell office:value-type="string">
            <text:p>divide</text:p>
          </table:table-cell>
          <table:table-cell office:value-type="string">
            <text:p>theory!divid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edian</text:p>
          </table:table-cell>
          <table:table-cell office:value-type="string">
            <text:p>intent</text:p>
          </table:table-cell>
          <table:table-cell office:value-type="string">
            <text:p>median!inten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ign</text:p>
          </table:table-cell>
          <table:table-cell office:value-type="string">
            <text:p>consists</text:p>
          </table:table-cell>
          <table:table-cell office:value-type="string">
            <text:p>sign!consis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ogs</text:p>
          </table:table-cell>
          <table:table-cell office:value-type="string">
            <text:p>improves</text:p>
          </table:table-cell>
          <table:table-cell office:value-type="string">
            <text:p>logs!improv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elf</text:p>
          </table:table-cell>
          <table:table-cell office:value-type="string">
            <text:p>composed</text:p>
          </table:table-cell>
          <table:table-cell office:value-type="string">
            <text:p>self!compos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peated</text:p>
          </table:table-cell>
          <table:table-cell office:value-type="string">
            <text:p>call</text:p>
          </table:table-cell>
          <table:table-cell office:value-type="string">
            <text:p>repeated!cal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one</text:p>
          </table:table-cell>
          <table:table-cell office:value-type="string">
            <text:p>function</text:p>
          </table:table-cell>
          <table:table-cell office:value-type="string">
            <text:p>gone!functi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rows</text:p>
          </table:table-cell>
          <table:table-cell office:value-type="string">
            <text:p>dozens</text:p>
          </table:table-cell>
          <table:table-cell office:value-type="string">
            <text:p>throws!dozen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rough</text:p>
          </table:table-cell>
          <table:table-cell office:value-type="string">
            <text:p>doubt</text:p>
          </table:table-cell>
          <table:table-cell office:value-type="string">
            <text:p>through!doub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cks</text:p>
          </table:table-cell>
          <table:table-cell office:value-type="string">
            <text:p>himself</text:p>
          </table:table-cell>
          <table:table-cell office:value-type="string">
            <text:p>lacks!himself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id</text:p>
          </table:table-cell>
          <table:table-cell office:value-type="string">
            <text:p>handsets</text:p>
          </table:table-cell>
          <table:table-cell office:value-type="string">
            <text:p>grid!handse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owards</text:p>
          </table:table-cell>
          <table:table-cell office:value-type="string">
            <text:p>dwell</text:p>
          </table:table-cell>
          <table:table-cell office:value-type="string">
            <text:p>towards!dwel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ough</text:p>
          </table:table-cell>
          <table:table-cell office:value-type="string">
            <text:p>dollar</text:p>
          </table:table-cell>
          <table:table-cell office:value-type="string">
            <text:p>though!dolla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raphical</text:p>
          </table:table-cell>
          <table:table-cell office:value-type="string">
            <text:p>had</text:p>
          </table:table-cell>
          <table:table-cell office:value-type="string">
            <text:p>graphical!ha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ill</text:p>
          </table:table-cell>
          <table:table-cell office:value-type="string">
            <text:p>dcounta</text:p>
          </table:table-cell>
          <table:table-cell office:value-type="string">
            <text:p>still!dcounta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ine</text:p>
          </table:table-cell>
          <table:table-cell office:value-type="string">
            <text:p>overleaf</text:p>
          </table:table-cell>
          <table:table-cell office:value-type="string">
            <text:p>nine!overleaf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anage</text:p>
          </table:table-cell>
          <table:table-cell office:value-type="string">
            <text:p>inform</text:p>
          </table:table-cell>
          <table:table-cell office:value-type="string">
            <text:p>manage!inform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cuna</text:p>
          </table:table-cell>
          <table:table-cell office:value-type="string">
            <text:p>hinder</text:p>
          </table:table-cell>
          <table:table-cell office:value-type="string">
            <text:p>lacuna!hind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argets</text:p>
          </table:table-cell>
          <table:table-cell office:value-type="string">
            <text:p>digit</text:p>
          </table:table-cell>
          <table:table-cell office:value-type="string">
            <text:p>targets!digi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ex</text:p>
          </table:table-cell>
          <table:table-cell office:value-type="string">
            <text:p>conferred</text:p>
          </table:table-cell>
          <table:table-cell office:value-type="string">
            <text:p>sex!conferr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ade</text:p>
          </table:table-cell>
          <table:table-cell office:value-type="string">
            <text:p>indexing</text:p>
          </table:table-cell>
          <table:table-cell office:value-type="string">
            <text:p>made!index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orried</text:p>
          </table:table-cell>
          <table:table-cell office:value-type="string">
            <text:p>flaws</text:p>
          </table:table-cell>
          <table:table-cell office:value-type="string">
            <text:p>worried!flaw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ense</text:p>
          </table:table-cell>
          <table:table-cell office:value-type="string">
            <text:p>compute</text:p>
          </table:table-cell>
          <table:table-cell office:value-type="string">
            <text:p>sense!compu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olicies</text:p>
          </table:table-cell>
          <table:table-cell office:value-type="string">
            <text:p>aims</text:p>
          </table:table-cell>
          <table:table-cell office:value-type="string">
            <text:p>policies!aim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rgest</text:p>
          </table:table-cell>
          <table:table-cell office:value-type="string">
            <text:p>holly</text:p>
          </table:table-cell>
          <table:table-cell office:value-type="string">
            <text:p>largest!holl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an</text:p>
          </table:table-cell>
          <table:table-cell office:value-type="string">
            <text:p>different</text:p>
          </table:table-cell>
          <table:table-cell office:value-type="string">
            <text:p>tan!differen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rge</text:p>
          </table:table-cell>
          <table:table-cell office:value-type="string">
            <text:p>holding</text:p>
          </table:table-cell>
          <table:table-cell office:value-type="string">
            <text:p>large!hold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inner</text:p>
          </table:table-cell>
          <table:table-cell office:value-type="string">
            <text:p>figure</text:p>
          </table:table-cell>
          <table:table-cell office:value-type="string">
            <text:p>winner!figur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han</text:p>
          </table:table-cell>
          <table:table-cell office:value-type="string">
            <text:p>displays</text:p>
          </table:table-cell>
          <table:table-cell office:value-type="string">
            <text:p>than!display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roviso</text:p>
          </table:table-cell>
          <table:table-cell office:value-type="string">
            <text:p>audit</text:p>
          </table:table-cell>
          <table:table-cell office:value-type="string">
            <text:p>proviso!audi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onopoly</text:p>
          </table:table-cell>
          <table:table-cell office:value-type="string">
            <text:p>onto</text:p>
          </table:table-cell>
          <table:table-cell office:value-type="string">
            <text:p>monopoly!onto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oved</text:p>
          </table:table-cell>
          <table:table-cell office:value-type="string">
            <text:p>opinion</text:p>
          </table:table-cell>
          <table:table-cell office:value-type="string">
            <text:p>moved!opini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ast</text:p>
          </table:table-cell>
          <table:table-cell office:value-type="string">
            <text:p>holyrood</text:p>
          </table:table-cell>
          <table:table-cell office:value-type="string">
            <text:p>last!holyroo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inority</text:p>
          </table:table-cell>
          <table:table-cell office:value-type="string">
            <text:p>iron</text:p>
          </table:table-cell>
          <table:table-cell office:value-type="string">
            <text:p>minority!ir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host</text:p>
          </table:table-cell>
          <table:table-cell office:value-type="string">
            <text:p>fragile</text:p>
          </table:table-cell>
          <table:table-cell office:value-type="string">
            <text:p>ghost!fragil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funds</text:p>
          </table:table-cell>
          <table:table-cell office:value-type="string">
            <text:p>foreign</text:p>
          </table:table-cell>
          <table:table-cell office:value-type="string">
            <text:p>funds!foreig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place…</text:p>
          </table:table-cell>
          <table:table-cell office:value-type="string">
            <text:p>came</text:p>
          </table:table-cell>
          <table:table-cell office:value-type="string">
            <text:p>replace…!cam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here</text:p>
          </table:table-cell>
          <table:table-cell office:value-type="string">
            <text:p>failure</text:p>
          </table:table-cell>
          <table:table-cell office:value-type="string">
            <text:p>where!failur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never</text:p>
          </table:table-cell>
          <table:table-cell office:value-type="string">
            <text:p>outwith</text:p>
          </table:table-cell>
          <table:table-cell office:value-type="string">
            <text:p>never!outwith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keyboard</text:p>
          </table:table-cell>
          <table:table-cell office:value-type="string">
            <text:p>held</text:p>
          </table:table-cell>
          <table:table-cell office:value-type="string">
            <text:p>keyboard!hel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hyperlink</text:p>
          </table:table-cell>
          <table:table-cell office:value-type="string">
            <text:p>len!hyperlink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fresh</text:p>
          </table:table-cell>
          <table:table-cell office:value-type="string">
            <text:p>bound</text:p>
          </table:table-cell>
          <table:table-cell office:value-type="string">
            <text:p>refresh!boun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eam</text:p>
          </table:table-cell>
          <table:table-cell office:value-type="string">
            <text:p>directly</text:p>
          </table:table-cell>
          <table:table-cell office:value-type="string">
            <text:p>team!directl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ooltips</text:p>
          </table:table-cell>
          <table:table-cell office:value-type="string">
            <text:p>duns</text:p>
          </table:table-cell>
          <table:table-cell office:value-type="string">
            <text:p>tooltips!dun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ets</text:p>
          </table:table-cell>
          <table:table-cell office:value-type="string">
            <text:p>fraction</text:p>
          </table:table-cell>
          <table:table-cell office:value-type="string">
            <text:p>gets!fracti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lated</text:p>
          </table:table-cell>
          <table:table-cell office:value-type="string">
            <text:p>bring</text:p>
          </table:table-cell>
          <table:table-cell office:value-type="string">
            <text:p>related!bring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quirts</text:p>
          </table:table-cell>
          <table:table-cell office:value-type="string">
            <text:p>cross</text:p>
          </table:table-cell>
          <table:table-cell office:value-type="string">
            <text:p>squirts!cros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top</text:p>
          </table:table-cell>
          <table:table-cell office:value-type="string">
            <text:p>duplicate</text:p>
          </table:table-cell>
          <table:table-cell office:value-type="string">
            <text:p>top!duplicat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form</text:p>
          </table:table-cell>
          <table:table-cell office:value-type="string">
            <text:p>bottom</text:p>
          </table:table-cell>
          <table:table-cell office:value-type="string">
            <text:p>reform!bottom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artly</text:p>
          </table:table-cell>
          <table:table-cell office:value-type="string">
            <text:p>absorb</text:p>
          </table:table-cell>
          <table:table-cell office:value-type="string">
            <text:p>partly!absorb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ender</text:p>
          </table:table-cell>
          <table:table-cell office:value-type="string">
            <text:p>formed</text:p>
          </table:table-cell>
          <table:table-cell office:value-type="string">
            <text:p>gender!form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gion</text:p>
          </table:table-cell>
          <table:table-cell office:value-type="string">
            <text:p>branch</text:p>
          </table:table-cell>
          <table:table-cell office:value-type="string">
            <text:p>region!branch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oss</text:p>
          </table:table-cell>
          <table:table-cell office:value-type="string">
            <text:p>includes</text:p>
          </table:table-cell>
          <table:table-cell office:value-type="string">
            <text:p>loss!include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period</text:p>
          </table:table-cell>
          <table:table-cell office:value-type="string">
            <text:p>actual</text:p>
          </table:table-cell>
          <table:table-cell office:value-type="string">
            <text:p>period!actua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affed</text:p>
          </table:table-cell>
          <table:table-cell office:value-type="string">
            <text:p>crown</text:p>
          </table:table-cell>
          <table:table-cell office:value-type="string">
            <text:p>staffed!crow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lot</text:p>
          </table:table-cell>
          <table:table-cell office:value-type="string">
            <text:p>inclusion</text:p>
          </table:table-cell>
          <table:table-cell office:value-type="string">
            <text:p>lot!inclusi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aximized</text:p>
          </table:table-cell>
          <table:table-cell office:value-type="string">
            <text:p>int</text:p>
          </table:table-cell>
          <table:table-cell office:value-type="string">
            <text:p>maximized!in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ferred</text:p>
          </table:table-cell>
          <table:table-cell office:value-type="string">
            <text:p>book</text:p>
          </table:table-cell>
          <table:table-cell office:value-type="string">
            <text:p>referred!book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urders</text:p>
          </table:table-cell>
          <table:table-cell office:value-type="string">
            <text:p>order</text:p>
          </table:table-cell>
          <table:table-cell office:value-type="string">
            <text:p>murders!ord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fers</text:p>
          </table:table-cell>
          <table:table-cell office:value-type="string">
            <text:p>border</text:p>
          </table:table-cell>
          <table:table-cell office:value-type="string">
            <text:p>refers!border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ort</text:p>
          </table:table-cell>
          <table:table-cell office:value-type="string">
            <text:p>corrects</text:p>
          </table:table-cell>
          <table:table-cell office:value-type="string">
            <text:p>sort!corrects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referral</text:p>
          </table:table-cell>
          <table:table-cell office:value-type="string">
            <text:p>body</text:p>
          </table:table-cell>
          <table:table-cell office:value-type="string">
            <text:p>referral!body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ulticell</text:p>
          </table:table-cell>
          <table:table-cell office:value-type="string">
            <text:p>opt</text:p>
          </table:table-cell>
          <table:table-cell office:value-type="string">
            <text:p>multicell!opt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styles</text:p>
          </table:table-cell>
          <table:table-cell office:value-type="string">
            <text:p>deemed</text:p>
          </table:table-cell>
          <table:table-cell office:value-type="string">
            <text:p>styles!deemed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istake</text:p>
          </table:table-cell>
          <table:table-cell office:value-type="string">
            <text:p>issued</text:p>
          </table:table-cell>
          <table:table-cell office:value-type="string">
            <text:p>mistake!issu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assing</text:p>
          </table:table-cell>
          <table:table-cell office:value-type="string">
            <text:p>abuser</text:p>
          </table:table-cell>
          <table:table-cell office:value-type="string">
            <text:p>passing!abus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ociety</text:p>
          </table:table-cell>
          <table:table-cell office:value-type="string">
            <text:p>copies</text:p>
          </table:table-cell>
          <table:table-cell office:value-type="string">
            <text:p>society!copi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iews…</text:p>
          </table:table-cell>
          <table:table-cell office:value-type="string">
            <text:p>expects</text:p>
          </table:table-cell>
          <table:table-cell office:value-type="string">
            <text:p>views…!expec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uth</text:p>
          </table:table-cell>
          <table:table-cell office:value-type="string">
            <text:p>operator</text:p>
          </table:table-cell>
          <table:table-cell office:value-type="string">
            <text:p>mouth!operato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uting</text:p>
          </table:table-cell>
          <table:table-cell office:value-type="string">
            <text:p>client</text:p>
          </table:table-cell>
          <table:table-cell office:value-type="string">
            <text:p>routing!clie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ubject</text:p>
          </table:table-cell>
          <table:table-cell office:value-type="string">
            <text:p>deeply</text:p>
          </table:table-cell>
          <table:table-cell office:value-type="string">
            <text:p>subject!deep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ays</text:p>
          </table:table-cell>
          <table:table-cell office:value-type="string">
            <text:p>extension</text:p>
          </table:table-cell>
          <table:table-cell office:value-type="string">
            <text:p>ways!extensio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aboo</text:p>
          </table:table-cell>
          <table:table-cell office:value-type="string">
            <text:p>diagonal</text:p>
          </table:table-cell>
          <table:table-cell office:value-type="string">
            <text:p>taboo!diagon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horoughly</text:p>
          </table:table-cell>
          <table:table-cell office:value-type="string">
            <text:p>doh</text:p>
          </table:table-cell>
          <table:table-cell office:value-type="string">
            <text:p>thoroughly!doh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emises</text:p>
          </table:table-cell>
          <table:table-cell office:value-type="string">
            <text:p>annex</text:p>
          </table:table-cell>
          <table:table-cell office:value-type="string">
            <text:p>premises!annex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ince</text:p>
          </table:table-cell>
          <table:table-cell office:value-type="string">
            <text:p>contacts</text:p>
          </table:table-cell>
          <table:table-cell office:value-type="string">
            <text:p>since!contac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oolchain</text:p>
          </table:table-cell>
          <table:table-cell office:value-type="string">
            <text:p>duff</text:p>
          </table:table-cell>
          <table:table-cell office:value-type="string">
            <text:p>toolchain!duff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hift</text:p>
          </table:table-cell>
          <table:table-cell office:value-type="string">
            <text:p>conjured</text:p>
          </table:table-cell>
          <table:table-cell office:value-type="string">
            <text:p>shift!conjur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usseau</text:p>
          </table:table-cell>
          <table:table-cell office:value-type="string">
            <text:p>clerk</text:p>
          </table:table-cell>
          <table:table-cell office:value-type="string">
            <text:p>rousseau!clerk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undup</text:p>
          </table:table-cell>
          <table:table-cell office:value-type="string">
            <text:p>clears</text:p>
          </table:table-cell>
          <table:table-cell office:value-type="string">
            <text:p>roundup!clea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hows</text:p>
          </table:table-cell>
          <table:table-cell office:value-type="string">
            <text:p>consider</text:p>
          </table:table-cell>
          <table:table-cell office:value-type="string">
            <text:p>shows!consid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uch</text:p>
          </table:table-cell>
          <table:table-cell office:value-type="string">
            <text:p>delivered</text:p>
          </table:table-cell>
          <table:table-cell office:value-type="string">
            <text:p>such!deliver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gue</text:p>
          </table:table-cell>
          <table:table-cell office:value-type="string">
            <text:p>citizens</text:p>
          </table:table-cell>
          <table:table-cell office:value-type="string">
            <text:p>rogue!citizen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ab</text:p>
          </table:table-cell>
          <table:table-cell office:value-type="string">
            <text:p>developers</text:p>
          </table:table-cell>
          <table:table-cell office:value-type="string">
            <text:p>tab!develope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url</text:p>
          </table:table-cell>
          <table:table-cell office:value-type="string">
            <text:p>evaluation</text:p>
          </table:table-cell>
          <table:table-cell office:value-type="string">
            <text:p>url!evaluatio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enalty</text:p>
          </table:table-cell>
          <table:table-cell office:value-type="string">
            <text:p>accrue</text:p>
          </table:table-cell>
          <table:table-cell office:value-type="string">
            <text:p>penalty!accru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artan</text:p>
          </table:table-cell>
          <table:table-cell office:value-type="string">
            <text:p>digital</text:p>
          </table:table-cell>
          <table:table-cell office:value-type="string">
            <text:p>tartan!digit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wap</text:p>
          </table:table-cell>
          <table:table-cell office:value-type="string">
            <text:p>described</text:p>
          </table:table-cell>
          <table:table-cell office:value-type="string">
            <text:p>swap!describ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questions</text:p>
          </table:table-cell>
          <table:table-cell office:value-type="string">
            <text:p>baby</text:p>
          </table:table-cell>
          <table:table-cell office:value-type="string">
            <text:p>questions!bab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reet</text:p>
          </table:table-cell>
          <table:table-cell office:value-type="string">
            <text:p>decided</text:p>
          </table:table-cell>
          <table:table-cell office:value-type="string">
            <text:p>street!decid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typing</text:p>
          </table:table-cell>
          <table:table-cell office:value-type="string">
            <text:p>cheap</text:p>
          </table:table-cell>
          <table:table-cell office:value-type="string">
            <text:p>retyping!cheap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rapping</text:p>
          </table:table-cell>
          <table:table-cell office:value-type="string">
            <text:p>flows</text:p>
          </table:table-cell>
          <table:table-cell office:value-type="string">
            <text:p>wrapping!flow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aveyard</text:p>
          </table:table-cell>
          <table:table-cell office:value-type="string">
            <text:p>hand</text:p>
          </table:table-cell>
          <table:table-cell office:value-type="string">
            <text:p>graveyard!han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cord</text:p>
          </table:table-cell>
          <table:table-cell office:value-type="string">
            <text:p>betwixt</text:p>
          </table:table-cell>
          <table:table-cell office:value-type="string">
            <text:p>record!betwix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upon</text:p>
          </table:table-cell>
          <table:table-cell office:value-type="string">
            <text:p>euclidean</text:p>
          </table:table-cell>
          <table:table-cell office:value-type="string">
            <text:p>upon!euclidea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ight</text:p>
          </table:table-cell>
          <table:table-cell office:value-type="string">
            <text:p>overhead</text:p>
          </table:table-cell>
          <table:table-cell office:value-type="string">
            <text:p>night!overhea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ating</text:p>
          </table:table-cell>
          <table:table-cell office:value-type="string">
            <text:p>cycles</text:p>
          </table:table-cell>
          <table:table-cell office:value-type="string">
            <text:p>stating!cycl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ilos</text:p>
          </table:table-cell>
          <table:table-cell office:value-type="string">
            <text:p>constant</text:p>
          </table:table-cell>
          <table:table-cell office:value-type="string">
            <text:p>silos!consta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ouped</text:p>
          </table:table-cell>
          <table:table-cell office:value-type="string">
            <text:p>harmed</text:p>
          </table:table-cell>
          <table:table-cell office:value-type="string">
            <text:p>grouped!harm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ogress</text:p>
          </table:table-cell>
          <table:table-cell office:value-type="string">
            <text:p>arrow</text:p>
          </table:table-cell>
          <table:table-cell office:value-type="string">
            <text:p>progress!arrow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tired</text:p>
          </table:table-cell>
          <table:table-cell office:value-type="string">
            <text:p>charge</text:p>
          </table:table-cell>
          <table:table-cell office:value-type="string">
            <text:p>retired!charg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weaked</text:p>
          </table:table-cell>
          <table:table-cell office:value-type="string">
            <text:p>enable</text:p>
          </table:table-cell>
          <table:table-cell office:value-type="string">
            <text:p>tweaked!enabl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eeds</text:p>
          </table:table-cell>
          <table:table-cell office:value-type="string">
            <text:p>outcomes</text:p>
          </table:table-cell>
          <table:table-cell office:value-type="string">
            <text:p>needs!outcom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ir</text:p>
          </table:table-cell>
          <table:table-cell office:value-type="string">
            <text:p>containing</text:p>
          </table:table-cell>
          <table:table-cell office:value-type="string">
            <text:p>sir!contain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een</text:p>
          </table:table-cell>
          <table:table-cell office:value-type="string">
            <text:p>completes</text:p>
          </table:table-cell>
          <table:table-cell office:value-type="string">
            <text:p>seen!complet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cenario</text:p>
          </table:table-cell>
          <table:table-cell office:value-type="string">
            <text:p>colon</text:p>
          </table:table-cell>
          <table:table-cell office:value-type="string">
            <text:p>scenario!colo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esting</text:p>
          </table:table-cell>
          <table:table-cell office:value-type="string">
            <text:p>outset</text:p>
          </table:table-cell>
          <table:table-cell office:value-type="string">
            <text:p>nesting!outse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eople</text:p>
          </table:table-cell>
          <table:table-cell office:value-type="string">
            <text:p>acquire</text:p>
          </table:table-cell>
          <table:table-cell office:value-type="string">
            <text:p>people!acquir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ources</text:p>
          </table:table-cell>
          <table:table-cell office:value-type="string">
            <text:p>costly</text:p>
          </table:table-cell>
          <table:table-cell office:value-type="string">
            <text:p>sources!cost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egate</text:p>
          </table:table-cell>
          <table:table-cell office:value-type="string">
            <text:p>outline</text:p>
          </table:table-cell>
          <table:table-cell office:value-type="string">
            <text:p>negate!outlin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ay</text:p>
          </table:table-cell>
          <table:table-cell office:value-type="string">
            <text:p>collection</text:p>
          </table:table-cell>
          <table:table-cell office:value-type="string">
            <text:p>say!collectio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aw</text:p>
          </table:table-cell>
          <table:table-cell office:value-type="string">
            <text:p>collecting</text:p>
          </table:table-cell>
          <table:table-cell office:value-type="string">
            <text:p>saw!collect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survey</text:p>
          </table:table-cell>
          <table:table-cell office:value-type="string">
            <text:p>chaos</text:p>
          </table:table-cell>
          <table:table-cell office:value-type="string">
            <text:p>resurvey!chao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rim</text:p>
          </table:table-cell>
          <table:table-cell office:value-type="string">
            <text:p>elsewhere</text:p>
          </table:table-cell>
          <table:table-cell office:value-type="string">
            <text:p>trim!elsewher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ord</text:p>
          </table:table-cell>
          <table:table-cell office:value-type="string">
            <text:p>financial</text:p>
          </table:table-cell>
          <table:table-cell office:value-type="string">
            <text:p>word!financi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atural</text:p>
          </table:table-cell>
          <table:table-cell office:value-type="string">
            <text:p>organs</text:p>
          </table:table-cell>
          <table:table-cell office:value-type="string">
            <text:p>natural!organ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re…</text:p>
          </table:table-cell>
          <table:table-cell office:value-type="string">
            <text:p>operated</text:p>
          </table:table-cell>
          <table:table-cell office:value-type="string">
            <text:p>more…!opera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omised</text:p>
          </table:table-cell>
          <table:table-cell office:value-type="string">
            <text:p>aside</text:p>
          </table:table-cell>
          <table:table-cell office:value-type="string">
            <text:p>promised!asid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ve</text:p>
          </table:table-cell>
          <table:table-cell office:value-type="string">
            <text:p>operators</text:p>
          </table:table-cell>
          <table:table-cell office:value-type="string">
            <text:p>move!operato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oes</text:p>
          </table:table-cell>
          <table:table-cell office:value-type="string">
            <text:p>fulfilled</text:p>
          </table:table-cell>
          <table:table-cell office:value-type="string">
            <text:p>goes!fulfill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near</text:p>
          </table:table-cell>
          <table:table-cell office:value-type="string">
            <text:p>impacts</text:p>
          </table:table-cell>
          <table:table-cell office:value-type="string">
            <text:p>linear!impac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ercentage</text:p>
          </table:table-cell>
          <table:table-cell office:value-type="string">
            <text:p>act</text:p>
          </table:table-cell>
          <table:table-cell office:value-type="string">
            <text:p>percentage!ac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hrashing</text:p>
          </table:table-cell>
          <table:table-cell office:value-type="string">
            <text:p>done</text:p>
          </table:table-cell>
          <table:table-cell office:value-type="string">
            <text:p>thrashing!don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urprises</text:p>
          </table:table-cell>
          <table:table-cell office:value-type="string">
            <text:p>dept</text:p>
          </table:table-cell>
          <table:table-cell office:value-type="string">
            <text:p>surprises!dep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unique</text:p>
          </table:table-cell>
          <table:table-cell office:value-type="string">
            <text:p>entries</text:p>
          </table:table-cell>
          <table:table-cell office:value-type="string">
            <text:p>unique!entri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ferrals</text:p>
          </table:table-cell>
          <table:table-cell office:value-type="string">
            <text:p>bold</text:p>
          </table:table-cell>
          <table:table-cell office:value-type="string">
            <text:p>referrals!bol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yntax</text:p>
          </table:table-cell>
          <table:table-cell office:value-type="string">
            <text:p>details</text:p>
          </table:table-cell>
          <table:table-cell office:value-type="string">
            <text:p>syntax!detail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hare</text:p>
          </table:table-cell>
          <table:table-cell office:value-type="string">
            <text:p>confined</text:p>
          </table:table-cell>
          <table:table-cell office:value-type="string">
            <text:p>share!confin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oing</text:p>
          </table:table-cell>
          <table:table-cell office:value-type="string">
            <text:p>fullness</text:p>
          </table:table-cell>
          <table:table-cell office:value-type="string">
            <text:p>going!fullnes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ule</text:p>
          </table:table-cell>
          <table:table-cell office:value-type="string">
            <text:p>clockwise</text:p>
          </table:table-cell>
          <table:table-cell office:value-type="string">
            <text:p>rule!clockwi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edate</text:p>
          </table:table-cell>
          <table:table-cell office:value-type="string">
            <text:p>amount</text:p>
          </table:table-cell>
          <table:table-cell office:value-type="string">
            <text:p>predate!amou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cheme</text:p>
          </table:table-cell>
          <table:table-cell office:value-type="string">
            <text:p>combine</text:p>
          </table:table-cell>
          <table:table-cell office:value-type="string">
            <text:p>scheme!combin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radition</text:p>
          </table:table-cell>
          <table:table-cell office:value-type="string">
            <text:p>east</text:p>
          </table:table-cell>
          <table:table-cell office:value-type="string">
            <text:p>tradition!eas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est</text:p>
          </table:table-cell>
          <table:table-cell office:value-type="string">
            <text:p>dismissed</text:p>
          </table:table-cell>
          <table:table-cell office:value-type="string">
            <text:p>test!dismiss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delling</text:p>
          </table:table-cell>
          <table:table-cell office:value-type="string">
            <text:p>java</text:p>
          </table:table-cell>
          <table:table-cell office:value-type="string">
            <text:p>modelling!java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cout</text:p>
          </table:table-cell>
          <table:table-cell office:value-type="string">
            <text:p>commands</text:p>
          </table:table-cell>
          <table:table-cell office:value-type="string">
            <text:p>scout!command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mit</text:p>
          </table:table-cell>
          <table:table-cell office:value-type="string">
            <text:p>business</text:p>
          </table:table-cell>
          <table:table-cell office:value-type="string">
            <text:p>remit!busines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ng</text:p>
          </table:table-cell>
          <table:table-cell office:value-type="string">
            <text:p>inability</text:p>
          </table:table-cell>
          <table:table-cell office:value-type="string">
            <text:p>long!inabilit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imeline</text:p>
          </table:table-cell>
          <table:table-cell office:value-type="string">
            <text:p>dread</text:p>
          </table:table-cell>
          <table:table-cell office:value-type="string">
            <text:p>timeline!drea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cotland</text:p>
          </table:table-cell>
          <table:table-cell office:value-type="string">
            <text:p>comma</text:p>
          </table:table-cell>
          <table:table-cell office:value-type="string">
            <text:p>scotland!comma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urvey</text:p>
          </table:table-cell>
          <table:table-cell office:value-type="string">
            <text:p>derived</text:p>
          </table:table-cell>
          <table:table-cell office:value-type="string">
            <text:p>survey!deriv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unhides</text:p>
          </table:table-cell>
          <table:table-cell office:value-type="string">
            <text:p>entire</text:p>
          </table:table-cell>
          <table:table-cell office:value-type="string">
            <text:p>unhides!entir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oggle</text:p>
          </table:table-cell>
          <table:table-cell office:value-type="string">
            <text:p>drivers</text:p>
          </table:table-cell>
          <table:table-cell office:value-type="string">
            <text:p>toggle!drive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hite</text:p>
          </table:table-cell>
          <table:table-cell office:value-type="string">
            <text:p>famously</text:p>
          </table:table-cell>
          <table:table-cell office:value-type="string">
            <text:p>white!famous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users</text:p>
          </table:table-cell>
          <table:table-cell office:value-type="string">
            <text:p>evidence</text:p>
          </table:table-cell>
          <table:table-cell office:value-type="string">
            <text:p>users!evidenc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qrt</text:p>
          </table:table-cell>
          <table:table-cell office:value-type="string">
            <text:p>criticism</text:p>
          </table:table-cell>
          <table:table-cell office:value-type="string">
            <text:p>sqrt!criticism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gardless</text:p>
          </table:table-cell>
          <table:table-cell office:value-type="string">
            <text:p>box</text:p>
          </table:table-cell>
          <table:table-cell office:value-type="string">
            <text:p>regardless!box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ive</text:p>
          </table:table-cell>
          <table:table-cell office:value-type="string">
            <text:p>framework</text:p>
          </table:table-cell>
          <table:table-cell office:value-type="string">
            <text:p>give!framework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st</text:p>
          </table:table-cell>
          <table:table-cell office:value-type="string">
            <text:p>including</text:p>
          </table:table-cell>
          <table:table-cell office:value-type="string">
            <text:p>lost!includ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gards</text:p>
          </table:table-cell>
          <table:table-cell office:value-type="string">
            <text:p>boxes-</text:p>
          </table:table-cell>
          <table:table-cell office:value-type="string">
            <text:p>regards!boxes-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nes</text:p>
          </table:table-cell>
          <table:table-cell office:value-type="string">
            <text:p>impaired</text:p>
          </table:table-cell>
          <table:table-cell office:value-type="string">
            <text:p>lines!impair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ages</text:p>
          </table:table-cell>
          <table:table-cell office:value-type="string">
            <text:p>culture</text:p>
          </table:table-cell>
          <table:table-cell office:value-type="string">
            <text:p>stages!cultur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gimes</text:p>
          </table:table-cell>
          <table:table-cell office:value-type="string">
            <text:p>braces</text:p>
          </table:table-cell>
          <table:table-cell office:value-type="string">
            <text:p>regimes!brac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ake</text:p>
          </table:table-cell>
          <table:table-cell office:value-type="string">
            <text:p>cumulate</text:p>
          </table:table-cell>
          <table:table-cell office:value-type="string">
            <text:p>stake!cumulat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hearse</text:p>
          </table:table-cell>
          <table:table-cell office:value-type="string">
            <text:p>bride</text:p>
          </table:table-cell>
          <table:table-cell office:value-type="string">
            <text:p>rehearse!brid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eneral</text:p>
          </table:table-cell>
          <table:table-cell office:value-type="string">
            <text:p>former</text:p>
          </table:table-cell>
          <table:table-cell office:value-type="string">
            <text:p>general!form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cs</text:p>
          </table:table-cell>
          <table:table-cell office:value-type="string">
            <text:p>crashing</text:p>
          </table:table-cell>
          <table:table-cell office:value-type="string">
            <text:p>specs!crash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flects</text:p>
          </table:table-cell>
          <table:table-cell office:value-type="string">
            <text:p>borne</text:p>
          </table:table-cell>
          <table:table-cell office:value-type="string">
            <text:p>reflects!born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hasing</text:p>
          </table:table-cell>
          <table:table-cell office:value-type="string">
            <text:p>admins</text:p>
          </table:table-cell>
          <table:table-cell office:value-type="string">
            <text:p>phasing!admin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ource</text:p>
          </table:table-cell>
          <table:table-cell office:value-type="string">
            <text:p>costing</text:p>
          </table:table-cell>
          <table:table-cell office:value-type="string">
            <text:p>source!cost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anges</text:p>
          </table:table-cell>
          <table:table-cell office:value-type="string">
            <text:p>banking</text:p>
          </table:table-cell>
          <table:table-cell office:value-type="string">
            <text:p>ranges!bank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forms</text:p>
          </table:table-cell>
          <table:table-cell office:value-type="string">
            <text:p>bought</text:p>
          </table:table-cell>
          <table:table-cell office:value-type="string">
            <text:p>reforms!bough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iving</text:p>
          </table:table-cell>
          <table:table-cell office:value-type="string">
            <text:p>freedom</text:p>
          </table:table-cell>
          <table:table-cell office:value-type="string">
            <text:p>giving!freedom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ick</text:p>
          </table:table-cell>
          <table:table-cell office:value-type="string">
            <text:p>datetime</text:p>
          </table:table-cell>
          <table:table-cell office:value-type="string">
            <text:p>stick!datetim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lamour</text:p>
          </table:table-cell>
          <table:table-cell office:value-type="string">
            <text:p>freeze</text:p>
          </table:table-cell>
          <table:table-cell office:value-type="string">
            <text:p>glamour!freez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gard</text:p>
          </table:table-cell>
          <table:table-cell office:value-type="string">
            <text:p>bounded</text:p>
          </table:table-cell>
          <table:table-cell office:value-type="string">
            <text:p>regard!bound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ables</text:p>
          </table:table-cell>
          <table:table-cell office:value-type="string">
            <text:p>devoted</text:p>
          </table:table-cell>
          <table:table-cell office:value-type="string">
            <text:p>tables!devo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arted</text:p>
          </table:table-cell>
          <table:table-cell office:value-type="string">
            <text:p>custom</text:p>
          </table:table-cell>
          <table:table-cell office:value-type="string">
            <text:p>started!custom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moval</text:p>
          </table:table-cell>
          <table:table-cell office:value-type="string">
            <text:p>butter</text:p>
          </table:table-cell>
          <table:table-cell office:value-type="string">
            <text:p>removal!butt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overned</text:p>
          </table:table-cell>
          <table:table-cell office:value-type="string">
            <text:p>guide</text:p>
          </table:table-cell>
          <table:table-cell office:value-type="string">
            <text:p>governed!guid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hought</text:p>
          </table:table-cell>
          <table:table-cell office:value-type="string">
            <text:p>domain</text:p>
          </table:table-cell>
          <table:table-cell office:value-type="string">
            <text:p>thought!domai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nder</text:p>
          </table:table-cell>
          <table:table-cell office:value-type="string">
            <text:p>cabinet</text:p>
          </table:table-cell>
          <table:table-cell office:value-type="string">
            <text:p>render!cabine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peats</text:p>
          </table:table-cell>
          <table:table-cell office:value-type="string">
            <text:p>called</text:p>
          </table:table-cell>
          <table:table-cell office:value-type="string">
            <text:p>repeats!call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utty</text:p>
          </table:table-cell>
          <table:table-cell office:value-type="string">
            <text:p>parallel</text:p>
          </table:table-cell>
          <table:table-cell office:value-type="string">
            <text:p>nutty!paralle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ail</text:p>
          </table:table-cell>
          <table:table-cell office:value-type="string">
            <text:p>indicates</text:p>
          </table:table-cell>
          <table:table-cell office:value-type="string">
            <text:p>mail!indicat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orth</text:p>
          </table:table-cell>
          <table:table-cell office:value-type="string">
            <text:p>floating</text:p>
          </table:table-cell>
          <table:table-cell office:value-type="string">
            <text:p>worth!float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ore</text:p>
          </table:table-cell>
          <table:table-cell office:value-type="string">
            <text:p>dealings</text:p>
          </table:table-cell>
          <table:table-cell office:value-type="string">
            <text:p>store!dealing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oon</text:p>
          </table:table-cell>
          <table:table-cell office:value-type="string">
            <text:p>correctly</text:p>
          </table:table-cell>
          <table:table-cell office:value-type="string">
            <text:p>soon!correct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lease</text:p>
          </table:table-cell>
          <table:table-cell office:value-type="string">
            <text:p>brutal</text:p>
          </table:table-cell>
          <table:table-cell office:value-type="string">
            <text:p>release!brut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arnish</text:p>
          </table:table-cell>
          <table:table-cell office:value-type="string">
            <text:p>formal</text:p>
          </table:table-cell>
          <table:table-cell office:value-type="string">
            <text:p>garnish!form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irl</text:p>
          </table:table-cell>
          <table:table-cell office:value-type="string">
            <text:p>fragility</text:p>
          </table:table-cell>
          <table:table-cell office:value-type="string">
            <text:p>girl!fragilit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ooled</text:p>
          </table:table-cell>
          <table:table-cell office:value-type="string">
            <text:p>aliases</text:p>
          </table:table-cell>
          <table:table-cell office:value-type="string">
            <text:p>pooled!alias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liably</text:p>
          </table:table-cell>
          <table:table-cell office:value-type="string">
            <text:p>build</text:p>
          </table:table-cell>
          <table:table-cell office:value-type="string">
            <text:p>reliably!buil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uccess</text:p>
          </table:table-cell>
          <table:table-cell office:value-type="string">
            <text:p>delist</text:p>
          </table:table-cell>
          <table:table-cell office:value-type="string">
            <text:p>success!delis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levance</text:p>
          </table:table-cell>
          <table:table-cell office:value-type="string">
            <text:p>bugs</text:p>
          </table:table-cell>
          <table:table-cell office:value-type="string">
            <text:p>relevance!bug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hones</text:p>
          </table:table-cell>
          <table:table-cell office:value-type="string">
            <text:p>adopted</text:p>
          </table:table-cell>
          <table:table-cell office:value-type="string">
            <text:p>phones!adop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ublic</text:p>
          </table:table-cell>
          <table:table-cell office:value-type="string">
            <text:p>auditor</text:p>
          </table:table-cell>
          <table:table-cell office:value-type="string">
            <text:p>public!audito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ech</text:p>
          </table:table-cell>
          <table:table-cell office:value-type="string">
            <text:p>creates</text:p>
          </table:table-cell>
          <table:table-cell office:value-type="string">
            <text:p>speech!creat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concile</text:p>
          </table:table-cell>
          <table:table-cell office:value-type="string">
            <text:p>best</text:p>
          </table:table-cell>
          <table:table-cell office:value-type="string">
            <text:p>reconcile!bes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aphs…</text:p>
          </table:table-cell>
          <table:table-cell office:value-type="string">
            <text:p>hammer</text:p>
          </table:table-cell>
          <table:table-cell office:value-type="string">
            <text:p>graphs…!hamm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dify</text:p>
          </table:table-cell>
          <table:table-cell office:value-type="string">
            <text:p>journal</text:p>
          </table:table-cell>
          <table:table-cell office:value-type="string">
            <text:p>modify!journ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keeping</text:p>
          </table:table-cell>
          <table:table-cell office:value-type="string">
            <text:p>hearts</text:p>
          </table:table-cell>
          <table:table-cell office:value-type="string">
            <text:p>keeping!hear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ttle</text:p>
          </table:table-cell>
          <table:table-cell office:value-type="string">
            <text:p>implied</text:p>
          </table:table-cell>
          <table:table-cell office:value-type="string">
            <text:p>little!impli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ixon</text:p>
          </table:table-cell>
          <table:table-cell office:value-type="string">
            <text:p>override</text:p>
          </table:table-cell>
          <table:table-cell office:value-type="string">
            <text:p>nixon!overrid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sts</text:p>
          </table:table-cell>
          <table:table-cell office:value-type="string">
            <text:p>implicit</text:p>
          </table:table-cell>
          <table:table-cell office:value-type="string">
            <text:p>lists!implici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ose</text:p>
          </table:table-cell>
          <table:table-cell office:value-type="string">
            <text:p>allocated</text:p>
          </table:table-cell>
          <table:table-cell office:value-type="string">
            <text:p>pose!alloca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ational</text:p>
          </table:table-cell>
          <table:table-cell office:value-type="string">
            <text:p>based</text:p>
          </table:table-cell>
          <table:table-cell office:value-type="string">
            <text:p>rational!bas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ight</text:p>
          </table:table-cell>
          <table:table-cell office:value-type="string">
            <text:p>intrepid</text:p>
          </table:table-cell>
          <table:table-cell office:value-type="string">
            <text:p>might!intrepi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ocesses</text:p>
          </table:table-cell>
          <table:table-cell office:value-type="string">
            <text:p>area</text:p>
          </table:table-cell>
          <table:table-cell office:value-type="string">
            <text:p>processes!area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hared</text:p>
          </table:table-cell>
          <table:table-cell office:value-type="string">
            <text:p>confirm</text:p>
          </table:table-cell>
          <table:table-cell office:value-type="string">
            <text:p>shared!confirm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arget</text:p>
          </table:table-cell>
          <table:table-cell office:value-type="string">
            <text:p>diffuse</text:p>
          </table:table-cell>
          <table:table-cell office:value-type="string">
            <text:p>target!diffu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asonable</text:p>
          </table:table-cell>
          <table:table-cell office:value-type="string">
            <text:p>bed</text:p>
          </table:table-cell>
          <table:table-cell office:value-type="string">
            <text:p>reasonable!b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umbered</text:p>
          </table:table-cell>
          <table:table-cell office:value-type="string">
            <text:p>paper</text:p>
          </table:table-cell>
          <table:table-cell office:value-type="string">
            <text:p>numbered!pap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cies</text:p>
          </table:table-cell>
          <table:table-cell office:value-type="string">
            <text:p>course</text:p>
          </table:table-cell>
          <table:table-cell office:value-type="string">
            <text:p>species!cour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ason</text:p>
          </table:table-cell>
          <table:table-cell office:value-type="string">
            <text:p>becomes</text:p>
          </table:table-cell>
          <table:table-cell office:value-type="string">
            <text:p>reason!becom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duce</text:p>
          </table:table-cell>
          <table:table-cell office:value-type="string">
            <text:p>biscuit</text:p>
          </table:table-cell>
          <table:table-cell office:value-type="string">
            <text:p>reduce!biscui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gged</text:p>
          </table:table-cell>
          <table:table-cell office:value-type="string">
            <text:p>improve</text:p>
          </table:table-cell>
          <table:table-cell office:value-type="string">
            <text:p>logged!improv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gic</text:p>
          </table:table-cell>
          <table:table-cell office:value-type="string">
            <text:p>improved</text:p>
          </table:table-cell>
          <table:table-cell office:value-type="string">
            <text:p>logic!improv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aph</text:p>
          </table:table-cell>
          <table:table-cell office:value-type="string">
            <text:p>habitats</text:p>
          </table:table-cell>
          <table:table-cell office:value-type="string">
            <text:p>graph!habita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occurred</text:p>
          </table:table-cell>
          <table:table-cell office:value-type="string">
            <text:p>often</text:p>
          </table:table-cell>
          <table:table-cell office:value-type="string">
            <text:p>occurred!ofte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fetime</text:p>
          </table:table-cell>
          <table:table-cell office:value-type="string">
            <text:p>image</text:p>
          </table:table-cell>
          <table:table-cell office:value-type="string">
            <text:p>lifetime!imag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obtain</text:p>
          </table:table-cell>
          <table:table-cell office:value-type="string">
            <text:p>officer</text:p>
          </table:table-cell>
          <table:table-cell office:value-type="string">
            <text:p>obtain!offic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ves</text:p>
          </table:table-cell>
          <table:table-cell office:value-type="string">
            <text:p>opponent</text:p>
          </table:table-cell>
          <table:table-cell office:value-type="string">
            <text:p>moves!oppone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erwick</text:p>
          </table:table-cell>
          <table:table-cell office:value-type="string">
            <text:p>hyphen</text:p>
          </table:table-cell>
          <table:table-cell office:value-type="string">
            <text:p>lerwick!hyphe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es</text:p>
          </table:table-cell>
          <table:table-cell office:value-type="string">
            <text:p>illusions</text:p>
          </table:table-cell>
          <table:table-cell office:value-type="string">
            <text:p>lies!illusion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justice</text:p>
          </table:table-cell>
          <table:table-cell office:value-type="string">
            <text:p>health</text:p>
          </table:table-cell>
          <table:table-cell office:value-type="string">
            <text:p>justice!health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akes</text:p>
          </table:table-cell>
          <table:table-cell office:value-type="string">
            <text:p>infinite</text:p>
          </table:table-cell>
          <table:table-cell office:value-type="string">
            <text:p>makes!infinit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owth</text:p>
          </table:table-cell>
          <table:table-cell office:value-type="string">
            <text:p>harsher</text:p>
          </table:table-cell>
          <table:table-cell office:value-type="string">
            <text:p>growth!harsh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erbs</text:p>
          </table:table-cell>
          <table:table-cell office:value-type="string">
            <text:p>executed</text:p>
          </table:table-cell>
          <table:table-cell office:value-type="string">
            <text:p>verbs!execu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bust</text:p>
          </table:table-cell>
          <table:table-cell office:value-type="string">
            <text:p>citizen</text:p>
          </table:table-cell>
          <table:table-cell office:value-type="string">
            <text:p>robust!citize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ak</text:p>
          </table:table-cell>
          <table:table-cell office:value-type="string">
            <text:p>counting</text:p>
          </table:table-cell>
          <table:table-cell office:value-type="string">
            <text:p>speak!count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able</text:p>
          </table:table-cell>
          <table:table-cell office:value-type="string">
            <text:p>crosses</text:p>
          </table:table-cell>
          <table:table-cell office:value-type="string">
            <text:p>stable!cross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eater</text:p>
          </table:table-cell>
          <table:table-cell office:value-type="string">
            <text:p>handle</text:p>
          </table:table-cell>
          <table:table-cell office:value-type="string">
            <text:p>greater!handl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avined</text:p>
          </table:table-cell>
          <table:table-cell office:value-type="string">
            <text:p>count</text:p>
          </table:table-cell>
          <table:table-cell office:value-type="string">
            <text:p>spavined!cou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ctangle</text:p>
          </table:table-cell>
          <table:table-cell office:value-type="string">
            <text:p>bill</text:p>
          </table:table-cell>
          <table:table-cell office:value-type="string">
            <text:p>rectangle!bil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eat</text:p>
          </table:table-cell>
          <table:table-cell office:value-type="string">
            <text:p>intending</text:p>
          </table:table-cell>
          <table:table-cell office:value-type="string">
            <text:p>meat!intend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ay</text:p>
          </table:table-cell>
          <table:table-cell office:value-type="string">
            <text:p>extensible</text:p>
          </table:table-cell>
          <table:table-cell office:value-type="string">
            <text:p>way!extensibl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ave</text:p>
          </table:table-cell>
          <table:table-cell office:value-type="string">
            <text:p>extending</text:p>
          </table:table-cell>
          <table:table-cell office:value-type="string">
            <text:p>wave!extend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range</text:p>
          </table:table-cell>
          <table:table-cell office:value-type="string">
            <text:p>debits</text:p>
          </table:table-cell>
          <table:table-cell office:value-type="string">
            <text:p>strange!debi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kew</text:p>
          </table:table-cell>
          <table:table-cell office:value-type="string">
            <text:p>continues</text:p>
          </table:table-cell>
          <table:table-cell office:value-type="string">
            <text:p>skew!continu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atch</text:p>
          </table:table-cell>
          <table:table-cell office:value-type="string">
            <text:p>extended</text:p>
          </table:table-cell>
          <table:table-cell office:value-type="string">
            <text:p>watch!extend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eets</text:p>
          </table:table-cell>
          <table:table-cell office:value-type="string">
            <text:p>interact</text:p>
          </table:table-cell>
          <table:table-cell office:value-type="string">
            <text:p>meets!interac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vealed</text:p>
          </table:table-cell>
          <table:table-cell office:value-type="string">
            <text:p>check</text:p>
          </table:table-cell>
          <table:table-cell office:value-type="string">
            <text:p>revealed!check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tail</text:p>
          </table:table-cell>
          <table:table-cell office:value-type="string">
            <text:p>chapter</text:p>
          </table:table-cell>
          <table:table-cell office:value-type="string">
            <text:p>retail!chapt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udy</text:p>
          </table:table-cell>
          <table:table-cell office:value-type="string">
            <text:p>decrease</text:p>
          </table:table-cell>
          <table:table-cell office:value-type="string">
            <text:p>study!decrea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and</text:p>
          </table:table-cell>
          <table:table-cell office:value-type="string">
            <text:p>balancing</text:p>
          </table:table-cell>
          <table:table-cell office:value-type="string">
            <text:p>rand!balanc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rading</text:p>
          </table:table-cell>
          <table:table-cell office:value-type="string">
            <text:p>easily</text:p>
          </table:table-cell>
          <table:table-cell office:value-type="string">
            <text:p>trading!easi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reated</text:p>
          </table:table-cell>
          <table:table-cell office:value-type="string">
            <text:p>either</text:p>
          </table:table-cell>
          <table:table-cell office:value-type="string">
            <text:p>treated!eith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ove</text:p>
          </table:table-cell>
          <table:table-cell office:value-type="string">
            <text:p>attacker</text:p>
          </table:table-cell>
          <table:table-cell office:value-type="string">
            <text:p>prove!attack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ax</text:p>
          </table:table-cell>
          <table:table-cell office:value-type="string">
            <text:p>instrument</text:p>
          </table:table-cell>
          <table:table-cell office:value-type="string">
            <text:p>max!instrume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kirl</text:p>
          </table:table-cell>
          <table:table-cell office:value-type="string">
            <text:p>contract</text:p>
          </table:table-cell>
          <table:table-cell office:value-type="string">
            <text:p>skirl!contrac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an</text:p>
          </table:table-cell>
          <table:table-cell office:value-type="string">
            <text:p>important</text:p>
          </table:table-cell>
          <table:table-cell office:value-type="string">
            <text:p>loan!importan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ates</text:p>
          </table:table-cell>
          <table:table-cell office:value-type="string">
            <text:p>barriers</text:p>
          </table:table-cell>
          <table:table-cell office:value-type="string">
            <text:p>rates!barrie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eek</text:p>
          </table:table-cell>
          <table:table-cell office:value-type="string">
            <text:p>extracted</text:p>
          </table:table-cell>
          <table:table-cell office:value-type="string">
            <text:p>week!extrac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ess</text:p>
          </table:table-cell>
          <table:table-cell office:value-type="string">
            <text:p>anywhere</text:p>
          </table:table-cell>
          <table:table-cell office:value-type="string">
            <text:p>press!anywher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ives</text:p>
          </table:table-cell>
          <table:table-cell office:value-type="string">
            <text:p>implying</text:p>
          </table:table-cell>
          <table:table-cell office:value-type="string">
            <text:p>lives!imply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ariant</text:p>
          </table:table-cell>
          <table:table-cell office:value-type="string">
            <text:p>excels</text:p>
          </table:table-cell>
          <table:table-cell office:value-type="string">
            <text:p>variant!excel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rict</text:p>
          </table:table-cell>
          <table:table-cell office:value-type="string">
            <text:p>decides</text:p>
          </table:table-cell>
          <table:table-cell office:value-type="string">
            <text:p>strict!decid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ites</text:p>
          </table:table-cell>
          <table:table-cell office:value-type="string">
            <text:p>contents</text:p>
          </table:table-cell>
          <table:table-cell office:value-type="string">
            <text:p>sites!conten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alue</text:p>
          </table:table-cell>
          <table:table-cell office:value-type="string">
            <text:p>examples</text:p>
          </table:table-cell>
          <table:table-cell office:value-type="string">
            <text:p>value!example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nitoring</text:p>
          </table:table-cell>
          <table:table-cell office:value-type="string">
            <text:p>one</text:p>
          </table:table-cell>
          <table:table-cell office:value-type="string">
            <text:p>monitoring!on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oles</text:p>
          </table:table-cell>
          <table:table-cell office:value-type="string">
            <text:p>civilian</text:p>
          </table:table-cell>
          <table:table-cell office:value-type="string">
            <text:p>roles!civilia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iews</text:p>
          </table:table-cell>
          <table:table-cell office:value-type="string">
            <text:p>expected</text:p>
          </table:table-cell>
          <table:table-cell office:value-type="string">
            <text:p>views!expect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lower</text:p>
          </table:table-cell>
          <table:table-cell office:value-type="string">
            <text:p>increase</text:p>
          </table:table-cell>
          <table:table-cell office:value-type="string">
            <text:p>lower!increa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odels</text:p>
          </table:table-cell>
          <table:table-cell office:value-type="string">
            <text:p>jessica</text:p>
          </table:table-cell>
          <table:table-cell office:value-type="string">
            <text:p>models!jessica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trofit</text:p>
          </table:table-cell>
          <table:table-cell office:value-type="string">
            <text:p>chart</text:p>
          </table:table-cell>
          <table:table-cell office:value-type="string">
            <text:p>retrofit!char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northern</text:p>
          </table:table-cell>
          <table:table-cell office:value-type="string">
            <text:p>owner</text:p>
          </table:table-cell>
          <table:table-cell office:value-type="string">
            <text:p>northern!owner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ll</text:p>
          </table:table-cell>
          <table:table-cell office:value-type="string">
            <text:p>creation</text:p>
          </table:table-cell>
          <table:table-cell office:value-type="string">
            <text:p>spell!creation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treams</text:p>
          </table:table-cell>
          <table:table-cell office:value-type="string">
            <text:p>decide</text:p>
          </table:table-cell>
          <table:table-cell office:value-type="string">
            <text:p>streams!decid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visor</text:p>
          </table:table-cell>
          <table:table-cell office:value-type="string">
            <text:p>explicit</text:p>
          </table:table-cell>
          <table:table-cell office:value-type="string">
            <text:p>visor!explici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ymbol</text:p>
          </table:table-cell>
          <table:table-cell office:value-type="string">
            <text:p>desired</text:p>
          </table:table-cell>
          <table:table-cell office:value-type="string">
            <text:p>symbol!desir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ant</text:p>
          </table:table-cell>
          <table:table-cell office:value-type="string">
            <text:p>expressed</text:p>
          </table:table-cell>
          <table:table-cell office:value-type="string">
            <text:p>want!express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ositive</text:p>
          </table:table-cell>
          <table:table-cell office:value-type="string">
            <text:p>allow</text:p>
          </table:table-cell>
          <table:table-cell office:value-type="string">
            <text:p>positive!allow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id</text:p>
          </table:table-cell>
          <table:table-cell office:value-type="string">
            <text:p>considered</text:p>
          </table:table-cell>
          <table:table-cell office:value-type="string">
            <text:p>sid!consider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viewed</text:p>
          </table:table-cell>
          <table:table-cell office:value-type="string">
            <text:p>child</text:p>
          </table:table-cell>
          <table:table-cell office:value-type="string">
            <text:p>reviewed!chil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homsoever</text:p>
          </table:table-cell>
          <table:table-cell office:value-type="string">
            <text:p>fax</text:p>
          </table:table-cell>
          <table:table-cell office:value-type="string">
            <text:p>whomsoever!fax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it</text:p>
          </table:table-cell>
          <table:table-cell office:value-type="string">
            <text:p>filesystem</text:p>
          </table:table-cell>
          <table:table-cell office:value-type="string">
            <text:p>wit!filesystem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solved</text:p>
          </table:table-cell>
          <table:table-cell office:value-type="string">
            <text:p>cells</text:p>
          </table:table-cell>
          <table:table-cell office:value-type="string">
            <text:p>resolved!cell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izard</text:p>
          </table:table-cell>
          <table:table-cell office:value-type="string">
            <text:p>filters</text:p>
          </table:table-cell>
          <table:table-cell office:value-type="string">
            <text:p>wizard!filter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mooth</text:p>
          </table:table-cell>
          <table:table-cell office:value-type="string">
            <text:p>convert</text:p>
          </table:table-cell>
          <table:table-cell office:value-type="string">
            <text:p>smooth!conver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rofound</text:p>
          </table:table-cell>
          <table:table-cell office:value-type="string">
            <text:p>array</text:p>
          </table:table-cell>
          <table:table-cell office:value-type="string">
            <text:p>profound!arra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otally</text:p>
          </table:table-cell>
          <table:table-cell office:value-type="string">
            <text:p>during</text:p>
          </table:table-cell>
          <table:table-cell office:value-type="string">
            <text:p>totally!during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idth</text:p>
          </table:table-cell>
          <table:table-cell office:value-type="string">
            <text:p>feedback</text:p>
          </table:table-cell>
          <table:table-cell office:value-type="string">
            <text:p>width!feedback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lope</text:p>
          </table:table-cell>
          <table:table-cell office:value-type="string">
            <text:p>convened</text:p>
          </table:table-cell>
          <table:table-cell office:value-type="string">
            <text:p>slope!convene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quartile</text:p>
          </table:table-cell>
          <table:table-cell office:value-type="string">
            <text:p>avoid</text:p>
          </table:table-cell>
          <table:table-cell office:value-type="string">
            <text:p>quartile!avoid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grow</text:p>
          </table:table-cell>
          <table:table-cell office:value-type="string">
            <text:p>harmonise</text:p>
          </table:table-cell>
          <table:table-cell office:value-type="string">
            <text:p>grow!harmonis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aster</text:p>
          </table:table-cell>
          <table:table-cell office:value-type="string">
            <text:p>insight</text:p>
          </table:table-cell>
          <table:table-cell office:value-type="string">
            <text:p>master!insight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lips</text:p>
          </table:table-cell>
          <table:table-cell office:value-type="string">
            <text:p>controls</text:p>
          </table:table-cell>
          <table:table-cell office:value-type="string">
            <text:p>slips!control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quests</text:p>
          </table:table-cell>
          <table:table-cell office:value-type="string">
            <text:p>carry</text:p>
          </table:table-cell>
          <table:table-cell office:value-type="string">
            <text:p>requests!carr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orkable</text:p>
          </table:table-cell>
          <table:table-cell office:value-type="string">
            <text:p>find…</text:p>
          </table:table-cell>
          <table:table-cell office:value-type="string">
            <text:p>workable!find…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hereby</text:p>
          </table:table-cell>
          <table:table-cell office:value-type="string">
            <text:p>fairly</text:p>
          </table:table-cell>
          <table:table-cell office:value-type="string">
            <text:p>whereby!fairly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transfer</text:p>
          </table:table-cell>
          <table:table-cell office:value-type="string">
            <text:p>eddie</text:p>
          </table:table-cell>
          <table:table-cell office:value-type="string">
            <text:p>transfer!eddi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onder</text:p>
          </table:table-cell>
          <table:table-cell office:value-type="string">
            <text:p>finance</text:p>
          </table:table-cell>
          <table:table-cell office:value-type="string">
            <text:p>wonder!finance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ducing</text:p>
          </table:table-cell>
          <table:table-cell office:value-type="string">
            <text:p>black</text:p>
          </table:table-cell>
          <table:table-cell office:value-type="string">
            <text:p>reducing!black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pecifying</text:p>
          </table:table-cell>
          <table:table-cell office:value-type="string">
            <text:p>cps</text:p>
          </table:table-cell>
          <table:table-cell office:value-type="string">
            <text:p>specifying!cp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henever</text:p>
          </table:table-cell>
          <table:table-cell office:value-type="string">
            <text:p>fails</text:p>
          </table:table-cell>
          <table:table-cell office:value-type="string">
            <text:p>whenever!fail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percent</text:p>
          </table:table-cell>
          <table:table-cell office:value-type="string">
            <text:p>across</text:p>
          </table:table-cell>
          <table:table-cell office:value-type="string">
            <text:p>percent!acros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match</text:p>
          </table:table-cell>
          <table:table-cell office:value-type="string">
            <text:p>insights</text:p>
          </table:table-cell>
          <table:table-cell office:value-type="string">
            <text:p>match!insights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hole</text:p>
          </table:table-cell>
          <table:table-cell office:value-type="string">
            <text:p>farcical</text:p>
          </table:table-cell>
          <table:table-cell office:value-type="string">
            <text:p>whole!farcical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afeguard</text:p>
          </table:table-cell>
          <table:table-cell office:value-type="string">
            <text:p>club</text:p>
          </table:table-cell>
          <table:table-cell office:value-type="string">
            <text:p>safeguard!club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reprise</text:p>
          </table:table-cell>
          <table:table-cell office:value-type="string">
            <text:p>careful</text:p>
          </table:table-cell>
          <table:table-cell office:value-type="string">
            <text:p>reprise!carefu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obligation</text:p>
          </table:table-cell>
          <table:table-cell office:value-type="string">
            <text:p>park</text:p>
          </table:table-cell>
          <table:table-cell office:value-type="string">
            <text:p>obligation!park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otify</text:p>
          </table:table-cell>
          <table:table-cell office:value-type="string">
            <text:p>paginate</text:p>
          </table:table-cell>
          <table:table-cell office:value-type="string">
            <text:p>notify!pagin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rong</text:p>
          </table:table-cell>
          <table:table-cell office:value-type="string">
            <text:p>declared</text:p>
          </table:table-cell>
          <table:table-cell office:value-type="string">
            <text:p>strong!declar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pside</text:p>
          </table:table-cell>
          <table:table-cell office:value-type="string">
            <text:p>evaluate</text:p>
          </table:table-cell>
          <table:table-cell office:value-type="string">
            <text:p>upside!evalu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untime</text:p>
          </table:table-cell>
          <table:table-cell office:value-type="string">
            <text:p>closely</text:p>
          </table:table-cell>
          <table:table-cell office:value-type="string">
            <text:p>runtime!close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atements</text:p>
          </table:table-cell>
          <table:table-cell office:value-type="string">
            <text:p>cuts</text:p>
          </table:table-cell>
          <table:table-cell office:value-type="string">
            <text:p>statements!cu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hatever</text:p>
          </table:table-cell>
          <table:table-cell office:value-type="string">
            <text:p>failed</text:p>
          </table:table-cell>
          <table:table-cell office:value-type="string">
            <text:p>whatever!fail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objection</text:p>
          </table:table-cell>
          <table:table-cell office:value-type="string">
            <text:p>pared</text:p>
          </table:table-cell>
          <table:table-cell office:value-type="string">
            <text:p>objection!par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ymbol…</text:p>
          </table:table-cell>
          <table:table-cell office:value-type="string">
            <text:p>desktop</text:p>
          </table:table-cell>
          <table:table-cell office:value-type="string">
            <text:p>symbol…!desktop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rs</text:p>
          </table:table-cell>
          <table:table-cell office:value-type="string">
            <text:p>opportunity</text:p>
          </table:table-cell>
          <table:table-cell office:value-type="string">
            <text:p>mrs!opportunit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urchasing</text:p>
          </table:table-cell>
          <table:table-cell office:value-type="string">
            <text:p>auto</text:p>
          </table:table-cell>
          <table:table-cell office:value-type="string">
            <text:p>purchasing!auto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pring</text:p>
          </table:table-cell>
          <table:table-cell office:value-type="string">
            <text:p>critical</text:p>
          </table:table-cell>
          <table:table-cell office:value-type="string">
            <text:p>spring!critic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bmit</text:p>
          </table:table-cell>
          <table:table-cell office:value-type="string">
            <text:p>defaults</text:p>
          </table:table-cell>
          <table:table-cell office:value-type="string">
            <text:p>submit!defaul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ow</text:p>
          </table:table-cell>
          <table:table-cell office:value-type="string">
            <text:p>consequent</text:p>
          </table:table-cell>
          <table:table-cell office:value-type="string">
            <text:p>show!consequ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othing</text:p>
          </table:table-cell>
          <table:table-cell office:value-type="string">
            <text:p>package</text:p>
          </table:table-cell>
          <table:table-cell office:value-type="string">
            <text:p>nothing!packag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artitioned</text:p>
          </table:table-cell>
          <table:table-cell office:value-type="string">
            <text:p>abs</text:p>
          </table:table-cell>
          <table:table-cell office:value-type="string">
            <text:p>partitioned!ab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btotal</text:p>
          </table:table-cell>
          <table:table-cell office:value-type="string">
            <text:p>delete</text:p>
          </table:table-cell>
          <table:table-cell office:value-type="string">
            <text:p>subtotal!dele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ring</text:p>
          </table:table-cell>
          <table:table-cell office:value-type="string">
            <text:p>decimals</text:p>
          </table:table-cell>
          <table:table-cell office:value-type="string">
            <text:p>string!decimal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btle</text:p>
          </table:table-cell>
          <table:table-cell office:value-type="string">
            <text:p>delegate</text:p>
          </table:table-cell>
          <table:table-cell office:value-type="string">
            <text:p>subtle!deleg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once</text:p>
          </table:table-cell>
          <table:table-cell office:value-type="string">
            <text:p>oversight</text:p>
          </table:table-cell>
          <table:table-cell office:value-type="string">
            <text:p>nonce!oversigh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moved</text:p>
          </table:table-cell>
          <table:table-cell office:value-type="string">
            <text:p>buttons</text:p>
          </table:table-cell>
          <table:table-cell office:value-type="string">
            <text:p>removed!button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ite</text:p>
          </table:table-cell>
          <table:table-cell office:value-type="string">
            <text:p>demerging</text:p>
          </table:table-cell>
          <table:table-cell office:value-type="string">
            <text:p>suite!demerg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eighs</text:p>
          </table:table-cell>
          <table:table-cell office:value-type="string">
            <text:p>extremes</text:p>
          </table:table-cell>
          <table:table-cell office:value-type="string">
            <text:p>weighs!extrem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obliged</text:p>
          </table:table-cell>
          <table:table-cell office:value-type="string">
            <text:p>offence</text:p>
          </table:table-cell>
          <table:table-cell office:value-type="string">
            <text:p>obliged!offen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im</text:p>
          </table:table-cell>
          <table:table-cell office:value-type="string">
            <text:p>experienced</text:p>
          </table:table-cell>
          <table:table-cell office:value-type="string">
            <text:p>vim!experienc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bmenu</text:p>
          </table:table-cell>
          <table:table-cell office:value-type="string">
            <text:p>default</text:p>
          </table:table-cell>
          <table:table-cell office:value-type="string">
            <text:p>submenu!defaul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ertain</text:p>
          </table:table-cell>
          <table:table-cell office:value-type="string">
            <text:p>adhered</text:p>
          </table:table-cell>
          <table:table-cell office:value-type="string">
            <text:p>pertain!adher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one</text:p>
          </table:table-cell>
          <table:table-cell office:value-type="string">
            <text:p>deadlines</text:p>
          </table:table-cell>
          <table:table-cell office:value-type="string">
            <text:p>stone!deadlin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abled</text:p>
          </table:table-cell>
          <table:table-cell office:value-type="string">
            <text:p>devolved</text:p>
          </table:table-cell>
          <table:table-cell office:value-type="string">
            <text:p>tabled!devolv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ranted</text:p>
          </table:table-cell>
          <table:table-cell office:value-type="string">
            <text:p>guthrie</text:p>
          </table:table-cell>
          <table:table-cell office:value-type="string">
            <text:p>granted!guthri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force</text:p>
          </table:table-cell>
          <table:table-cell office:value-type="string">
            <text:p>first</text:p>
          </table:table-cell>
          <table:table-cell office:value-type="string">
            <text:p>workforce!firs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age</text:p>
          </table:table-cell>
          <table:table-cell office:value-type="string">
            <text:p>crucially</text:p>
          </table:table-cell>
          <table:table-cell office:value-type="string">
            <text:p>stage!crucial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rapped</text:p>
          </table:table-cell>
          <table:table-cell office:value-type="string">
            <text:p>flowing</text:p>
          </table:table-cell>
          <table:table-cell office:value-type="string">
            <text:p>wrapped!flow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ds</text:p>
          </table:table-cell>
          <table:table-cell office:value-type="string">
            <text:p>financing</text:p>
          </table:table-cell>
          <table:table-cell office:value-type="string">
            <text:p>words!financ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years</text:p>
          </table:table-cell>
          <table:table-cell office:value-type="string">
            <text:p>following</text:p>
          </table:table-cell>
          <table:table-cell office:value-type="string">
            <text:p>years!follow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books</text:p>
          </table:table-cell>
          <table:table-cell office:value-type="string">
            <text:p>finds</text:p>
          </table:table-cell>
          <table:table-cell office:value-type="string">
            <text:p>workbooks!find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ariants</text:p>
          </table:table-cell>
          <table:table-cell office:value-type="string">
            <text:p>except</text:p>
          </table:table-cell>
          <table:table-cell office:value-type="string">
            <text:p>variants!excep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eek</text:p>
          </table:table-cell>
          <table:table-cell office:value-type="string">
            <text:p>accounting</text:p>
          </table:table-cell>
          <table:table-cell office:value-type="string">
            <text:p>peek!accoun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chines</text:p>
          </table:table-cell>
          <table:table-cell office:value-type="string">
            <text:p>indent</text:p>
          </table:table-cell>
          <table:table-cell office:value-type="string">
            <text:p>machines!ind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ocusing</text:p>
          </table:table-cell>
          <table:table-cell office:value-type="string">
            <text:p>both</text:p>
          </table:table-cell>
          <table:table-cell office:value-type="string">
            <text:p>refocusing!both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yourself</text:p>
          </table:table-cell>
          <table:table-cell office:value-type="string">
            <text:p>forces</text:p>
          </table:table-cell>
          <table:table-cell office:value-type="string">
            <text:p>yourself!forc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gna</text:p>
          </table:table-cell>
          <table:table-cell office:value-type="string">
            <text:p>indicated</text:p>
          </table:table-cell>
          <table:table-cell office:value-type="string">
            <text:p>magna!indica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riting</text:p>
          </table:table-cell>
          <table:table-cell office:value-type="string">
            <text:p>focuses</text:p>
          </table:table-cell>
          <table:table-cell office:value-type="string">
            <text:p>writing!focus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cros…</text:p>
          </table:table-cell>
          <table:table-cell office:value-type="string">
            <text:p>indexes</text:p>
          </table:table-cell>
          <table:table-cell office:value-type="string">
            <text:p>macros…!index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rong</text:p>
          </table:table-cell>
          <table:table-cell office:value-type="string">
            <text:p>focussing</text:p>
          </table:table-cell>
          <table:table-cell office:value-type="string">
            <text:p>wrong!focuss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hence</text:p>
          </table:table-cell>
          <table:table-cell office:value-type="string">
            <text:p>failings</text:p>
          </table:table-cell>
          <table:table-cell office:value-type="string">
            <text:p>whence!failing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etters</text:p>
          </table:table-cell>
          <table:table-cell office:value-type="string">
            <text:p>ideally</text:p>
          </table:table-cell>
          <table:table-cell office:value-type="string">
            <text:p>letters!ideal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hitehall</text:p>
          </table:table-cell>
          <table:table-cell office:value-type="string">
            <text:p>fancy</text:p>
          </table:table-cell>
          <table:table-cell office:value-type="string">
            <text:p>whitehall!fanc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hom</text:p>
          </table:table-cell>
          <table:table-cell office:value-type="string">
            <text:p>favourable</text:p>
          </table:table-cell>
          <table:table-cell office:value-type="string">
            <text:p>whom!favourabl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eans</text:p>
          </table:table-cell>
          <table:table-cell office:value-type="string">
            <text:p>integrity</text:p>
          </table:table-cell>
          <table:table-cell office:value-type="string">
            <text:p>means!integrit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eeks</text:p>
          </table:table-cell>
          <table:table-cell office:value-type="string">
            <text:p>extremely</text:p>
          </table:table-cell>
          <table:table-cell office:value-type="string">
            <text:p>weeks!extreme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obsoletes</text:p>
          </table:table-cell>
          <table:table-cell office:value-type="string">
            <text:p>offer</text:p>
          </table:table-cell>
          <table:table-cell office:value-type="string">
            <text:p>obsoletes!off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ximum</text:p>
          </table:table-cell>
          <table:table-cell office:value-type="string">
            <text:p>integer</text:p>
          </table:table-cell>
          <table:table-cell office:value-type="string">
            <text:p>maximum!integ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able…</text:p>
          </table:table-cell>
          <table:table-cell office:value-type="string">
            <text:p>develops</text:p>
          </table:table-cell>
          <table:table-cell office:value-type="string">
            <text:p>table…!develop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er</text:p>
          </table:table-cell>
          <table:table-cell office:value-type="string">
            <text:p>finished</text:p>
          </table:table-cell>
          <table:table-cell office:value-type="string">
            <text:p>worker!finish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thdrawal</text:p>
          </table:table-cell>
          <table:table-cell office:value-type="string">
            <text:p>fill</text:p>
          </table:table-cell>
          <table:table-cell office:value-type="string">
            <text:p>withdrawal!fil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thout</text:p>
          </table:table-cell>
          <table:table-cell office:value-type="string">
            <text:p>filter…</text:p>
          </table:table-cell>
          <table:table-cell office:value-type="string">
            <text:p>without!filter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dely</text:p>
          </table:table-cell>
          <table:table-cell office:value-type="string">
            <text:p>features</text:p>
          </table:table-cell>
          <table:table-cell office:value-type="string">
            <text:p>widely!featur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eaving</text:p>
          </table:table-cell>
          <table:table-cell office:value-type="string">
            <text:p>however</text:p>
          </table:table-cell>
          <table:table-cell office:value-type="string">
            <text:p>leaving!howev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uff</text:p>
          </table:table-cell>
          <table:table-cell office:value-type="string">
            <text:p>detective</text:p>
          </table:table-cell>
          <table:table-cell office:value-type="string">
            <text:p>stuff!detectiv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nners</text:p>
          </table:table-cell>
          <table:table-cell office:value-type="string">
            <text:p>figures</text:p>
          </table:table-cell>
          <table:table-cell office:value-type="string">
            <text:p>winners!figur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eeding</text:p>
          </table:table-cell>
          <table:table-cell office:value-type="string">
            <text:p>extract</text:p>
          </table:table-cell>
          <table:table-cell office:value-type="string">
            <text:p>weeding!extrac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mits</text:p>
          </table:table-cell>
          <table:table-cell office:value-type="string">
            <text:p>immortal</text:p>
          </table:table-cell>
          <table:table-cell office:value-type="string">
            <text:p>limits!immort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ad</text:p>
          </table:table-cell>
          <table:table-cell office:value-type="string">
            <text:p>importance</text:p>
          </table:table-cell>
          <table:table-cell office:value-type="string">
            <text:p>load!importan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hema</text:p>
          </table:table-cell>
          <table:table-cell office:value-type="string">
            <text:p>columns…</text:p>
          </table:table-cell>
          <table:table-cell office:value-type="string">
            <text:p>schema!columns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ood</text:p>
          </table:table-cell>
          <table:table-cell office:value-type="string">
            <text:p>functional</text:p>
          </table:table-cell>
          <table:table-cell office:value-type="string">
            <text:p>good!function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overn</text:p>
          </table:table-cell>
          <table:table-cell office:value-type="string">
            <text:p>guidance</text:p>
          </table:table-cell>
          <table:table-cell office:value-type="string">
            <text:p>govern!guidan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kers</text:p>
          </table:table-cell>
          <table:table-cell office:value-type="string">
            <text:p>inferred</text:p>
          </table:table-cell>
          <table:table-cell office:value-type="string">
            <text:p>makers!inferr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cally</text:p>
          </table:table-cell>
          <table:table-cell office:value-type="string">
            <text:p>imposes</text:p>
          </table:table-cell>
          <table:table-cell office:value-type="string">
            <text:p>locally!impos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alculate</text:p>
          </table:table-cell>
          <table:table-cell office:value-type="string">
            <text:p>beg</text:p>
          </table:table-cell>
          <table:table-cell office:value-type="string">
            <text:p>recalculate!be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otified</text:p>
          </table:table-cell>
          <table:table-cell office:value-type="string">
            <text:p>pages…</text:p>
          </table:table-cell>
          <table:table-cell office:value-type="string">
            <text:p>notified!pages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arger</text:p>
          </table:table-cell>
          <table:table-cell office:value-type="string">
            <text:p>holistic</text:p>
          </table:table-cell>
          <table:table-cell office:value-type="string">
            <text:p>larger!holistic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ghtly</text:p>
          </table:table-cell>
          <table:table-cell office:value-type="string">
            <text:p>imagine</text:p>
          </table:table-cell>
          <table:table-cell office:value-type="string">
            <text:p>lightly!imagin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keystrokes</text:p>
          </table:table-cell>
          <table:table-cell office:value-type="string">
            <text:p>help</text:p>
          </table:table-cell>
          <table:table-cell office:value-type="string">
            <text:p>keystrokes!help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kicking</text:p>
          </table:table-cell>
          <table:table-cell office:value-type="string">
            <text:p>helpful</text:p>
          </table:table-cell>
          <table:table-cell office:value-type="string">
            <text:p>kicking!helpfu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astes</text:p>
          </table:table-cell>
          <table:table-cell office:value-type="string">
            <text:p>accepted</text:p>
          </table:table-cell>
          <table:table-cell office:value-type="string">
            <text:p>pastes!accep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nk</text:p>
          </table:table-cell>
          <table:table-cell office:value-type="string">
            <text:p>impairment</text:p>
          </table:table-cell>
          <table:table-cell office:value-type="string">
            <text:p>link!impair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azette</text:p>
          </table:table-cell>
          <table:table-cell office:value-type="string">
            <text:p>format…</text:p>
          </table:table-cell>
          <table:table-cell office:value-type="string">
            <text:p>gazette!format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pread</text:p>
          </table:table-cell>
          <table:table-cell office:value-type="string">
            <text:p>criminal</text:p>
          </table:table-cell>
          <table:table-cell office:value-type="string">
            <text:p>spread!crimin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yle</text:p>
          </table:table-cell>
          <table:table-cell office:value-type="string">
            <text:p>dedicated</text:p>
          </table:table-cell>
          <table:table-cell office:value-type="string">
            <text:p>style!dedica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in</text:p>
          </table:table-cell>
          <table:table-cell office:value-type="string">
            <text:p>indicators</text:p>
          </table:table-cell>
          <table:table-cell office:value-type="string">
            <text:p>main!indicator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zooms</text:p>
          </table:table-cell>
          <table:table-cell office:value-type="string">
            <text:p>foregoing</text:p>
          </table:table-cell>
          <table:table-cell office:value-type="string">
            <text:p>zooms!forego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nks</text:p>
          </table:table-cell>
          <table:table-cell office:value-type="string">
            <text:p>implement</text:p>
          </table:table-cell>
          <table:table-cell office:value-type="string">
            <text:p>links!imple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future</text:p>
          </table:table-cell>
          <table:table-cell office:value-type="string">
            <text:p>foreword</text:p>
          </table:table-cell>
          <table:table-cell office:value-type="string">
            <text:p>future!forewor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flow</text:p>
          </table:table-cell>
          <table:table-cell office:value-type="string">
            <text:p>firmly</text:p>
          </table:table-cell>
          <table:table-cell office:value-type="string">
            <text:p>workflow!firm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orts</text:p>
          </table:table-cell>
          <table:table-cell office:value-type="string">
            <text:p>capture</text:p>
          </table:table-cell>
          <table:table-cell office:value-type="string">
            <text:p>reports!captur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ose</text:p>
          </table:table-cell>
          <table:table-cell office:value-type="string">
            <text:p>incidents</text:p>
          </table:table-cell>
          <table:table-cell office:value-type="string">
            <text:p>loose!inciden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ay</text:p>
          </table:table-cell>
          <table:table-cell office:value-type="string">
            <text:p>accompanies</text:p>
          </table:table-cell>
          <table:table-cell office:value-type="string">
            <text:p>pay!accompani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nger</text:p>
          </table:table-cell>
          <table:table-cell office:value-type="string">
            <text:p>inactive</text:p>
          </table:table-cell>
          <table:table-cell office:value-type="string">
            <text:p>longer!inactiv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eometry</text:p>
          </table:table-cell>
          <table:table-cell office:value-type="string">
            <text:p>foster</text:p>
          </table:table-cell>
          <table:table-cell office:value-type="string">
            <text:p>geometry!fost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limpsed</text:p>
          </table:table-cell>
          <table:table-cell office:value-type="string">
            <text:p>french</text:p>
          </table:table-cell>
          <table:table-cell office:value-type="string">
            <text:p>glimpsed!french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osely</text:p>
          </table:table-cell>
          <table:table-cell office:value-type="string">
            <text:p>include</text:p>
          </table:table-cell>
          <table:table-cell office:value-type="string">
            <text:p>loosely!includ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globally</text:p>
          </table:table-cell>
          <table:table-cell office:value-type="string">
            <text:p>friend</text:p>
          </table:table-cell>
          <table:table-cell office:value-type="string">
            <text:p>globally!frie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acing</text:p>
          </table:table-cell>
          <table:table-cell office:value-type="string">
            <text:p>earlier</text:p>
          </table:table-cell>
          <table:table-cell office:value-type="string">
            <text:p>tracing!earli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urder</text:p>
          </table:table-cell>
          <table:table-cell office:value-type="string">
            <text:p>options…</text:p>
          </table:table-cell>
          <table:table-cell office:value-type="string">
            <text:p>murder!options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tential</text:p>
          </table:table-cell>
          <table:table-cell office:value-type="string">
            <text:p>along</text:p>
          </table:table-cell>
          <table:table-cell office:value-type="string">
            <text:p>potential!alo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hether</text:p>
          </table:table-cell>
          <table:table-cell office:value-type="string">
            <text:p>falkirk</text:p>
          </table:table-cell>
          <table:table-cell office:value-type="string">
            <text:p>whether!falkirk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ding</text:p>
          </table:table-cell>
          <table:table-cell office:value-type="string">
            <text:p>bayonet</text:p>
          </table:table-cell>
          <table:table-cell office:value-type="string">
            <text:p>reading!bayone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erence</text:p>
          </table:table-cell>
          <table:table-cell office:value-type="string">
            <text:p>bliss</text:p>
          </table:table-cell>
          <table:table-cell office:value-type="string">
            <text:p>reference!blis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utate</text:p>
          </table:table-cell>
          <table:table-cell office:value-type="string">
            <text:p>ordering</text:p>
          </table:table-cell>
          <table:table-cell office:value-type="string">
            <text:p>mutate!order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hen</text:p>
          </table:table-cell>
          <table:table-cell office:value-type="string">
            <text:p>divergence</text:p>
          </table:table-cell>
          <table:table-cell office:value-type="string">
            <text:p>then!divergen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xt</text:p>
          </table:table-cell>
          <table:table-cell office:value-type="string">
            <text:p>displaying</text:p>
          </table:table-cell>
          <table:table-cell office:value-type="string">
            <text:p>text!display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ivial</text:p>
          </table:table-cell>
          <table:table-cell office:value-type="string">
            <text:p>emerged</text:p>
          </table:table-cell>
          <table:table-cell office:value-type="string">
            <text:p>trivial!emerg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ust</text:p>
          </table:table-cell>
          <table:table-cell office:value-type="string">
            <text:p>eminently</text:p>
          </table:table-cell>
          <table:table-cell office:value-type="string">
            <text:p>trust!eminent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umble</text:p>
          </table:table-cell>
          <table:table-cell office:value-type="string">
            <text:p>employee</text:p>
          </table:table-cell>
          <table:table-cell office:value-type="string">
            <text:p>tumble!employe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configure</text:p>
          </table:table-cell>
          <table:table-cell office:value-type="string">
            <text:p>shape!configur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awling</text:p>
          </table:table-cell>
          <table:table-cell office:value-type="string">
            <text:p>effort</text:p>
          </table:table-cell>
          <table:table-cell office:value-type="string">
            <text:p>trawling!effor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anction</text:p>
          </table:table-cell>
          <table:table-cell office:value-type="string">
            <text:p>coffee</text:p>
          </table:table-cell>
          <table:table-cell office:value-type="string">
            <text:p>sanction!coffe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ees</text:p>
          </table:table-cell>
          <table:table-cell office:value-type="string">
            <text:p>elections</text:p>
          </table:table-cell>
          <table:table-cell office:value-type="string">
            <text:p>trees!election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hanks</text:p>
          </table:table-cell>
          <table:table-cell office:value-type="string">
            <text:p>disposes</text:p>
          </table:table-cell>
          <table:table-cell office:value-type="string">
            <text:p>thanks!dispos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esumes</text:p>
          </table:table-cell>
          <table:table-cell office:value-type="string">
            <text:p>appeal</text:p>
          </table:table-cell>
          <table:table-cell office:value-type="string">
            <text:p>presumes!appe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nor</text:p>
          </table:table-cell>
          <table:table-cell office:value-type="string">
            <text:p>discussed</text:p>
          </table:table-cell>
          <table:table-cell office:value-type="string">
            <text:p>tenor!discuss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ams</text:p>
          </table:table-cell>
          <table:table-cell office:value-type="string">
            <text:p>directory</text:p>
          </table:table-cell>
          <table:table-cell office:value-type="string">
            <text:p>teams!director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trict</text:p>
          </table:table-cell>
          <table:table-cell office:value-type="string">
            <text:p>change</text:p>
          </table:table-cell>
          <table:table-cell office:value-type="string">
            <text:p>restrict!chang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ightly</text:p>
          </table:table-cell>
          <table:table-cell office:value-type="string">
            <text:p>drawing</text:p>
          </table:table-cell>
          <table:table-cell office:value-type="string">
            <text:p>tightly!draw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gistry</text:p>
          </table:table-cell>
          <table:table-cell office:value-type="string">
            <text:p>brands</text:p>
          </table:table-cell>
          <table:table-cell office:value-type="string">
            <text:p>registry!brand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axes</text:p>
          </table:table-cell>
          <table:table-cell office:value-type="string">
            <text:p>direction</text:p>
          </table:table-cell>
          <table:table-cell office:value-type="string">
            <text:p>taxes!directio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ean</text:p>
          </table:table-cell>
          <table:table-cell office:value-type="string">
            <text:p>integrates</text:p>
          </table:table-cell>
          <table:table-cell office:value-type="string">
            <text:p>mean!integrat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ear</text:p>
          </table:table-cell>
          <table:table-cell office:value-type="string">
            <text:p>originally</text:p>
          </table:table-cell>
          <table:table-cell office:value-type="string">
            <text:p>near!original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imes</text:p>
          </table:table-cell>
          <table:table-cell office:value-type="string">
            <text:p>driftwood</text:p>
          </table:table-cell>
          <table:table-cell office:value-type="string">
            <text:p>times!driftwoo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ogether</text:p>
          </table:table-cell>
          <table:table-cell office:value-type="string">
            <text:p>driver</text:p>
          </table:table-cell>
          <table:table-cell office:value-type="string">
            <text:p>together!driv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yped</text:p>
          </table:table-cell>
          <table:table-cell office:value-type="string">
            <text:p>enactment</text:p>
          </table:table-cell>
          <table:table-cell office:value-type="string">
            <text:p>typed!enact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either</text:p>
          </table:table-cell>
          <table:table-cell office:value-type="string">
            <text:p>outputs</text:p>
          </table:table-cell>
          <table:table-cell office:value-type="string">
            <text:p>neither!outpu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anging</text:p>
          </table:table-cell>
          <table:table-cell office:value-type="string">
            <text:p>banquet</text:p>
          </table:table-cell>
          <table:table-cell office:value-type="string">
            <text:p>ranging!banque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yearly</text:p>
          </table:table-cell>
          <table:table-cell office:value-type="string">
            <text:p>followed</text:p>
          </table:table-cell>
          <table:table-cell office:value-type="string">
            <text:p>yearly!follow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seful</text:p>
          </table:table-cell>
          <table:table-cell office:value-type="string">
            <text:p>everyone</text:p>
          </table:table-cell>
          <table:table-cell office:value-type="string">
            <text:p>useful!everyon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ser</text:p>
          </table:table-cell>
          <table:table-cell office:value-type="string">
            <text:p>everything</text:p>
          </table:table-cell>
          <table:table-cell office:value-type="string">
            <text:p>user!everyth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id</text:p>
          </table:table-cell>
          <table:table-cell office:value-type="string">
            <text:p>interviewed</text:p>
          </table:table-cell>
          <table:table-cell office:value-type="string">
            <text:p>mid!interview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fe</text:p>
          </table:table-cell>
          <table:table-cell office:value-type="string">
            <text:p>illustrate</text:p>
          </table:table-cell>
          <table:table-cell office:value-type="string">
            <text:p>life!illustr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knows</text:p>
          </table:table-cell>
          <table:table-cell office:value-type="string">
            <text:p>hierarchy</text:p>
          </table:table-cell>
          <table:table-cell office:value-type="string">
            <text:p>knows!hierarch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olds</text:p>
          </table:table-cell>
          <table:table-cell office:value-type="string">
            <text:p>judgement</text:p>
          </table:table-cell>
          <table:table-cell office:value-type="string">
            <text:p>molds!judge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re</text:p>
          </table:table-cell>
          <table:table-cell office:value-type="string">
            <text:p>deployment</text:p>
          </table:table-cell>
          <table:table-cell office:value-type="string">
            <text:p>sure!deploy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lied</text:p>
          </table:table-cell>
          <table:table-cell office:value-type="string">
            <text:p>building</text:p>
          </table:table-cell>
          <table:table-cell office:value-type="string">
            <text:p>relied!build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space</text:p>
          </table:table-cell>
          <table:table-cell office:value-type="string">
            <text:p>flash</text:p>
          </table:table-cell>
          <table:table-cell office:value-type="string">
            <text:p>workspace!flash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ientific</text:p>
          </table:table-cell>
          <table:table-cell office:value-type="string">
            <text:p>come</text:p>
          </table:table-cell>
          <table:table-cell office:value-type="string">
            <text:p>scientific!com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inging</text:p>
          </table:table-cell>
          <table:table-cell office:value-type="string">
            <text:p>contain</text:p>
          </table:table-cell>
          <table:table-cell office:value-type="string">
            <text:p>singing!contai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artition</text:p>
          </table:table-cell>
          <table:table-cell office:value-type="string">
            <text:p>above</text:p>
          </table:table-cell>
          <table:table-cell office:value-type="string">
            <text:p>partition!abov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iable</text:p>
          </table:table-cell>
          <table:table-cell office:value-type="string">
            <text:p>existing</text:p>
          </table:table-cell>
          <table:table-cell office:value-type="string">
            <text:p>viable!exis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enus</text:p>
          </table:table-cell>
          <table:table-cell office:value-type="string">
            <text:p>interests</text:p>
          </table:table-cell>
          <table:table-cell office:value-type="string">
            <text:p>menus!interes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iewed</text:p>
          </table:table-cell>
          <table:table-cell office:value-type="string">
            <text:p>expanded</text:p>
          </table:table-cell>
          <table:table-cell office:value-type="string">
            <text:p>viewed!expand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olume</text:p>
          </table:table-cell>
          <table:table-cell office:value-type="string">
            <text:p>explored</text:p>
          </table:table-cell>
          <table:table-cell office:value-type="string">
            <text:p>volume!explor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etting</text:p>
          </table:table-cell>
          <table:table-cell office:value-type="string">
            <text:p>existed</text:p>
          </table:table-cell>
          <table:table-cell office:value-type="string">
            <text:p>vetting!exis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ently</text:p>
          </table:table-cell>
          <table:table-cell office:value-type="string">
            <text:p>behind</text:p>
          </table:table-cell>
          <table:table-cell office:value-type="string">
            <text:p>recently!behi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erforms</text:p>
          </table:table-cell>
          <table:table-cell office:value-type="string">
            <text:p>actors</text:p>
          </table:table-cell>
          <table:table-cell office:value-type="string">
            <text:p>performs!actor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odernising</text:p>
          </table:table-cell>
          <table:table-cell office:value-type="string">
            <text:p>jon</text:p>
          </table:table-cell>
          <table:table-cell office:value-type="string">
            <text:p>modernising!jo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evel</text:p>
          </table:table-cell>
          <table:table-cell office:value-type="string">
            <text:p>identical</text:p>
          </table:table-cell>
          <table:table-cell office:value-type="string">
            <text:p>level!identic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raction</text:p>
          </table:table-cell>
          <table:table-cell office:value-type="string">
            <text:p>easier</text:p>
          </table:table-cell>
          <table:table-cell office:value-type="string">
            <text:p>traction!easi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der</text:p>
          </table:table-cell>
          <table:table-cell office:value-type="string">
            <text:p>endlessly</text:p>
          </table:table-cell>
          <table:table-cell office:value-type="string">
            <text:p>under!endless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ertains</text:p>
          </table:table-cell>
          <table:table-cell office:value-type="string">
            <text:p>adjust</text:p>
          </table:table-cell>
          <table:table-cell office:value-type="string">
            <text:p>pertains!adjus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omeone</text:p>
          </table:table-cell>
          <table:table-cell office:value-type="string">
            <text:p>correct</text:p>
          </table:table-cell>
          <table:table-cell office:value-type="string">
            <text:p>someone!correc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wary</text:p>
          </table:table-cell>
          <table:table-cell office:value-type="string">
            <text:p>estimate</text:p>
          </table:table-cell>
          <table:table-cell office:value-type="string">
            <text:p>unwary!estim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next</text:p>
          </table:table-cell>
          <table:table-cell office:value-type="string">
            <text:p>overcoming</text:p>
          </table:table-cell>
          <table:table-cell office:value-type="string">
            <text:p>next!overcom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initel</text:p>
          </table:table-cell>
          <table:table-cell office:value-type="string">
            <text:p>ireland</text:p>
          </table:table-cell>
          <table:table-cell office:value-type="string">
            <text:p>minitel!irela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ited</text:p>
          </table:table-cell>
          <table:table-cell office:value-type="string">
            <text:p>entwined</text:p>
          </table:table-cell>
          <table:table-cell office:value-type="string">
            <text:p>united!entwin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ayroll</text:p>
          </table:table-cell>
          <table:table-cell office:value-type="string">
            <text:p>account</text:p>
          </table:table-cell>
          <table:table-cell office:value-type="string">
            <text:p>payroll!accou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likely</text:p>
          </table:table-cell>
          <table:table-cell office:value-type="string">
            <text:p>equals</text:p>
          </table:table-cell>
          <table:table-cell office:value-type="string">
            <text:p>unlikely!equal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reachable</text:p>
          </table:table-cell>
          <table:table-cell office:value-type="string">
            <text:p>esc</text:p>
          </table:table-cell>
          <table:table-cell office:value-type="string">
            <text:p>unreachable!esc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atistics</text:p>
          </table:table-cell>
          <table:table-cell office:value-type="string">
            <text:p>data</text:p>
          </table:table-cell>
          <table:table-cell office:value-type="string">
            <text:p>statistics!data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pond</text:p>
          </table:table-cell>
          <table:table-cell office:value-type="string">
            <text:p>certain</text:p>
          </table:table-cell>
          <table:table-cell office:value-type="string">
            <text:p>respond!certai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ult</text:p>
          </table:table-cell>
          <table:table-cell office:value-type="string">
            <text:p>changing</text:p>
          </table:table-cell>
          <table:table-cell office:value-type="string">
            <text:p>result!chang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ults</text:p>
          </table:table-cell>
          <table:table-cell office:value-type="string">
            <text:p>channel</text:p>
          </table:table-cell>
          <table:table-cell office:value-type="string">
            <text:p>results!channe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ident</text:p>
          </table:table-cell>
          <table:table-cell office:value-type="string">
            <text:p>causal</text:p>
          </table:table-cell>
          <table:table-cell office:value-type="string">
            <text:p>resident!caus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ource</text:p>
          </table:table-cell>
          <table:table-cell office:value-type="string">
            <text:p>cells…</text:p>
          </table:table-cell>
          <table:table-cell office:value-type="string">
            <text:p>resource!cells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spect</text:p>
          </table:table-cell>
          <table:table-cell office:value-type="string">
            <text:p>centres</text:p>
          </table:table-cell>
          <table:table-cell office:value-type="string">
            <text:p>respect!centr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veal</text:p>
          </table:table-cell>
          <table:table-cell office:value-type="string">
            <text:p>cheapest</text:p>
          </table:table-cell>
          <table:table-cell office:value-type="string">
            <text:p>reveal!cheapes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lace</text:p>
          </table:table-cell>
          <table:table-cell office:value-type="string">
            <text:p>affecting</text:p>
          </table:table-cell>
          <table:table-cell office:value-type="string">
            <text:p>place!affec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ifted</text:p>
          </table:table-cell>
          <table:table-cell office:value-type="string">
            <text:p>connect</text:p>
          </table:table-cell>
          <table:table-cell office:value-type="string">
            <text:p>shifted!connec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ollovers</text:p>
          </table:table-cell>
          <table:table-cell office:value-type="string">
            <text:p>class</text:p>
          </table:table-cell>
          <table:table-cell office:value-type="string">
            <text:p>rollovers!clas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oans</text:p>
          </table:table-cell>
          <table:table-cell office:value-type="string">
            <text:p>importing</text:p>
          </table:table-cell>
          <table:table-cell office:value-type="string">
            <text:p>loans!impor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veals</text:p>
          </table:table-cell>
          <table:table-cell office:value-type="string">
            <text:p>checker</text:p>
          </table:table-cell>
          <table:table-cell office:value-type="string">
            <text:p>reveals!check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lection</text:p>
          </table:table-cell>
          <table:table-cell office:value-type="string">
            <text:p>born</text:p>
          </table:table-cell>
          <table:table-cell office:value-type="string">
            <text:p>reflection!bor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lations</text:p>
          </table:table-cell>
          <table:table-cell office:value-type="string">
            <text:p>broad</text:p>
          </table:table-cell>
          <table:table-cell office:value-type="string">
            <text:p>relations!broa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newals</text:p>
          </table:table-cell>
          <table:table-cell office:value-type="string">
            <text:p>caesar</text:p>
          </table:table-cell>
          <table:table-cell office:value-type="string">
            <text:p>renewals!caesa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vision</text:p>
          </table:table-cell>
          <table:table-cell office:value-type="string">
            <text:p>choice</text:p>
          </table:table-cell>
          <table:table-cell office:value-type="string">
            <text:p>revision!choi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itable</text:p>
          </table:table-cell>
          <table:table-cell office:value-type="string">
            <text:p>demand</text:p>
          </table:table-cell>
          <table:table-cell office:value-type="string">
            <text:p>suitable!dema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lating</text:p>
          </table:table-cell>
          <table:table-cell office:value-type="string">
            <text:p>brings</text:p>
          </table:table-cell>
          <table:table-cell office:value-type="string">
            <text:p>relating!bring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ubset</text:p>
          </table:table-cell>
          <table:table-cell office:value-type="string">
            <text:p>defining</text:p>
          </table:table-cell>
          <table:table-cell office:value-type="string">
            <text:p>subset!defin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laced</text:p>
          </table:table-cell>
          <table:table-cell office:value-type="string">
            <text:p>affinity</text:p>
          </table:table-cell>
          <table:table-cell office:value-type="string">
            <text:p>placed!affinit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ort…</text:p>
          </table:table-cell>
          <table:table-cell office:value-type="string">
            <text:p>capable</text:p>
          </table:table-cell>
          <table:table-cell office:value-type="string">
            <text:p>report…!capabl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resents</text:p>
          </table:table-cell>
          <table:table-cell office:value-type="string">
            <text:p>care</text:p>
          </table:table-cell>
          <table:table-cell office:value-type="string">
            <text:p>represents!car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quired…</text:p>
          </table:table-cell>
          <table:table-cell office:value-type="string">
            <text:p>cases</text:p>
          </table:table-cell>
          <table:table-cell office:value-type="string">
            <text:p>required…!cas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laced</text:p>
          </table:table-cell>
          <table:table-cell office:value-type="string">
            <text:p>camera</text:p>
          </table:table-cell>
          <table:table-cell office:value-type="string">
            <text:p>replaced!camera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lica</text:p>
          </table:table-cell>
          <table:table-cell office:value-type="string">
            <text:p>cancels</text:p>
          </table:table-cell>
          <table:table-cell office:value-type="string">
            <text:p>replica!cancel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plicated</text:p>
          </table:table-cell>
          <table:table-cell office:value-type="string">
            <text:p>cant</text:p>
          </table:table-cell>
          <table:table-cell office:value-type="string">
            <text:p>replicated!ca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derline</text:p>
          </table:table-cell>
          <table:table-cell office:value-type="string">
            <text:p>enemy</text:p>
          </table:table-cell>
          <table:table-cell office:value-type="string">
            <text:p>underline!enem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rver</text:p>
          </table:table-cell>
          <table:table-cell office:value-type="string">
            <text:p>concerns</text:p>
          </table:table-cell>
          <table:table-cell office:value-type="string">
            <text:p>server!concern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oolsets</text:p>
          </table:table-cell>
          <table:table-cell office:value-type="string">
            <text:p>dundee</text:p>
          </table:table-cell>
          <table:table-cell office:value-type="string">
            <text:p>toolsets!dunde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tays</text:p>
          </table:table-cell>
          <table:table-cell office:value-type="string">
            <text:p>datasheet</text:p>
          </table:table-cell>
          <table:table-cell office:value-type="string">
            <text:p>stays!datashee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eker</text:p>
          </table:table-cell>
          <table:table-cell office:value-type="string">
            <text:p>complete</text:p>
          </table:table-cell>
          <table:table-cell office:value-type="string">
            <text:p>seeker!comple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es</text:p>
          </table:table-cell>
          <table:table-cell office:value-type="string">
            <text:p>completion</text:p>
          </table:table-cell>
          <table:table-cell office:value-type="string">
            <text:p>sees!completio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veral</text:p>
          </table:table-cell>
          <table:table-cell office:value-type="string">
            <text:p>conduct</text:p>
          </table:table-cell>
          <table:table-cell office:value-type="string">
            <text:p>several!conduc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quarter</text:p>
          </table:table-cell>
          <table:table-cell office:value-type="string">
            <text:p>average</text:p>
          </table:table-cell>
          <table:table-cell office:value-type="string">
            <text:p>quarter!averag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unlink</text:p>
          </table:table-cell>
          <table:table-cell office:value-type="string">
            <text:p>equation</text:p>
          </table:table-cell>
          <table:table-cell office:value-type="string">
            <text:p>unlink!equatio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sting</text:p>
          </table:table-cell>
          <table:table-cell office:value-type="string">
            <text:p>display</text:p>
          </table:table-cell>
          <table:table-cell office:value-type="string">
            <text:p>testing!displa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eer</text:p>
          </table:table-cell>
          <table:table-cell office:value-type="string">
            <text:p>congested</text:p>
          </table:table-cell>
          <table:table-cell office:value-type="string">
            <text:p>sheer!conges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oe</text:p>
          </table:table-cell>
          <table:table-cell office:value-type="string">
            <text:p>connection</text:p>
          </table:table-cell>
          <table:table-cell office:value-type="string">
            <text:p>shoe!connection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t</text:p>
          </table:table-cell>
          <table:table-cell office:value-type="string">
            <text:p>concordance</text:p>
          </table:table-cell>
          <table:table-cell office:value-type="string">
            <text:p>set!concordan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iece</text:p>
          </table:table-cell>
          <table:table-cell office:value-type="string">
            <text:p>advancing</text:p>
          </table:table-cell>
          <table:table-cell office:value-type="string">
            <text:p>piece!advanc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gment</text:p>
          </table:table-cell>
          <table:table-cell office:value-type="string">
            <text:p>complex</text:p>
          </table:table-cell>
          <table:table-cell office:value-type="string">
            <text:p>segment!complex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ave</text:p>
          </table:table-cell>
          <table:table-cell office:value-type="string">
            <text:p>collapsing</text:p>
          </table:table-cell>
          <table:table-cell office:value-type="string">
            <text:p>save!collaps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rm</text:p>
          </table:table-cell>
          <table:table-cell office:value-type="string">
            <text:p>discussing</text:p>
          </table:table-cell>
          <table:table-cell office:value-type="string">
            <text:p>term!discuss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hecks</text:p>
          </table:table-cell>
          <table:table-cell office:value-type="string">
            <text:p>beings</text:p>
          </table:table-cell>
          <table:table-cell office:value-type="string">
            <text:p>rechecks!being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ounded</text:p>
          </table:table-cell>
          <table:table-cell office:value-type="string">
            <text:p>clearly</text:p>
          </table:table-cell>
          <table:table-cell office:value-type="string">
            <text:p>rounded!clear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aving</text:p>
          </table:table-cell>
          <table:table-cell office:value-type="string">
            <text:p>collated</text:p>
          </table:table-cell>
          <table:table-cell office:value-type="string">
            <text:p>saving!colla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reen</text:p>
          </table:table-cell>
          <table:table-cell office:value-type="string">
            <text:p>comments</text:p>
          </table:table-cell>
          <table:table-cell office:value-type="string">
            <text:p>screen!commen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pecial</text:p>
          </table:table-cell>
          <table:table-cell office:value-type="string">
            <text:p>country</text:p>
          </table:table-cell>
          <table:table-cell office:value-type="string">
            <text:p>special!countr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crets</text:p>
          </table:table-cell>
          <table:table-cell office:value-type="string">
            <text:p>compare</text:p>
          </table:table-cell>
          <table:table-cell office:value-type="string">
            <text:p>secrets!compar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anner</text:p>
          </table:table-cell>
          <table:table-cell office:value-type="string">
            <text:p>college</text:p>
          </table:table-cell>
          <table:table-cell office:value-type="string">
            <text:p>scanner!colleg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hool</text:p>
          </table:table-cell>
          <table:table-cell office:value-type="string">
            <text:p>combined</text:p>
          </table:table-cell>
          <table:table-cell office:value-type="string">
            <text:p>school!combin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ar</text:p>
          </table:table-cell>
          <table:table-cell office:value-type="string">
            <text:p>expressions</text:p>
          </table:table-cell>
          <table:table-cell office:value-type="string">
            <text:p>war!expression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noopers</text:p>
          </table:table-cell>
          <table:table-cell office:value-type="string">
            <text:p>cookie</text:p>
          </table:table-cell>
          <table:table-cell office:value-type="string">
            <text:p>snoopers!cooki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hibition</text:p>
          </table:table-cell>
          <table:table-cell office:value-type="string">
            <text:p>art</text:p>
          </table:table-cell>
          <table:table-cell office:value-type="string">
            <text:p>prohibition!ar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mains</text:p>
          </table:table-cell>
          <table:table-cell office:value-type="string">
            <text:p>bundled</text:p>
          </table:table-cell>
          <table:table-cell office:value-type="string">
            <text:p>remains!bundl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imary</text:p>
          </table:table-cell>
          <table:table-cell office:value-type="string">
            <text:p>applies</text:p>
          </table:table-cell>
          <table:table-cell office:value-type="string">
            <text:p>primary!appli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onopolies</text:p>
          </table:table-cell>
          <table:table-cell office:value-type="string">
            <text:p>only</text:p>
          </table:table-cell>
          <table:table-cell office:value-type="string">
            <text:p>monopolies!on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ivate</text:p>
          </table:table-cell>
          <table:table-cell office:value-type="string">
            <text:p>approve</text:p>
          </table:table-cell>
          <table:table-cell office:value-type="string">
            <text:p>private!approv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thdraws</text:p>
          </table:table-cell>
          <table:table-cell office:value-type="string">
            <text:p>fills</text:p>
          </table:table-cell>
          <table:table-cell office:value-type="string">
            <text:p>withdraws!fill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vide</text:p>
          </table:table-cell>
          <table:table-cell office:value-type="string">
            <text:p>attempt</text:p>
          </table:table-cell>
          <table:table-cell office:value-type="string">
            <text:p>provide!attemp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atters</text:p>
          </table:table-cell>
          <table:table-cell office:value-type="string">
            <text:p>instead</text:p>
          </table:table-cell>
          <table:table-cell office:value-type="string">
            <text:p>matters!instea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latform</text:p>
          </table:table-cell>
          <table:table-cell office:value-type="string">
            <text:p>agency</text:p>
          </table:table-cell>
          <table:table-cell office:value-type="string">
            <text:p>platform!agenc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posal</text:p>
          </table:table-cell>
          <table:table-cell office:value-type="string">
            <text:p>assess</text:p>
          </table:table-cell>
          <table:table-cell office:value-type="string">
            <text:p>proposal!asses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itle</text:p>
          </table:table-cell>
          <table:table-cell office:value-type="string">
            <text:p>driveable</text:p>
          </table:table-cell>
          <table:table-cell office:value-type="string">
            <text:p>title!driveabl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tected</text:p>
          </table:table-cell>
          <table:table-cell office:value-type="string">
            <text:p>atoms</text:p>
          </table:table-cell>
          <table:table-cell office:value-type="string">
            <text:p>protected!atom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pulations</text:p>
          </table:table-cell>
          <table:table-cell office:value-type="string">
            <text:p>all</text:p>
          </table:table-cell>
          <table:table-cell office:value-type="string">
            <text:p>populations!al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rtion</text:p>
          </table:table-cell>
          <table:table-cell office:value-type="string">
            <text:p>alleged</text:p>
          </table:table-cell>
          <table:table-cell office:value-type="string">
            <text:p>portion!alleg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ssibly</text:p>
          </table:table-cell>
          <table:table-cell office:value-type="string">
            <text:p>allows</text:p>
          </table:table-cell>
          <table:table-cell office:value-type="string">
            <text:p>possibly!allow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licemen</text:p>
          </table:table-cell>
          <table:table-cell office:value-type="string">
            <text:p>aimed</text:p>
          </table:table-cell>
          <table:table-cell office:value-type="string">
            <text:p>policemen!aim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ll</text:p>
          </table:table-cell>
          <table:table-cell office:value-type="string">
            <text:p>algorithms</text:p>
          </table:table-cell>
          <table:table-cell office:value-type="string">
            <text:p>poll!algorithm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oorly</text:p>
          </table:table-cell>
          <table:table-cell office:value-type="string">
            <text:p>aligning</text:p>
          </table:table-cell>
          <table:table-cell office:value-type="string">
            <text:p>poorly!align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versed</text:p>
          </table:table-cell>
          <table:table-cell office:value-type="string">
            <text:p>checks</text:p>
          </table:table-cell>
          <table:table-cell office:value-type="string">
            <text:p>reversed!check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essing</text:p>
          </table:table-cell>
          <table:table-cell office:value-type="string">
            <text:p>apache</text:p>
          </table:table-cell>
          <table:table-cell office:value-type="string">
            <text:p>pressing!apach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event</text:p>
          </table:table-cell>
          <table:table-cell office:value-type="string">
            <text:p>appeals</text:p>
          </table:table-cell>
          <table:table-cell office:value-type="string">
            <text:p>prevent!appeal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eview</text:p>
          </table:table-cell>
          <table:table-cell office:value-type="string">
            <text:p>appears</text:p>
          </table:table-cell>
          <table:table-cell office:value-type="string">
            <text:p>preview!appear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orkload</text:p>
          </table:table-cell>
          <table:table-cell office:value-type="string">
            <text:p>fisher</text:p>
          </table:table-cell>
          <table:table-cell office:value-type="string">
            <text:p>workload!fisher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escribed</text:p>
          </table:table-cell>
          <table:table-cell office:value-type="string">
            <text:p>ante</text:p>
          </table:table-cell>
          <table:table-cell office:value-type="string">
            <text:p>prescribed!an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indows</text:p>
          </table:table-cell>
          <table:table-cell office:value-type="string">
            <text:p>fields…</text:p>
          </table:table-cell>
          <table:table-cell office:value-type="string">
            <text:p>windows!fields…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ording</text:p>
          </table:table-cell>
          <table:table-cell office:value-type="string">
            <text:p>bible</text:p>
          </table:table-cell>
          <table:table-cell office:value-type="string">
            <text:p>recording!bibl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ords</text:p>
          </table:table-cell>
          <table:table-cell office:value-type="string">
            <text:p>bichard</text:p>
          </table:table-cell>
          <table:table-cell office:value-type="string">
            <text:p>records!bichar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urring</text:p>
          </table:table-cell>
          <table:table-cell office:value-type="string">
            <text:p>billy</text:p>
          </table:table-cell>
          <table:table-cell office:value-type="string">
            <text:p>recurring!bil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ssign</text:p>
          </table:table-cell>
          <table:table-cell office:value-type="string">
            <text:p>before</text:p>
          </table:table-cell>
          <table:table-cell office:value-type="string">
            <text:p>reassign!befor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ooms</text:p>
          </table:table-cell>
          <table:table-cell office:value-type="string">
            <text:p>classical</text:p>
          </table:table-cell>
          <table:table-cell office:value-type="string">
            <text:p>rooms!classic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corded</text:p>
          </table:table-cell>
          <table:table-cell office:value-type="string">
            <text:p>beyond</text:p>
          </table:table-cell>
          <table:table-cell office:value-type="string">
            <text:p>recorded!beyo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eem</text:p>
          </table:table-cell>
          <table:table-cell office:value-type="string">
            <text:p>completely</text:p>
          </table:table-cell>
          <table:table-cell office:value-type="string">
            <text:p>seem!completel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ests</text:p>
          </table:table-cell>
          <table:table-cell office:value-type="string">
            <text:p>displayed</text:p>
          </table:table-cell>
          <table:table-cell office:value-type="string">
            <text:p>tests!display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erring</text:p>
          </table:table-cell>
          <table:table-cell office:value-type="string">
            <text:p>books</text:p>
          </table:table-cell>
          <table:table-cell office:value-type="string">
            <text:p>referring!book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mistakes</text:p>
          </table:table-cell>
          <table:table-cell office:value-type="string">
            <text:p>issues</text:p>
          </table:table-cell>
          <table:table-cell office:value-type="string">
            <text:p>mistakes!issue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duction</text:p>
          </table:table-cell>
          <table:table-cell office:value-type="string">
            <text:p>bland</text:p>
          </table:table-cell>
          <table:table-cell office:value-type="string">
            <text:p>reduction!blan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moting</text:p>
          </table:table-cell>
          <table:table-cell office:value-type="string">
            <text:p>asked</text:p>
          </table:table-cell>
          <table:table-cell office:value-type="string">
            <text:p>promoting!ask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erences</text:p>
          </table:table-cell>
          <table:table-cell office:value-type="string">
            <text:p>blue</text:p>
          </table:table-cell>
          <table:table-cell office:value-type="string">
            <text:p>references!blu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ursue</text:p>
          </table:table-cell>
          <table:table-cell office:value-type="string">
            <text:p>autofill</text:p>
          </table:table-cell>
          <table:table-cell office:value-type="string">
            <text:p>pursue!autofil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ushed</text:p>
          </table:table-cell>
          <table:table-cell office:value-type="string">
            <text:p>automate</text:p>
          </table:table-cell>
          <table:table-cell office:value-type="string">
            <text:p>pushed!automat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quote</text:p>
          </table:table-cell>
          <table:table-cell office:value-type="string">
            <text:p>backspace</text:p>
          </table:table-cell>
          <table:table-cell office:value-type="string">
            <text:p>quote!backspac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seudo</text:p>
          </table:table-cell>
          <table:table-cell office:value-type="string">
            <text:p>auditing</text:p>
          </table:table-cell>
          <table:table-cell office:value-type="string">
            <text:p>pseudo!audi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cratch</text:p>
          </table:table-cell>
          <table:table-cell office:value-type="string">
            <text:p>comment</text:p>
          </table:table-cell>
          <table:table-cell office:value-type="string">
            <text:p>scratch!com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flect</text:p>
          </table:table-cell>
          <table:table-cell office:value-type="string">
            <text:p>borders</text:p>
          </table:table-cell>
          <table:table-cell office:value-type="string">
            <text:p>reflect!border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hotocopy</text:p>
          </table:table-cell>
          <table:table-cell office:value-type="string">
            <text:p>adult</text:p>
          </table:table-cell>
          <table:table-cell office:value-type="string">
            <text:p>photocopy!adul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l</text:p>
          </table:table-cell>
          <table:table-cell office:value-type="string">
            <text:p>bayoneting</text:p>
          </table:table-cell>
          <table:table-cell office:value-type="string">
            <text:p>real!bayonet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listic</text:p>
          </table:table-cell>
          <table:table-cell office:value-type="string">
            <text:p>bears</text:p>
          </table:table-cell>
          <table:table-cell office:value-type="string">
            <text:p>realistic!bear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lity</text:p>
          </table:table-cell>
          <table:table-cell office:value-type="string">
            <text:p>because</text:p>
          </table:table-cell>
          <table:table-cell office:value-type="string">
            <text:p>reality!because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lanned</text:p>
          </table:table-cell>
          <table:table-cell office:value-type="string">
            <text:p>against</text:p>
          </table:table-cell>
          <table:table-cell office:value-type="string">
            <text:p>planned!agains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produce</text:p>
          </table:table-cell>
          <table:table-cell office:value-type="string">
            <text:p>arguing</text:p>
          </table:table-cell>
          <table:table-cell office:value-type="string">
            <text:p>produce!arguing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ads</text:p>
          </table:table-cell>
          <table:table-cell office:value-type="string">
            <text:p>bayoneted</text:p>
          </table:table-cell>
          <table:table-cell office:value-type="string">
            <text:p>reads!bayone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reduced</text:p>
          </table:table-cell>
          <table:table-cell office:value-type="string">
            <text:p>bismark</text:p>
          </table:table-cell>
          <table:table-cell office:value-type="string">
            <text:p>reduced!bismark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laves</text:p>
          </table:table-cell>
          <table:table-cell office:value-type="string">
            <text:p>contrast</text:p>
          </table:table-cell>
          <table:table-cell office:value-type="string">
            <text:p>slaves!contras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pecial…</text:p>
          </table:table-cell>
          <table:table-cell office:value-type="string">
            <text:p>county</text:p>
          </table:table-cell>
          <table:table-cell office:value-type="string">
            <text:p>special…!count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turn</text:p>
          </table:table-cell>
          <table:table-cell office:value-type="string">
            <text:p>employment</text:p>
          </table:table-cell>
          <table:table-cell office:value-type="string">
            <text:p>turn!employment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ister</text:p>
          </table:table-cell>
          <table:table-cell office:value-type="string">
            <text:p>contains</text:p>
          </table:table-cell>
          <table:table-cell office:value-type="string">
            <text:p>sister!contain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neak</text:p>
          </table:table-cell>
          <table:table-cell office:value-type="string">
            <text:p>convicted</text:p>
          </table:table-cell>
          <table:table-cell office:value-type="string">
            <text:p>sneak!convicted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light</text:p>
          </table:table-cell>
          <table:table-cell office:value-type="string">
            <text:p>imaginary</text:p>
          </table:table-cell>
          <table:table-cell office:value-type="string">
            <text:p>light!imaginary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short</text:p>
          </table:table-cell>
          <table:table-cell office:value-type="string">
            <text:p>consensual</text:p>
          </table:table-cell>
          <table:table-cell office:value-type="string">
            <text:p>short!consensu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chedule</text:p>
          </table:table-cell>
          <table:table-cell office:value-type="string">
            <text:p>colours</text:p>
          </table:table-cell>
          <table:table-cell office:value-type="string">
            <text:p>schedule!colou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pdate</text:p>
          </table:table-cell>
          <table:table-cell office:value-type="string">
            <text:p>estimated</text:p>
          </table:table-cell>
          <table:table-cell office:value-type="string">
            <text:p>update!estima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dium</text:p>
          </table:table-cell>
          <table:table-cell office:value-type="string">
            <text:p>intention</text:p>
          </table:table-cell>
          <table:table-cell office:value-type="string">
            <text:p>medium!inten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query…</text:p>
          </table:table-cell>
          <table:table-cell office:value-type="string">
            <text:p>awareness</text:p>
          </table:table-cell>
          <table:table-cell office:value-type="string">
            <text:p>query…!awarenes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et</text:p>
          </table:table-cell>
          <table:table-cell office:value-type="string">
            <text:p>intentional</text:p>
          </table:table-cell>
          <table:table-cell office:value-type="string">
            <text:p>meet!intention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mber</text:p>
          </table:table-cell>
          <table:table-cell office:value-type="string">
            <text:p>intercept</text:p>
          </table:table-cell>
          <table:table-cell office:value-type="string">
            <text:p>member!intercep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reshold</text:p>
          </table:table-cell>
          <table:table-cell office:value-type="string">
            <text:p>doubly</text:p>
          </table:table-cell>
          <table:table-cell office:value-type="string">
            <text:p>threshold!doub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reefold</text:p>
          </table:table-cell>
          <table:table-cell office:value-type="string">
            <text:p>double</text:p>
          </table:table-cell>
          <table:table-cell office:value-type="string">
            <text:p>threefold!doubl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lect</text:p>
          </table:table-cell>
          <table:table-cell office:value-type="string">
            <text:p>compliant</text:p>
          </table:table-cell>
          <table:table-cell office:value-type="string">
            <text:p>select!complia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lates</text:p>
          </table:table-cell>
          <table:table-cell office:value-type="string">
            <text:p>bringing</text:p>
          </table:table-cell>
          <table:table-cell office:value-type="string">
            <text:p>relates!bring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m</text:p>
          </table:table-cell>
          <table:table-cell office:value-type="string">
            <text:p>demonstrable</text:p>
          </table:table-cell>
          <table:table-cell office:value-type="string">
            <text:p>sum!demonstrabl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azetted</text:p>
          </table:table-cell>
          <table:table-cell office:value-type="string">
            <text:p>formats</text:p>
          </table:table-cell>
          <table:table-cell office:value-type="string">
            <text:p>gazetted!forma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ducing</text:p>
          </table:table-cell>
          <table:table-cell office:value-type="string">
            <text:p>arises</text:p>
          </table:table-cell>
          <table:table-cell office:value-type="string">
            <text:p>producing!aris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designing</text:p>
          </table:table-cell>
          <table:table-cell office:value-type="string">
            <text:p>bins</text:p>
          </table:table-cell>
          <table:table-cell office:value-type="string">
            <text:p>redesigning!bi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derpins</text:p>
          </table:table-cell>
          <table:table-cell office:value-type="string">
            <text:p>enough</text:p>
          </table:table-cell>
          <table:table-cell office:value-type="string">
            <text:p>underpins!enoug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ybe</text:p>
          </table:table-cell>
          <table:table-cell office:value-type="string">
            <text:p>integrated</text:p>
          </table:table-cell>
          <table:table-cell office:value-type="string">
            <text:p>maybe!integra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otate</text:p>
          </table:table-cell>
          <table:table-cell office:value-type="string">
            <text:p>cleansing</text:p>
          </table:table-cell>
          <table:table-cell office:value-type="string">
            <text:p>rotate!cleans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cedents</text:p>
          </table:table-cell>
          <table:table-cell office:value-type="string">
            <text:p>amend</text:p>
          </table:table-cell>
          <table:table-cell office:value-type="string">
            <text:p>precedents!amen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elsh</text:p>
          </table:table-cell>
          <table:table-cell office:value-type="string">
            <text:p>facilitate</text:p>
          </table:table-cell>
          <table:table-cell office:value-type="string">
            <text:p>welsh!facilit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ketch</text:p>
          </table:table-cell>
          <table:table-cell office:value-type="string">
            <text:p>continual</text:p>
          </table:table-cell>
          <table:table-cell office:value-type="string">
            <text:p>sketch!continu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icture</text:p>
          </table:table-cell>
          <table:table-cell office:value-type="string">
            <text:p>advances</text:p>
          </table:table-cell>
          <table:table-cell office:value-type="string">
            <text:p>picture!advanc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cessing</text:p>
          </table:table-cell>
          <table:table-cell office:value-type="string">
            <text:p>areas</text:p>
          </table:table-cell>
          <table:table-cell office:value-type="string">
            <text:p>processing!area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olutions</text:p>
          </table:table-cell>
          <table:table-cell office:value-type="string">
            <text:p>corner</text:p>
          </table:table-cell>
          <table:table-cell office:value-type="string">
            <text:p>solutions!corner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asure</text:p>
          </table:table-cell>
          <table:table-cell office:value-type="string">
            <text:p>intended</text:p>
          </table:table-cell>
          <table:table-cell office:value-type="string">
            <text:p>measure!intend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imeliness</text:p>
          </table:table-cell>
          <table:table-cell office:value-type="string">
            <text:p>dress</text:p>
          </table:table-cell>
          <table:table-cell office:value-type="string">
            <text:p>timeliness!dres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kely</text:p>
          </table:table-cell>
          <table:table-cell office:value-type="string">
            <text:p>immediate</text:p>
          </table:table-cell>
          <table:table-cell office:value-type="string">
            <text:p>likely!immedi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produced</text:p>
          </table:table-cell>
          <table:table-cell office:value-type="string">
            <text:p>cares</text:p>
          </table:table-cell>
          <table:table-cell office:value-type="string">
            <text:p>reproduced!car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hortcut</text:p>
          </table:table-cell>
          <table:table-cell office:value-type="string">
            <text:p>consent</text:p>
          </table:table-cell>
          <table:table-cell office:value-type="string">
            <text:p>shortcut!cons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ermission</text:p>
          </table:table-cell>
          <table:table-cell office:value-type="string">
            <text:p>added</text:p>
          </table:table-cell>
          <table:table-cell office:value-type="string">
            <text:p>permission!add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usually</text:p>
          </table:table-cell>
          <table:table-cell office:value-type="string">
            <text:p>estate</text:p>
          </table:table-cell>
          <table:table-cell office:value-type="string">
            <text:p>unusually!est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ries…</text:p>
          </table:table-cell>
          <table:table-cell office:value-type="string">
            <text:p>concepts</text:p>
          </table:table-cell>
          <table:table-cell office:value-type="string">
            <text:p>series…!concep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aken</text:p>
          </table:table-cell>
          <table:table-cell office:value-type="string">
            <text:p>dictionary</text:p>
          </table:table-cell>
          <table:table-cell office:value-type="string">
            <text:p>taken!dictiona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le</text:p>
          </table:table-cell>
          <table:table-cell office:value-type="string">
            <text:p>cumulative</text:p>
          </table:table-cell>
          <table:table-cell office:value-type="string">
            <text:p>stale!cumulati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raight</text:p>
          </table:table-cell>
          <table:table-cell office:value-type="string">
            <text:p>debates</text:p>
          </table:table-cell>
          <table:table-cell office:value-type="string">
            <text:p>straight!debat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ivacy</text:p>
          </table:table-cell>
          <table:table-cell office:value-type="string">
            <text:p>approval</text:p>
          </table:table-cell>
          <table:table-cell office:value-type="string">
            <text:p>privacy!approv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tutes</text:p>
          </table:table-cell>
          <table:table-cell office:value-type="string">
            <text:p>dataset</text:p>
          </table:table-cell>
          <table:table-cell office:value-type="string">
            <text:p>statutes!datase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tistical</text:p>
          </table:table-cell>
          <table:table-cell office:value-type="string">
            <text:p>dark</text:p>
          </table:table-cell>
          <table:table-cell office:value-type="string">
            <text:p>statistical!dark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panish</text:p>
          </table:table-cell>
          <table:table-cell office:value-type="string">
            <text:p>councils</text:p>
          </table:table-cell>
          <table:table-cell office:value-type="string">
            <text:p>spanish!council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emselves</text:p>
          </table:table-cell>
          <table:table-cell office:value-type="string">
            <text:p>ditto</text:p>
          </table:table-cell>
          <table:table-cell office:value-type="string">
            <text:p>themselves!ditto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lative</text:p>
          </table:table-cell>
          <table:table-cell office:value-type="string">
            <text:p>brought</text:p>
          </table:table-cell>
          <table:table-cell office:value-type="string">
            <text:p>relative!brough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rategy</text:p>
          </table:table-cell>
          <table:table-cell office:value-type="string">
            <text:p>decades</text:p>
          </table:table-cell>
          <table:table-cell office:value-type="string">
            <text:p>strategy!decad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isconduct</text:p>
          </table:table-cell>
          <table:table-cell office:value-type="string">
            <text:p>issue</text:p>
          </table:table-cell>
          <table:table-cell office:value-type="string">
            <text:p>misconduct!issu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obile</text:p>
          </table:table-cell>
          <table:table-cell office:value-type="string">
            <text:p>iteration</text:p>
          </table:table-cell>
          <table:table-cell office:value-type="string">
            <text:p>mobile!itera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alidity</text:p>
          </table:table-cell>
          <table:table-cell office:value-type="string">
            <text:p>example</text:p>
          </table:table-cell>
          <table:table-cell office:value-type="string">
            <text:p>validity!exampl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rvants</text:p>
          </table:table-cell>
          <table:table-cell office:value-type="string">
            <text:p>concern</text:p>
          </table:table-cell>
          <table:table-cell office:value-type="string">
            <text:p>servants!concer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inus</text:p>
          </table:table-cell>
          <table:table-cell office:value-type="string">
            <text:p>irrational</text:p>
          </table:table-cell>
          <table:table-cell office:value-type="string">
            <text:p>minus!irration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ferendum</text:p>
          </table:table-cell>
          <table:table-cell office:value-type="string">
            <text:p>board</text:p>
          </table:table-cell>
          <table:table-cell office:value-type="string">
            <text:p>referendum!boar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isks</text:p>
          </table:table-cell>
          <table:table-cell office:value-type="string">
            <text:p>circulated</text:p>
          </table:table-cell>
          <table:table-cell office:value-type="string">
            <text:p>risks!circula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plicate</text:p>
          </table:table-cell>
          <table:table-cell office:value-type="string">
            <text:p>cannot</text:p>
          </table:table-cell>
          <table:table-cell office:value-type="string">
            <text:p>replicate!canno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rged</text:p>
          </table:table-cell>
          <table:table-cell office:value-type="string">
            <text:p>interiors</text:p>
          </table:table-cell>
          <table:table-cell office:value-type="string">
            <text:p>merged!interio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jor</text:p>
          </table:table-cell>
          <table:table-cell office:value-type="string">
            <text:p>industrial</text:p>
          </table:table-cell>
          <table:table-cell office:value-type="string">
            <text:p>major!industri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pply</text:p>
          </table:table-cell>
          <table:table-cell office:value-type="string">
            <text:p>dependent</text:p>
          </table:table-cell>
          <table:table-cell office:value-type="string">
            <text:p>supply!depend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signed</text:p>
          </table:table-cell>
          <table:table-cell office:value-type="string">
            <text:p>caution</text:p>
          </table:table-cell>
          <table:table-cell office:value-type="string">
            <text:p>resigned!cau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ceeds</text:p>
          </table:table-cell>
          <table:table-cell office:value-type="string">
            <text:p>archive</text:p>
          </table:table-cell>
          <table:table-cell office:value-type="string">
            <text:p>proceeds!archi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rts</text:p>
          </table:table-cell>
          <table:table-cell office:value-type="string">
            <text:p>customers</text:p>
          </table:table-cell>
          <table:table-cell office:value-type="string">
            <text:p>starts!custome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enu</text:p>
          </table:table-cell>
          <table:table-cell office:value-type="string">
            <text:p>interesting</text:p>
          </table:table-cell>
          <table:table-cell office:value-type="string">
            <text:p>menu!interest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in</text:p>
          </table:table-cell>
          <table:table-cell office:value-type="string">
            <text:p>introductory</text:p>
          </table:table-cell>
          <table:table-cell office:value-type="string">
            <text:p>min!introducto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necessary</text:p>
          </table:table-cell>
          <table:table-cell office:value-type="string">
            <text:p>others</text:p>
          </table:table-cell>
          <table:table-cell office:value-type="string">
            <text:p>necessary!othe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ausages</text:p>
          </table:table-cell>
          <table:table-cell office:value-type="string">
            <text:p>collage</text:p>
          </table:table-cell>
          <table:table-cell office:value-type="string">
            <text:p>sausages!collag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its</text:p>
          </table:table-cell>
          <table:table-cell office:value-type="string">
            <text:p>enumerated</text:p>
          </table:table-cell>
          <table:table-cell office:value-type="string">
            <text:p>units!enumera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ousand</text:p>
          </table:table-cell>
          <table:table-cell office:value-type="string">
            <text:p>domains</text:p>
          </table:table-cell>
          <table:table-cell office:value-type="string">
            <text:p>thousand!domai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ction</text:p>
          </table:table-cell>
          <table:table-cell office:value-type="string">
            <text:p>compared</text:p>
          </table:table-cell>
          <table:table-cell office:value-type="string">
            <text:p>section!compar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ing</text:p>
          </table:table-cell>
          <table:table-cell office:value-type="string">
            <text:p>documented</text:p>
          </table:table-cell>
          <table:table-cell office:value-type="string">
            <text:p>thing!documen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erein</text:p>
          </table:table-cell>
          <table:table-cell office:value-type="string">
            <text:p>document</text:p>
          </table:table-cell>
          <table:table-cell office:value-type="string">
            <text:p>therein!docum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cedural</text:p>
          </table:table-cell>
          <table:table-cell office:value-type="string">
            <text:p>april</text:p>
          </table:table-cell>
          <table:table-cell office:value-type="string">
            <text:p>procedural!apri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enerating</text:p>
          </table:table-cell>
          <table:table-cell office:value-type="string">
            <text:p>forth</text:p>
          </table:table-cell>
          <table:table-cell office:value-type="string">
            <text:p>generating!fort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implify</text:p>
          </table:table-cell>
          <table:table-cell office:value-type="string">
            <text:p>consult</text:p>
          </table:table-cell>
          <table:table-cell office:value-type="string">
            <text:p>simplify!consul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ses</text:p>
          </table:table-cell>
          <table:table-cell office:value-type="string">
            <text:p>allocating</text:p>
          </table:table-cell>
          <table:table-cell office:value-type="string">
            <text:p>poses!allocat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gulation</text:p>
          </table:table-cell>
          <table:table-cell office:value-type="string">
            <text:p>bread</text:p>
          </table:table-cell>
          <table:table-cell office:value-type="string">
            <text:p>regulation!brea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ow</text:p>
          </table:table-cell>
          <table:table-cell office:value-type="string">
            <text:p>inconsistent</text:p>
          </table:table-cell>
          <table:table-cell office:value-type="string">
            <text:p>low!inconsist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ooks</text:p>
          </table:table-cell>
          <table:table-cell office:value-type="string">
            <text:p>incentives</text:p>
          </table:table-cell>
          <table:table-cell office:value-type="string">
            <text:p>looks!incentiv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occurred</text:p>
          </table:table-cell>
          <table:table-cell office:value-type="string">
            <text:p>offsite</text:p>
          </table:table-cell>
          <table:table-cell office:value-type="string">
            <text:p>occurred!offsi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mited</text:p>
          </table:table-cell>
          <table:table-cell office:value-type="string">
            <text:p>imminent</text:p>
          </table:table-cell>
          <table:table-cell office:value-type="string">
            <text:p>limited!immin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cheduled</text:p>
          </table:table-cell>
          <table:table-cell office:value-type="string">
            <text:p>column</text:p>
          </table:table-cell>
          <table:table-cell office:value-type="string">
            <text:p>scheduled!colum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crambled</text:p>
          </table:table-cell>
          <table:table-cell office:value-type="string">
            <text:p>commas</text:p>
          </table:table-cell>
          <table:table-cell office:value-type="string">
            <text:p>scrambled!comma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dness</text:p>
          </table:table-cell>
          <table:table-cell office:value-type="string">
            <text:p>indicate</text:p>
          </table:table-cell>
          <table:table-cell office:value-type="string">
            <text:p>madness!indic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cros</text:p>
          </table:table-cell>
          <table:table-cell office:value-type="string">
            <text:p>indexable</text:p>
          </table:table-cell>
          <table:table-cell office:value-type="string">
            <text:p>macros!indexabl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cottish</text:p>
          </table:table-cell>
          <table:table-cell office:value-type="string">
            <text:p>command</text:p>
          </table:table-cell>
          <table:table-cell office:value-type="string">
            <text:p>scottish!comman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rings</text:p>
          </table:table-cell>
          <table:table-cell office:value-type="string">
            <text:p>decipher</text:p>
          </table:table-cell>
          <table:table-cell office:value-type="string">
            <text:p>strings!decipher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aried</text:p>
          </table:table-cell>
          <table:table-cell office:value-type="string">
            <text:p>exception</text:p>
          </table:table-cell>
          <table:table-cell office:value-type="string">
            <text:p>varied!excep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obvious</text:p>
          </table:table-cell>
          <table:table-cell office:value-type="string">
            <text:p>officers</text:p>
          </table:table-cell>
          <table:table-cell office:value-type="string">
            <text:p>obvious!office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iform</text:p>
          </table:table-cell>
          <table:table-cell office:value-type="string">
            <text:p>entirety</text:p>
          </table:table-cell>
          <table:table-cell office:value-type="string">
            <text:p>uniform!entiret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rend</text:p>
          </table:table-cell>
          <table:table-cell office:value-type="string">
            <text:p>electronic</text:p>
          </table:table-cell>
          <table:table-cell office:value-type="string">
            <text:p>trend!electronic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mulgated</text:p>
          </table:table-cell>
          <table:table-cell office:value-type="string">
            <text:p>asks</text:p>
          </table:table-cell>
          <table:table-cell office:value-type="string">
            <text:p>promulgated!ask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latforms</text:p>
          </table:table-cell>
          <table:table-cell office:value-type="string">
            <text:p>agenda</text:p>
          </table:table-cell>
          <table:table-cell office:value-type="string">
            <text:p>platforms!agenda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kills</text:p>
          </table:table-cell>
          <table:table-cell office:value-type="string">
            <text:p>continuum</text:p>
          </table:table-cell>
          <table:table-cell office:value-type="string">
            <text:p>skills!continuum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st</text:p>
          </table:table-cell>
          <table:table-cell office:value-type="string">
            <text:p>implemented</text:p>
          </table:table-cell>
          <table:table-cell office:value-type="string">
            <text:p>list!implemen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numeric</text:p>
          </table:table-cell>
          <table:table-cell office:value-type="string">
            <text:p>paradigm</text:p>
          </table:table-cell>
          <table:table-cell office:value-type="string">
            <text:p>numeric!paradigm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stain</text:p>
          </table:table-cell>
          <table:table-cell office:value-type="string">
            <text:p>describe</text:p>
          </table:table-cell>
          <table:table-cell office:value-type="string">
            <text:p>sustain!describ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quare</text:p>
          </table:table-cell>
          <table:table-cell office:value-type="string">
            <text:p>critiques</text:p>
          </table:table-cell>
          <table:table-cell office:value-type="string">
            <text:p>square!critiqu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eople…</text:p>
          </table:table-cell>
          <table:table-cell office:value-type="string">
            <text:p>acquires</text:p>
          </table:table-cell>
          <table:table-cell office:value-type="string">
            <text:p>people…!acquir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abels</text:p>
          </table:table-cell>
          <table:table-cell office:value-type="string">
            <text:p>highlight</text:p>
          </table:table-cell>
          <table:table-cell office:value-type="string">
            <text:p>labels!highligh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rying</text:p>
          </table:table-cell>
          <table:table-cell office:value-type="string">
            <text:p>empirical</text:p>
          </table:table-cell>
          <table:table-cell office:value-type="string">
            <text:p>trying!empiric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hysical</text:p>
          </table:table-cell>
          <table:table-cell office:value-type="string">
            <text:p>advance</text:p>
          </table:table-cell>
          <table:table-cell office:value-type="string">
            <text:p>physical!advanc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ays</text:p>
          </table:table-cell>
          <table:table-cell office:value-type="string">
            <text:p>collections</text:p>
          </table:table-cell>
          <table:table-cell office:value-type="string">
            <text:p>says!collectio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uition</text:p>
          </table:table-cell>
          <table:table-cell office:value-type="string">
            <text:p>employed</text:p>
          </table:table-cell>
          <table:table-cell office:value-type="string">
            <text:p>tuition!employ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urned</text:p>
          </table:table-cell>
          <table:table-cell office:value-type="string">
            <text:p>empowered</text:p>
          </table:table-cell>
          <table:table-cell office:value-type="string">
            <text:p>turned!empower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ints</text:p>
          </table:table-cell>
          <table:table-cell office:value-type="string">
            <text:p>agreement</text:p>
          </table:table-cell>
          <table:table-cell office:value-type="string">
            <text:p>points!agreem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ublished</text:p>
          </table:table-cell>
          <table:table-cell office:value-type="string">
            <text:p>august</text:p>
          </table:table-cell>
          <table:table-cell office:value-type="string">
            <text:p>published!augus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further</text:p>
          </table:table-cell>
          <table:table-cell office:value-type="string">
            <text:p>forestry</text:p>
          </table:table-cell>
          <table:table-cell office:value-type="string">
            <text:p>further!forest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ribunal</text:p>
          </table:table-cell>
          <table:table-cell office:value-type="string">
            <text:p>element</text:p>
          </table:table-cell>
          <table:table-cell office:value-type="string">
            <text:p>tribunal!elem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outine</text:p>
          </table:table-cell>
          <table:table-cell office:value-type="string">
            <text:p>clicking</text:p>
          </table:table-cell>
          <table:table-cell office:value-type="string">
            <text:p>routine!click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inimums</text:p>
          </table:table-cell>
          <table:table-cell office:value-type="string">
            <text:p>involve</text:p>
          </table:table-cell>
          <table:table-cell office:value-type="string">
            <text:p>minimums!invol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rips</text:p>
          </table:table-cell>
          <table:table-cell office:value-type="string">
            <text:p>decisions</text:p>
          </table:table-cell>
          <table:table-cell office:value-type="string">
            <text:p>strips!decisio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iewer</text:p>
          </table:table-cell>
          <table:table-cell office:value-type="string">
            <text:p>expanding</text:p>
          </table:table-cell>
          <table:table-cell office:value-type="string">
            <text:p>viewer!expand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gramme</text:p>
          </table:table-cell>
          <table:table-cell office:value-type="string">
            <text:p>arrest</text:p>
          </table:table-cell>
          <table:table-cell office:value-type="string">
            <text:p>programme!arres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ows…</text:p>
          </table:table-cell>
          <table:table-cell office:value-type="string">
            <text:p>clinicians</text:p>
          </table:table-cell>
          <table:table-cell office:value-type="string">
            <text:p>rows…!clinicia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ightmost</text:p>
          </table:table-cell>
          <table:table-cell office:value-type="string">
            <text:p>chunks</text:p>
          </table:table-cell>
          <table:table-cell office:value-type="string">
            <text:p>rightmost!chunk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lick</text:p>
          </table:table-cell>
          <table:table-cell office:value-type="string">
            <text:p>contribute</text:p>
          </table:table-cell>
          <table:table-cell office:value-type="string">
            <text:p>slick!contribu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rket</text:p>
          </table:table-cell>
          <table:table-cell office:value-type="string">
            <text:p>insertion</text:p>
          </table:table-cell>
          <table:table-cell office:value-type="string">
            <text:p>market!inser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casting</text:p>
          </table:table-cell>
          <table:table-cell office:value-type="string">
            <text:p>begins</text:p>
          </table:table-cell>
          <table:table-cell office:value-type="string">
            <text:p>recasting!begi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lobal</text:p>
          </table:table-cell>
          <table:table-cell office:value-type="string">
            <text:p>frequency</text:p>
          </table:table-cell>
          <table:table-cell office:value-type="string">
            <text:p>global!frequenc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cret</text:p>
          </table:table-cell>
          <table:table-cell office:value-type="string">
            <text:p>companies</text:p>
          </table:table-cell>
          <table:table-cell office:value-type="string">
            <text:p>secret!compani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trix</text:p>
          </table:table-cell>
          <table:table-cell office:value-type="string">
            <text:p>instances</text:p>
          </table:table-cell>
          <table:table-cell office:value-type="string">
            <text:p>matrix!instanc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arts</text:p>
          </table:table-cell>
          <table:table-cell office:value-type="string">
            <text:p>abstracted</text:p>
          </table:table-cell>
          <table:table-cell office:value-type="string">
            <text:p>parts!abstrac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idlines</text:p>
          </table:table-cell>
          <table:table-cell office:value-type="string">
            <text:p>happen</text:p>
          </table:table-cell>
          <table:table-cell office:value-type="string">
            <text:p>gridlines!happe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eriods</text:p>
          </table:table-cell>
          <table:table-cell office:value-type="string">
            <text:p>actually</text:p>
          </table:table-cell>
          <table:table-cell office:value-type="string">
            <text:p>periods!actual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fusely</text:p>
          </table:table-cell>
          <table:table-cell office:value-type="string">
            <text:p>arrays</text:p>
          </table:table-cell>
          <table:table-cell office:value-type="string">
            <text:p>profusely!array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terial</text:p>
          </table:table-cell>
          <table:table-cell office:value-type="string">
            <text:p>install</text:p>
          </table:table-cell>
          <table:table-cell office:value-type="string">
            <text:p>material!instal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ity</text:p>
          </table:table-cell>
          <table:table-cell office:value-type="string">
            <text:p>enumerates</text:p>
          </table:table-cell>
          <table:table-cell office:value-type="string">
            <text:p>unity!enumerat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brary</text:p>
          </table:table-cell>
          <table:table-cell office:value-type="string">
            <text:p>identify</text:p>
          </table:table-cell>
          <table:table-cell office:value-type="string">
            <text:p>library!identif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quirement</text:p>
          </table:table-cell>
          <table:table-cell office:value-type="string">
            <text:p>cash</text:p>
          </table:table-cell>
          <table:table-cell office:value-type="string">
            <text:p>requirement!cas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cense</text:p>
          </table:table-cell>
          <table:table-cell office:value-type="string">
            <text:p>identity</text:p>
          </table:table-cell>
          <table:table-cell office:value-type="string">
            <text:p>license!identit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ear</text:p>
          </table:table-cell>
          <table:table-cell office:value-type="string">
            <text:p>formatting…</text:p>
          </table:table-cell>
          <table:table-cell office:value-type="string">
            <text:p>gear!formatting…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pecifies</text:p>
          </table:table-cell>
          <table:table-cell office:value-type="string">
            <text:p>covers</text:p>
          </table:table-cell>
          <table:table-cell office:value-type="string">
            <text:p>specifies!cove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se</text:p>
          </table:table-cell>
          <table:table-cell office:value-type="string">
            <text:p>assumption</text:p>
          </table:table-cell>
          <table:table-cell office:value-type="string">
            <text:p>prose!assump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none</text:p>
          </table:table-cell>
          <table:table-cell office:value-type="string">
            <text:p>overwhelmed</text:p>
          </table:table-cell>
          <table:table-cell office:value-type="string">
            <text:p>none!overwhelm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own</text:p>
          </table:table-cell>
          <table:table-cell office:value-type="string">
            <text:p>harmonised</text:p>
          </table:table-cell>
          <table:table-cell office:value-type="string">
            <text:p>grown!harmonis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rainers</text:p>
          </table:table-cell>
          <table:table-cell office:value-type="string">
            <text:p>eclipse</text:p>
          </table:table-cell>
          <table:table-cell office:value-type="string">
            <text:p>trainers!eclips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ransferred</text:p>
          </table:table-cell>
          <table:table-cell office:value-type="string">
            <text:p>edge</text:p>
          </table:table-cell>
          <table:table-cell office:value-type="string">
            <text:p>transferred!edg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leases</text:p>
          </table:table-cell>
          <table:table-cell office:value-type="string">
            <text:p>budgets</text:p>
          </table:table-cell>
          <table:table-cell office:value-type="string">
            <text:p>releases!budge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ieces</text:p>
          </table:table-cell>
          <table:table-cell office:value-type="string">
            <text:p>advantage</text:p>
          </table:table-cell>
          <table:table-cell office:value-type="string">
            <text:p>pieces!advantag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nner</text:p>
          </table:table-cell>
          <table:table-cell office:value-type="string">
            <text:p>injecting</text:p>
          </table:table-cell>
          <table:table-cell office:value-type="string">
            <text:p>manner!inject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nagers</text:p>
          </table:table-cell>
          <table:table-cell office:value-type="string">
            <text:p>informs</text:p>
          </table:table-cell>
          <table:table-cell office:value-type="string">
            <text:p>managers!inform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nager</text:p>
          </table:table-cell>
          <table:table-cell office:value-type="string">
            <text:p>informed</text:p>
          </table:table-cell>
          <table:table-cell office:value-type="string">
            <text:p>manager!inform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ush</text:p>
          </table:table-cell>
          <table:table-cell office:value-type="string">
            <text:p>autoformats</text:p>
          </table:table-cell>
          <table:table-cell office:value-type="string">
            <text:p>push!autoforma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ounds</text:p>
          </table:table-cell>
          <table:table-cell office:value-type="string">
            <text:p>hardware</text:p>
          </table:table-cell>
          <table:table-cell office:value-type="string">
            <text:p>grounds!hardwar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actices</text:p>
          </table:table-cell>
          <table:table-cell office:value-type="string">
            <text:p>always</text:p>
          </table:table-cell>
          <table:table-cell office:value-type="string">
            <text:p>practices!alway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orkbook</text:p>
          </table:table-cell>
          <table:table-cell office:value-type="string">
            <text:p>finding</text:p>
          </table:table-cell>
          <table:table-cell office:value-type="string">
            <text:p>workbook!find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oogle</text:p>
          </table:table-cell>
          <table:table-cell office:value-type="string">
            <text:p>functions</text:p>
          </table:table-cell>
          <table:table-cell office:value-type="string">
            <text:p>google!functio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oluntary</text:p>
          </table:table-cell>
          <table:table-cell office:value-type="string">
            <text:p>export</text:p>
          </table:table-cell>
          <table:table-cell office:value-type="string">
            <text:p>voluntary!expor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hence</text:p>
          </table:table-cell>
          <table:table-cell office:value-type="string">
            <text:p>divergent</text:p>
          </table:table-cell>
          <table:table-cell office:value-type="string">
            <text:p>thence!diverg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cision</text:p>
          </table:table-cell>
          <table:table-cell office:value-type="string">
            <text:p>amends</text:p>
          </table:table-cell>
          <table:table-cell office:value-type="string">
            <text:p>precision!amend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quite</text:p>
          </table:table-cell>
          <table:table-cell office:value-type="string">
            <text:p>background</text:p>
          </table:table-cell>
          <table:table-cell office:value-type="string">
            <text:p>quite!backgroun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weat</text:p>
          </table:table-cell>
          <table:table-cell office:value-type="string">
            <text:p>describing</text:p>
          </table:table-cell>
          <table:table-cell office:value-type="string">
            <text:p>sweat!describ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siding</text:p>
          </table:table-cell>
          <table:table-cell office:value-type="string">
            <text:p>anyone</text:p>
          </table:table-cell>
          <table:table-cell office:value-type="string">
            <text:p>presiding!anyon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olved</text:p>
          </table:table-cell>
          <table:table-cell office:value-type="string">
            <text:p>corporate</text:p>
          </table:table-cell>
          <table:table-cell office:value-type="string">
            <text:p>solved!corpor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object</text:p>
          </table:table-cell>
          <table:table-cell office:value-type="string">
            <text:p>paramount</text:p>
          </table:table-cell>
          <table:table-cell office:value-type="string">
            <text:p>object!paramou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pacebar</text:p>
          </table:table-cell>
          <table:table-cell office:value-type="string">
            <text:p>couched</text:p>
          </table:table-cell>
          <table:table-cell office:value-type="string">
            <text:p>spacebar!couch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erfect</text:p>
          </table:table-cell>
          <table:table-cell office:value-type="string">
            <text:p>activate</text:p>
          </table:table-cell>
          <table:table-cell office:value-type="string">
            <text:p>perfect!activ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nodes</text:p>
          </table:table-cell>
          <table:table-cell office:value-type="string">
            <text:p>overseeing</text:p>
          </table:table-cell>
          <table:table-cell office:value-type="string">
            <text:p>nodes!oversee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ales</text:p>
          </table:table-cell>
          <table:table-cell office:value-type="string">
            <text:p>expository</text:p>
          </table:table-cell>
          <table:table-cell office:value-type="string">
            <text:p>wales!exposito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mall</text:p>
          </table:table-cell>
          <table:table-cell office:value-type="string">
            <text:p>convention</text:p>
          </table:table-cell>
          <table:table-cell office:value-type="string">
            <text:p>small!conven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ritten</text:p>
          </table:table-cell>
          <table:table-cell office:value-type="string">
            <text:p>focussed</text:p>
          </table:table-cell>
          <table:table-cell office:value-type="string">
            <text:p>written!focuss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iolated</text:p>
          </table:table-cell>
          <table:table-cell office:value-type="string">
            <text:p>experts</text:p>
          </table:table-cell>
          <table:table-cell office:value-type="string">
            <text:p>violated!exper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needless</text:p>
          </table:table-cell>
          <table:table-cell office:value-type="string">
            <text:p>outcome</text:p>
          </table:table-cell>
          <table:table-cell office:value-type="string">
            <text:p>needless!outcom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fer</text:p>
          </table:table-cell>
          <table:table-cell office:value-type="string">
            <text:p>analysing</text:p>
          </table:table-cell>
          <table:table-cell office:value-type="string">
            <text:p>prefer!analys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member</text:p>
          </table:table-cell>
          <table:table-cell office:value-type="string">
            <text:p>burdens</text:p>
          </table:table-cell>
          <table:table-cell office:value-type="string">
            <text:p>remember!burde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turning</text:p>
          </table:table-cell>
          <table:table-cell office:value-type="string">
            <text:p>charts</text:p>
          </table:table-cell>
          <table:table-cell office:value-type="string">
            <text:p>returning!char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bpages</text:p>
          </table:table-cell>
          <table:table-cell office:value-type="string">
            <text:p>defence</text:p>
          </table:table-cell>
          <table:table-cell office:value-type="string">
            <text:p>subpages!defenc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fixed</text:p>
          </table:table-cell>
          <table:table-cell office:value-type="string">
            <text:p>analyse</text:p>
          </table:table-cell>
          <table:table-cell office:value-type="string">
            <text:p>prefixed!analys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orksheets…</text:p>
          </table:table-cell>
          <table:table-cell office:value-type="string">
            <text:p>flag</text:p>
          </table:table-cell>
          <table:table-cell office:value-type="string">
            <text:p>worksheets…!fla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orksheets</text:p>
          </table:table-cell>
          <table:table-cell office:value-type="string">
            <text:p>fixed</text:p>
          </table:table-cell>
          <table:table-cell office:value-type="string">
            <text:p>worksheets!fix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clude</text:p>
          </table:table-cell>
          <table:table-cell office:value-type="string">
            <text:p>amongst</text:p>
          </table:table-cell>
          <table:table-cell office:value-type="string">
            <text:p>preclude!amongs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cognise</text:p>
          </table:table-cell>
          <table:table-cell office:value-type="string">
            <text:p>belong</text:p>
          </table:table-cell>
          <table:table-cell office:value-type="string">
            <text:p>recognise!belo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ymbols</text:p>
          </table:table-cell>
          <table:table-cell office:value-type="string">
            <text:p>desktops</text:p>
          </table:table-cell>
          <table:table-cell office:value-type="string">
            <text:p>symbols!desktop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rved</text:p>
          </table:table-cell>
          <table:table-cell office:value-type="string">
            <text:p>concerned</text:p>
          </table:table-cell>
          <table:table-cell office:value-type="string">
            <text:p>served!concern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hereas</text:p>
          </table:table-cell>
          <table:table-cell office:value-type="string">
            <text:p>failures</text:p>
          </table:table-cell>
          <table:table-cell office:value-type="string">
            <text:p>whereas!failur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heets</text:p>
          </table:table-cell>
          <table:table-cell office:value-type="string">
            <text:p>congruent</text:p>
          </table:table-cell>
          <table:table-cell office:value-type="string">
            <text:p>sheets!congru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assport</text:p>
          </table:table-cell>
          <table:table-cell office:value-type="string">
            <text:p>abusers</text:p>
          </table:table-cell>
          <table:table-cell office:value-type="string">
            <text:p>passport!abuser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objective</text:p>
          </table:table-cell>
          <table:table-cell office:value-type="string">
            <text:p>parent</text:p>
          </table:table-cell>
          <table:table-cell office:value-type="string">
            <text:p>objective!par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cceed</text:p>
          </table:table-cell>
          <table:table-cell office:value-type="string">
            <text:p>deletion</text:p>
          </table:table-cell>
          <table:table-cell office:value-type="string">
            <text:p>succeed!dele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rk</text:p>
          </table:table-cell>
          <table:table-cell office:value-type="string">
            <text:p>insensitive</text:p>
          </table:table-cell>
          <table:table-cell office:value-type="string">
            <text:p>mark!insensiti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maining</text:p>
          </table:table-cell>
          <table:table-cell office:value-type="string">
            <text:p>bullet</text:p>
          </table:table-cell>
          <table:table-cell office:value-type="string">
            <text:p>remaining!bulle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ssible</text:p>
          </table:table-cell>
          <table:table-cell office:value-type="string">
            <text:p>allowed</text:p>
          </table:table-cell>
          <table:table-cell office:value-type="string">
            <text:p>possible!allow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directed</text:p>
          </table:table-cell>
          <table:table-cell office:value-type="string">
            <text:p>birth</text:p>
          </table:table-cell>
          <table:table-cell office:value-type="string">
            <text:p>redirected!birt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te</text:p>
          </table:table-cell>
          <table:table-cell office:value-type="string">
            <text:p>customize…</text:p>
          </table:table-cell>
          <table:table-cell office:value-type="string">
            <text:p>state!customize…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aphically</text:p>
          </table:table-cell>
          <table:table-cell office:value-type="string">
            <text:p>halt</text:p>
          </table:table-cell>
          <table:table-cell office:value-type="string">
            <text:p>graphically!hal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litical</text:p>
          </table:table-cell>
          <table:table-cell office:value-type="string">
            <text:p>albeit</text:p>
          </table:table-cell>
          <table:table-cell office:value-type="string">
            <text:p>political!albei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iced</text:p>
          </table:table-cell>
          <table:table-cell office:value-type="string">
            <text:p>applicant</text:p>
          </table:table-cell>
          <table:table-cell office:value-type="string">
            <text:p>priced!applica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aylor</text:p>
          </table:table-cell>
          <table:table-cell office:value-type="string">
            <text:p>directive</text:p>
          </table:table-cell>
          <table:table-cell office:value-type="string">
            <text:p>taylor!directi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occasion</text:p>
          </table:table-cell>
          <table:table-cell office:value-type="string">
            <text:p>offices</text:p>
          </table:table-cell>
          <table:table-cell office:value-type="string">
            <text:p>occasion!offic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arty</text:p>
          </table:table-cell>
          <table:table-cell office:value-type="string">
            <text:p>abundantly</text:p>
          </table:table-cell>
          <table:table-cell office:value-type="string">
            <text:p>party!abundant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eter</text:p>
          </table:table-cell>
          <table:table-cell office:value-type="string">
            <text:p>adjustment</text:p>
          </table:table-cell>
          <table:table-cell office:value-type="string">
            <text:p>peter!adjustm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lation</text:p>
          </table:table-cell>
          <table:table-cell office:value-type="string">
            <text:p>british</text:p>
          </table:table-cell>
          <table:table-cell office:value-type="string">
            <text:p>relation!britis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red</text:p>
          </table:table-cell>
          <table:table-cell office:value-type="string">
            <text:p>allegation</text:p>
          </table:table-cell>
          <table:table-cell office:value-type="string">
            <text:p>pored!allega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pecific</text:p>
          </table:table-cell>
          <table:table-cell office:value-type="string">
            <text:p>courses</text:p>
          </table:table-cell>
          <table:table-cell office:value-type="string">
            <text:p>specific!cours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imsby</text:p>
          </table:table-cell>
          <table:table-cell office:value-type="string">
            <text:p>happened</text:p>
          </table:table-cell>
          <table:table-cell office:value-type="string">
            <text:p>grimsby!happen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wer</text:p>
          </table:table-cell>
          <table:table-cell office:value-type="string">
            <text:p>alteration</text:p>
          </table:table-cell>
          <table:table-cell office:value-type="string">
            <text:p>power!altera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oosing</text:p>
          </table:table-cell>
          <table:table-cell office:value-type="string">
            <text:p>included</text:p>
          </table:table-cell>
          <table:table-cell office:value-type="string">
            <text:p>loosing!includ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ounded</text:p>
          </table:table-cell>
          <table:table-cell office:value-type="string">
            <text:p>harding</text:p>
          </table:table-cell>
          <table:table-cell office:value-type="string">
            <text:p>grounded!hard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ide</text:p>
          </table:table-cell>
          <table:table-cell office:value-type="string">
            <text:p>considering</text:p>
          </table:table-cell>
          <table:table-cell office:value-type="string">
            <text:p>side!consider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taffing</text:p>
          </table:table-cell>
          <table:table-cell office:value-type="string">
            <text:p>crucial</text:p>
          </table:table-cell>
          <table:table-cell office:value-type="string">
            <text:p>staffing!cruci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lacement</text:p>
          </table:table-cell>
          <table:table-cell office:value-type="string">
            <text:p>afraid</text:p>
          </table:table-cell>
          <table:table-cell office:value-type="string">
            <text:p>placement!afrai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itably</text:p>
          </table:table-cell>
          <table:table-cell office:value-type="string">
            <text:p>demands</text:p>
          </table:table-cell>
          <table:table-cell office:value-type="string">
            <text:p>suitably!demand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pulation</text:p>
          </table:table-cell>
          <table:table-cell office:value-type="string">
            <text:p>alive</text:p>
          </table:table-cell>
          <table:table-cell office:value-type="string">
            <text:p>population!aliv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ggest</text:p>
          </table:table-cell>
          <table:table-cell office:value-type="string">
            <text:p>delivery</text:p>
          </table:table-cell>
          <table:table-cell office:value-type="string">
            <text:p>suggest!delive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lecting</text:p>
          </table:table-cell>
          <table:table-cell office:value-type="string">
            <text:p>comply</text:p>
          </table:table-cell>
          <table:table-cell office:value-type="string">
            <text:p>selecting!comp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uthless</text:p>
          </table:table-cell>
          <table:table-cell office:value-type="string">
            <text:p>closing</text:p>
          </table:table-cell>
          <table:table-cell office:value-type="string">
            <text:p>ruthless!clos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ice</text:p>
          </table:table-cell>
          <table:table-cell office:value-type="string">
            <text:p>applicable</text:p>
          </table:table-cell>
          <table:table-cell office:value-type="string">
            <text:p>price!applicabl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inding</text:p>
          </table:table-cell>
          <table:table-cell office:value-type="string">
            <text:p>happily</text:p>
          </table:table-cell>
          <table:table-cell office:value-type="string">
            <text:p>grinding!happi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renades</text:p>
          </table:table-cell>
          <table:table-cell office:value-type="string">
            <text:p>handset</text:p>
          </table:table-cell>
          <table:table-cell office:value-type="string">
            <text:p>grenades!handse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uspect</text:p>
          </table:table-cell>
          <table:table-cell office:value-type="string">
            <text:p>derogate</text:p>
          </table:table-cell>
          <table:table-cell office:value-type="string">
            <text:p>suspect!derogat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lasgow</text:p>
          </table:table-cell>
          <table:table-cell office:value-type="string">
            <text:p>freezing</text:p>
          </table:table-cell>
          <table:table-cell office:value-type="string">
            <text:p>glasgow!freez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levant</text:p>
          </table:table-cell>
          <table:table-cell office:value-type="string">
            <text:p>bugtraq</text:p>
          </table:table-cell>
          <table:table-cell office:value-type="string">
            <text:p>relevant!bugtraq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sidents</text:p>
          </table:table-cell>
          <table:table-cell office:value-type="string">
            <text:p>caused</text:p>
          </table:table-cell>
          <table:table-cell office:value-type="string">
            <text:p>residents!caus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audatory</text:p>
          </table:table-cell>
          <table:table-cell office:value-type="string">
            <text:p>horrid</text:p>
          </table:table-cell>
          <table:table-cell office:value-type="string">
            <text:p>laudatory!horri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pertoire</text:p>
          </table:table-cell>
          <table:table-cell office:value-type="string">
            <text:p>calls</text:p>
          </table:table-cell>
          <table:table-cell office:value-type="string">
            <text:p>repertoire!call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anual</text:p>
          </table:table-cell>
          <table:table-cell office:value-type="string">
            <text:p>injection</text:p>
          </table:table-cell>
          <table:table-cell office:value-type="string">
            <text:p>manual!injec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knowledge</text:p>
          </table:table-cell>
          <table:table-cell office:value-type="string">
            <text:p>hiding</text:p>
          </table:table-cell>
          <table:table-cell office:value-type="string">
            <text:p>knowledge!hid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oment</text:p>
          </table:table-cell>
          <table:table-cell office:value-type="string">
            <text:p>ombudsman</text:p>
          </table:table-cell>
          <table:table-cell office:value-type="string">
            <text:p>moment!ombudsma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icode</text:p>
          </table:table-cell>
          <table:table-cell office:value-type="string">
            <text:p>entirely</text:p>
          </table:table-cell>
          <table:table-cell office:value-type="string">
            <text:p>unicode!entire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ort</text:p>
          </table:table-cell>
          <table:table-cell office:value-type="string">
            <text:p>allegations</text:p>
          </table:table-cell>
          <table:table-cell office:value-type="string">
            <text:p>port!allegatio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adder</text:p>
          </table:table-cell>
          <table:table-cell office:value-type="string">
            <text:p>hindsight</text:p>
          </table:table-cell>
          <table:table-cell office:value-type="string">
            <text:p>ladder!hindsigh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amp</text:p>
          </table:table-cell>
          <table:table-cell office:value-type="string">
            <text:p>differences</text:p>
          </table:table-cell>
          <table:table-cell office:value-type="string">
            <text:p>tamp!difference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endor</text:p>
          </table:table-cell>
          <table:table-cell office:value-type="string">
            <text:p>exclusion</text:p>
          </table:table-cell>
          <table:table-cell office:value-type="string">
            <text:p>vendor!exclus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gestation</text:p>
          </table:table-cell>
          <table:table-cell office:value-type="string">
            <text:p>fourth</text:p>
          </table:table-cell>
          <table:table-cell office:value-type="string">
            <text:p>gestation!fourth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oviders</text:p>
          </table:table-cell>
          <table:table-cell office:value-type="string">
            <text:p>attend</text:p>
          </table:table-cell>
          <table:table-cell office:value-type="string">
            <text:p>providers!atten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icensing</text:p>
          </table:table-cell>
          <table:table-cell office:value-type="string">
            <text:p>ignore</text:p>
          </table:table-cell>
          <table:table-cell office:value-type="string">
            <text:p>licensing!ignor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rvers</text:p>
          </table:table-cell>
          <table:table-cell office:value-type="string">
            <text:p>conclude</text:p>
          </table:table-cell>
          <table:table-cell office:value-type="string">
            <text:p>servers!conclude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himsical</text:p>
          </table:table-cell>
          <table:table-cell office:value-type="string">
            <text:p>family</text:p>
          </table:table-cell>
          <table:table-cell office:value-type="string">
            <text:p>whimsical!famil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ost</text:p>
          </table:table-cell>
          <table:table-cell office:value-type="string">
            <text:p>operational</text:p>
          </table:table-cell>
          <table:table-cell office:value-type="string">
            <text:p>most!operation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ehicle</text:p>
          </table:table-cell>
          <table:table-cell office:value-type="string">
            <text:p>excluded</text:p>
          </table:table-cell>
          <table:table-cell office:value-type="string">
            <text:p>vehicle!exclud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xual</text:p>
          </table:table-cell>
          <table:table-cell office:value-type="string">
            <text:p>confessed</text:p>
          </table:table-cell>
          <table:table-cell office:value-type="string">
            <text:p>sexual!confess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even</text:p>
          </table:table-cell>
          <table:table-cell office:value-type="string">
            <text:p>conditions</text:p>
          </table:table-cell>
          <table:table-cell office:value-type="string">
            <text:p>seven!condition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ingle</text:p>
          </table:table-cell>
          <table:table-cell office:value-type="string">
            <text:p>contained</text:p>
          </table:table-cell>
          <table:table-cell office:value-type="string">
            <text:p>single!contain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ultitude</text:p>
          </table:table-cell>
          <table:table-cell office:value-type="string">
            <text:p>option</text:p>
          </table:table-cell>
          <table:table-cell office:value-type="string">
            <text:p>multitude!op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values</text:p>
          </table:table-cell>
          <table:table-cell office:value-type="string">
            <text:p>exceeding</text:p>
          </table:table-cell>
          <table:table-cell office:value-type="string">
            <text:p>values!exceed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modeller</text:p>
          </table:table-cell>
          <table:table-cell office:value-type="string">
            <text:p>january</text:p>
          </table:table-cell>
          <table:table-cell office:value-type="string">
            <text:p>modeller!janua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pectrum</text:p>
          </table:table-cell>
          <table:table-cell office:value-type="string">
            <text:p>created</text:p>
          </table:table-cell>
          <table:table-cell office:value-type="string">
            <text:p>spectrum!created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anguage</text:p>
          </table:table-cell>
          <table:table-cell office:value-type="string">
            <text:p>history</text:p>
          </table:table-cell>
          <table:table-cell office:value-type="string">
            <text:p>language!histor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alised</text:p>
          </table:table-cell>
          <table:table-cell office:value-type="string">
            <text:p>bearing</text:p>
          </table:table-cell>
          <table:table-cell office:value-type="string">
            <text:p>realised!bear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viewing</text:p>
          </table:table-cell>
          <table:table-cell office:value-type="string">
            <text:p>childs</text:p>
          </table:table-cell>
          <table:table-cell office:value-type="string">
            <text:p>reviewing!child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heet</text:p>
          </table:table-cell>
          <table:table-cell office:value-type="string">
            <text:p>congestion</text:p>
          </table:table-cell>
          <table:table-cell office:value-type="string">
            <text:p>sheet!congestio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unix</text:p>
          </table:table-cell>
          <table:table-cell office:value-type="string">
            <text:p>environment</text:p>
          </table:table-cell>
          <table:table-cell office:value-type="string">
            <text:p>unix!environment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endency</text:p>
          </table:table-cell>
          <table:table-cell office:value-type="string">
            <text:p>discuss</text:p>
          </table:table-cell>
          <table:table-cell office:value-type="string">
            <text:p>tendency!discus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oftware</text:p>
          </table:table-cell>
          <table:table-cell office:value-type="string">
            <text:p>copying</text:p>
          </table:table-cell>
          <table:table-cell office:value-type="string">
            <text:p>software!copying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systemic</text:p>
          </table:table-cell>
          <table:table-cell office:value-type="string">
            <text:p>develop</text:p>
          </table:table-cell>
          <table:table-cell office:value-type="string">
            <text:p>systemic!develop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referenced</text:p>
          </table:table-cell>
          <table:table-cell office:value-type="string">
            <text:p>blown</text:p>
          </table:table-cell>
          <table:table-cell office:value-type="string">
            <text:p>referenced!blown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esentation</text:p>
          </table:table-cell>
          <table:table-cell office:value-type="string">
            <text:p>any</text:p>
          </table:table-cell>
          <table:table-cell office:value-type="string">
            <text:p>presentation!any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types</text:p>
          </table:table-cell>
          <table:table-cell office:value-type="string">
            <text:p>enactments</text:p>
          </table:table-cell>
          <table:table-cell office:value-type="string">
            <text:p>types!enactments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rint…</text:p>
          </table:table-cell>
          <table:table-cell office:value-type="string">
            <text:p>appraisal</text:p>
          </table:table-cell>
          <table:table-cell office:value-type="string">
            <text:p>print…!appraisa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length</text:p>
          </table:table-cell>
          <table:table-cell office:value-type="string">
            <text:p>hyperlinks</text:p>
          </table:table-cell>
          <table:table-cell office:value-type="string">
            <text:p>length!hyperlink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dertake</text:p>
          </table:table-cell>
          <table:table-cell office:value-type="string">
            <text:p>ensured</text:p>
          </table:table-cell>
          <table:table-cell office:value-type="string">
            <text:p>undertake!ensur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elter</text:p>
          </table:table-cell>
          <table:table-cell office:value-type="string">
            <text:p>facilities</text:p>
          </table:table-cell>
          <table:table-cell office:value-type="string">
            <text:p>welter!faciliti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oliticians</text:p>
          </table:table-cell>
          <table:table-cell office:value-type="string">
            <text:p>alert</text:p>
          </table:table-cell>
          <table:table-cell office:value-type="string">
            <text:p>politicians!aler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vides</text:p>
          </table:table-cell>
          <table:table-cell office:value-type="string">
            <text:p>attended</text:p>
          </table:table-cell>
          <table:table-cell office:value-type="string">
            <text:p>provides!attend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estminster</text:p>
          </table:table-cell>
          <table:table-cell office:value-type="string">
            <text:p>facts</text:p>
          </table:table-cell>
          <table:table-cell office:value-type="string">
            <text:p>westminster!fac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rgency</text:p>
          </table:table-cell>
          <table:table-cell office:value-type="string">
            <text:p>evaluated</text:p>
          </table:table-cell>
          <table:table-cell office:value-type="string">
            <text:p>urgency!evalua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quest</text:p>
          </table:table-cell>
          <table:table-cell office:value-type="string">
            <text:p>caretaker</text:p>
          </table:table-cell>
          <table:table-cell office:value-type="string">
            <text:p>request!caretak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pplied</text:p>
          </table:table-cell>
          <table:table-cell office:value-type="string">
            <text:p>depended</text:p>
          </table:table-cell>
          <table:table-cell office:value-type="string">
            <text:p>supplied!depend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ordable</text:p>
          </table:table-cell>
          <table:table-cell office:value-type="string">
            <text:p>beware</text:p>
          </table:table-cell>
          <table:table-cell office:value-type="string">
            <text:p>recordable!bewar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governments</text:p>
          </table:table-cell>
          <table:table-cell office:value-type="string">
            <text:p>guise</text:p>
          </table:table-cell>
          <table:table-cell office:value-type="string">
            <text:p>governments!guis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tangular</text:p>
          </table:table-cell>
          <table:table-cell office:value-type="string">
            <text:p>bills</text:p>
          </table:table-cell>
          <table:table-cell office:value-type="string">
            <text:p>rectangular!bill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vert</text:p>
          </table:table-cell>
          <table:table-cell office:value-type="string">
            <text:p>cheerfully</text:p>
          </table:table-cell>
          <table:table-cell office:value-type="string">
            <text:p>revert!cheerful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atute</text:p>
          </table:table-cell>
          <table:table-cell office:value-type="string">
            <text:p>databases</text:p>
          </table:table-cell>
          <table:table-cell office:value-type="string">
            <text:p>statute!databas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ject</text:p>
          </table:table-cell>
          <table:table-cell office:value-type="string">
            <text:p>bridesmaid</text:p>
          </table:table-cell>
          <table:table-cell office:value-type="string">
            <text:p>reject!bridesmai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visualise</text:p>
          </table:table-cell>
          <table:table-cell office:value-type="string">
            <text:p>explore</text:p>
          </table:table-cell>
          <table:table-cell office:value-type="string">
            <text:p>visualise!explor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ctor</text:p>
          </table:table-cell>
          <table:table-cell office:value-type="string">
            <text:p>compatible</text:p>
          </table:table-cell>
          <table:table-cell office:value-type="string">
            <text:p>sector!compati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derneath</text:p>
          </table:table-cell>
          <table:table-cell office:value-type="string">
            <text:p>engine</text:p>
          </table:table-cell>
          <table:table-cell office:value-type="string">
            <text:p>underneath!engin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actice</text:p>
          </table:table-cell>
          <table:table-cell office:value-type="string">
            <text:p>although</text:p>
          </table:table-cell>
          <table:table-cell office:value-type="string">
            <text:p>practice!although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ved</text:p>
          </table:table-cell>
          <table:table-cell office:value-type="string">
            <text:p>attainment</text:p>
          </table:table-cell>
          <table:table-cell office:value-type="string">
            <text:p>proved!attainme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set</text:p>
          </table:table-cell>
          <table:table-cell office:value-type="string">
            <text:p>categorises</text:p>
          </table:table-cell>
          <table:table-cell office:value-type="string">
            <text:p>reset!categoris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greenock</text:p>
          </table:table-cell>
          <table:table-cell office:value-type="string">
            <text:p>handling</text:p>
          </table:table-cell>
          <table:table-cell office:value-type="string">
            <text:p>greenock!handl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sidential</text:p>
          </table:table-cell>
          <table:table-cell office:value-type="string">
            <text:p>cause</text:p>
          </table:table-cell>
          <table:table-cell office:value-type="string">
            <text:p>residential!caus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heet…</text:p>
          </table:table-cell>
          <table:table-cell office:value-type="string">
            <text:p>congruence</text:p>
          </table:table-cell>
          <table:table-cell office:value-type="string">
            <text:p>sheet…!congruenc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cked</text:p>
          </table:table-cell>
          <table:table-cell office:value-type="string">
            <text:p>delivering</text:p>
          </table:table-cell>
          <table:table-cell office:value-type="string">
            <text:p>sucked!deliver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cript</text:p>
          </table:table-cell>
          <table:table-cell office:value-type="string">
            <text:p>commercial</text:p>
          </table:table-cell>
          <table:table-cell office:value-type="string">
            <text:p>script!commerci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bsection</text:p>
          </table:table-cell>
          <table:table-cell office:value-type="string">
            <text:p>define</text:p>
          </table:table-cell>
          <table:table-cell office:value-type="string">
            <text:p>subsection!defin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ort…</text:p>
          </table:table-cell>
          <table:table-cell office:value-type="string">
            <text:p>correlation</text:p>
          </table:table-cell>
          <table:table-cell office:value-type="string">
            <text:p>sort…!correl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qualified</text:p>
          </table:table-cell>
          <table:table-cell office:value-type="string">
            <text:p>autosum</text:p>
          </table:table-cell>
          <table:table-cell office:value-type="string">
            <text:p>qualified!autosum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turned</text:p>
          </table:table-cell>
          <table:table-cell office:value-type="string">
            <text:p>charting</text:p>
          </table:table-cell>
          <table:table-cell office:value-type="string">
            <text:p>returned!char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visual</text:p>
          </table:table-cell>
          <table:table-cell office:value-type="string">
            <text:p>explicitly</text:p>
          </table:table-cell>
          <table:table-cell office:value-type="string">
            <text:p>visual!explicit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mise</text:p>
          </table:table-cell>
          <table:table-cell office:value-type="string">
            <text:p>animation</text:p>
          </table:table-cell>
          <table:table-cell office:value-type="string">
            <text:p>premise!anim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orted</text:p>
          </table:table-cell>
          <table:table-cell office:value-type="string">
            <text:p>correspond</text:p>
          </table:table-cell>
          <table:table-cell office:value-type="string">
            <text:p>sorted!correspon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ess</text:p>
          </table:table-cell>
          <table:table-cell office:value-type="string">
            <text:p>hypothetical</text:p>
          </table:table-cell>
          <table:table-cell office:value-type="string">
            <text:p>less!hypothetic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asted</text:p>
          </table:table-cell>
          <table:table-cell office:value-type="string">
            <text:p>acceptance</text:p>
          </table:table-cell>
          <table:table-cell office:value-type="string">
            <text:p>pasted!acceptanc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ognition</text:p>
          </table:table-cell>
          <table:table-cell office:value-type="string">
            <text:p>below</text:p>
          </table:table-cell>
          <table:table-cell office:value-type="string">
            <text:p>recognition!below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less</text:p>
          </table:table-cell>
          <table:table-cell office:value-type="string">
            <text:p>epaulettes</text:p>
          </table:table-cell>
          <table:table-cell office:value-type="string">
            <text:p>unless!epaulett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vealing</text:p>
          </table:table-cell>
          <table:table-cell office:value-type="string">
            <text:p>checked</text:p>
          </table:table-cell>
          <table:table-cell office:value-type="string">
            <text:p>revealing!check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uzzling</text:p>
          </table:table-cell>
          <table:table-cell office:value-type="string">
            <text:p>autonomy</text:p>
          </table:table-cell>
          <table:table-cell office:value-type="string">
            <text:p>puzzling!autonom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ercentile</text:p>
          </table:table-cell>
          <table:table-cell office:value-type="string">
            <text:p>action</text:p>
          </table:table-cell>
          <table:table-cell office:value-type="string">
            <text:p>percentile!ac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weep</text:p>
          </table:table-cell>
          <table:table-cell office:value-type="string">
            <text:p>description</text:p>
          </table:table-cell>
          <table:table-cell office:value-type="string">
            <text:p>sweep!descrip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egislature</text:p>
          </table:table-cell>
          <table:table-cell office:value-type="string">
            <text:p>hyper</text:p>
          </table:table-cell>
          <table:table-cell office:value-type="string">
            <text:p>legislature!hyp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ent</text:p>
          </table:table-cell>
          <table:table-cell office:value-type="string">
            <text:p>behaviours</text:p>
          </table:table-cell>
          <table:table-cell office:value-type="string">
            <text:p>recent!behaviour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ck</text:p>
          </table:table-cell>
          <table:table-cell office:value-type="string">
            <text:p>intersection</text:p>
          </table:table-cell>
          <table:table-cell office:value-type="string">
            <text:p>mick!intersec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oughly</text:p>
          </table:table-cell>
          <table:table-cell office:value-type="string">
            <text:p>clearable</text:p>
          </table:table-cell>
          <table:table-cell office:value-type="string">
            <text:p>roughly!cleara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aste…</text:p>
          </table:table-cell>
          <table:table-cell office:value-type="string">
            <text:p>acceptable</text:p>
          </table:table-cell>
          <table:table-cell office:value-type="string">
            <text:p>paste…!accepta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reatment</text:p>
          </table:table-cell>
          <table:table-cell office:value-type="string">
            <text:p>elected</text:p>
          </table:table-cell>
          <table:table-cell office:value-type="string">
            <text:p>treatment!elec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raps</text:p>
          </table:table-cell>
          <table:table-cell office:value-type="string">
            <text:p>efficiently</text:p>
          </table:table-cell>
          <table:table-cell office:value-type="string">
            <text:p>traps!efficient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ivotchart</text:p>
          </table:table-cell>
          <table:table-cell office:value-type="string">
            <text:p>affect</text:p>
          </table:table-cell>
          <table:table-cell office:value-type="string">
            <text:p>pivotchart!affec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orted</text:p>
          </table:table-cell>
          <table:table-cell office:value-type="string">
            <text:p>capacity</text:p>
          </table:table-cell>
          <table:table-cell office:value-type="string">
            <text:p>reported!capaci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government</text:p>
          </table:table-cell>
          <table:table-cell office:value-type="string">
            <text:p>guilty</text:p>
          </table:table-cell>
          <table:table-cell office:value-type="string">
            <text:p>government!guil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abs</text:p>
          </table:table-cell>
          <table:table-cell office:value-type="string">
            <text:p>highlighting</text:p>
          </table:table-cell>
          <table:table-cell office:value-type="string">
            <text:p>labs!highligh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ast</text:p>
          </table:table-cell>
          <table:table-cell office:value-type="string">
            <text:p>accelerators</text:p>
          </table:table-cell>
          <table:table-cell office:value-type="string">
            <text:p>past!accelerator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versal</text:p>
          </table:table-cell>
          <table:table-cell office:value-type="string">
            <text:p>checking</text:p>
          </table:table-cell>
          <table:table-cell office:value-type="string">
            <text:p>reversal!check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ldly</text:p>
          </table:table-cell>
          <table:table-cell office:value-type="string">
            <text:p>introduced</text:p>
          </table:table-cell>
          <table:table-cell office:value-type="string">
            <text:p>mildly!introduc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lasters</text:p>
          </table:table-cell>
          <table:table-cell office:value-type="string">
            <text:p>agencies</text:p>
          </table:table-cell>
          <table:table-cell office:value-type="string">
            <text:p>plasters!agenci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orkforces</text:p>
          </table:table-cell>
          <table:table-cell office:value-type="string">
            <text:p>fiscal</text:p>
          </table:table-cell>
          <table:table-cell office:value-type="string">
            <text:p>workforces!fisc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verse</text:p>
          </table:table-cell>
          <table:table-cell office:value-type="string">
            <text:p>checking…</text:p>
          </table:table-cell>
          <table:table-cell office:value-type="string">
            <text:p>reverse!checking…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oking</text:p>
          </table:table-cell>
          <table:table-cell office:value-type="string">
            <text:p>incapable</text:p>
          </table:table-cell>
          <table:table-cell office:value-type="string">
            <text:p>looking!incapa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ts</text:p>
          </table:table-cell>
          <table:table-cell office:value-type="string">
            <text:p>incompatible</text:p>
          </table:table-cell>
          <table:table-cell office:value-type="string">
            <text:p>lots!incompati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ilman</text:p>
          </table:table-cell>
          <table:table-cell office:value-type="string">
            <text:p>indicator</text:p>
          </table:table-cell>
          <table:table-cell office:value-type="string">
            <text:p>mailman!indicato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ayments</text:p>
          </table:table-cell>
          <table:table-cell office:value-type="string">
            <text:p>accorded</text:p>
          </table:table-cell>
          <table:table-cell office:value-type="string">
            <text:p>payments!accord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necessary</text:p>
          </table:table-cell>
          <table:table-cell office:value-type="string">
            <text:p>erase</text:p>
          </table:table-cell>
          <table:table-cell office:value-type="string">
            <text:p>unnecessary!eras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heir</text:p>
          </table:table-cell>
          <table:table-cell office:value-type="string">
            <text:p>distinction</text:p>
          </table:table-cell>
          <table:table-cell office:value-type="string">
            <text:p>their!distinc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quested</text:p>
          </table:table-cell>
          <table:table-cell office:value-type="string">
            <text:p>carried</text:p>
          </table:table-cell>
          <table:table-cell office:value-type="string">
            <text:p>requested!carri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ompose</text:p>
          </table:table-cell>
          <table:table-cell office:value-type="string">
            <text:p>bespoke</text:p>
          </table:table-cell>
          <table:table-cell office:value-type="string">
            <text:p>recompose!bespok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quoting</text:p>
          </table:table-cell>
          <table:table-cell office:value-type="string">
            <text:p>backwater</text:p>
          </table:table-cell>
          <table:table-cell office:value-type="string">
            <text:p>quoting!backwat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sourced</text:p>
          </table:table-cell>
          <table:table-cell office:value-type="string">
            <text:p>central</text:p>
          </table:table-cell>
          <table:table-cell office:value-type="string">
            <text:p>resourced!centr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erform</text:p>
          </table:table-cell>
          <table:table-cell office:value-type="string">
            <text:p>activated</text:p>
          </table:table-cell>
          <table:table-cell office:value-type="string">
            <text:p>perform!activa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ubbish</text:p>
          </table:table-cell>
          <table:table-cell office:value-type="string">
            <text:p>clipboard</text:p>
          </table:table-cell>
          <table:table-cell office:value-type="string">
            <text:p>rubbish!clipboar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vulture</text:p>
          </table:table-cell>
          <table:table-cell office:value-type="string">
            <text:p>exporting</text:p>
          </table:table-cell>
          <table:table-cell office:value-type="string">
            <text:p>vulture!expor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adically</text:p>
          </table:table-cell>
          <table:table-cell office:value-type="string">
            <text:p>bagpipe</text:p>
          </table:table-cell>
          <table:table-cell office:value-type="string">
            <text:p>radically!bagpip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garded</text:p>
          </table:table-cell>
          <table:table-cell office:value-type="string">
            <text:p>bounding</text:p>
          </table:table-cell>
          <table:table-cell office:value-type="string">
            <text:p>regarded!bound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ake</text:p>
          </table:table-cell>
          <table:table-cell office:value-type="string">
            <text:p>dictionaries</text:p>
          </table:table-cell>
          <table:table-cell office:value-type="string">
            <text:p>take!dictionari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imarily</text:p>
          </table:table-cell>
          <table:table-cell office:value-type="string">
            <text:p>applied</text:p>
          </table:table-cell>
          <table:table-cell office:value-type="string">
            <text:p>primarily!appli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enuous</text:p>
          </table:table-cell>
          <table:table-cell office:value-type="string">
            <text:p>discusses</text:p>
          </table:table-cell>
          <table:table-cell office:value-type="string">
            <text:p>tenuous!discuss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amed</text:p>
          </table:table-cell>
          <table:table-cell office:value-type="string">
            <text:p>organically</text:p>
          </table:table-cell>
          <table:table-cell office:value-type="string">
            <text:p>named!organical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btly</text:p>
          </table:table-cell>
          <table:table-cell office:value-type="string">
            <text:p>delegation</text:p>
          </table:table-cell>
          <table:table-cell office:value-type="string">
            <text:p>subtly!deleg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erely</text:p>
          </table:table-cell>
          <table:table-cell office:value-type="string">
            <text:p>interfaces</text:p>
          </table:table-cell>
          <table:table-cell office:value-type="string">
            <text:p>merely!interfac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peeding</text:p>
          </table:table-cell>
          <table:table-cell office:value-type="string">
            <text:p>creating</text:p>
          </table:table-cell>
          <table:table-cell office:value-type="string">
            <text:p>speeding!crea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ovement</text:p>
          </table:table-cell>
          <table:table-cell office:value-type="string">
            <text:p>opinions</text:p>
          </table:table-cell>
          <table:table-cell office:value-type="string">
            <text:p>movement!opinion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location</text:p>
          </table:table-cell>
          <table:table-cell office:value-type="string">
            <text:p>builds</text:p>
          </table:table-cell>
          <table:table-cell office:value-type="string">
            <text:p>relocation!buil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sented</text:p>
          </table:table-cell>
          <table:table-cell office:value-type="string">
            <text:p>anybody</text:p>
          </table:table-cell>
          <table:table-cell office:value-type="string">
            <text:p>presented!anybod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haped</text:p>
          </table:table-cell>
          <table:table-cell office:value-type="string">
            <text:p>configured</text:p>
          </table:table-cell>
          <table:table-cell office:value-type="string">
            <text:p>shaped!configur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eat</text:p>
          </table:table-cell>
          <table:table-cell office:value-type="string">
            <text:p>calculator</text:p>
          </table:table-cell>
          <table:table-cell office:value-type="string">
            <text:p>repeat!calculato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able</text:p>
          </table:table-cell>
          <table:table-cell office:value-type="string">
            <text:p>development</text:p>
          </table:table-cell>
          <table:table-cell office:value-type="string">
            <text:p>table!developme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ldom</text:p>
          </table:table-cell>
          <table:table-cell office:value-type="string">
            <text:p>compliance</text:p>
          </table:table-cell>
          <table:table-cell office:value-type="string">
            <text:p>seldom!complianc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gulations</text:p>
          </table:table-cell>
          <table:table-cell office:value-type="string">
            <text:p>break</text:p>
          </table:table-cell>
          <table:table-cell office:value-type="string">
            <text:p>regulations!break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egative</text:p>
          </table:table-cell>
          <table:table-cell office:value-type="string">
            <text:p>outlined</text:p>
          </table:table-cell>
          <table:table-cell office:value-type="string">
            <text:p>negative!outlin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ccesses</text:p>
          </table:table-cell>
          <table:table-cell office:value-type="string">
            <text:p>deliver</text:p>
          </table:table-cell>
          <table:table-cell office:value-type="string">
            <text:p>successes!deliv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paring</text:p>
          </table:table-cell>
          <table:table-cell office:value-type="string">
            <text:p>another</text:p>
          </table:table-cell>
          <table:table-cell office:value-type="string">
            <text:p>preparing!anoth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liminary</text:p>
          </table:table-cell>
          <table:table-cell office:value-type="string">
            <text:p>angle</text:p>
          </table:table-cell>
          <table:table-cell office:value-type="string">
            <text:p>preliminary!ang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counts</text:p>
          </table:table-cell>
          <table:table-cell office:value-type="string">
            <text:p>bichards</text:p>
          </table:table-cell>
          <table:table-cell office:value-type="string">
            <text:p>recounts!bichar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abbed</text:p>
          </table:table-cell>
          <table:table-cell office:value-type="string">
            <text:p>developing</text:p>
          </table:table-cell>
          <table:table-cell office:value-type="string">
            <text:p>tabbed!develop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ominals</text:p>
          </table:table-cell>
          <table:table-cell office:value-type="string">
            <text:p>overseen</text:p>
          </table:table-cell>
          <table:table-cell office:value-type="string">
            <text:p>nominals!oversee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ied</text:p>
          </table:table-cell>
          <table:table-cell office:value-type="string">
            <text:p>illuminating</text:p>
          </table:table-cell>
          <table:table-cell office:value-type="string">
            <text:p>lied!illumina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crollbars</text:p>
          </table:table-cell>
          <table:table-cell office:value-type="string">
            <text:p>commit</text:p>
          </table:table-cell>
          <table:table-cell office:value-type="string">
            <text:p>scrollbars!commi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pelling</text:p>
          </table:table-cell>
          <table:table-cell office:value-type="string">
            <text:p>creative</text:p>
          </table:table-cell>
          <table:table-cell office:value-type="string">
            <text:p>spelling!creativ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odule</text:p>
          </table:table-cell>
          <table:table-cell office:value-type="string">
            <text:p>journaling</text:p>
          </table:table-cell>
          <table:table-cell office:value-type="string">
            <text:p>module!journal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crustean</text:p>
          </table:table-cell>
          <table:table-cell office:value-type="string">
            <text:p>argue</text:p>
          </table:table-cell>
          <table:table-cell office:value-type="string">
            <text:p>procrustean!argu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nute</text:p>
          </table:table-cell>
          <table:table-cell office:value-type="string">
            <text:p>irrelevant</text:p>
          </table:table-cell>
          <table:table-cell office:value-type="string">
            <text:p>minute!irreleva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ior</text:p>
          </table:table-cell>
          <table:table-cell office:value-type="string">
            <text:p>appreciated</text:p>
          </table:table-cell>
          <table:table-cell office:value-type="string">
            <text:p>prior!apprecia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ituation</text:p>
          </table:table-cell>
          <table:table-cell office:value-type="string">
            <text:p>contest</text:p>
          </table:table-cell>
          <table:table-cell office:value-type="string">
            <text:p>situation!contes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ynch</text:p>
          </table:table-cell>
          <table:table-cell office:value-type="string">
            <text:p>destination</text:p>
          </table:table-cell>
          <table:table-cell office:value-type="string">
            <text:p>synch!destin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ested</text:p>
          </table:table-cell>
          <table:table-cell office:value-type="string">
            <text:p>dismissing</text:p>
          </table:table-cell>
          <table:table-cell office:value-type="string">
            <text:p>tested!dismiss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ethod</text:p>
          </table:table-cell>
          <table:table-cell office:value-type="string">
            <text:p>internally</text:p>
          </table:table-cell>
          <table:table-cell office:value-type="string">
            <text:p>method!internal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ublish</text:p>
          </table:table-cell>
          <table:table-cell office:value-type="string">
            <text:p>augmented</text:p>
          </table:table-cell>
          <table:table-cell office:value-type="string">
            <text:p>publish!augmen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ank</text:p>
          </table:table-cell>
          <table:table-cell office:value-type="string">
            <text:p>difficulties</text:p>
          </table:table-cell>
          <table:table-cell office:value-type="string">
            <text:p>tank!difficulti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ubric</text:p>
          </table:table-cell>
          <table:table-cell office:value-type="string">
            <text:p>clipboard…</text:p>
          </table:table-cell>
          <table:table-cell office:value-type="string">
            <text:p>rubric!clipboard…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tting</text:p>
          </table:table-cell>
          <table:table-cell office:value-type="string">
            <text:p>condition</text:p>
          </table:table-cell>
          <table:table-cell office:value-type="string">
            <text:p>setting!condi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honetic</text:p>
          </table:table-cell>
          <table:table-cell office:value-type="string">
            <text:p>adoption</text:p>
          </table:table-cell>
          <table:table-cell office:value-type="string">
            <text:p>phonetic!adop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vious</text:p>
          </table:table-cell>
          <table:table-cell office:value-type="string">
            <text:p>appendix</text:p>
          </table:table-cell>
          <table:table-cell office:value-type="string">
            <text:p>previous!appendix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echnical</text:p>
          </table:table-cell>
          <table:table-cell office:value-type="string">
            <text:p>disable</text:p>
          </table:table-cell>
          <table:table-cell office:value-type="string">
            <text:p>technical!disa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onolithic</text:p>
          </table:table-cell>
          <table:table-cell office:value-type="string">
            <text:p>online</text:p>
          </table:table-cell>
          <table:table-cell office:value-type="string">
            <text:p>monolithic!onlin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rvice</text:p>
          </table:table-cell>
          <table:table-cell office:value-type="string">
            <text:p>concludes</text:p>
          </table:table-cell>
          <table:table-cell office:value-type="string">
            <text:p>service!conclud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cise</text:p>
          </table:table-cell>
          <table:table-cell office:value-type="string">
            <text:p>amendment</text:p>
          </table:table-cell>
          <table:table-cell office:value-type="string">
            <text:p>precise!amendme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ited</text:p>
          </table:table-cell>
          <table:table-cell office:value-type="string">
            <text:p>democratic</text:p>
          </table:table-cell>
          <table:table-cell office:value-type="string">
            <text:p>suited!democratic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ketched</text:p>
          </table:table-cell>
          <table:table-cell office:value-type="string">
            <text:p>continue</text:p>
          </table:table-cell>
          <table:table-cell office:value-type="string">
            <text:p>sketched!continu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opens</text:p>
          </table:table-cell>
          <table:table-cell office:value-type="string">
            <text:p>calculate</text:p>
          </table:table-cell>
          <table:table-cell office:value-type="string">
            <text:p>reopens!calculat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pdated</text:p>
          </table:table-cell>
          <table:table-cell office:value-type="string">
            <text:p>estimates</text:p>
          </table:table-cell>
          <table:table-cell office:value-type="string">
            <text:p>updated!estimat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pports</text:p>
          </table:table-cell>
          <table:table-cell office:value-type="string">
            <text:p>deployed</text:p>
          </table:table-cell>
          <table:table-cell office:value-type="string">
            <text:p>supports!deploy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ortions</text:p>
          </table:table-cell>
          <table:table-cell office:value-type="string">
            <text:p>allocate</text:p>
          </table:table-cell>
          <table:table-cell office:value-type="string">
            <text:p>portions!allocat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ilk</text:p>
          </table:table-cell>
          <table:table-cell office:value-type="string">
            <text:p>constabulary</text:p>
          </table:table-cell>
          <table:table-cell office:value-type="string">
            <text:p>silk!constabula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ggested</text:p>
          </table:table-cell>
          <table:table-cell office:value-type="string">
            <text:p>delving</text:p>
          </table:table-cell>
          <table:table-cell office:value-type="string">
            <text:p>suggested!delv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ovember</text:p>
          </table:table-cell>
          <table:table-cell office:value-type="string">
            <text:p>painting</text:p>
          </table:table-cell>
          <table:table-cell office:value-type="string">
            <text:p>november!pain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bstitute</text:p>
          </table:table-cell>
          <table:table-cell office:value-type="string">
            <text:p>degree</text:p>
          </table:table-cell>
          <table:table-cell office:value-type="string">
            <text:p>substitute!degre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btotals</text:p>
          </table:table-cell>
          <table:table-cell office:value-type="string">
            <text:p>deleted</text:p>
          </table:table-cell>
          <table:table-cell office:value-type="string">
            <text:p>subtotals!dele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pecified</text:p>
          </table:table-cell>
          <table:table-cell office:value-type="string">
            <text:p>covered</text:p>
          </table:table-cell>
          <table:table-cell office:value-type="string">
            <text:p>specified!cover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occluded</text:p>
          </table:table-cell>
          <table:table-cell office:value-type="string">
            <text:p>offsheet</text:p>
          </table:table-cell>
          <table:table-cell office:value-type="string">
            <text:p>occluded!offshee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obstacles</text:p>
          </table:table-cell>
          <table:table-cell office:value-type="string">
            <text:p>offered</text:p>
          </table:table-cell>
          <table:table-cell office:value-type="string">
            <text:p>obstacles!offer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olaris</text:p>
          </table:table-cell>
          <table:table-cell office:value-type="string">
            <text:p>copyright</text:p>
          </table:table-cell>
          <table:table-cell office:value-type="string">
            <text:p>solaris!copyrigh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arting</text:p>
          </table:table-cell>
          <table:table-cell office:value-type="string">
            <text:p>customer</text:p>
          </table:table-cell>
          <table:table-cell office:value-type="string">
            <text:p>starting!custom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atuses</text:p>
          </table:table-cell>
          <table:table-cell office:value-type="string">
            <text:p>database</text:p>
          </table:table-cell>
          <table:table-cell office:value-type="string">
            <text:p>statuses!databas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impler</text:p>
          </table:table-cell>
          <table:table-cell office:value-type="string">
            <text:p>constrain</text:p>
          </table:table-cell>
          <table:table-cell office:value-type="string">
            <text:p>simpler!constrai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observer</text:p>
          </table:table-cell>
          <table:table-cell office:value-type="string">
            <text:p>offender</text:p>
          </table:table-cell>
          <table:table-cell office:value-type="string">
            <text:p>observer!offend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certainty</text:p>
          </table:table-cell>
          <table:table-cell office:value-type="string">
            <text:p>ended</text:p>
          </table:table-cell>
          <table:table-cell office:value-type="string">
            <text:p>uncertainty!end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membered</text:p>
          </table:table-cell>
          <table:table-cell office:value-type="string">
            <text:p>bureau</text:p>
          </table:table-cell>
          <table:table-cell office:value-type="string">
            <text:p>remembered!bureau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thian</text:p>
          </table:table-cell>
          <table:table-cell office:value-type="string">
            <text:p>inclusive</text:p>
          </table:table-cell>
          <table:table-cell office:value-type="string">
            <text:p>lothian!inclusiv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tean</text:p>
          </table:table-cell>
          <table:table-cell office:value-type="string">
            <text:p>asymmetry</text:p>
          </table:table-cell>
          <table:table-cell office:value-type="string">
            <text:p>protean!asymmet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obody</text:p>
          </table:table-cell>
          <table:table-cell office:value-type="string">
            <text:p>overriding</text:p>
          </table:table-cell>
          <table:table-cell office:value-type="string">
            <text:p>nobody!overrid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cure</text:p>
          </table:table-cell>
          <table:table-cell office:value-type="string">
            <text:p>competence</text:p>
          </table:table-cell>
          <table:table-cell office:value-type="string">
            <text:p>secure!competenc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resented</text:p>
          </table:table-cell>
          <table:table-cell office:value-type="string">
            <text:p>cards</text:p>
          </table:table-cell>
          <table:table-cell office:value-type="string">
            <text:p>represented!car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dation</text:p>
          </table:table-cell>
          <table:table-cell office:value-type="string">
            <text:p>amounts</text:p>
          </table:table-cell>
          <table:table-cell office:value-type="string">
            <text:p>predation!amoun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iceties</text:p>
          </table:table-cell>
          <table:table-cell office:value-type="string">
            <text:p>overhaul</text:p>
          </table:table-cell>
          <table:table-cell office:value-type="string">
            <text:p>niceties!overhau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wathes</text:p>
          </table:table-cell>
          <table:table-cell office:value-type="string">
            <text:p>describes</text:p>
          </table:table-cell>
          <table:table-cell office:value-type="string">
            <text:p>swathes!describ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ceding</text:p>
          </table:table-cell>
          <table:table-cell office:value-type="string">
            <text:p>amended</text:p>
          </table:table-cell>
          <table:table-cell office:value-type="string">
            <text:p>preceding!amend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orse</text:p>
          </table:table-cell>
          <table:table-cell office:value-type="string">
            <text:p>flexibility</text:p>
          </table:table-cell>
          <table:table-cell office:value-type="string">
            <text:p>worse!flexibili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hy</text:p>
          </table:table-cell>
          <table:table-cell office:value-type="string">
            <text:p>consideration</text:p>
          </table:table-cell>
          <table:table-cell office:value-type="string">
            <text:p>shy!consider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anted</text:p>
          </table:table-cell>
          <table:table-cell office:value-type="string">
            <text:p>expression</text:p>
          </table:table-cell>
          <table:table-cell office:value-type="string">
            <text:p>wanted!express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ikelihood</text:p>
          </table:table-cell>
          <table:table-cell office:value-type="string">
            <text:p>imbued</text:p>
          </table:table-cell>
          <table:table-cell office:value-type="string">
            <text:p>likelihood!imbu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otable</text:p>
          </table:table-cell>
          <table:table-cell office:value-type="string">
            <text:p>ownership</text:p>
          </table:table-cell>
          <table:table-cell office:value-type="string">
            <text:p>notable!ownership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mits</text:p>
          </table:table-cell>
          <table:table-cell office:value-type="string">
            <text:p>businesses</text:p>
          </table:table-cell>
          <table:table-cell office:value-type="string">
            <text:p>remits!business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urprising</text:p>
          </table:table-cell>
          <table:table-cell office:value-type="string">
            <text:p>deputy</text:p>
          </table:table-cell>
          <table:table-cell office:value-type="string">
            <text:p>surprising!depu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etaphor</text:p>
          </table:table-cell>
          <table:table-cell office:value-type="string">
            <text:p>internal</text:p>
          </table:table-cell>
          <table:table-cell office:value-type="string">
            <text:p>metaphor!intern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andard</text:p>
          </table:table-cell>
          <table:table-cell office:value-type="string">
            <text:p>currency</text:p>
          </table:table-cell>
          <table:table-cell office:value-type="string">
            <text:p>standard!currenc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lanning</text:p>
          </table:table-cell>
          <table:table-cell office:value-type="string">
            <text:p>cancel</text:p>
          </table:table-cell>
          <table:table-cell office:value-type="string">
            <text:p>replanning!cance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arch…</text:p>
          </table:table-cell>
          <table:table-cell office:value-type="string">
            <text:p>commodity</text:p>
          </table:table-cell>
          <table:table-cell office:value-type="string">
            <text:p>search…!commodi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arch</text:p>
          </table:table-cell>
          <table:table-cell office:value-type="string">
            <text:p>committees</text:p>
          </table:table-cell>
          <table:table-cell office:value-type="string">
            <text:p>search!committe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holesale</text:p>
          </table:table-cell>
          <table:table-cell office:value-type="string">
            <text:p>fashion</text:p>
          </table:table-cell>
          <table:table-cell office:value-type="string">
            <text:p>wholesale!fash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imit</text:p>
          </table:table-cell>
          <table:table-cell office:value-type="string">
            <text:p>immediately</text:p>
          </table:table-cell>
          <table:table-cell office:value-type="string">
            <text:p>limit!immediate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archable</text:p>
          </table:table-cell>
          <table:table-cell office:value-type="string">
            <text:p>common</text:p>
          </table:table-cell>
          <table:table-cell office:value-type="string">
            <text:p>searchable!comm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king</text:p>
          </table:table-cell>
          <table:table-cell office:value-type="string">
            <text:p>inflexible</text:p>
          </table:table-cell>
          <table:table-cell office:value-type="string">
            <text:p>making!inflexi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atest</text:p>
          </table:table-cell>
          <table:table-cell office:value-type="string">
            <text:p>horizontal</text:p>
          </table:table-cell>
          <table:table-cell office:value-type="string">
            <text:p>latest!horizontal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imilar</text:p>
          </table:table-cell>
          <table:table-cell office:value-type="string">
            <text:p>constants</text:p>
          </table:table-cell>
          <table:table-cell office:value-type="string">
            <text:p>similar!constan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jority</text:p>
          </table:table-cell>
          <table:table-cell office:value-type="string">
            <text:p>industry</text:p>
          </table:table-cell>
          <table:table-cell office:value-type="string">
            <text:p>majority!indust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sages</text:p>
          </table:table-cell>
          <table:table-cell office:value-type="string">
            <text:p>eventually</text:p>
          </table:table-cell>
          <table:table-cell office:value-type="string">
            <text:p>usages!eventual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otal</text:p>
          </table:table-cell>
          <table:table-cell office:value-type="string">
            <text:p>duplication</text:p>
          </table:table-cell>
          <table:table-cell office:value-type="string">
            <text:p>total!duplic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file</text:p>
          </table:table-cell>
          <table:table-cell office:value-type="string">
            <text:p>arranging</text:p>
          </table:table-cell>
          <table:table-cell office:value-type="string">
            <text:p>profile!arrang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rketing</text:p>
          </table:table-cell>
          <table:table-cell office:value-type="string">
            <text:p>inserts</text:p>
          </table:table-cell>
          <table:table-cell office:value-type="string">
            <text:p>marketing!inser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otality</text:p>
          </table:table-cell>
          <table:table-cell office:value-type="string">
            <text:p>duration</text:p>
          </table:table-cell>
          <table:table-cell office:value-type="string">
            <text:p>totality!dur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raceable</text:p>
          </table:table-cell>
          <table:table-cell office:value-type="string">
            <text:p>dynamic</text:p>
          </table:table-cell>
          <table:table-cell office:value-type="string">
            <text:p>traceable!dynamic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avings</text:p>
          </table:table-cell>
          <table:table-cell office:value-type="string">
            <text:p>collected</text:p>
          </table:table-cell>
          <table:table-cell office:value-type="string">
            <text:p>savings!collec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rch</text:p>
          </table:table-cell>
          <table:table-cell office:value-type="string">
            <text:p>inscription</text:p>
          </table:table-cell>
          <table:table-cell office:value-type="string">
            <text:p>march!inscrip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pping</text:p>
          </table:table-cell>
          <table:table-cell office:value-type="string">
            <text:p>inputting</text:p>
          </table:table-cell>
          <table:table-cell office:value-type="string">
            <text:p>mapping!input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orts</text:p>
          </table:table-cell>
          <table:table-cell office:value-type="string">
            <text:p>corresponds</text:p>
          </table:table-cell>
          <table:table-cell office:value-type="string">
            <text:p>sorts!correspon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arched</text:p>
          </table:table-cell>
          <table:table-cell office:value-type="string">
            <text:p>commonly</text:p>
          </table:table-cell>
          <table:table-cell office:value-type="string">
            <text:p>searched!common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mbard</text:p>
          </table:table-cell>
          <table:table-cell office:value-type="string">
            <text:p>improving</text:p>
          </table:table-cell>
          <table:table-cell office:value-type="string">
            <text:p>lombard!improv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versions</text:p>
          </table:table-cell>
          <table:table-cell office:value-type="string">
            <text:p>exercise</text:p>
          </table:table-cell>
          <table:table-cell office:value-type="string">
            <text:p>versions!exercis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pleasant</text:p>
          </table:table-cell>
          <table:table-cell office:value-type="string">
            <text:p>erlang</text:p>
          </table:table-cell>
          <table:table-cell office:value-type="string">
            <text:p>unpleasant!erla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rictly</text:p>
          </table:table-cell>
          <table:table-cell office:value-type="string">
            <text:p>deciding</text:p>
          </table:table-cell>
          <table:table-cell office:value-type="string">
            <text:p>strictly!decid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olerance</text:p>
          </table:table-cell>
          <table:table-cell office:value-type="string">
            <text:p>driving</text:p>
          </table:table-cell>
          <table:table-cell office:value-type="string">
            <text:p>tolerance!driv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ck</text:p>
          </table:table-cell>
          <table:table-cell office:value-type="string">
            <text:p>imprisonable</text:p>
          </table:table-cell>
          <table:table-cell office:value-type="string">
            <text:p>lock!imprisonabl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scramble</text:p>
          </table:table-cell>
          <table:table-cell office:value-type="string">
            <text:p>escape</text:p>
          </table:table-cell>
          <table:table-cell office:value-type="string">
            <text:p>unscramble!escap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derfunding</text:p>
          </table:table-cell>
          <table:table-cell office:value-type="string">
            <text:p>ends</text:p>
          </table:table-cell>
          <table:table-cell office:value-type="string">
            <text:p>underfunding!en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tection</text:p>
          </table:table-cell>
          <table:table-cell office:value-type="string">
            <text:p>attach</text:p>
          </table:table-cell>
          <table:table-cell office:value-type="string">
            <text:p>protection!attach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tocol</text:p>
          </table:table-cell>
          <table:table-cell office:value-type="string">
            <text:p>attached</text:p>
          </table:table-cell>
          <table:table-cell office:value-type="string">
            <text:p>protocol!attach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ripped</text:p>
          </table:table-cell>
          <table:table-cell office:value-type="string">
            <text:p>decision</text:p>
          </table:table-cell>
          <table:table-cell office:value-type="string">
            <text:p>stripped!decis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owest</text:p>
          </table:table-cell>
          <table:table-cell office:value-type="string">
            <text:p>increasing</text:p>
          </table:table-cell>
          <table:table-cell office:value-type="string">
            <text:p>lowest!increas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gression</text:p>
          </table:table-cell>
          <table:table-cell office:value-type="string">
            <text:p>breach</text:p>
          </table:table-cell>
          <table:table-cell office:value-type="string">
            <text:p>regression!breach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per</text:p>
          </table:table-cell>
          <table:table-cell office:value-type="string">
            <text:p>aspiration</text:p>
          </table:table-cell>
          <table:table-cell office:value-type="string">
            <text:p>proper!aspira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resent</text:p>
          </table:table-cell>
          <table:table-cell office:value-type="string">
            <text:p>carcass</text:p>
          </table:table-cell>
          <table:table-cell office:value-type="string">
            <text:p>represent!carcas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poses</text:p>
          </table:table-cell>
          <table:table-cell office:value-type="string">
            <text:p>assigned</text:p>
          </table:table-cell>
          <table:table-cell office:value-type="string">
            <text:p>proposes!assign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echanism</text:p>
          </table:table-cell>
          <table:table-cell office:value-type="string">
            <text:p>intends</text:p>
          </table:table-cell>
          <table:table-cell office:value-type="string">
            <text:p>mechanism!intend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getting</text:p>
          </table:table-cell>
          <table:table-cell office:value-type="string">
            <text:p>fractions</text:p>
          </table:table-cell>
          <table:table-cell office:value-type="string">
            <text:p>getting!fraction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listed</text:p>
          </table:table-cell>
          <table:table-cell office:value-type="string">
            <text:p>implements</text:p>
          </table:table-cell>
          <table:table-cell office:value-type="string">
            <text:p>listed!implemen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ceed</text:p>
          </table:table-cell>
          <table:table-cell office:value-type="string">
            <text:p>architect</text:p>
          </table:table-cell>
          <table:table-cell office:value-type="string">
            <text:p>proceed!architec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hrashed</text:p>
          </table:table-cell>
          <table:table-cell office:value-type="string">
            <text:p>dominant</text:p>
          </table:table-cell>
          <table:table-cell office:value-type="string">
            <text:p>thrashed!domina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cess</text:p>
          </table:table-cell>
          <table:table-cell office:value-type="string">
            <text:p>archiving</text:p>
          </table:table-cell>
          <table:table-cell office:value-type="string">
            <text:p>process!archiv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vention</text:p>
          </table:table-cell>
          <table:table-cell office:value-type="string">
            <text:p>appear</text:p>
          </table:table-cell>
          <table:table-cell office:value-type="string">
            <text:p>prevention!appea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nior</text:p>
          </table:table-cell>
          <table:table-cell office:value-type="string">
            <text:p>compulsory</text:p>
          </table:table-cell>
          <table:table-cell office:value-type="string">
            <text:p>senior!compulso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necessarily</text:p>
          </table:table-cell>
          <table:table-cell office:value-type="string">
            <text:p>other</text:p>
          </table:table-cell>
          <table:table-cell office:value-type="string">
            <text:p>necessarily!other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judgements</text:p>
          </table:table-cell>
          <table:table-cell office:value-type="string">
            <text:p>having</text:p>
          </table:table-cell>
          <table:table-cell office:value-type="string">
            <text:p>judgements!hav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eking</text:p>
          </table:table-cell>
          <table:table-cell office:value-type="string">
            <text:p>completed</text:p>
          </table:table-cell>
          <table:table-cell office:value-type="string">
            <text:p>seeking!comple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emories</text:p>
          </table:table-cell>
          <table:table-cell office:value-type="string">
            <text:p>interest</text:p>
          </table:table-cell>
          <table:table-cell office:value-type="string">
            <text:p>memories!interes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wimming</text:p>
          </table:table-cell>
          <table:table-cell office:value-type="string">
            <text:p>deserves</text:p>
          </table:table-cell>
          <table:table-cell office:value-type="string">
            <text:p>swimming!deserv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lected</text:p>
          </table:table-cell>
          <table:table-cell office:value-type="string">
            <text:p>complied</text:p>
          </table:table-cell>
          <table:table-cell office:value-type="string">
            <text:p>selected!compli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sourcing</text:p>
          </table:table-cell>
          <table:table-cell office:value-type="string">
            <text:p>centre</text:p>
          </table:table-cell>
          <table:table-cell office:value-type="string">
            <text:p>resourcing!centr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rial</text:p>
          </table:table-cell>
          <table:table-cell office:value-type="string">
            <text:p>conception</text:p>
          </table:table-cell>
          <table:table-cell office:value-type="string">
            <text:p>serial!conception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hings…</text:p>
          </table:table-cell>
          <table:table-cell office:value-type="string">
            <text:p>documents</text:p>
          </table:table-cell>
          <table:table-cell office:value-type="string">
            <text:p>things…!documen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gathered</text:p>
          </table:table-cell>
          <table:table-cell office:value-type="string">
            <text:p>formally</text:p>
          </table:table-cell>
          <table:table-cell office:value-type="string">
            <text:p>gathered!formall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nister</text:p>
          </table:table-cell>
          <table:table-cell office:value-type="string">
            <text:p>involved</text:p>
          </table:table-cell>
          <table:table-cell office:value-type="string">
            <text:p>minister!involv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nimum</text:p>
          </table:table-cell>
          <table:table-cell office:value-type="string">
            <text:p>investing</text:p>
          </table:table-cell>
          <table:table-cell office:value-type="string">
            <text:p>minimum!investing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ystems</text:p>
          </table:table-cell>
          <table:table-cell office:value-type="string">
            <text:p>developed</text:p>
          </table:table-cell>
          <table:table-cell office:value-type="string">
            <text:p>systems!develop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ent</text:p>
          </table:table-cell>
          <table:table-cell office:value-type="string">
            <text:p>computerised</text:p>
          </table:table-cell>
          <table:table-cell office:value-type="string">
            <text:p>sent!computeris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edict</text:p>
          </table:table-cell>
          <table:table-cell office:value-type="string">
            <text:p>analogues</text:p>
          </table:table-cell>
          <table:table-cell office:value-type="string">
            <text:p>predict!analogu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igrate</text:p>
          </table:table-cell>
          <table:table-cell office:value-type="string">
            <text:p>intrinsic</text:p>
          </table:table-cell>
          <table:table-cell office:value-type="string">
            <text:p>migrate!intrinsic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hese</text:p>
          </table:table-cell>
          <table:table-cell office:value-type="string">
            <text:p>documentary</text:p>
          </table:table-cell>
          <table:table-cell office:value-type="string">
            <text:p>these!documenta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vider</text:p>
          </table:table-cell>
          <table:table-cell office:value-type="string">
            <text:p>attempts</text:p>
          </table:table-cell>
          <table:table-cell office:value-type="string">
            <text:p>provider!attempt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witches</text:p>
          </table:table-cell>
          <table:table-cell office:value-type="string">
            <text:p>designed</text:p>
          </table:table-cell>
          <table:table-cell office:value-type="string">
            <text:p>switches!design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port</text:p>
          </table:table-cell>
          <table:table-cell office:value-type="string">
            <text:p>capability</text:p>
          </table:table-cell>
          <table:table-cell office:value-type="string">
            <text:p>report!capabilit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understood</text:p>
          </table:table-cell>
          <table:table-cell office:value-type="string">
            <text:p>ensure</text:p>
          </table:table-cell>
          <table:table-cell office:value-type="string">
            <text:p>understood!ensur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tandards</text:p>
          </table:table-cell>
          <table:table-cell office:value-type="string">
            <text:p>cursory</text:p>
          </table:table-cell>
          <table:table-cell office:value-type="string">
            <text:p>standards!cursory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erms</text:p>
          </table:table-cell>
          <table:table-cell office:value-type="string">
            <text:p>discussions</text:p>
          </table:table-cell>
          <table:table-cell office:value-type="string">
            <text:p>terms!discussion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duction</text:p>
          </table:table-cell>
          <table:table-cell office:value-type="string">
            <text:p>around</text:p>
          </table:table-cell>
          <table:table-cell office:value-type="string">
            <text:p>production!aroun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referencing</text:p>
          </table:table-cell>
          <table:table-cell office:value-type="string">
            <text:p>blunt</text:p>
          </table:table-cell>
          <table:table-cell office:value-type="string">
            <text:p>referencing!blu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omebody</text:p>
          </table:table-cell>
          <table:table-cell office:value-type="string">
            <text:p>corpuses</text:p>
          </table:table-cell>
          <table:table-cell office:value-type="string">
            <text:p>somebody!corpuses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opics</text:p>
          </table:table-cell>
          <table:table-cell office:value-type="string">
            <text:p>duplicated</text:p>
          </table:table-cell>
          <table:table-cell office:value-type="string">
            <text:p>topics!duplica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matrices</text:p>
          </table:table-cell>
          <table:table-cell office:value-type="string">
            <text:p>instance</text:p>
          </table:table-cell>
          <table:table-cell office:value-type="string">
            <text:p>matrices!instance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roduced</text:p>
          </table:table-cell>
          <table:table-cell office:value-type="string">
            <text:p>argument</text:p>
          </table:table-cell>
          <table:table-cell office:value-type="string">
            <text:p>produced!argument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theme</text:p>
          </table:table-cell>
          <table:table-cell office:value-type="string">
            <text:p>distributed</text:p>
          </table:table-cell>
          <table:table-cell office:value-type="string">
            <text:p>theme!distributed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penetrates</text:p>
          </table:table-cell>
          <table:table-cell office:value-type="string">
            <text:p>achieve</text:p>
          </table:table-cell>
          <table:table-cell office:value-type="string">
            <text:p>penetrates!achie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tore</text:p>
          </table:table-cell>
          <table:table-cell office:value-type="string">
            <text:p>challenger</text:p>
          </table:table-cell>
          <table:table-cell office:value-type="string">
            <text:p>restore!challeng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lawful</text:p>
          </table:table-cell>
          <table:table-cell office:value-type="string">
            <text:p>envisaged</text:p>
          </table:table-cell>
          <table:table-cell office:value-type="string">
            <text:p>unlawful!envisag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pose</text:p>
          </table:table-cell>
          <table:table-cell office:value-type="string">
            <text:p>assessment</text:p>
          </table:table-cell>
          <table:table-cell office:value-type="string">
            <text:p>propose!assessmen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nalties</text:p>
          </table:table-cell>
          <table:table-cell office:value-type="string">
            <text:p>accounts</text:p>
          </table:table-cell>
          <table:table-cell office:value-type="string">
            <text:p>penalties!accou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flected</text:p>
          </table:table-cell>
          <table:table-cell office:value-type="string">
            <text:p>borders…</text:p>
          </table:table-cell>
          <table:table-cell office:value-type="string">
            <text:p>reflected!borders…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ibunals</text:p>
          </table:table-cell>
          <table:table-cell office:value-type="string">
            <text:p>elements</text:p>
          </table:table-cell>
          <table:table-cell office:value-type="string">
            <text:p>tribunals!eleme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latively</text:p>
          </table:table-cell>
          <table:table-cell office:value-type="string">
            <text:p>browser</text:p>
          </table:table-cell>
          <table:table-cell office:value-type="string">
            <text:p>relatively!brows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ferential</text:p>
          </table:table-cell>
          <table:table-cell office:value-type="string">
            <text:p>boards</text:p>
          </table:table-cell>
          <table:table-cell office:value-type="string">
            <text:p>referential!board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gordon</text:p>
          </table:table-cell>
          <table:table-cell office:value-type="string">
            <text:p>fundamental</text:p>
          </table:table-cell>
          <table:table-cell office:value-type="string">
            <text:p>gordon!fundamenta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withdrawing</text:p>
          </table:table-cell>
          <table:table-cell office:value-type="string">
            <text:p>filled</text:p>
          </table:table-cell>
          <table:table-cell office:value-type="string">
            <text:p>withdrawing!fill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tative</text:p>
          </table:table-cell>
          <table:table-cell office:value-type="string">
            <text:p>automatic</text:p>
          </table:table-cell>
          <table:table-cell office:value-type="string">
            <text:p>putative!automatic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nippet</text:p>
          </table:table-cell>
          <table:table-cell office:value-type="string">
            <text:p>conviction</text:p>
          </table:table-cell>
          <table:table-cell office:value-type="string">
            <text:p>snippet!convic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generally</text:p>
          </table:table-cell>
          <table:table-cell office:value-type="string">
            <text:p>formulas</text:p>
          </table:table-cell>
          <table:table-cell office:value-type="string">
            <text:p>generally!formula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ayment</text:p>
          </table:table-cell>
          <table:table-cell office:value-type="string">
            <text:p>accordance</text:p>
          </table:table-cell>
          <table:table-cell office:value-type="string">
            <text:p>payment!accordan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inistry</text:p>
          </table:table-cell>
          <table:table-cell office:value-type="string">
            <text:p>involving</text:p>
          </table:table-cell>
          <table:table-cell office:value-type="string">
            <text:p>ministry!involv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peaking</text:p>
          </table:table-cell>
          <table:table-cell office:value-type="string">
            <text:p>countries</text:p>
          </table:table-cell>
          <table:table-cell office:value-type="string">
            <text:p>speaking!countr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ortgage</text:p>
          </table:table-cell>
          <table:table-cell office:value-type="string">
            <text:p>operating</text:p>
          </table:table-cell>
          <table:table-cell office:value-type="string">
            <text:p>mortgage!opera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udential</text:p>
          </table:table-cell>
          <table:table-cell office:value-type="string">
            <text:p>audited</text:p>
          </table:table-cell>
          <table:table-cell office:value-type="string">
            <text:p>prudential!audi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rious</text:p>
          </table:table-cell>
          <table:table-cell office:value-type="string">
            <text:p>conceptual</text:p>
          </table:table-cell>
          <table:table-cell office:value-type="string">
            <text:p>serious!conceptua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visiting</text:p>
          </table:table-cell>
          <table:table-cell office:value-type="string">
            <text:p>choices</text:p>
          </table:table-cell>
          <table:table-cell office:value-type="string">
            <text:p>revisiting!choic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ailing</text:p>
          </table:table-cell>
          <table:table-cell office:value-type="string">
            <text:p>indicative</text:p>
          </table:table-cell>
          <table:table-cell office:value-type="string">
            <text:p>mailing!indicat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evels</text:p>
          </table:table-cell>
          <table:table-cell office:value-type="string">
            <text:p>identically</text:p>
          </table:table-cell>
          <table:table-cell office:value-type="string">
            <text:p>levels!identical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ices</text:p>
          </table:table-cell>
          <table:table-cell office:value-type="string">
            <text:p>application</text:p>
          </table:table-cell>
          <table:table-cell office:value-type="string">
            <text:p>prices!applic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udent</text:p>
          </table:table-cell>
          <table:table-cell office:value-type="string">
            <text:p>decoupling</text:p>
          </table:table-cell>
          <table:table-cell office:value-type="string">
            <text:p>student!decoupl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ssure</text:p>
          </table:table-cell>
          <table:table-cell office:value-type="string">
            <text:p>apologies</text:p>
          </table:table-cell>
          <table:table-cell office:value-type="string">
            <text:p>pressure!apolog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ductive</text:p>
          </table:table-cell>
          <table:table-cell office:value-type="string">
            <text:p>arrange</text:p>
          </table:table-cell>
          <table:table-cell office:value-type="string">
            <text:p>productive!arrang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ariety</text:p>
          </table:table-cell>
          <table:table-cell office:value-type="string">
            <text:p>exceptions</text:p>
          </table:table-cell>
          <table:table-cell office:value-type="string">
            <text:p>variety!except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pecifically</text:p>
          </table:table-cell>
          <table:table-cell office:value-type="string">
            <text:p>court</text:p>
          </table:table-cell>
          <table:table-cell office:value-type="string">
            <text:p>specifically!cour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btlety</text:p>
          </table:table-cell>
          <table:table-cell office:value-type="string">
            <text:p>delegated</text:p>
          </table:table-cell>
          <table:table-cell office:value-type="string">
            <text:p>subtlety!delega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grammes</text:p>
          </table:table-cell>
          <table:table-cell office:value-type="string">
            <text:p>arrests</text:p>
          </table:table-cell>
          <table:table-cell office:value-type="string">
            <text:p>programmes!arres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verity</text:p>
          </table:table-cell>
          <table:table-cell office:value-type="string">
            <text:p>conducted</text:p>
          </table:table-cell>
          <table:table-cell office:value-type="string">
            <text:p>severity!conduc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elted</text:p>
          </table:table-cell>
          <table:table-cell office:value-type="string">
            <text:p>interaction</text:p>
          </table:table-cell>
          <table:table-cell office:value-type="string">
            <text:p>melted!interac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layers</text:p>
          </table:table-cell>
          <table:table-cell office:value-type="string">
            <text:p>aggregated</text:p>
          </table:table-cell>
          <table:table-cell office:value-type="string">
            <text:p>players!aggrega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duces</text:p>
          </table:table-cell>
          <table:table-cell office:value-type="string">
            <text:p>arguments</text:p>
          </table:table-cell>
          <table:table-cell office:value-type="string">
            <text:p>produces!argume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eant</text:p>
          </table:table-cell>
          <table:table-cell office:value-type="string">
            <text:p>intelligence</text:p>
          </table:table-cell>
          <table:table-cell office:value-type="string">
            <text:p>meant!intelligen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curement</text:p>
          </table:table-cell>
          <table:table-cell office:value-type="string">
            <text:p>argues</text:p>
          </table:table-cell>
          <table:table-cell office:value-type="string">
            <text:p>procurement!argu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pecialised</text:p>
          </table:table-cell>
          <table:table-cell office:value-type="string">
            <text:p>couple</text:p>
          </table:table-cell>
          <table:table-cell office:value-type="string">
            <text:p>specialised!coup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ositions</text:p>
          </table:table-cell>
          <table:table-cell office:value-type="string">
            <text:p>allotted</text:p>
          </table:table-cell>
          <table:table-cell office:value-type="string">
            <text:p>positions!allot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obsolete</text:p>
          </table:table-cell>
          <table:table-cell office:value-type="string">
            <text:p>offenders</text:p>
          </table:table-cell>
          <table:table-cell office:value-type="string">
            <text:p>obsolete!offend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conded</text:p>
          </table:table-cell>
          <table:table-cell office:value-type="string">
            <text:p>community</text:p>
          </table:table-cell>
          <table:table-cell office:value-type="string">
            <text:p>seconded!communit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owers</text:p>
          </table:table-cell>
          <table:table-cell office:value-type="string">
            <text:p>altercation</text:p>
          </table:table-cell>
          <table:table-cell office:value-type="string">
            <text:p>powers!alterc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napshot</text:p>
          </table:table-cell>
          <table:table-cell office:value-type="string">
            <text:p>converted</text:p>
          </table:table-cell>
          <table:table-cell office:value-type="string">
            <text:p>snapshot!conver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olitics</text:p>
          </table:table-cell>
          <table:table-cell office:value-type="string">
            <text:p>algorithm</text:p>
          </table:table-cell>
          <table:table-cell office:value-type="string">
            <text:p>politics!algorithm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oints…</text:p>
          </table:table-cell>
          <table:table-cell office:value-type="string">
            <text:p>agreements</text:p>
          </table:table-cell>
          <table:table-cell office:value-type="string">
            <text:p>points…!agreeme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igorous</text:p>
          </table:table-cell>
          <table:table-cell office:value-type="string">
            <text:p>expensive</text:p>
          </table:table-cell>
          <table:table-cell office:value-type="string">
            <text:p>vigorous!expens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umbers</text:p>
          </table:table-cell>
          <table:table-cell office:value-type="string">
            <text:p>paperwhite</text:p>
          </table:table-cell>
          <table:table-cell office:value-type="string">
            <text:p>numbers!paperwhi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quantify</text:p>
          </table:table-cell>
          <table:table-cell office:value-type="string">
            <text:p>available</text:p>
          </table:table-cell>
          <table:table-cell office:value-type="string">
            <text:p>quantify!availa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rview</text:p>
          </table:table-cell>
          <table:table-cell office:value-type="string">
            <text:p>autoformat</text:p>
          </table:table-cell>
          <table:table-cell office:value-type="string">
            <text:p>purview!autoforma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ogin</text:p>
          </table:table-cell>
          <table:table-cell office:value-type="string">
            <text:p>improvements</text:p>
          </table:table-cell>
          <table:table-cell office:value-type="string">
            <text:p>login!improveme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yramid</text:p>
          </table:table-cell>
          <table:table-cell office:value-type="string">
            <text:p>autoshapes</text:p>
          </table:table-cell>
          <table:table-cell office:value-type="string">
            <text:p>pyramid!autoshap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eptionist</text:p>
          </table:table-cell>
          <table:table-cell office:value-type="string">
            <text:p>being</text:p>
          </table:table-cell>
          <table:table-cell office:value-type="string">
            <text:p>receptionist!be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ormal</text:p>
          </table:table-cell>
          <table:table-cell office:value-type="string">
            <text:p>overwriting</text:p>
          </table:table-cell>
          <table:table-cell office:value-type="string">
            <text:p>normal!overwri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onblank</text:p>
          </table:table-cell>
          <table:table-cell office:value-type="string">
            <text:p>overseers</text:p>
          </table:table-cell>
          <table:table-cell office:value-type="string">
            <text:p>nonblank!overse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cedent</text:p>
          </table:table-cell>
          <table:table-cell office:value-type="string">
            <text:p>amenable</text:p>
          </table:table-cell>
          <table:table-cell office:value-type="string">
            <text:p>precedent!amena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ightclubs</text:p>
          </table:table-cell>
          <table:table-cell office:value-type="string">
            <text:p>overlap</text:p>
          </table:table-cell>
          <table:table-cell office:value-type="string">
            <text:p>nightclubs!overlap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judical</text:p>
          </table:table-cell>
          <table:table-cell office:value-type="string">
            <text:p>andrews</text:p>
          </table:table-cell>
          <table:table-cell office:value-type="string">
            <text:p>prejudical!andrew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pecialist</text:p>
          </table:table-cell>
          <table:table-cell office:value-type="string">
            <text:p>coupled</text:p>
          </table:table-cell>
          <table:table-cell office:value-type="string">
            <text:p>specialist!coupl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egotiate</text:p>
          </table:table-cell>
          <table:table-cell office:value-type="string">
            <text:p>outlines</text:p>
          </table:table-cell>
          <table:table-cell office:value-type="string">
            <text:p>negotiate!outlin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asonably</text:p>
          </table:table-cell>
          <table:table-cell office:value-type="string">
            <text:p>bedrock</text:p>
          </table:table-cell>
          <table:table-cell office:value-type="string">
            <text:p>reasonably!bedrock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abour</text:p>
          </table:table-cell>
          <table:table-cell office:value-type="string">
            <text:p>highlighted</text:p>
          </table:table-cell>
          <table:table-cell office:value-type="string">
            <text:p>labour!highligh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parators</text:p>
          </table:table-cell>
          <table:table-cell office:value-type="string">
            <text:p>concept</text:p>
          </table:table-cell>
          <table:table-cell office:value-type="string">
            <text:p>separators!concep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generalise</text:p>
          </table:table-cell>
          <table:table-cell office:value-type="string">
            <text:p>formula</text:p>
          </table:table-cell>
          <table:table-cell office:value-type="string">
            <text:p>generalise!formula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known</text:p>
          </table:table-cell>
          <table:table-cell office:value-type="string">
            <text:p>hierarchical</text:p>
          </table:table-cell>
          <table:table-cell office:value-type="string">
            <text:p>known!hierarchica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anding</text:p>
          </table:table-cell>
          <table:table-cell office:value-type="string">
            <text:p>curtilage</text:p>
          </table:table-cell>
          <table:table-cell office:value-type="string">
            <text:p>standing!curtilag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atches</text:p>
          </table:table-cell>
          <table:table-cell office:value-type="string">
            <text:p>inspecting</text:p>
          </table:table-cell>
          <table:table-cell office:value-type="string">
            <text:p>matches!inspec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tting</text:p>
          </table:table-cell>
          <table:table-cell office:value-type="string">
            <text:p>automation</text:p>
          </table:table-cell>
          <table:table-cell office:value-type="string">
            <text:p>putting!autom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ames</text:p>
          </table:table-cell>
          <table:table-cell office:value-type="string">
            <text:p>organisation</text:p>
          </table:table-cell>
          <table:table-cell office:value-type="string">
            <text:p>names!organis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questionnaire</text:p>
          </table:table-cell>
          <table:table-cell office:value-type="string">
            <text:p>axes</text:p>
          </table:table-cell>
          <table:table-cell office:value-type="string">
            <text:p>questionnaire!ax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egislative</text:p>
          </table:table-cell>
          <table:table-cell office:value-type="string">
            <text:p>humble</text:p>
          </table:table-cell>
          <table:table-cell office:value-type="string">
            <text:p>legislative!hum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quires</text:p>
          </table:table-cell>
          <table:table-cell office:value-type="string">
            <text:p>catalogue</text:p>
          </table:table-cell>
          <table:table-cell office:value-type="string">
            <text:p>requires!catalogu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attern</text:p>
          </table:table-cell>
          <table:table-cell office:value-type="string">
            <text:p>accessible</text:p>
          </table:table-cell>
          <table:table-cell office:value-type="string">
            <text:p>pattern!accessi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ipient</text:p>
          </table:table-cell>
          <table:table-cell office:value-type="string">
            <text:p>believed</text:p>
          </table:table-cell>
          <table:table-cell office:value-type="string">
            <text:p>recipient!believ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iolence</text:p>
          </table:table-cell>
          <table:table-cell office:value-type="string">
            <text:p>explained</text:p>
          </table:table-cell>
          <table:table-cell office:value-type="string">
            <text:p>violence!explain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atement</text:p>
          </table:table-cell>
          <table:table-cell office:value-type="string">
            <text:p>cut-down</text:p>
          </table:table-cell>
          <table:table-cell office:value-type="string">
            <text:p>statement!cut-dow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anguages</text:p>
          </table:table-cell>
          <table:table-cell office:value-type="string">
            <text:p>history…</text:p>
          </table:table-cell>
          <table:table-cell office:value-type="string">
            <text:p>languages!history…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idivism</text:p>
          </table:table-cell>
          <table:table-cell office:value-type="string">
            <text:p>believe</text:p>
          </table:table-cell>
          <table:table-cell office:value-type="string">
            <text:p>recidivism!belie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eived</text:p>
          </table:table-cell>
          <table:table-cell office:value-type="string">
            <text:p>behaviour</text:p>
          </table:table-cell>
          <table:table-cell office:value-type="string">
            <text:p>received!behaviou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ructure</text:p>
          </table:table-cell>
          <table:table-cell office:value-type="string">
            <text:p>decouple</text:p>
          </table:table-cell>
          <table:table-cell office:value-type="string">
            <text:p>structure!decoup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justify</text:p>
          </table:table-cell>
          <table:table-cell office:value-type="string">
            <text:p>healthcare</text:p>
          </table:table-cell>
          <table:table-cell office:value-type="string">
            <text:p>justify!healthcar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ognised</text:p>
          </table:table-cell>
          <table:table-cell office:value-type="string">
            <text:p>belongs</text:p>
          </table:table-cell>
          <table:table-cell office:value-type="string">
            <text:p>recognised!belong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ook</text:p>
          </table:table-cell>
          <table:table-cell office:value-type="string">
            <text:p>inappropriate</text:p>
          </table:table-cell>
          <table:table-cell office:value-type="string">
            <text:p>look!inappropria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posal…</text:p>
          </table:table-cell>
          <table:table-cell office:value-type="string">
            <text:p>assessed</text:p>
          </table:table-cell>
          <table:table-cell office:value-type="string">
            <text:p>proposal…!assess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achine</text:p>
          </table:table-cell>
          <table:table-cell office:value-type="string">
            <text:p>indefinite</text:p>
          </table:table-cell>
          <table:table-cell office:value-type="string">
            <text:p>machine!indefini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laybook</text:p>
          </table:table-cell>
          <table:table-cell office:value-type="string">
            <text:p>aggregate</text:p>
          </table:table-cell>
          <table:table-cell office:value-type="string">
            <text:p>playbook!aggrega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ocated</text:p>
          </table:table-cell>
          <table:table-cell office:value-type="string">
            <text:p>imposition</text:p>
          </table:table-cell>
          <table:table-cell office:value-type="string">
            <text:p>located!imposi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secution</text:p>
          </table:table-cell>
          <table:table-cell office:value-type="string">
            <text:p>astute</text:p>
          </table:table-cell>
          <table:table-cell office:value-type="string">
            <text:p>prosecution!astu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ings</text:p>
          </table:table-cell>
          <table:table-cell office:value-type="string">
            <text:p>documenting</text:p>
          </table:table-cell>
          <table:table-cell office:value-type="string">
            <text:p>things!documen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andatable</text:p>
          </table:table-cell>
          <table:table-cell office:value-type="string">
            <text:p>initial</text:p>
          </table:table-cell>
          <table:table-cell office:value-type="string">
            <text:p>mandatable!initia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ove</text:p>
          </table:table-cell>
          <table:table-cell office:value-type="string">
            <text:p>inconceivable</text:p>
          </table:table-cell>
          <table:table-cell office:value-type="string">
            <text:p>love!inconceiva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perty</text:p>
          </table:table-cell>
          <table:table-cell office:value-type="string">
            <text:p>assaulted</text:p>
          </table:table-cell>
          <table:table-cell office:value-type="string">
            <text:p>property!assaul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idence</text:p>
          </table:table-cell>
          <table:table-cell office:value-type="string">
            <text:p>category</text:p>
          </table:table-cell>
          <table:table-cell office:value-type="string">
            <text:p>residence!categor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obability</text:p>
          </table:table-cell>
          <table:table-cell office:value-type="string">
            <text:p>approx</text:p>
          </table:table-cell>
          <table:table-cell office:value-type="string">
            <text:p>probability!approx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apitulate</text:p>
          </table:table-cell>
          <table:table-cell office:value-type="string">
            <text:p>began</text:p>
          </table:table-cell>
          <table:table-cell office:value-type="string">
            <text:p>recapitulate!bega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ll</text:p>
          </table:table-cell>
          <table:table-cell office:value-type="string">
            <text:p>authenticated</text:p>
          </table:table-cell>
          <table:table-cell office:value-type="string">
            <text:p>pull!authentica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ts</text:p>
          </table:table-cell>
          <table:table-cell office:value-type="string">
            <text:p>automatically</text:p>
          </table:table-cell>
          <table:table-cell office:value-type="string">
            <text:p>puts!automatical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iberty</text:p>
          </table:table-cell>
          <table:table-cell office:value-type="string">
            <text:p>identified</text:p>
          </table:table-cell>
          <table:table-cell office:value-type="string">
            <text:p>liberty!identifi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icenses</text:p>
          </table:table-cell>
          <table:table-cell office:value-type="string">
            <text:p>ignorance</text:p>
          </table:table-cell>
          <table:table-cell office:value-type="string">
            <text:p>licenses!ignoran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inked</text:p>
          </table:table-cell>
          <table:table-cell office:value-type="string">
            <text:p>imperatives</text:p>
          </table:table-cell>
          <table:table-cell office:value-type="string">
            <text:p>linked!imperativ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ale</text:p>
          </table:table-cell>
          <table:table-cell office:value-type="string">
            <text:p>collectively</text:p>
          </table:table-cell>
          <table:table-cell office:value-type="string">
            <text:p>scale!collective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rsuant</text:p>
          </table:table-cell>
          <table:table-cell office:value-type="string">
            <text:p>autofiler</text:p>
          </table:table-cell>
          <table:table-cell office:value-type="string">
            <text:p>pursuant!autofil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rchase</text:p>
          </table:table-cell>
          <table:table-cell office:value-type="string">
            <text:p>authority</text:p>
          </table:table-cell>
          <table:table-cell office:value-type="string">
            <text:p>purchase!authorit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upils</text:p>
          </table:table-cell>
          <table:table-cell office:value-type="string">
            <text:p>authorities</text:p>
          </table:table-cell>
          <table:table-cell office:value-type="string">
            <text:p>pupils!authorit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locked</text:p>
          </table:table-cell>
          <table:table-cell office:value-type="string">
            <text:p>equipping</text:p>
          </table:table-cell>
          <table:table-cell office:value-type="string">
            <text:p>unlocked!equipp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privileged</text:p>
          </table:table-cell>
          <table:table-cell office:value-type="string">
            <text:p>error</text:p>
          </table:table-cell>
          <table:table-cell office:value-type="string">
            <text:p>unprivileged!erro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til</text:p>
          </table:table-cell>
          <table:table-cell office:value-type="string">
            <text:p>establishing</text:p>
          </table:table-cell>
          <table:table-cell office:value-type="string">
            <text:p>until!establish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roll</text:p>
          </table:table-cell>
          <table:table-cell office:value-type="string">
            <text:p>commissions</text:p>
          </table:table-cell>
          <table:table-cell office:value-type="string">
            <text:p>scroll!commiss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derstand</text:p>
          </table:table-cell>
          <table:table-cell office:value-type="string">
            <text:p>enquire</text:p>
          </table:table-cell>
          <table:table-cell office:value-type="string">
            <text:p>understand!enquir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forgiving</text:p>
          </table:table-cell>
          <table:table-cell office:value-type="string">
            <text:p>enters</text:p>
          </table:table-cell>
          <table:table-cell office:value-type="string">
            <text:p>unforgiving!ent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pdates</text:p>
          </table:table-cell>
          <table:table-cell office:value-type="string">
            <text:p>estimation</text:p>
          </table:table-cell>
          <table:table-cell office:value-type="string">
            <text:p>updates!estim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oosting</text:p>
          </table:table-cell>
          <table:table-cell office:value-type="string">
            <text:p>classroom</text:p>
          </table:table-cell>
          <table:table-cell office:value-type="string">
            <text:p>roosting!classroom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rategic</text:p>
          </table:table-cell>
          <table:table-cell office:value-type="string">
            <text:p>debugger</text:p>
          </table:table-cell>
          <table:table-cell office:value-type="string">
            <text:p>strategic!debugg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to</text:p>
          </table:table-cell>
          <table:table-cell office:value-type="string">
            <text:p>establishment</text:p>
          </table:table-cell>
          <table:table-cell office:value-type="string">
            <text:p>unto!establishmen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formance</text:p>
          </table:table-cell>
          <table:table-cell office:value-type="string">
            <text:p>active</text:p>
          </table:table-cell>
          <table:table-cell office:value-type="string">
            <text:p>performance!act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emendous</text:p>
          </table:table-cell>
          <table:table-cell office:value-type="string">
            <text:p>elector</text:p>
          </table:table-cell>
          <table:table-cell office:value-type="string">
            <text:p>tremendous!electo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weakness</text:p>
          </table:table-cell>
          <table:table-cell office:value-type="string">
            <text:p>extensive</text:p>
          </table:table-cell>
          <table:table-cell office:value-type="string">
            <text:p>weakness!extens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igged</text:p>
          </table:table-cell>
          <table:table-cell office:value-type="string">
            <text:p>eliminated</text:p>
          </table:table-cell>
          <table:table-cell office:value-type="string">
            <text:p>trigged!elimina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ansformed</text:p>
          </table:table-cell>
          <table:table-cell office:value-type="string">
            <text:p>editor</text:p>
          </table:table-cell>
          <table:table-cell office:value-type="string">
            <text:p>transformed!edito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ansforming</text:p>
          </table:table-cell>
          <table:table-cell office:value-type="string">
            <text:p>edits</text:p>
          </table:table-cell>
          <table:table-cell office:value-type="string">
            <text:p>transforming!edi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rutiny</text:p>
          </table:table-cell>
          <table:table-cell office:value-type="string">
            <text:p>committee</text:p>
          </table:table-cell>
          <table:table-cell office:value-type="string">
            <text:p>scrutiny!committe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enarios</text:p>
          </table:table-cell>
          <table:table-cell office:value-type="string">
            <text:p>colonies</text:p>
          </table:table-cell>
          <table:table-cell office:value-type="string">
            <text:p>scenarios!colon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ceded</text:p>
          </table:table-cell>
          <table:table-cell office:value-type="string">
            <text:p>ambiguity</text:p>
          </table:table-cell>
          <table:table-cell office:value-type="string">
            <text:p>preceded!ambiguit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congested</text:p>
          </table:table-cell>
          <table:table-cell office:value-type="string">
            <text:p>ending</text:p>
          </table:table-cell>
          <table:table-cell office:value-type="string">
            <text:p>uncongested!end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merge</text:p>
          </table:table-cell>
          <table:table-cell office:value-type="string">
            <text:p>equivalent</text:p>
          </table:table-cell>
          <table:table-cell office:value-type="string">
            <text:p>unmerge!equivalen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hematically</text:p>
          </table:table-cell>
          <table:table-cell office:value-type="string">
            <text:p>comb</text:p>
          </table:table-cell>
          <table:table-cell office:value-type="string">
            <text:p>schematically!comb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cheduling</text:p>
          </table:table-cell>
          <table:table-cell office:value-type="string">
            <text:p>columns</text:p>
          </table:table-cell>
          <table:table-cell office:value-type="string">
            <text:p>scheduling!colum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iolations</text:p>
          </table:table-cell>
          <table:table-cell office:value-type="string">
            <text:p>explain</text:p>
          </table:table-cell>
          <table:table-cell office:value-type="string">
            <text:p>violations!explai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ply</text:p>
          </table:table-cell>
          <table:table-cell office:value-type="string">
            <text:p>capabilities</text:p>
          </table:table-cell>
          <table:table-cell office:value-type="string">
            <text:p>reply!capabilit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trieval</text:p>
          </table:table-cell>
          <table:table-cell office:value-type="string">
            <text:p>chairing</text:p>
          </table:table-cell>
          <table:table-cell office:value-type="string">
            <text:p>retrieval!chair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viewers</text:p>
          </table:table-cell>
          <table:table-cell office:value-type="string">
            <text:p>children</text:p>
          </table:table-cell>
          <table:table-cell office:value-type="string">
            <text:p>reviewers!childre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ey</text:p>
          </table:table-cell>
          <table:table-cell office:value-type="string">
            <text:p>documentation</text:p>
          </table:table-cell>
          <table:table-cell office:value-type="string">
            <text:p>they!documentat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illage</text:p>
          </table:table-cell>
          <table:table-cell office:value-type="string">
            <text:p>experience</text:p>
          </table:table-cell>
          <table:table-cell office:value-type="string">
            <text:p>village!experien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obstructing</text:p>
          </table:table-cell>
          <table:table-cell office:value-type="string">
            <text:p>office</text:p>
          </table:table-cell>
          <table:table-cell office:value-type="string">
            <text:p>obstructing!offi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prings</text:p>
          </table:table-cell>
          <table:table-cell office:value-type="string">
            <text:p>critically</text:p>
          </table:table-cell>
          <table:table-cell office:value-type="string">
            <text:p>springs!critical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tricted</text:p>
          </table:table-cell>
          <table:table-cell office:value-type="string">
            <text:p>changed</text:p>
          </table:table-cell>
          <table:table-cell office:value-type="string">
            <text:p>restricted!chang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ehicles</text:p>
          </table:table-cell>
          <table:table-cell office:value-type="string">
            <text:p>excluding</text:p>
          </table:table-cell>
          <table:table-cell office:value-type="string">
            <text:p>vehicles!exclud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tailers</text:p>
          </table:table-cell>
          <table:table-cell office:value-type="string">
            <text:p>chapters</text:p>
          </table:table-cell>
          <table:table-cell office:value-type="string">
            <text:p>retailers!chapt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ight</text:p>
          </table:table-cell>
          <table:table-cell office:value-type="string">
            <text:p>dramatically</text:p>
          </table:table-cell>
          <table:table-cell office:value-type="string">
            <text:p>tight!dramatical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hotocopied</text:p>
          </table:table-cell>
          <table:table-cell office:value-type="string">
            <text:p>adopts</text:p>
          </table:table-cell>
          <table:table-cell office:value-type="string">
            <text:p>photocopied!adop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dictive</text:p>
          </table:table-cell>
          <table:table-cell office:value-type="string">
            <text:p>analyse</text:p>
          </table:table-cell>
          <table:table-cell office:value-type="string">
            <text:p>predictive!analys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ppercase</text:p>
          </table:table-cell>
          <table:table-cell office:value-type="string">
            <text:p>european</text:p>
          </table:table-cell>
          <table:table-cell office:value-type="string">
            <text:p>uppercase!europea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andardize</text:p>
          </table:table-cell>
          <table:table-cell office:value-type="string">
            <text:p>cursor</text:p>
          </table:table-cell>
          <table:table-cell office:value-type="string">
            <text:p>standardize!curso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oad</text:p>
          </table:table-cell>
          <table:table-cell office:value-type="string">
            <text:p>circumstances</text:p>
          </table:table-cell>
          <table:table-cell office:value-type="string">
            <text:p>road!circumstanc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ivately</text:p>
          </table:table-cell>
          <table:table-cell office:value-type="string">
            <text:p>approved</text:p>
          </table:table-cell>
          <table:table-cell office:value-type="string">
            <text:p>privately!approv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centages</text:p>
          </table:table-cell>
          <table:table-cell office:value-type="string">
            <text:p>acting</text:p>
          </table:table-cell>
          <table:table-cell office:value-type="string">
            <text:p>percentages!ac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lipped</text:p>
          </table:table-cell>
          <table:table-cell office:value-type="string">
            <text:p>controlled</text:p>
          </table:table-cell>
          <table:table-cell office:value-type="string">
            <text:p>slipped!controll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erified</text:p>
          </table:table-cell>
          <table:table-cell office:value-type="string">
            <text:p>executive</text:p>
          </table:table-cell>
          <table:table-cell office:value-type="string">
            <text:p>verified!execut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ersion</text:p>
          </table:table-cell>
          <table:table-cell office:value-type="string">
            <text:p>executives</text:p>
          </table:table-cell>
          <table:table-cell office:value-type="string">
            <text:p>version!executiv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vertical</text:p>
          </table:table-cell>
          <table:table-cell office:value-type="string">
            <text:p>exercises</text:p>
          </table:table-cell>
          <table:table-cell office:value-type="string">
            <text:p>vertical!exercis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egislator</text:p>
          </table:table-cell>
          <table:table-cell office:value-type="string">
            <text:p>huntley</text:p>
          </table:table-cell>
          <table:table-cell office:value-type="string">
            <text:p>legislator!huntle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angible</text:p>
          </table:table-cell>
          <table:table-cell office:value-type="string">
            <text:p>difficult</text:p>
          </table:table-cell>
          <table:table-cell office:value-type="string">
            <text:p>tangible!difficul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hading</text:p>
          </table:table-cell>
          <table:table-cell office:value-type="string">
            <text:p>confidence</text:p>
          </table:table-cell>
          <table:table-cell office:value-type="string">
            <text:p>shading!confidenc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sonal</text:p>
          </table:table-cell>
          <table:table-cell office:value-type="string">
            <text:p>addressed</text:p>
          </table:table-cell>
          <table:table-cell office:value-type="string">
            <text:p>personal!address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written</text:p>
          </table:table-cell>
          <table:table-cell office:value-type="string">
            <text:p>choosing</text:p>
          </table:table-cell>
          <table:table-cell office:value-type="string">
            <text:p>rewritten!choos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tained</text:p>
          </table:table-cell>
          <table:table-cell office:value-type="string">
            <text:p>character</text:p>
          </table:table-cell>
          <table:table-cell office:value-type="string">
            <text:p>retained!charact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opmost</text:p>
          </table:table-cell>
          <table:table-cell office:value-type="string">
            <text:p>duplicates</text:p>
          </table:table-cell>
          <table:table-cell office:value-type="string">
            <text:p>topmost!duplicat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son</text:p>
          </table:table-cell>
          <table:table-cell office:value-type="string">
            <text:p>addressable</text:p>
          </table:table-cell>
          <table:table-cell office:value-type="string">
            <text:p>person!addressab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ckoning</text:p>
          </table:table-cell>
          <table:table-cell office:value-type="string">
            <text:p>believes</text:p>
          </table:table-cell>
          <table:table-cell office:value-type="string">
            <text:p>reckoning!believ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object…</text:p>
          </table:table-cell>
          <table:table-cell office:value-type="string">
            <text:p>paraphrase</text:p>
          </table:table-cell>
          <table:table-cell office:value-type="string">
            <text:p>object…!paraphras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ic</text:p>
          </table:table-cell>
          <table:table-cell office:value-type="string">
            <text:p>considerations</text:p>
          </table:table-cell>
          <table:table-cell office:value-type="string">
            <text:p>sic!considerat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elling</text:p>
          </table:table-cell>
          <table:table-cell office:value-type="string">
            <text:p>discipline</text:p>
          </table:table-cell>
          <table:table-cell office:value-type="string">
            <text:p>telling!disciplin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vents</text:p>
          </table:table-cell>
          <table:table-cell office:value-type="string">
            <text:p>appearing</text:p>
          </table:table-cell>
          <table:table-cell office:value-type="string">
            <text:p>prevents!appear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eisure</text:p>
          </table:table-cell>
          <table:table-cell office:value-type="string">
            <text:p>hypercubes</text:p>
          </table:table-cell>
          <table:table-cell office:value-type="string">
            <text:p>leisure!hypercub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hown</text:p>
          </table:table-cell>
          <table:table-cell office:value-type="string">
            <text:p>conservative</text:p>
          </table:table-cell>
          <table:table-cell office:value-type="string">
            <text:p>shown!conservat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bsequent</text:p>
          </table:table-cell>
          <table:table-cell office:value-type="string">
            <text:p>defined</text:p>
          </table:table-cell>
          <table:table-cell office:value-type="string">
            <text:p>subsequent!defin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cceeded</text:p>
          </table:table-cell>
          <table:table-cell office:value-type="string">
            <text:p>delicate</text:p>
          </table:table-cell>
          <table:table-cell office:value-type="string">
            <text:p>succeeded!delica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egislators</text:p>
          </table:table-cell>
          <table:table-cell office:value-type="string">
            <text:p>hustle</text:p>
          </table:table-cell>
          <table:table-cell office:value-type="string">
            <text:p>legislators!hustl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wept</text:p>
          </table:table-cell>
          <table:table-cell office:value-type="string">
            <text:p>descriptions</text:p>
          </table:table-cell>
          <table:table-cell office:value-type="string">
            <text:p>swept!descript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hocking</text:p>
          </table:table-cell>
          <table:table-cell office:value-type="string">
            <text:p>connected</text:p>
          </table:table-cell>
          <table:table-cell office:value-type="string">
            <text:p>shocking!connect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imply</text:p>
          </table:table-cell>
          <table:table-cell office:value-type="string">
            <text:p>consultancy</text:p>
          </table:table-cell>
          <table:table-cell office:value-type="string">
            <text:p>simply!consultanc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pport</text:p>
          </table:table-cell>
          <table:table-cell office:value-type="string">
            <text:p>dependants</text:p>
          </table:table-cell>
          <table:table-cell office:value-type="string">
            <text:p>support!dependa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pposed</text:p>
          </table:table-cell>
          <table:table-cell office:value-type="string">
            <text:p>deploying</text:p>
          </table:table-cell>
          <table:table-cell office:value-type="string">
            <text:p>supposed!deploy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ek</text:p>
          </table:table-cell>
          <table:table-cell office:value-type="string">
            <text:p>complementary</text:p>
          </table:table-cell>
          <table:table-cell office:value-type="string">
            <text:p>seek!complementar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inisters</text:p>
          </table:table-cell>
          <table:table-cell office:value-type="string">
            <text:p>involves</text:p>
          </table:table-cell>
          <table:table-cell office:value-type="string">
            <text:p>ministers!involv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ravelling</text:p>
          </table:table-cell>
          <table:table-cell office:value-type="string">
            <text:p>errors</text:p>
          </table:table-cell>
          <table:table-cell office:value-type="string">
            <text:p>unravelling!erro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em</text:p>
          </table:table-cell>
          <table:table-cell office:value-type="string">
            <text:p>distinguishes</text:p>
          </table:table-cell>
          <table:table-cell office:value-type="string">
            <text:p>them!distinguish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ems</text:p>
          </table:table-cell>
          <table:table-cell office:value-type="string">
            <text:p>completeness</text:p>
          </table:table-cell>
          <table:table-cell office:value-type="string">
            <text:p>seems!completenes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mission…</text:p>
          </table:table-cell>
          <table:table-cell office:value-type="string">
            <text:p>adding</text:p>
          </table:table-cell>
          <table:table-cell office:value-type="string">
            <text:p>permission…!add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angential</text:p>
          </table:table-cell>
          <table:table-cell office:value-type="string">
            <text:p>differs</text:p>
          </table:table-cell>
          <table:table-cell office:value-type="string">
            <text:p>tangential!diff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inded</text:p>
          </table:table-cell>
          <table:table-cell office:value-type="string">
            <text:p>investigate</text:p>
          </table:table-cell>
          <table:table-cell office:value-type="string">
            <text:p>minded!investigat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aditionally</text:p>
          </table:table-cell>
          <table:table-cell office:value-type="string">
            <text:p>easy</text:p>
          </table:table-cell>
          <table:table-cell office:value-type="string">
            <text:p>traditionally!eas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curity…</text:p>
          </table:table-cell>
          <table:table-cell office:value-type="string">
            <text:p>compiled</text:p>
          </table:table-cell>
          <table:table-cell office:value-type="string">
            <text:p>security…!compil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ctors</text:p>
          </table:table-cell>
          <table:table-cell office:value-type="string">
            <text:p>compelling</text:p>
          </table:table-cell>
          <table:table-cell office:value-type="string">
            <text:p>sectors!compell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otification</text:p>
          </table:table-cell>
          <table:table-cell office:value-type="string">
            <text:p>pages</text:p>
          </table:table-cell>
          <table:table-cell office:value-type="string">
            <text:p>notification!pag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erefore</text:p>
          </table:table-cell>
          <table:table-cell office:value-type="string">
            <text:p>division</text:p>
          </table:table-cell>
          <table:table-cell office:value-type="string">
            <text:p>therefore!division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parate</text:p>
          </table:table-cell>
          <table:table-cell office:value-type="string">
            <text:p>computers</text:p>
          </table:table-cell>
          <table:table-cell office:value-type="string">
            <text:p>separate!computer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atcher</text:p>
          </table:table-cell>
          <table:table-cell office:value-type="string">
            <text:p>distantly</text:p>
          </table:table-cell>
          <table:table-cell office:value-type="string">
            <text:p>thatcher!distant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ermits</text:p>
          </table:table-cell>
          <table:table-cell office:value-type="string">
            <text:p>additional</text:p>
          </table:table-cell>
          <table:table-cell office:value-type="string">
            <text:p>permits!additiona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ries</text:p>
          </table:table-cell>
          <table:table-cell office:value-type="string">
            <text:p>conceptions</text:p>
          </table:table-cell>
          <table:table-cell office:value-type="string">
            <text:p>series!concept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lects</text:p>
          </table:table-cell>
          <table:table-cell office:value-type="string">
            <text:p>components</text:p>
          </table:table-cell>
          <table:table-cell office:value-type="string">
            <text:p>selects!componen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nightclub</text:p>
          </table:table-cell>
          <table:table-cell office:value-type="string">
            <text:p>overkill</text:p>
          </table:table-cell>
          <table:table-cell office:value-type="string">
            <text:p>nightclub!overkil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warting</text:p>
          </table:table-cell>
          <table:table-cell office:value-type="string">
            <text:p>drafting</text:p>
          </table:table-cell>
          <table:table-cell office:value-type="string">
            <text:p>thwarting!draf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nsitive</text:p>
          </table:table-cell>
          <table:table-cell office:value-type="string">
            <text:p>computer</text:p>
          </table:table-cell>
          <table:table-cell office:value-type="string">
            <text:p>sensitive!comput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end</text:p>
          </table:table-cell>
          <table:table-cell office:value-type="string">
            <text:p>comprehensive</text:p>
          </table:table-cell>
          <table:table-cell office:value-type="string">
            <text:p>send!comprehensiv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housands</text:p>
          </table:table-cell>
          <table:table-cell office:value-type="string">
            <text:p>domestic</text:p>
          </table:table-cell>
          <table:table-cell office:value-type="string">
            <text:p>thousands!domestic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website</text:p>
          </table:table-cell>
          <table:table-cell office:value-type="string">
            <text:p>externally</text:p>
          </table:table-cell>
          <table:table-cell office:value-type="string">
            <text:p>website!externall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logging</text:p>
          </table:table-cell>
          <table:table-cell office:value-type="string">
            <text:p>controls…</text:p>
          </table:table-cell>
          <table:table-cell office:value-type="string">
            <text:p>slogging!controls…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untangle</text:p>
          </table:table-cell>
          <table:table-cell office:value-type="string">
            <text:p>establish</text:p>
          </table:table-cell>
          <table:table-cell office:value-type="string">
            <text:p>untangle!establish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ubtotals…</text:p>
          </table:table-cell>
          <table:table-cell office:value-type="string">
            <text:p>deletes</text:p>
          </table:table-cell>
          <table:table-cell office:value-type="string">
            <text:p>subtotals…!delet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eeting</text:p>
          </table:table-cell>
          <table:table-cell office:value-type="string">
            <text:p>intentions</text:p>
          </table:table-cell>
          <table:table-cell office:value-type="string">
            <text:p>meeting!intention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izing</text:p>
          </table:table-cell>
          <table:table-cell office:value-type="string">
            <text:p>cautioned</text:p>
          </table:table-cell>
          <table:table-cell office:value-type="string">
            <text:p>resizing!cautione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pared</text:p>
          </table:table-cell>
          <table:table-cell office:value-type="string">
            <text:p>anomalies</text:p>
          </table:table-cell>
          <table:table-cell office:value-type="string">
            <text:p>prepared!anomalie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ynchronize</text:p>
          </table:table-cell>
          <table:table-cell office:value-type="string">
            <text:p>detail</text:p>
          </table:table-cell>
          <table:table-cell office:value-type="string">
            <text:p>synchronize!detail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olution</text:p>
          </table:table-cell>
          <table:table-cell office:value-type="string">
            <text:p>ceiling</text:p>
          </table:table-cell>
          <table:table-cell office:value-type="string">
            <text:p>resolution!ceil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opulate</text:p>
          </table:table-cell>
          <table:table-cell office:value-type="string">
            <text:p>alignment</text:p>
          </table:table-cell>
          <table:table-cell office:value-type="string">
            <text:p>populate!alignment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list…</text:p>
          </table:table-cell>
          <table:table-cell office:value-type="string">
            <text:p>implementing</text:p>
          </table:table-cell>
          <table:table-cell office:value-type="string">
            <text:p>list…!implementing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raditional</text:p>
          </table:table-cell>
          <table:table-cell office:value-type="string">
            <text:p>easter</text:p>
          </table:table-cell>
          <table:table-cell office:value-type="string">
            <text:p>traditional!easter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statutory</text:p>
          </table:table-cell>
          <table:table-cell office:value-type="string">
            <text:p>datasets</text:p>
          </table:table-cell>
          <table:table-cell office:value-type="string">
            <text:p>statutory!dataset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workbook…</text:p>
          </table:table-cell>
          <table:table-cell office:value-type="string">
            <text:p>findings</text:p>
          </table:table-cell>
          <table:table-cell office:value-type="string">
            <text:p>workbook…!findings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technology</text:p>
          </table:table-cell>
          <table:table-cell office:value-type="string">
            <text:p>discard</text:p>
          </table:table-cell>
          <table:table-cell office:value-type="string">
            <text:p>technology!discard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mechanisms</text:p>
          </table:table-cell>
          <table:table-cell office:value-type="string">
            <text:p>intense</text:p>
          </table:table-cell>
          <table:table-cell office:value-type="string">
            <text:p>mechanisms!intense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response</text:p>
          </table:table-cell>
          <table:table-cell office:value-type="string">
            <text:p>certainty</text:p>
          </table:table-cell>
          <table:table-cell office:value-type="string">
            <text:p>response!certainty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prepopulated</text:p>
          </table:table-cell>
          <table:table-cell office:value-type="string">
            <text:p>answer</text:p>
          </table:table-cell>
          <table:table-cell office:value-type="string">
            <text:p>prepopulated!answer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quirements</text:p>
          </table:table-cell>
          <table:table-cell office:value-type="string">
            <text:p>casual</text:p>
          </table:table-cell>
          <table:table-cell office:value-type="string">
            <text:p>requirements!casu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election</text:p>
          </table:table-cell>
          <table:table-cell office:value-type="string">
            <text:p>component</text:p>
          </table:table-cell>
          <table:table-cell office:value-type="string">
            <text:p>selection!compon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tured</text:p>
          </table:table-cell>
          <table:table-cell office:value-type="string">
            <text:p>instruction</text:p>
          </table:table-cell>
          <table:table-cell office:value-type="string">
            <text:p>matured!instruc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tter</text:p>
          </table:table-cell>
          <table:table-cell office:value-type="string">
            <text:p>instantiated</text:p>
          </table:table-cell>
          <table:table-cell office:value-type="string">
            <text:p>matter!instantia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illion</text:p>
          </table:table-cell>
          <table:table-cell office:value-type="string">
            <text:p>introducing</text:p>
          </table:table-cell>
          <table:table-cell office:value-type="string">
            <text:p>million!introduc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gazettes</text:p>
          </table:table-cell>
          <table:table-cell office:value-type="string">
            <text:p>formatting</text:p>
          </table:table-cell>
          <table:table-cell office:value-type="string">
            <text:p>gazettes!format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prietary</text:p>
          </table:table-cell>
          <table:table-cell office:value-type="string">
            <text:p>assumed</text:p>
          </table:table-cell>
          <table:table-cell office:value-type="string">
            <text:p>proprietary!assum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eaning</text:p>
          </table:table-cell>
          <table:table-cell office:value-type="string">
            <text:p>integrating</text:p>
          </table:table-cell>
          <table:table-cell office:value-type="string">
            <text:p>meaning!integra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ivileged</text:p>
          </table:table-cell>
          <table:table-cell office:value-type="string">
            <text:p>approves</text:p>
          </table:table-cell>
          <table:table-cell office:value-type="string">
            <text:p>privileged!approv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hemes</text:p>
          </table:table-cell>
          <table:table-cell office:value-type="string">
            <text:p>distribution</text:p>
          </table:table-cell>
          <table:table-cell office:value-type="string">
            <text:p>themes!distribu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heoretical</text:p>
          </table:table-cell>
          <table:table-cell office:value-type="string">
            <text:p>diverse</text:p>
          </table:table-cell>
          <table:table-cell office:value-type="string">
            <text:p>theoretical!divers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ichael</text:p>
          </table:table-cell>
          <table:table-cell office:value-type="string">
            <text:p>interrogate</text:p>
          </table:table-cell>
          <table:table-cell office:value-type="string">
            <text:p>michael!interroga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erforming</text:p>
          </table:table-cell>
          <table:table-cell office:value-type="string">
            <text:p>activity</text:p>
          </table:table-cell>
          <table:table-cell office:value-type="string">
            <text:p>performing!activit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int</text:p>
          </table:table-cell>
          <table:table-cell office:value-type="string">
            <text:p>apportionment</text:p>
          </table:table-cell>
          <table:table-cell office:value-type="string">
            <text:p>print!apportionm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hat…</text:p>
          </table:table-cell>
          <table:table-cell office:value-type="string">
            <text:p>dissemination</text:p>
          </table:table-cell>
          <table:table-cell office:value-type="string">
            <text:p>that…!dissemin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eparated</text:p>
          </table:table-cell>
          <table:table-cell office:value-type="string">
            <text:p>computing</text:p>
          </table:table-cell>
          <table:table-cell office:value-type="string">
            <text:p>separated!compu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naged</text:p>
          </table:table-cell>
          <table:table-cell office:value-type="string">
            <text:p>information</text:p>
          </table:table-cell>
          <table:table-cell office:value-type="string">
            <text:p>managed!inform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lacement</text:p>
          </table:table-cell>
          <table:table-cell office:value-type="string">
            <text:p>camera…</text:p>
          </table:table-cell>
          <table:table-cell office:value-type="string">
            <text:p>replacement!camera…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cedure</text:p>
          </table:table-cell>
          <table:table-cell office:value-type="string">
            <text:p>arbitrary</text:p>
          </table:table-cell>
          <table:table-cell office:value-type="string">
            <text:p>procedure!arbitrar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igration</text:p>
          </table:table-cell>
          <table:table-cell office:value-type="string">
            <text:p>introduce</text:p>
          </table:table-cell>
          <table:table-cell office:value-type="string">
            <text:p>migration!introduc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trievable</text:p>
          </table:table-cell>
          <table:table-cell office:value-type="string">
            <text:p>charged</text:p>
          </table:table-cell>
          <table:table-cell office:value-type="string">
            <text:p>retrievable!charg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icrosoft</text:p>
          </table:table-cell>
          <table:table-cell office:value-type="string">
            <text:p>interview</text:p>
          </table:table-cell>
          <table:table-cell office:value-type="string">
            <text:p>microsoft!interview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ndatory</text:p>
          </table:table-cell>
          <table:table-cell office:value-type="string">
            <text:p>initially</text:p>
          </table:table-cell>
          <table:table-cell office:value-type="string">
            <text:p>mandatory!initial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menade</text:p>
          </table:table-cell>
          <table:table-cell office:value-type="string">
            <text:p>ascending</text:p>
          </table:table-cell>
          <table:table-cell office:value-type="string">
            <text:p>promenade!ascend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quotidian</text:p>
          </table:table-cell>
          <table:table-cell office:value-type="string">
            <text:p>backwards</text:p>
          </table:table-cell>
          <table:table-cell office:value-type="string">
            <text:p>quotidian!backward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posing</text:p>
          </table:table-cell>
          <table:table-cell office:value-type="string">
            <text:p>assistant</text:p>
          </table:table-cell>
          <table:table-cell office:value-type="string">
            <text:p>proposing!assista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ooked</text:p>
          </table:table-cell>
          <table:table-cell office:value-type="string">
            <text:p>incantations</text:p>
          </table:table-cell>
          <table:table-cell office:value-type="string">
            <text:p>looked!incanta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impaired</text:p>
          </table:table-cell>
          <table:table-cell office:value-type="string">
            <text:p>entitled</text:p>
          </table:table-cell>
          <table:table-cell office:value-type="string">
            <text:p>unimpaired!entitl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iggers</text:p>
          </table:table-cell>
          <table:table-cell office:value-type="string">
            <text:p>eloquently</text:p>
          </table:table-cell>
          <table:table-cell office:value-type="string">
            <text:p>triggers!eloquent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ansitional</text:p>
          </table:table-cell>
          <table:table-cell office:value-type="string">
            <text:p>effect</text:p>
          </table:table-cell>
          <table:table-cell office:value-type="string">
            <text:p>transitional!effec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rising</text:p>
          </table:table-cell>
          <table:table-cell office:value-type="string">
            <text:p>carefully</text:p>
          </table:table-cell>
          <table:table-cell office:value-type="string">
            <text:p>reprising!careful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posals</text:p>
          </table:table-cell>
          <table:table-cell office:value-type="string">
            <text:p>assessing</text:p>
          </table:table-cell>
          <table:table-cell office:value-type="string">
            <text:p>proposals!assess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emptation</text:p>
          </table:table-cell>
          <table:table-cell office:value-type="string">
            <text:p>discrete</text:p>
          </table:table-cell>
          <table:table-cell office:value-type="string">
            <text:p>temptation!discre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certain</text:p>
          </table:table-cell>
          <table:table-cell office:value-type="string">
            <text:p>endeavour</text:p>
          </table:table-cell>
          <table:table-cell office:value-type="string">
            <text:p>uncertain!endeavour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ocked</text:p>
          </table:table-cell>
          <table:table-cell office:value-type="string">
            <text:p>imprisonment</text:p>
          </table:table-cell>
          <table:table-cell office:value-type="string">
            <text:p>locked!imprisonm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vision</text:p>
          </table:table-cell>
          <table:table-cell office:value-type="string">
            <text:p>attribute</text:p>
          </table:table-cell>
          <table:table-cell office:value-type="string">
            <text:p>provision!attribu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erlying</text:p>
          </table:table-cell>
          <table:table-cell office:value-type="string">
            <text:p>enforced</text:p>
          </table:table-cell>
          <table:table-cell office:value-type="string">
            <text:p>underlying!enforc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ogical</text:p>
          </table:table-cell>
          <table:table-cell office:value-type="string">
            <text:p>improvement</text:p>
          </table:table-cell>
          <table:table-cell office:value-type="string">
            <text:p>logical!improvem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ository</text:p>
          </table:table-cell>
          <table:table-cell office:value-type="string">
            <text:p>captures</text:p>
          </table:table-cell>
          <table:table-cell office:value-type="string">
            <text:p>repository!captur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eighbouring</text:p>
          </table:table-cell>
          <table:table-cell office:value-type="string">
            <text:p>output</text:p>
          </table:table-cell>
          <table:table-cell office:value-type="string">
            <text:p>neighbouring!outpu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muneration</text:p>
          </table:table-cell>
          <table:table-cell office:value-type="string">
            <text:p>buying</text:p>
          </table:table-cell>
          <table:table-cell office:value-type="string">
            <text:p>remuneration!buy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ansformation</text:p>
          </table:table-cell>
          <table:table-cell office:value-type="string">
            <text:p>edit</text:p>
          </table:table-cell>
          <table:table-cell office:value-type="string">
            <text:p>transformation!edi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nchester</text:p>
          </table:table-cell>
          <table:table-cell office:value-type="string">
            <text:p>inherent</text:p>
          </table:table-cell>
          <table:table-cell office:value-type="string">
            <text:p>manchester!inher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ltesers</text:p>
          </table:table-cell>
          <table:table-cell office:value-type="string">
            <text:p>influence</text:p>
          </table:table-cell>
          <table:table-cell office:value-type="string">
            <text:p>maltesers!influenc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edictable</text:p>
          </table:table-cell>
          <table:table-cell office:value-type="string">
            <text:p>analogy</text:p>
          </table:table-cell>
          <table:table-cell office:value-type="string">
            <text:p>predictable!analog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generic</text:p>
          </table:table-cell>
          <table:table-cell office:value-type="string">
            <text:p>forthcoming</text:p>
          </table:table-cell>
          <table:table-cell office:value-type="string">
            <text:p>generic!forthcom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bmitted</text:p>
          </table:table-cell>
          <table:table-cell office:value-type="string">
            <text:p>defective</text:p>
          </table:table-cell>
          <table:table-cell office:value-type="string">
            <text:p>submitted!defectiv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ansform</text:p>
          </table:table-cell>
          <table:table-cell office:value-type="string">
            <text:p>edinburgh</text:p>
          </table:table-cell>
          <table:table-cell office:value-type="string">
            <text:p>transform!edinburgh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nipulate</text:p>
          </table:table-cell>
          <table:table-cell office:value-type="string">
            <text:p>initials</text:p>
          </table:table-cell>
          <table:table-cell office:value-type="string">
            <text:p>manipulate!initial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igger</text:p>
          </table:table-cell>
          <table:table-cell office:value-type="string">
            <text:p>eliminating</text:p>
          </table:table-cell>
          <table:table-cell office:value-type="string">
            <text:p>trigger!elimina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ertinent</text:p>
          </table:table-cell>
          <table:table-cell office:value-type="string">
            <text:p>adjusting</text:p>
          </table:table-cell>
          <table:table-cell office:value-type="string">
            <text:p>pertinent!adjus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mulgation</text:p>
          </table:table-cell>
          <table:table-cell office:value-type="string">
            <text:p>aspect</text:p>
          </table:table-cell>
          <table:table-cell office:value-type="string">
            <text:p>promulgation!aspec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perties</text:p>
          </table:table-cell>
          <table:table-cell office:value-type="string">
            <text:p>aspiring</text:p>
          </table:table-cell>
          <table:table-cell office:value-type="string">
            <text:p>properties!aspir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hrink</text:p>
          </table:table-cell>
          <table:table-cell office:value-type="string">
            <text:p>considerable</text:p>
          </table:table-cell>
          <table:table-cell office:value-type="string">
            <text:p>shrink!considerabl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ke</text:p>
          </table:table-cell>
          <table:table-cell office:value-type="string">
            <text:p>inefficiencies</text:p>
          </table:table-cell>
          <table:table-cell office:value-type="string">
            <text:p>make!inefficienci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anslate</text:p>
          </table:table-cell>
          <table:table-cell office:value-type="string">
            <text:p>effective</text:p>
          </table:table-cell>
          <table:table-cell office:value-type="string">
            <text:p>translate!effectiv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intain</text:p>
          </table:table-cell>
          <table:table-cell office:value-type="string">
            <text:p>indictment</text:p>
          </table:table-cell>
          <table:table-cell office:value-type="string">
            <text:p>maintain!indictm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resentative</text:p>
          </table:table-cell>
          <table:table-cell office:value-type="string">
            <text:p>card</text:p>
          </table:table-cell>
          <table:table-cell office:value-type="string">
            <text:p>representative!car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witched</text:p>
          </table:table-cell>
          <table:table-cell office:value-type="string">
            <text:p>designated</text:p>
          </table:table-cell>
          <table:table-cell office:value-type="string">
            <text:p>switched!designa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pplemented</text:p>
          </table:table-cell>
          <table:table-cell office:value-type="string">
            <text:p>depend</text:p>
          </table:table-cell>
          <table:table-cell office:value-type="string">
            <text:p>supplemented!depen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askbar</text:p>
          </table:table-cell>
          <table:table-cell office:value-type="string">
            <text:p>dimensional</text:p>
          </table:table-cell>
          <table:table-cell office:value-type="string">
            <text:p>taskbar!dimension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leaded</text:p>
          </table:table-cell>
          <table:table-cell office:value-type="string">
            <text:p>aggregation</text:p>
          </table:table-cell>
          <table:table-cell office:value-type="string">
            <text:p>pleaded!aggreg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eal</text:p>
          </table:table-cell>
          <table:table-cell office:value-type="string">
            <text:p>calculations</text:p>
          </table:table-cell>
          <table:table-cell office:value-type="string">
            <text:p>repeal!calcula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ections</text:p>
          </table:table-cell>
          <table:table-cell office:value-type="string">
            <text:p>comparison</text:p>
          </table:table-cell>
          <table:table-cell office:value-type="string">
            <text:p>sections!comparis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osition</text:p>
          </table:table-cell>
          <table:table-cell office:value-type="string">
            <text:p>allocation</text:p>
          </table:table-cell>
          <table:table-cell office:value-type="string">
            <text:p>position!alloc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ideways</text:p>
          </table:table-cell>
          <table:table-cell office:value-type="string">
            <text:p>consistent</text:p>
          </table:table-cell>
          <table:table-cell office:value-type="string">
            <text:p>sideways!consist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erlining</text:p>
          </table:table-cell>
          <table:table-cell office:value-type="string">
            <text:p>enforce</text:p>
          </table:table-cell>
          <table:table-cell office:value-type="string">
            <text:p>underlining!enforc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ertained</text:p>
          </table:table-cell>
          <table:table-cell office:value-type="string">
            <text:p>adherence</text:p>
          </table:table-cell>
          <table:table-cell office:value-type="string">
            <text:p>pertained!adherenc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lipping</text:p>
          </table:table-cell>
          <table:table-cell office:value-type="string">
            <text:p>controller</text:p>
          </table:table-cell>
          <table:table-cell office:value-type="string">
            <text:p>slipping!controller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esent</text:p>
          </table:table-cell>
          <table:table-cell office:value-type="string">
            <text:p>anticipated</text:p>
          </table:table-cell>
          <table:table-cell office:value-type="string">
            <text:p>present!anticipa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hrunk</text:p>
          </table:table-cell>
          <table:table-cell office:value-type="string">
            <text:p>considerably</text:p>
          </table:table-cell>
          <table:table-cell office:value-type="string">
            <text:p>shrunk!considerab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workspace…</text:p>
          </table:table-cell>
          <table:table-cell office:value-type="string">
            <text:p>flattens</text:p>
          </table:table-cell>
          <table:table-cell office:value-type="string">
            <text:p>workspace…!flatte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spected</text:p>
          </table:table-cell>
          <table:table-cell office:value-type="string">
            <text:p>derogated</text:p>
          </table:table-cell>
          <table:table-cell office:value-type="string">
            <text:p>suspected!deroga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hould</text:p>
          </table:table-cell>
          <table:table-cell office:value-type="string">
            <text:p>consequences</text:p>
          </table:table-cell>
          <table:table-cell office:value-type="string">
            <text:p>should!consequenc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mmary</text:p>
          </table:table-cell>
          <table:table-cell office:value-type="string">
            <text:p>demonstrate</text:p>
          </table:table-cell>
          <table:table-cell office:value-type="string">
            <text:p>summary!demonstra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lease</text:p>
          </table:table-cell>
          <table:table-cell office:value-type="string">
            <text:p>aggressively</text:p>
          </table:table-cell>
          <table:table-cell office:value-type="string">
            <text:p>please!aggressive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artitions</text:p>
          </table:table-cell>
          <table:table-cell office:value-type="string">
            <text:p>absolute</text:p>
          </table:table-cell>
          <table:table-cell office:value-type="string">
            <text:p>partitions!absolu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pecifiers</text:p>
          </table:table-cell>
          <table:table-cell office:value-type="string">
            <text:p>covering</text:p>
          </table:table-cell>
          <table:table-cell office:value-type="string">
            <text:p>specifiers!cover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obligations</text:p>
          </table:table-cell>
          <table:table-cell office:value-type="string">
            <text:p>parking</text:p>
          </table:table-cell>
          <table:table-cell office:value-type="string">
            <text:p>obligations!park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avigation</text:p>
          </table:table-cell>
          <table:table-cell office:value-type="string">
            <text:p>original</text:p>
          </table:table-cell>
          <table:table-cell office:value-type="string">
            <text:p>navigation!origin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negotiation</text:p>
          </table:table-cell>
          <table:table-cell office:value-type="string">
            <text:p>cache</text:p>
          </table:table-cell>
          <table:table-cell office:value-type="string">
            <text:p>renegotiation!cach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perties…</text:p>
          </table:table-cell>
          <table:table-cell office:value-type="string">
            <text:p>assault</text:p>
          </table:table-cell>
          <table:table-cell office:value-type="string">
            <text:p>properties…!assaul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occasions</text:p>
          </table:table-cell>
          <table:table-cell office:value-type="string">
            <text:p>officials</text:p>
          </table:table-cell>
          <table:table-cell office:value-type="string">
            <text:p>occasions!official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umerous</text:p>
          </table:table-cell>
          <table:table-cell office:value-type="string">
            <text:p>paragraphs</text:p>
          </table:table-cell>
          <table:table-cell office:value-type="string">
            <text:p>numerous!paragraph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bversion</text:p>
          </table:table-cell>
          <table:table-cell office:value-type="string">
            <text:p>deleting</text:p>
          </table:table-cell>
          <table:table-cell office:value-type="string">
            <text:p>subversion!dele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igns</text:p>
          </table:table-cell>
          <table:table-cell office:value-type="string">
            <text:p>consolidation</text:p>
          </table:table-cell>
          <table:table-cell office:value-type="string">
            <text:p>signs!consolid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umerical</text:p>
          </table:table-cell>
          <table:table-cell office:value-type="string">
            <text:p>paragraph</text:p>
          </table:table-cell>
          <table:table-cell office:value-type="string">
            <text:p>numerical!paragraph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inkages</text:p>
          </table:table-cell>
          <table:table-cell office:value-type="string">
            <text:p>imperative</text:p>
          </table:table-cell>
          <table:table-cell office:value-type="string">
            <text:p>linkages!imperativ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objects</text:p>
          </table:table-cell>
          <table:table-cell office:value-type="string">
            <text:p>parenthesis</text:p>
          </table:table-cell>
          <table:table-cell office:value-type="string">
            <text:p>objects!parenthesi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tylesheets</text:p>
          </table:table-cell>
          <table:table-cell office:value-type="string">
            <text:p>deepest</text:p>
          </table:table-cell>
          <table:table-cell office:value-type="string">
            <text:p>stylesheets!deepes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capitulates</text:p>
          </table:table-cell>
          <table:table-cell office:value-type="string">
            <text:p>begin</text:p>
          </table:table-cell>
          <table:table-cell office:value-type="string">
            <text:p>recapitulates!begi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inciple</text:p>
          </table:table-cell>
          <table:table-cell office:value-type="string">
            <text:p>appointed</text:p>
          </table:table-cell>
          <table:table-cell office:value-type="string">
            <text:p>principle!appoin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otoring</text:p>
          </table:table-cell>
          <table:table-cell office:value-type="string">
            <text:p>operations</text:p>
          </table:table-cell>
          <table:table-cell office:value-type="string">
            <text:p>motoring!opera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oubtedly</text:p>
          </table:table-cell>
          <table:table-cell office:value-type="string">
            <text:p>entered</text:p>
          </table:table-cell>
          <table:table-cell office:value-type="string">
            <text:p>undoubtedly!enter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eachers</text:p>
          </table:table-cell>
          <table:table-cell office:value-type="string">
            <text:p>directives</text:p>
          </table:table-cell>
          <table:table-cell office:value-type="string">
            <text:p>teachers!directiv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ocation</text:p>
          </table:table-cell>
          <table:table-cell office:value-type="string">
            <text:p>impossible</text:p>
          </table:table-cell>
          <table:table-cell office:value-type="string">
            <text:p>location!impossibl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ortgages</text:p>
          </table:table-cell>
          <table:table-cell office:value-type="string">
            <text:p>operation</text:p>
          </table:table-cell>
          <table:table-cell office:value-type="string">
            <text:p>mortgages!oper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mmed</text:p>
          </table:table-cell>
          <table:table-cell office:value-type="string">
            <text:p>demonstrated</text:p>
          </table:table-cell>
          <table:table-cell office:value-type="string">
            <text:p>summed!demonstra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hall</text:p>
          </table:table-cell>
          <table:table-cell office:value-type="string">
            <text:p>configuration</text:p>
          </table:table-cell>
          <table:table-cell office:value-type="string">
            <text:p>shall!configur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allying</text:p>
          </table:table-cell>
          <table:table-cell office:value-type="string">
            <text:p>difference</text:p>
          </table:table-cell>
          <table:table-cell office:value-type="string">
            <text:p>tallying!differenc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embers</text:p>
          </table:table-cell>
          <table:table-cell office:value-type="string">
            <text:p>intercepted</text:p>
          </table:table-cell>
          <table:table-cell office:value-type="string">
            <text:p>members!intercep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empting</text:p>
          </table:table-cell>
          <table:table-cell office:value-type="string">
            <text:p>discretion</text:p>
          </table:table-cell>
          <table:table-cell office:value-type="string">
            <text:p>tempting!discre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estimony</text:p>
          </table:table-cell>
          <table:table-cell office:value-type="string">
            <text:p>dispelled</text:p>
          </table:table-cell>
          <table:table-cell office:value-type="string">
            <text:p>testimony!dispell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incipal</text:p>
          </table:table-cell>
          <table:table-cell office:value-type="string">
            <text:p>applyable</text:p>
          </table:table-cell>
          <table:table-cell office:value-type="string">
            <text:p>principal!applyabl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ervices</text:p>
          </table:table-cell>
          <table:table-cell office:value-type="string">
            <text:p>conclusion</text:p>
          </table:table-cell>
          <table:table-cell office:value-type="string">
            <text:p>services!conclus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ession</text:p>
          </table:table-cell>
          <table:table-cell office:value-type="string">
            <text:p>conclusions</text:p>
          </table:table-cell>
          <table:table-cell office:value-type="string">
            <text:p>session!conclus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erpinned</text:p>
          </table:table-cell>
          <table:table-cell office:value-type="string">
            <text:p>england</text:p>
          </table:table-cell>
          <table:table-cell office:value-type="string">
            <text:p>underpinned!englan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pellings</text:p>
          </table:table-cell>
          <table:table-cell office:value-type="string">
            <text:p>creatures</text:p>
          </table:table-cell>
          <table:table-cell office:value-type="string">
            <text:p>spellings!creatur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aders</text:p>
          </table:table-cell>
          <table:table-cell office:value-type="string">
            <text:p>battlefield</text:p>
          </table:table-cell>
          <table:table-cell office:value-type="string">
            <text:p>readers!battlefiel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ymptomatic</text:p>
          </table:table-cell>
          <table:table-cell office:value-type="string">
            <text:p>despite</text:p>
          </table:table-cell>
          <table:table-cell office:value-type="string">
            <text:p>symptomatic!despi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heriff</text:p>
          </table:table-cell>
          <table:table-cell office:value-type="string">
            <text:p>conjunction</text:p>
          </table:table-cell>
          <table:table-cell office:value-type="string">
            <text:p>sheriff!conjunc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ecessity</text:p>
          </table:table-cell>
          <table:table-cell office:value-type="string">
            <text:p>otherwise</text:p>
          </table:table-cell>
          <table:table-cell office:value-type="string">
            <text:p>necessity!otherwis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viding</text:p>
          </table:table-cell>
          <table:table-cell office:value-type="string">
            <text:p>attention</text:p>
          </table:table-cell>
          <table:table-cell office:value-type="string">
            <text:p>providing!atten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tilisation</text:p>
          </table:table-cell>
          <table:table-cell office:value-type="string">
            <text:p>exactly</text:p>
          </table:table-cell>
          <table:table-cell office:value-type="string">
            <text:p>utilisation!exact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anspose</text:p>
          </table:table-cell>
          <table:table-cell office:value-type="string">
            <text:p>efficient</text:p>
          </table:table-cell>
          <table:table-cell office:value-type="string">
            <text:p>transpose!effici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egotiating</text:p>
          </table:table-cell>
          <table:table-cell office:value-type="string">
            <text:p>outlook</text:p>
          </table:table-cell>
          <table:table-cell office:value-type="string">
            <text:p>negotiating!outlook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witching</text:p>
          </table:table-cell>
          <table:table-cell office:value-type="string">
            <text:p>desirable</text:p>
          </table:table-cell>
          <table:table-cell office:value-type="string">
            <text:p>switching!desirabl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efixing</text:p>
          </table:table-cell>
          <table:table-cell office:value-type="string">
            <text:p>ancillary</text:p>
          </table:table-cell>
          <table:table-cell office:value-type="string">
            <text:p>prefixing!ancillar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network</text:p>
          </table:table-cell>
          <table:table-cell office:value-type="string">
            <text:p>outstanding</text:p>
          </table:table-cell>
          <table:table-cell office:value-type="string">
            <text:p>network!outstand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cro</text:p>
          </table:table-cell>
          <table:table-cell office:value-type="string">
            <text:p>independently</text:p>
          </table:table-cell>
          <table:table-cell office:value-type="string">
            <text:p>macro!independent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epare</text:p>
          </table:table-cell>
          <table:table-cell office:value-type="string">
            <text:p>annotations</text:p>
          </table:table-cell>
          <table:table-cell office:value-type="string">
            <text:p>prepare!annota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hereafter</text:p>
          </table:table-cell>
          <table:table-cell office:value-type="string">
            <text:p>dividing</text:p>
          </table:table-cell>
          <table:table-cell office:value-type="string">
            <text:p>thereafter!divid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plicating</text:p>
          </table:table-cell>
          <table:table-cell office:value-type="string">
            <text:p>canvass</text:p>
          </table:table-cell>
          <table:table-cell office:value-type="string">
            <text:p>replicating!canvas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ystem</text:p>
          </table:table-cell>
          <table:table-cell office:value-type="string">
            <text:p>determinants</text:p>
          </table:table-cell>
          <table:table-cell office:value-type="string">
            <text:p>system!determinant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ynthetic</text:p>
          </table:table-cell>
          <table:table-cell office:value-type="string">
            <text:p>detection</text:p>
          </table:table-cell>
          <table:table-cell office:value-type="string">
            <text:p>synthetic!detec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fficient</text:p>
          </table:table-cell>
          <table:table-cell office:value-type="string">
            <text:p>delivers</text:p>
          </table:table-cell>
          <table:table-cell office:value-type="string">
            <text:p>sufficient!deliver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generalisable</text:p>
          </table:table-cell>
          <table:table-cell office:value-type="string">
            <text:p>forms</text:p>
          </table:table-cell>
          <table:table-cell office:value-type="string">
            <text:p>generalisable!form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ferred</text:p>
          </table:table-cell>
          <table:table-cell office:value-type="string">
            <text:p>blindingly</text:p>
          </table:table-cell>
          <table:table-cell office:value-type="string">
            <text:p>referred!blinding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scrambling</text:p>
          </table:table-cell>
          <table:table-cell office:value-type="string">
            <text:p>eschew</text:p>
          </table:table-cell>
          <table:table-cell office:value-type="string">
            <text:p>unscrambling!eschew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alidation</text:p>
          </table:table-cell>
          <table:table-cell office:value-type="string">
            <text:p>examined</text:p>
          </table:table-cell>
          <table:table-cell office:value-type="string">
            <text:p>validation!examin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atterns</text:p>
          </table:table-cell>
          <table:table-cell office:value-type="string">
            <text:p>accidental</text:p>
          </table:table-cell>
          <table:table-cell office:value-type="string">
            <text:p>patterns!accident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ightly</text:p>
          </table:table-cell>
          <table:table-cell office:value-type="string">
            <text:p>christopher</text:p>
          </table:table-cell>
          <table:table-cell office:value-type="string">
            <text:p>rightly!christopher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iolent</text:p>
          </table:table-cell>
          <table:table-cell office:value-type="string">
            <text:p>explanation</text:p>
          </table:table-cell>
          <table:table-cell office:value-type="string">
            <text:p>violent!explan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isible</text:p>
          </table:table-cell>
          <table:table-cell office:value-type="string">
            <text:p>explanatory</text:p>
          </table:table-cell>
          <table:table-cell office:value-type="string">
            <text:p>visible!explanator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onumental</text:p>
          </table:table-cell>
          <table:table-cell office:value-type="string">
            <text:p>operandi</text:p>
          </table:table-cell>
          <table:table-cell office:value-type="string">
            <text:p>monumental!operandi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olumes</text:p>
          </table:table-cell>
          <table:table-cell office:value-type="string">
            <text:p>exponential</text:p>
          </table:table-cell>
          <table:table-cell office:value-type="string">
            <text:p>volumes!exponenti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commended</text:p>
          </table:table-cell>
          <table:table-cell office:value-type="string">
            <text:p>benefit</text:p>
          </table:table-cell>
          <table:table-cell office:value-type="string">
            <text:p>recommended!benefi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sponded</text:p>
          </table:table-cell>
          <table:table-cell office:value-type="string">
            <text:p>certainly</text:p>
          </table:table-cell>
          <table:table-cell office:value-type="string">
            <text:p>responded!certain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engths</text:p>
          </table:table-cell>
          <table:table-cell office:value-type="string">
            <text:p>hypernumber</text:p>
          </table:table-cell>
          <table:table-cell office:value-type="string">
            <text:p>lengths!hypernumber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iformity</text:p>
          </table:table-cell>
          <table:table-cell office:value-type="string">
            <text:p>entities</text:p>
          </table:table-cell>
          <table:table-cell office:value-type="string">
            <text:p>uniformity!entiti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tripartite</text:p>
          </table:table-cell>
          <table:table-cell office:value-type="string">
            <text:p>embedded</text:p>
          </table:table-cell>
          <table:table-cell office:value-type="string">
            <text:p>tripartite!embedd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arious</text:p>
          </table:table-cell>
          <table:table-cell office:value-type="string">
            <text:p>excessively</text:p>
          </table:table-cell>
          <table:table-cell office:value-type="string">
            <text:p>various!excessive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tilise</text:p>
          </table:table-cell>
          <table:table-cell office:value-type="string">
            <text:p>examination</text:p>
          </table:table-cell>
          <table:table-cell office:value-type="string">
            <text:p>utilise!examina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dundant</text:p>
          </table:table-cell>
          <table:table-cell office:value-type="string">
            <text:p>blandness</text:p>
          </table:table-cell>
          <table:table-cell office:value-type="string">
            <text:p>redundant!blandnes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tandardise</text:p>
          </table:table-cell>
          <table:table-cell office:value-type="string">
            <text:p>current</text:p>
          </table:table-cell>
          <table:table-cell office:value-type="string">
            <text:p>standardise!curren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erging</text:p>
          </table:table-cell>
          <table:table-cell office:value-type="string">
            <text:p>interleaved</text:p>
          </table:table-cell>
          <table:table-cell office:value-type="string">
            <text:p>merging!interleav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ublications</text:p>
          </table:table-cell>
          <table:table-cell office:value-type="string">
            <text:p>audits</text:p>
          </table:table-cell>
          <table:table-cell office:value-type="string">
            <text:p>publications!audit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married</text:p>
          </table:table-cell>
          <table:table-cell office:value-type="string">
            <text:p>equitably</text:p>
          </table:table-cell>
          <table:table-cell office:value-type="string">
            <text:p>unmarried!equitabl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serform</text:p>
          </table:table-cell>
          <table:table-cell office:value-type="string">
            <text:p>everywhere</text:p>
          </table:table-cell>
          <table:table-cell office:value-type="string">
            <text:p>userform!everywher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striction</text:p>
          </table:table-cell>
          <table:table-cell office:value-type="string">
            <text:p>changes</text:p>
          </table:table-cell>
          <table:table-cell office:value-type="string">
            <text:p>restriction!chang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erceptions</text:p>
          </table:table-cell>
          <table:table-cell office:value-type="string">
            <text:p>actions</text:p>
          </table:table-cell>
          <table:table-cell office:value-type="string">
            <text:p>perceptions!ac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ertaken</text:p>
          </table:table-cell>
          <table:table-cell office:value-type="string">
            <text:p>ensuring</text:p>
          </table:table-cell>
          <table:table-cell office:value-type="string">
            <text:p>undertaken!ensur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eticulous</text:p>
          </table:table-cell>
          <table:table-cell office:value-type="string">
            <text:p>internet</text:p>
          </table:table-cell>
          <table:table-cell office:value-type="string">
            <text:p>meticulous!interne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omewhat</text:p>
          </table:table-cell>
          <table:table-cell office:value-type="string">
            <text:p>correction</text:p>
          </table:table-cell>
          <table:table-cell office:value-type="string">
            <text:p>somewhat!correc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ovided</text:p>
          </table:table-cell>
          <table:table-cell office:value-type="string">
            <text:p>attempting</text:p>
          </table:table-cell>
          <table:table-cell office:value-type="string">
            <text:p>provided!attempt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garding</text:p>
          </table:table-cell>
          <table:table-cell office:value-type="string">
            <text:p>boundless</text:p>
          </table:table-cell>
          <table:table-cell office:value-type="string">
            <text:p>regarding!boundles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licence</text:p>
          </table:table-cell>
          <table:table-cell office:value-type="string">
            <text:p>identifying</text:p>
          </table:table-cell>
          <table:table-cell office:value-type="string">
            <text:p>licence!identifying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trieved</text:p>
          </table:table-cell>
          <table:table-cell office:value-type="string">
            <text:p>charlotte</text:p>
          </table:table-cell>
          <table:table-cell office:value-type="string">
            <text:p>retrieved!charlotte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ulnerable</text:p>
          </table:table-cell>
          <table:table-cell office:value-type="string">
            <text:p>exported</text:p>
          </table:table-cell>
          <table:table-cell office:value-type="string">
            <text:p>vulnerable!exported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conciling</text:p>
          </table:table-cell>
          <table:table-cell office:value-type="string">
            <text:p>between</text:p>
          </table:table-cell>
          <table:table-cell office:value-type="string">
            <text:p>reconciling!betwee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implest</text:p>
          </table:table-cell>
          <table:table-cell office:value-type="string">
            <text:p>constrains</text:p>
          </table:table-cell>
          <table:table-cell office:value-type="string">
            <text:p>simplest!constrai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stores</text:p>
          </table:table-cell>
          <table:table-cell office:value-type="string">
            <text:p>challenges</text:p>
          </table:table-cell>
          <table:table-cell office:value-type="string">
            <text:p>restores!challenge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precedence</text:p>
          </table:table-cell>
          <table:table-cell office:value-type="string">
            <text:p>ambition</text:p>
          </table:table-cell>
          <table:table-cell office:value-type="string">
            <text:p>precedence!ambition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created</text:p>
          </table:table-cell>
          <table:table-cell office:value-type="string">
            <text:p>bilateral</text:p>
          </table:table-cell>
          <table:table-cell office:value-type="string">
            <text:p>recreated!bilater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commends</text:p>
          </table:table-cell>
          <table:table-cell office:value-type="string">
            <text:p>benefits</text:p>
          </table:table-cell>
          <table:table-cell office:value-type="string">
            <text:p>recommends!benefit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ture</text:p>
          </table:table-cell>
          <table:table-cell office:value-type="string">
            <text:p>institutions</text:p>
          </table:table-cell>
          <table:table-cell office:value-type="string">
            <text:p>mature!institution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maintained</text:p>
          </table:table-cell>
          <table:table-cell office:value-type="string">
            <text:p>indirect</text:p>
          </table:table-cell>
          <table:table-cell office:value-type="string">
            <text:p>maintained!indirect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understands</text:p>
          </table:table-cell>
          <table:table-cell office:value-type="string">
            <text:p>enquiry</text:p>
          </table:table-cell>
          <table:table-cell office:value-type="string">
            <text:p>understands!enquir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surface</text:p>
          </table:table-cell>
          <table:table-cell office:value-type="string">
            <text:p>deployments</text:p>
          </table:table-cell>
          <table:table-cell office:value-type="string">
            <text:p>surface!deployments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goods</text:p>
          </table:table-cell>
          <table:table-cell office:value-type="string">
            <text:p>functionality</text:p>
          </table:table-cell>
          <table:table-cell office:value-type="string">
            <text:p>goods!functionality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remembering</text:p>
          </table:table-cell>
          <table:table-cell office:value-type="string">
            <text:p>burglary</text:p>
          </table:table-cell>
          <table:table-cell office:value-type="string">
            <text:p>remembering!burglar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mutations</text:p>
          </table:table-cell>
          <table:table-cell office:value-type="string">
            <text:p>address</text:p>
          </table:table-cell>
          <table:table-cell office:value-type="string">
            <text:p>permutations!addres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garnished</text:p>
          </table:table-cell>
          <table:table-cell office:value-type="string">
            <text:p>formalised</text:p>
          </table:table-cell>
          <table:table-cell office:value-type="string">
            <text:p>garnished!formalis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ransforms</text:p>
          </table:table-cell>
          <table:table-cell office:value-type="string">
            <text:p>education</text:p>
          </table:table-cell>
          <table:table-cell office:value-type="string">
            <text:p>transforms!educ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aximizes</text:p>
          </table:table-cell>
          <table:table-cell office:value-type="string">
            <text:p>intangible</text:p>
          </table:table-cell>
          <table:table-cell office:value-type="string">
            <text:p>maximizes!intangibl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generate</text:p>
          </table:table-cell>
          <table:table-cell office:value-type="string">
            <text:p>formulating</text:p>
          </table:table-cell>
          <table:table-cell office:value-type="string">
            <text:p>generate!formulat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tructures</text:p>
          </table:table-cell>
          <table:table-cell office:value-type="string">
            <text:p>decouples</text:p>
          </table:table-cell>
          <table:table-cell office:value-type="string">
            <text:p>structures!decoupl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ecisely</text:p>
          </table:table-cell>
          <table:table-cell office:value-type="string">
            <text:p>amendments</text:p>
          </table:table-cell>
          <table:table-cell office:value-type="string">
            <text:p>precisely!amendmen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elevision</text:p>
          </table:table-cell>
          <table:table-cell office:value-type="string">
            <text:p>discarded</text:p>
          </table:table-cell>
          <table:table-cell office:value-type="string">
            <text:p>television!discard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odernisation</text:p>
          </table:table-cell>
          <table:table-cell office:value-type="string">
            <text:p>joined</text:p>
          </table:table-cell>
          <table:table-cell office:value-type="string">
            <text:p>modernisation!join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ranslations</text:p>
          </table:table-cell>
          <table:table-cell office:value-type="string">
            <text:p>effects</text:p>
          </table:table-cell>
          <table:table-cell office:value-type="string">
            <text:p>translations!effec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search…</text:p>
          </table:table-cell>
          <table:table-cell office:value-type="string">
            <text:p>categorise</text:p>
          </table:table-cell>
          <table:table-cell office:value-type="string">
            <text:p>research…!categoris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ecifications</text:p>
          </table:table-cell>
          <table:table-cell office:value-type="string">
            <text:p>cover</text:p>
          </table:table-cell>
          <table:table-cell office:value-type="string">
            <text:p>specifications!cover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ecuring</text:p>
          </table:table-cell>
          <table:table-cell office:value-type="string">
            <text:p>competition</text:p>
          </table:table-cell>
          <table:table-cell office:value-type="string">
            <text:p>securing!competi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validation</text:p>
          </table:table-cell>
          <table:table-cell office:value-type="string">
            <text:p>cheaper</text:p>
          </table:table-cell>
          <table:table-cell office:value-type="string">
            <text:p>revalidation!cheaper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incipally</text:p>
          </table:table-cell>
          <table:table-cell office:value-type="string">
            <text:p>applying</text:p>
          </table:table-cell>
          <table:table-cell office:value-type="string">
            <text:p>principally!apply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ketching</text:p>
          </table:table-cell>
          <table:table-cell office:value-type="string">
            <text:p>…continues</text:p>
          </table:table-cell>
          <table:table-cell office:value-type="string">
            <text:p>sketching!…continu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utiplication</text:p>
          </table:table-cell>
          <table:table-cell office:value-type="string">
            <text:p>orders</text:p>
          </table:table-cell>
          <table:table-cell office:value-type="string">
            <text:p>mutiplication!order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essage</text:p>
          </table:table-cell>
          <table:table-cell office:value-type="string">
            <text:p>interlocking</text:p>
          </table:table-cell>
          <table:table-cell office:value-type="string">
            <text:p>message!interlock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lationship</text:p>
          </table:table-cell>
          <table:table-cell office:value-type="string">
            <text:p>broader</text:p>
          </table:table-cell>
          <table:table-cell office:value-type="string">
            <text:p>relationship!broader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ecialists</text:p>
          </table:table-cell>
          <table:table-cell office:value-type="string">
            <text:p>coupling</text:p>
          </table:table-cell>
          <table:table-cell office:value-type="string">
            <text:p>specialists!coupl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ssword</text:p>
          </table:table-cell>
          <table:table-cell office:value-type="string">
            <text:p>accelerator</text:p>
          </table:table-cell>
          <table:table-cell office:value-type="string">
            <text:p>password!accelerator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served</text:p>
          </table:table-cell>
          <table:table-cell office:value-type="string">
            <text:p>categorised</text:p>
          </table:table-cell>
          <table:table-cell office:value-type="string">
            <text:p>reserved!categoris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perly</text:p>
          </table:table-cell>
          <table:table-cell office:value-type="string">
            <text:p>aspirations</text:p>
          </table:table-cell>
          <table:table-cell office:value-type="string">
            <text:p>properly!aspiration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lationships</text:p>
          </table:table-cell>
          <table:table-cell office:value-type="string">
            <text:p>broken</text:p>
          </table:table-cell>
          <table:table-cell office:value-type="string">
            <text:p>relationships!broke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eparation</text:p>
          </table:table-cell>
          <table:table-cell office:value-type="string">
            <text:p>conceived</text:p>
          </table:table-cell>
          <table:table-cell office:value-type="string">
            <text:p>separation!conceiv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engthy</text:p>
          </table:table-cell>
          <table:table-cell office:value-type="string">
            <text:p>hypernumbers</text:p>
          </table:table-cell>
          <table:table-cell office:value-type="string">
            <text:p>lengthy!hypernumber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eanings</text:p>
          </table:table-cell>
          <table:table-cell office:value-type="string">
            <text:p>integrative</text:p>
          </table:table-cell>
          <table:table-cell office:value-type="string">
            <text:p>meanings!integrativ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ecurity</text:p>
          </table:table-cell>
          <table:table-cell office:value-type="string">
            <text:p>competitive</text:p>
          </table:table-cell>
          <table:table-cell office:value-type="string">
            <text:p>security!competitiv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owerful</text:p>
          </table:table-cell>
          <table:table-cell office:value-type="string">
            <text:p>alterations</text:p>
          </table:table-cell>
          <table:table-cell office:value-type="string">
            <text:p>powerful!alteration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howing</text:p>
          </table:table-cell>
          <table:table-cell office:value-type="string">
            <text:p>consequently</text:p>
          </table:table-cell>
          <table:table-cell office:value-type="string">
            <text:p>showing!consequent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edicated</text:p>
          </table:table-cell>
          <table:table-cell office:value-type="string">
            <text:p>analogous</text:p>
          </table:table-cell>
          <table:table-cell office:value-type="string">
            <text:p>predicated!analogou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upporting</text:p>
          </table:table-cell>
          <table:table-cell office:value-type="string">
            <text:p>depending</text:p>
          </table:table-cell>
          <table:table-cell office:value-type="string">
            <text:p>supporting!depend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workstreams</text:p>
          </table:table-cell>
          <table:table-cell office:value-type="string">
            <text:p>flavours</text:p>
          </table:table-cell>
          <table:table-cell office:value-type="string">
            <text:p>workstreams!flavour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imulation…</text:p>
          </table:table-cell>
          <table:table-cell office:value-type="string">
            <text:p>consults</text:p>
          </table:table-cell>
          <table:table-cell office:value-type="string">
            <text:p>simulation…!consul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missions</text:p>
          </table:table-cell>
          <table:table-cell office:value-type="string">
            <text:p>addition</text:p>
          </table:table-cell>
          <table:table-cell office:value-type="string">
            <text:p>permissions!addi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negotiated</text:p>
          </table:table-cell>
          <table:table-cell office:value-type="string">
            <text:p>outlining</text:p>
          </table:table-cell>
          <table:table-cell office:value-type="string">
            <text:p>negotiated!outlin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actical</text:p>
          </table:table-cell>
          <table:table-cell office:value-type="string">
            <text:p>alternates</text:p>
          </table:table-cell>
          <table:table-cell office:value-type="string">
            <text:p>practical!alternat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agmatically</text:p>
          </table:table-cell>
          <table:table-cell office:value-type="string">
            <text:p>amazon</text:p>
          </table:table-cell>
          <table:table-cell office:value-type="string">
            <text:p>pragmatically!amaz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uspicion</text:p>
          </table:table-cell>
          <table:table-cell office:value-type="string">
            <text:p>descending</text:p>
          </table:table-cell>
          <table:table-cell office:value-type="string">
            <text:p>suspicion!descend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sponsiveness</text:p>
          </table:table-cell>
          <table:table-cell office:value-type="string">
            <text:p>chain</text:p>
          </table:table-cell>
          <table:table-cell office:value-type="string">
            <text:p>responsiveness!chai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tention</text:p>
          </table:table-cell>
          <table:table-cell office:value-type="string">
            <text:p>characters</text:p>
          </table:table-cell>
          <table:table-cell office:value-type="string">
            <text:p>retention!character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rliaments</text:p>
          </table:table-cell>
          <table:table-cell office:value-type="string">
            <text:p>aberdeen</text:p>
          </table:table-cell>
          <table:table-cell office:value-type="string">
            <text:p>parliaments!aberdee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ynchronous</text:p>
          </table:table-cell>
          <table:table-cell office:value-type="string">
            <text:p>detailed</text:p>
          </table:table-cell>
          <table:table-cell office:value-type="string">
            <text:p>synchronous!detail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bably</text:p>
          </table:table-cell>
          <table:table-cell office:value-type="string">
            <text:p>approximate</text:p>
          </table:table-cell>
          <table:table-cell office:value-type="string">
            <text:p>probably!approximat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beknownst</text:p>
          </table:table-cell>
          <table:table-cell office:value-type="string">
            <text:p>enclosed</text:p>
          </table:table-cell>
          <table:table-cell office:value-type="string">
            <text:p>unbeknownst!enclos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hroughout</text:p>
          </table:table-cell>
          <table:table-cell office:value-type="string">
            <text:p>doubtless</text:p>
          </table:table-cell>
          <table:table-cell office:value-type="string">
            <text:p>throughout!doubtles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uppliers</text:p>
          </table:table-cell>
          <table:table-cell office:value-type="string">
            <text:p>dependency</text:p>
          </table:table-cell>
          <table:table-cell office:value-type="string">
            <text:p>suppliers!dependenc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dantic</text:p>
          </table:table-cell>
          <table:table-cell office:value-type="string">
            <text:p>accountable</text:p>
          </table:table-cell>
          <table:table-cell office:value-type="string">
            <text:p>pedantic!accountabl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gulatory</text:p>
          </table:table-cell>
          <table:table-cell office:value-type="string">
            <text:p>breakdown</text:p>
          </table:table-cell>
          <table:table-cell office:value-type="string">
            <text:p>regulatory!breakdow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groups</text:p>
          </table:table-cell>
          <table:table-cell office:value-type="string">
            <text:p>harmonisation</text:p>
          </table:table-cell>
          <table:table-cell office:value-type="string">
            <text:p>groups!harmonis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derpin</text:p>
          </table:table-cell>
          <table:table-cell office:value-type="string">
            <text:p>engineering</text:p>
          </table:table-cell>
          <table:table-cell office:value-type="string">
            <text:p>underpin!engineer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ectacularly</text:p>
          </table:table-cell>
          <table:table-cell office:value-type="string">
            <text:p>create</text:p>
          </table:table-cell>
          <table:table-cell office:value-type="string">
            <text:p>spectacularly!creat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icing</text:p>
          </table:table-cell>
          <table:table-cell office:value-type="string">
            <text:p>applications</text:p>
          </table:table-cell>
          <table:table-cell office:value-type="string">
            <text:p>pricing!application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andscape</text:p>
          </table:table-cell>
          <table:table-cell office:value-type="string">
            <text:p>historical</text:p>
          </table:table-cell>
          <table:table-cell office:value-type="string">
            <text:p>landscape!historical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veracity</text:p>
          </table:table-cell>
          <table:table-cell office:value-type="string">
            <text:p>exclusively</text:p>
          </table:table-cell>
          <table:table-cell office:value-type="string">
            <text:p>veracity!exclusive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spective</text:p>
          </table:table-cell>
          <table:table-cell office:value-type="string">
            <text:p>adequate</text:p>
          </table:table-cell>
          <table:table-cell office:value-type="string">
            <text:p>perspective!adequat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haring</text:p>
          </table:table-cell>
          <table:table-cell office:value-type="string">
            <text:p>confirmation</text:p>
          </table:table-cell>
          <table:table-cell office:value-type="string">
            <text:p>sharing!confirm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esquirted</text:p>
          </table:table-cell>
          <table:table-cell office:value-type="string">
            <text:p>anything</text:p>
          </table:table-cell>
          <table:table-cell office:value-type="string">
            <text:p>presquirted!anyth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nsions</text:p>
          </table:table-cell>
          <table:table-cell office:value-type="string">
            <text:p>achievement</text:p>
          </table:table-cell>
          <table:table-cell office:value-type="string">
            <text:p>pensions!achievement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ystematic</text:p>
          </table:table-cell>
          <table:table-cell office:value-type="string">
            <text:p>determine</text:p>
          </table:table-cell>
          <table:table-cell office:value-type="string">
            <text:p>systematic!determin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ubsequently</text:p>
          </table:table-cell>
          <table:table-cell office:value-type="string">
            <text:p>defines</text:p>
          </table:table-cell>
          <table:table-cell office:value-type="string">
            <text:p>subsequently!defin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entioned</text:p>
          </table:table-cell>
          <table:table-cell office:value-type="string">
            <text:p>interested</text:p>
          </table:table-cell>
          <table:table-cell office:value-type="string">
            <text:p>mentioned!interest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spectively</text:p>
          </table:table-cell>
          <table:table-cell office:value-type="string">
            <text:p>century</text:p>
          </table:table-cell>
          <table:table-cell office:value-type="string">
            <text:p>respectively!centur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ultiplies</text:p>
          </table:table-cell>
          <table:table-cell office:value-type="string">
            <text:p>optimised</text:p>
          </table:table-cell>
          <table:table-cell office:value-type="string">
            <text:p>multiplies!optimis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governing</text:p>
          </table:table-cell>
          <table:table-cell office:value-type="string">
            <text:p>guidelines</text:p>
          </table:table-cell>
          <table:table-cell office:value-type="string">
            <text:p>governing!guidelin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rticular</text:p>
          </table:table-cell>
          <table:table-cell office:value-type="string">
            <text:p>abolition</text:p>
          </table:table-cell>
          <table:table-cell office:value-type="string">
            <text:p>particular!aboli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eferred</text:p>
          </table:table-cell>
          <table:table-cell office:value-type="string">
            <text:p>analytical</text:p>
          </table:table-cell>
          <table:table-cell office:value-type="string">
            <text:p>preferred!analytical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sonnel</text:p>
          </table:table-cell>
          <table:table-cell office:value-type="string">
            <text:p>addressing</text:p>
          </table:table-cell>
          <table:table-cell office:value-type="string">
            <text:p>personnel!address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sonally</text:p>
          </table:table-cell>
          <table:table-cell office:value-type="string">
            <text:p>addresses</text:p>
          </table:table-cell>
          <table:table-cell office:value-type="string">
            <text:p>personally!address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ducts</text:p>
          </table:table-cell>
          <table:table-cell office:value-type="string">
            <text:p>arrangement</text:p>
          </table:table-cell>
          <table:table-cell office:value-type="string">
            <text:p>products!arrangement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eferences</text:p>
          </table:table-cell>
          <table:table-cell office:value-type="string">
            <text:p>analysis</text:p>
          </table:table-cell>
          <table:table-cell office:value-type="string">
            <text:p>preferences!analysi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ometimes</text:p>
          </table:table-cell>
          <table:table-cell office:value-type="string">
            <text:p>correcting</text:p>
          </table:table-cell>
          <table:table-cell office:value-type="string">
            <text:p>sometimes!correct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gressively</text:p>
          </table:table-cell>
          <table:table-cell office:value-type="string">
            <text:p>arrows</text:p>
          </table:table-cell>
          <table:table-cell office:value-type="string">
            <text:p>progressively!arrow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ostly</text:p>
          </table:table-cell>
          <table:table-cell office:value-type="string">
            <text:p>operationally</text:p>
          </table:table-cell>
          <table:table-cell office:value-type="string">
            <text:p>mostly!operational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posed</text:p>
          </table:table-cell>
          <table:table-cell office:value-type="string">
            <text:p>assessments</text:p>
          </table:table-cell>
          <table:table-cell office:value-type="string">
            <text:p>proposed!assessmen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erformed</text:p>
          </table:table-cell>
          <table:table-cell office:value-type="string">
            <text:p>activities</text:p>
          </table:table-cell>
          <table:table-cell office:value-type="string">
            <text:p>performed!activiti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ransport</text:p>
          </table:table-cell>
          <table:table-cell office:value-type="string">
            <text:p>efficiency</text:p>
          </table:table-cell>
          <table:table-cell office:value-type="string">
            <text:p>transport!efficienc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quiring</text:p>
          </table:table-cell>
          <table:table-cell office:value-type="string">
            <text:p>catalogues</text:p>
          </table:table-cell>
          <table:table-cell office:value-type="string">
            <text:p>requiring!catalogu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rliament</text:p>
          </table:table-cell>
          <table:table-cell office:value-type="string">
            <text:p>abandoned</text:p>
          </table:table-cell>
          <table:table-cell office:value-type="string">
            <text:p>parliament!abandon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readsheet</text:p>
          </table:table-cell>
          <table:table-cell office:value-type="string">
            <text:p>criteria</text:p>
          </table:table-cell>
          <table:table-cell office:value-type="string">
            <text:p>spreadsheet!criteria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rial</text:p>
          </table:table-cell>
          <table:table-cell office:value-type="string">
            <text:p>electronically</text:p>
          </table:table-cell>
          <table:table-cell office:value-type="string">
            <text:p>trial!electronical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umpiness</text:p>
          </table:table-cell>
          <table:table-cell office:value-type="string">
            <text:p>indecently</text:p>
          </table:table-cell>
          <table:table-cell office:value-type="string">
            <text:p>lumpiness!indecent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crutinise</text:p>
          </table:table-cell>
          <table:table-cell office:value-type="string">
            <text:p>committed</text:p>
          </table:table-cell>
          <table:table-cell office:value-type="string">
            <text:p>scrutinise!committ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quality</text:p>
          </table:table-cell>
          <table:table-cell office:value-type="string">
            <text:p>availability</text:p>
          </table:table-cell>
          <table:table-cell office:value-type="string">
            <text:p>quality!availabilit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anaging</text:p>
          </table:table-cell>
          <table:table-cell office:value-type="string">
            <text:p>ingredients</text:p>
          </table:table-cell>
          <table:table-cell office:value-type="string">
            <text:p>managing!ingredien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ecification</text:p>
          </table:table-cell>
          <table:table-cell office:value-type="string">
            <text:p>courts</text:p>
          </table:table-cell>
          <table:table-cell office:value-type="string">
            <text:p>specification!cour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pending</text:p>
          </table:table-cell>
          <table:table-cell office:value-type="string">
            <text:p>credentials</text:p>
          </table:table-cell>
          <table:table-cell office:value-type="string">
            <text:p>spending!credential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rtnership</text:p>
          </table:table-cell>
          <table:table-cell office:value-type="string">
            <text:p>abstract</text:p>
          </table:table-cell>
          <table:table-cell office:value-type="string">
            <text:p>partnership!abstract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aintains</text:p>
          </table:table-cell>
          <table:table-cell office:value-type="string">
            <text:p>individual</text:p>
          </table:table-cell>
          <table:table-cell office:value-type="string">
            <text:p>maintains!individual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suitable</text:p>
          </table:table-cell>
          <table:table-cell office:value-type="string">
            <text:p>essential</text:p>
          </table:table-cell>
          <table:table-cell office:value-type="string">
            <text:p>unsuitable!essential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crolling</text:p>
          </table:table-cell>
          <table:table-cell office:value-type="string">
            <text:p>commitment</text:p>
          </table:table-cell>
          <table:table-cell office:value-type="string">
            <text:p>scrolling!commitment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ibraries</text:p>
          </table:table-cell>
          <table:table-cell office:value-type="string">
            <text:p>identifies</text:p>
          </table:table-cell>
          <table:table-cell office:value-type="string">
            <text:p>libraries!identifi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derpinning</text:p>
          </table:table-cell>
          <table:table-cell office:value-type="string">
            <text:p>english</text:p>
          </table:table-cell>
          <table:table-cell office:value-type="string">
            <text:p>underpinning!english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inux</text:p>
          </table:table-cell>
          <table:table-cell office:value-type="string">
            <text:p>implementation</text:p>
          </table:table-cell>
          <table:table-cell office:value-type="string">
            <text:p>linux!implement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expressed</text:p>
          </table:table-cell>
          <table:table-cell office:value-type="string">
            <text:p>entering</text:p>
          </table:table-cell>
          <table:table-cell office:value-type="string">
            <text:p>unexpressed!enter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ublication</text:p>
          </table:table-cell>
          <table:table-cell office:value-type="string">
            <text:p>auditors</text:p>
          </table:table-cell>
          <table:table-cell office:value-type="string">
            <text:p>publication!auditor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urse</text:p>
          </table:table-cell>
          <table:table-cell office:value-type="string">
            <text:p>autocorrection</text:p>
          </table:table-cell>
          <table:table-cell office:value-type="string">
            <text:p>purse!autocorrec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template</text:p>
          </table:table-cell>
          <table:table-cell office:value-type="string">
            <text:p>disciplines</text:p>
          </table:table-cell>
          <table:table-cell office:value-type="string">
            <text:p>template!disciplin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taff</text:p>
          </table:table-cell>
          <table:table-cell office:value-type="string">
            <text:p>cross-platform</text:p>
          </table:table-cell>
          <table:table-cell office:value-type="string">
            <text:p>staff!cross-platform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oving</text:p>
          </table:table-cell>
          <table:table-cell office:value-type="string">
            <text:p>opportunities</text:p>
          </table:table-cell>
          <table:table-cell office:value-type="string">
            <text:p>moving!opportuniti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crambling</text:p>
          </table:table-cell>
          <table:table-cell office:value-type="string">
            <text:p>commenced</text:p>
          </table:table-cell>
          <table:table-cell office:value-type="string">
            <text:p>scrambling!commenc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scription</text:p>
          </table:table-cell>
          <table:table-cell office:value-type="string">
            <text:p>assumes</text:p>
          </table:table-cell>
          <table:table-cell office:value-type="string">
            <text:p>proscription!assume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ocations</text:p>
          </table:table-cell>
          <table:table-cell office:value-type="string">
            <text:p>impression</text:p>
          </table:table-cell>
          <table:table-cell office:value-type="string">
            <text:p>locations!impress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mart</text:p>
          </table:table-cell>
          <table:table-cell office:value-type="string">
            <text:p>conventionally</text:p>
          </table:table-cell>
          <table:table-cell office:value-type="string">
            <text:p>smart!conventional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known</text:p>
          </table:table-cell>
          <table:table-cell office:value-type="string">
            <text:p>environments</text:p>
          </table:table-cell>
          <table:table-cell office:value-type="string">
            <text:p>unknown!environment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ettings</text:p>
          </table:table-cell>
          <table:table-cell office:value-type="string">
            <text:p>conditional</text:p>
          </table:table-cell>
          <table:table-cell office:value-type="string">
            <text:p>settings!conditional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urposes</text:p>
          </table:table-cell>
          <table:table-cell office:value-type="string">
            <text:p>autocorrect</text:p>
          </table:table-cell>
          <table:table-cell office:value-type="string">
            <text:p>purposes!autocorrect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isting</text:p>
          </table:table-cell>
          <table:table-cell office:value-type="string">
            <text:p>implications</text:p>
          </table:table-cell>
          <table:table-cell office:value-type="string">
            <text:p>listing!implications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unbothered</text:p>
          </table:table-cell>
          <table:table-cell office:value-type="string">
            <text:p>encourage</text:p>
          </table:table-cell>
          <table:table-cell office:value-type="string">
            <text:p>unbothered!encourag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nationally</text:p>
          </table:table-cell>
          <table:table-cell office:value-type="string">
            <text:p>organiser</text:p>
          </table:table-cell>
          <table:table-cell office:value-type="string">
            <text:p>nationally!organiser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ummer</text:p>
          </table:table-cell>
          <table:table-cell office:value-type="string">
            <text:p>demonstration</text:p>
          </table:table-cell>
          <table:table-cell office:value-type="string">
            <text:p>summer!demonstr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rogramming</text:p>
          </table:table-cell>
          <table:table-cell office:value-type="string">
            <text:p>arriving</text:p>
          </table:table-cell>
          <table:table-cell office:value-type="string">
            <text:p>programming!arriving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literally</text:p>
          </table:table-cell>
          <table:table-cell office:value-type="string">
            <text:p>implicitly</text:p>
          </table:table-cell>
          <table:table-cell office:value-type="string">
            <text:p>literally!implicitly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econd</text:p>
          </table:table-cell>
          <table:table-cell office:value-type="string">
            <text:p>communication</text:p>
          </table:table-cell>
          <table:table-cell office:value-type="string">
            <text:p>second!communicatio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structured</text:p>
          </table:table-cell>
          <table:table-cell office:value-type="string">
            <text:p>decoupled</text:p>
          </table:table-cell>
          <table:table-cell office:value-type="string">
            <text:p>structured!decoupled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partitioning</text:p>
          </table:table-cell>
          <table:table-cell office:value-type="string">
            <text:p>absence</text:p>
          </table:table-cell>
          <table:table-cell office:value-type="string">
            <text:p>partitioning!absence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habilitation</text:p>
          </table:table-cell>
          <table:table-cell office:value-type="string">
            <text:p>breaks</text:p>
          </table:table-cell>
          <table:table-cell office:value-type="string">
            <text:p>rehabilitation!break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jurisdiction</text:p>
          </table:table-cell>
          <table:table-cell office:value-type="string">
            <text:p>headings</text:p>
          </table:table-cell>
          <table:table-cell office:value-type="string">
            <text:p>jurisdiction!heading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articipant</text:p>
          </table:table-cell>
          <table:table-cell office:value-type="string">
            <text:p>abolished</text:p>
          </table:table-cell>
          <table:table-cell office:value-type="string">
            <text:p>participant!abolish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articularly</text:p>
          </table:table-cell>
          <table:table-cell office:value-type="string">
            <text:p>aborting</text:p>
          </table:table-cell>
          <table:table-cell office:value-type="string">
            <text:p>particularly!abort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atisfactory</text:p>
          </table:table-cell>
          <table:table-cell office:value-type="string">
            <text:p>coherent</text:p>
          </table:table-cell>
          <table:table-cell office:value-type="string">
            <text:p>satisfactory!coherent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gistration</text:p>
          </table:table-cell>
          <table:table-cell office:value-type="string">
            <text:p>branches</text:p>
          </table:table-cell>
          <table:table-cell office:value-type="string">
            <text:p>registration!branch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lashes</text:p>
          </table:table-cell>
          <table:table-cell office:value-type="string">
            <text:p>contradictory</text:p>
          </table:table-cell>
          <table:table-cell office:value-type="string">
            <text:p>slashes!contradictory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orting</text:p>
          </table:table-cell>
          <table:table-cell office:value-type="string">
            <text:p>corresponding</text:p>
          </table:table-cell>
          <table:table-cell office:value-type="string">
            <text:p>sorting!correspond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sponsible</text:p>
          </table:table-cell>
          <table:table-cell office:value-type="string">
            <text:p>certified</text:p>
          </table:table-cell>
          <table:table-cell office:value-type="string">
            <text:p>responsible!certifi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ductivity</text:p>
          </table:table-cell>
          <table:table-cell office:value-type="string">
            <text:p>arrange…</text:p>
          </table:table-cell>
          <table:table-cell office:value-type="string">
            <text:p>productivity!arrange…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nookered</text:p>
          </table:table-cell>
          <table:table-cell office:value-type="string">
            <text:p>convictions</text:p>
          </table:table-cell>
          <table:table-cell office:value-type="string">
            <text:p>snookered!conviction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conciliation</text:p>
          </table:table-cell>
          <table:table-cell office:value-type="string">
            <text:p>better</text:p>
          </table:table-cell>
          <table:table-cell office:value-type="string">
            <text:p>reconciliation!better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otentially</text:p>
          </table:table-cell>
          <table:table-cell office:value-type="string">
            <text:p>alongside</text:p>
          </table:table-cell>
          <table:table-cell office:value-type="string">
            <text:p>potentially!alongsid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criptable</text:p>
          </table:table-cell>
          <table:table-cell office:value-type="string">
            <text:p>commission</text:p>
          </table:table-cell>
          <table:table-cell office:value-type="string">
            <text:p>scriptable!commiss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eparation</text:p>
          </table:table-cell>
          <table:table-cell office:value-type="string">
            <text:p>annotated</text:p>
          </table:table-cell>
          <table:table-cell office:value-type="string">
            <text:p>preparation!annotat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ecretary</text:p>
          </table:table-cell>
          <table:table-cell office:value-type="string">
            <text:p>comparative</text:p>
          </table:table-cell>
          <table:table-cell office:value-type="string">
            <text:p>secretary!comparativ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earches</text:p>
          </table:table-cell>
          <table:table-cell office:value-type="string">
            <text:p>commonwealth</text:p>
          </table:table-cell>
          <table:table-cell office:value-type="string">
            <text:p>searches!commonwealth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urpose</text:p>
          </table:table-cell>
          <table:table-cell office:value-type="string">
            <text:p>autocalculate</text:p>
          </table:table-cell>
          <table:table-cell office:value-type="string">
            <text:p>purpose!autocalcul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assigned</text:p>
          </table:table-cell>
          <table:table-cell office:value-type="string">
            <text:p>befriended</text:p>
          </table:table-cell>
          <table:table-cell office:value-type="string">
            <text:p>reassigned!befriend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portion</text:p>
          </table:table-cell>
          <table:table-cell office:value-type="string">
            <text:p>assembling</text:p>
          </table:table-cell>
          <table:table-cell office:value-type="string">
            <text:p>proportion!assembl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onotonically</text:p>
          </table:table-cell>
          <table:table-cell office:value-type="string">
            <text:p>onwards</text:p>
          </table:table-cell>
          <table:table-cell office:value-type="string">
            <text:p>monotonically!onward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imultaneous</text:p>
          </table:table-cell>
          <table:table-cell office:value-type="string">
            <text:p>consumer</text:p>
          </table:table-cell>
          <table:table-cell office:value-type="string">
            <text:p>simultaneous!consumer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trikethrough</text:p>
          </table:table-cell>
          <table:table-cell office:value-type="string">
            <text:p>decimal</text:p>
          </table:table-cell>
          <table:table-cell office:value-type="string">
            <text:p>strikethrough!decimal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hased</text:p>
          </table:table-cell>
          <table:table-cell office:value-type="string">
            <text:p>administration</text:p>
          </table:table-cell>
          <table:table-cell office:value-type="string">
            <text:p>phased!administr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edilection</text:p>
          </table:table-cell>
          <table:table-cell office:value-type="string">
            <text:p>analysed</text:p>
          </table:table-cell>
          <table:table-cell office:value-type="string">
            <text:p>predilection!analy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mooches</text:p>
          </table:table-cell>
          <table:table-cell office:value-type="string">
            <text:p>conversation</text:p>
          </table:table-cell>
          <table:table-cell office:value-type="string">
            <text:p>smooches!convers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ertaining</text:p>
          </table:table-cell>
          <table:table-cell office:value-type="string">
            <text:p>adjudicate</text:p>
          </table:table-cell>
          <table:table-cell office:value-type="string">
            <text:p>pertaining!adjudic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validation…</text:p>
          </table:table-cell>
          <table:table-cell office:value-type="string">
            <text:p>examining</text:p>
          </table:table-cell>
          <table:table-cell office:value-type="string">
            <text:p>validation…!examin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nationality</text:p>
          </table:table-cell>
          <table:table-cell office:value-type="string">
            <text:p>organised</text:p>
          </table:table-cell>
          <table:table-cell office:value-type="string">
            <text:p>nationality!organi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visions</text:p>
          </table:table-cell>
          <table:table-cell office:value-type="string">
            <text:p>attributes</text:p>
          </table:table-cell>
          <table:table-cell office:value-type="string">
            <text:p>provisions!attribut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tocols</text:p>
          </table:table-cell>
          <table:table-cell office:value-type="string">
            <text:p>attachment…</text:p>
          </table:table-cell>
          <table:table-cell office:value-type="string">
            <text:p>protocols!attachment…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porting</text:p>
          </table:table-cell>
          <table:table-cell office:value-type="string">
            <text:p>capitalised</text:p>
          </table:table-cell>
          <table:table-cell office:value-type="string">
            <text:p>reporting!capitali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hortcuts</text:p>
          </table:table-cell>
          <table:table-cell office:value-type="string">
            <text:p>consequence</text:p>
          </table:table-cell>
          <table:table-cell office:value-type="string">
            <text:p>shortcuts!consequenc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naturally</text:p>
          </table:table-cell>
          <table:table-cell office:value-type="string">
            <text:p>orientation</text:p>
          </table:table-cell>
          <table:table-cell office:value-type="string">
            <text:p>naturally!orient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vertically</text:p>
          </table:table-cell>
          <table:table-cell office:value-type="string">
            <text:p>exercising</text:p>
          </table:table-cell>
          <table:table-cell office:value-type="string">
            <text:p>vertically!exercis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cripts</text:p>
          </table:table-cell>
          <table:table-cell office:value-type="string">
            <text:p>commissioning</text:p>
          </table:table-cell>
          <table:table-cell office:value-type="string">
            <text:p>scripts!commission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tructural</text:p>
          </table:table-cell>
          <table:table-cell office:value-type="string">
            <text:p>decomposed</text:p>
          </table:table-cell>
          <table:table-cell office:value-type="string">
            <text:p>structural!decompo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typically</text:p>
          </table:table-cell>
          <table:table-cell office:value-type="string">
            <text:p>encapsulate</text:p>
          </table:table-cell>
          <table:table-cell office:value-type="string">
            <text:p>typically!encapsul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esumption</text:p>
          </table:table-cell>
          <table:table-cell office:value-type="string">
            <text:p>appealing</text:p>
          </table:table-cell>
          <table:table-cell office:value-type="string">
            <text:p>presumption!appeal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ursued</text:p>
          </table:table-cell>
          <table:table-cell office:value-type="string">
            <text:p>autofiltering</text:p>
          </table:table-cell>
          <table:table-cell office:value-type="string">
            <text:p>pursued!autofilter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acintosh</text:p>
          </table:table-cell>
          <table:table-cell office:value-type="string">
            <text:p>independent</text:p>
          </table:table-cell>
          <table:table-cell office:value-type="string">
            <text:p>macintosh!independent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lifecycle</text:p>
          </table:table-cell>
          <table:table-cell office:value-type="string">
            <text:p>illustrated</text:p>
          </table:table-cell>
          <table:table-cell office:value-type="string">
            <text:p>lifecycle!illustrat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transaction</text:p>
          </table:table-cell>
          <table:table-cell office:value-type="string">
            <text:p>economies</text:p>
          </table:table-cell>
          <table:table-cell office:value-type="string">
            <text:p>transaction!economi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atched</text:p>
          </table:table-cell>
          <table:table-cell office:value-type="string">
            <text:p>insignificant</text:p>
          </table:table-cell>
          <table:table-cell office:value-type="string">
            <text:p>matched!insignificant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blem</text:p>
          </table:table-cell>
          <table:table-cell office:value-type="string">
            <text:p>approximately</text:p>
          </table:table-cell>
          <table:table-cell office:value-type="string">
            <text:p>problem!approximately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laceholders</text:p>
          </table:table-cell>
          <table:table-cell office:value-type="string">
            <text:p>afforded</text:p>
          </table:table-cell>
          <table:table-cell office:value-type="string">
            <text:p>placeholders!afford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upplier</text:p>
          </table:table-cell>
          <table:table-cell office:value-type="string">
            <text:p>dependencies</text:p>
          </table:table-cell>
          <table:table-cell office:value-type="string">
            <text:p>supplier!dependenci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lightly</text:p>
          </table:table-cell>
          <table:table-cell office:value-type="string">
            <text:p>contribution</text:p>
          </table:table-cell>
          <table:table-cell office:value-type="string">
            <text:p>slightly!contribu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ummonsed</text:p>
          </table:table-cell>
          <table:table-cell office:value-type="string">
            <text:p>denominated</text:p>
          </table:table-cell>
          <table:table-cell office:value-type="string">
            <text:p>summonsed!denominat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secuting</text:p>
          </table:table-cell>
          <table:table-cell office:value-type="string">
            <text:p>assurance</text:p>
          </table:table-cell>
          <table:table-cell office:value-type="string">
            <text:p>prosecuting!assuranc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uites</text:p>
          </table:table-cell>
          <table:table-cell office:value-type="string">
            <text:p>democratically</text:p>
          </table:table-cell>
          <table:table-cell office:value-type="string">
            <text:p>suites!democratically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unishment</text:p>
          </table:table-cell>
          <table:table-cell office:value-type="string">
            <text:p>authorised</text:p>
          </table:table-cell>
          <table:table-cell office:value-type="string">
            <text:p>punishment!authori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tell</text:p>
          </table:table-cell>
          <table:table-cell office:value-type="string">
            <text:p>characteristic</text:p>
          </table:table-cell>
          <table:table-cell office:value-type="string">
            <text:p>retell!characteristic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eparator</text:p>
          </table:table-cell>
          <table:table-cell office:value-type="string">
            <text:p>concentrate</text:p>
          </table:table-cell>
          <table:table-cell office:value-type="string">
            <text:p>separator!concentr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treamlining</text:p>
          </table:table-cell>
          <table:table-cell office:value-type="string">
            <text:p>december</text:p>
          </table:table-cell>
          <table:table-cell office:value-type="string">
            <text:p>streamlining!december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enultimate</text:p>
          </table:table-cell>
          <table:table-cell office:value-type="string">
            <text:p>achieving</text:p>
          </table:table-cell>
          <table:table-cell office:value-type="string">
            <text:p>penultimate!achiev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strictions</text:p>
          </table:table-cell>
          <table:table-cell office:value-type="string">
            <text:p>changes…</text:p>
          </table:table-cell>
          <table:table-cell office:value-type="string">
            <text:p>restrictions!changes…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ferentiality</text:p>
          </table:table-cell>
          <table:table-cell office:value-type="string">
            <text:p>bodies</text:p>
          </table:table-cell>
          <table:table-cell office:value-type="string">
            <text:p>referentiality!bodi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untenable</text:p>
          </table:table-cell>
          <table:table-cell office:value-type="string">
            <text:p>establishes</text:p>
          </table:table-cell>
          <table:table-cell office:value-type="string">
            <text:p>untenable!establish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tartup</text:p>
          </table:table-cell>
          <table:table-cell office:value-type="string">
            <text:p>customisation</text:p>
          </table:table-cell>
          <table:table-cell office:value-type="string">
            <text:p>startup!customis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position</text:p>
          </table:table-cell>
          <table:table-cell office:value-type="string">
            <text:p>associate</text:p>
          </table:table-cell>
          <table:table-cell office:value-type="string">
            <text:p>proposition!associ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etrics</text:p>
          </table:table-cell>
          <table:table-cell office:value-type="string">
            <text:p>interoperable</text:p>
          </table:table-cell>
          <table:table-cell office:value-type="string">
            <text:p>metrics!interoperabl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hases</text:p>
          </table:table-cell>
          <table:table-cell office:value-type="string">
            <text:p>administrative</text:p>
          </table:table-cell>
          <table:table-cell office:value-type="string">
            <text:p>phases!administrativ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imple</text:p>
          </table:table-cell>
          <table:table-cell office:value-type="string">
            <text:p>constitutional</text:p>
          </table:table-cell>
          <table:table-cell office:value-type="string">
            <text:p>simple!constitutional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roactively</text:p>
          </table:table-cell>
          <table:table-cell office:value-type="string">
            <text:p>approving</text:p>
          </table:table-cell>
          <table:table-cell office:value-type="string">
            <text:p>proactively!approv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observations</text:p>
          </table:table-cell>
          <table:table-cell office:value-type="string">
            <text:p>offences</text:p>
          </table:table-cell>
          <table:table-cell office:value-type="string">
            <text:p>observations!offenc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gister</text:p>
          </table:table-cell>
          <table:table-cell office:value-type="string">
            <text:p>branch-based</text:p>
          </table:table-cell>
          <table:table-cell office:value-type="string">
            <text:p>register!branch-bas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generated</text:p>
          </table:table-cell>
          <table:table-cell office:value-type="string">
            <text:p>formulation</text:p>
          </table:table-cell>
          <table:table-cell office:value-type="string">
            <text:p>generated!formul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cruitment</text:p>
          </table:table-cell>
          <table:table-cell office:value-type="string">
            <text:p>bilingual</text:p>
          </table:table-cell>
          <table:table-cell office:value-type="string">
            <text:p>recruitment!bilingual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atching</text:p>
          </table:table-cell>
          <table:table-cell office:value-type="string">
            <text:p>inspectorate</text:p>
          </table:table-cell>
          <table:table-cell office:value-type="string">
            <text:p>matching!inspector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positories</text:p>
          </table:table-cell>
          <table:table-cell office:value-type="string">
            <text:p>captured</text:p>
          </table:table-cell>
          <table:table-cell office:value-type="string">
            <text:p>repositories!captur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econdary</text:p>
          </table:table-cell>
          <table:table-cell office:value-type="string">
            <text:p>communities</text:p>
          </table:table-cell>
          <table:table-cell office:value-type="string">
            <text:p>secondary!communitie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views</text:p>
          </table:table-cell>
          <table:table-cell office:value-type="string">
            <text:p>chiropterists</text:p>
          </table:table-cell>
          <table:table-cell office:value-type="string">
            <text:p>reviews!chiropterists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sponses</text:p>
          </table:table-cell>
          <table:table-cell office:value-type="string">
            <text:p>certificate</text:p>
          </table:table-cell>
          <table:table-cell office:value-type="string">
            <text:p>responses!certificat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ultiple</text:p>
          </table:table-cell>
          <table:table-cell office:value-type="string">
            <text:p>optimisation</text:p>
          </table:table-cell>
          <table:table-cell office:value-type="string">
            <text:p>multiple!optimis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uspending</text:p>
          </table:table-cell>
          <table:table-cell office:value-type="string">
            <text:p>derogation</text:p>
          </table:table-cell>
          <table:table-cell office:value-type="string">
            <text:p>suspending!deroga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generalising</text:p>
          </table:table-cell>
          <table:table-cell office:value-type="string">
            <text:p>formulae</text:p>
          </table:table-cell>
          <table:table-cell office:value-type="string">
            <text:p>generalising!formula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illions</text:p>
          </table:table-cell>
          <table:table-cell office:value-type="string">
            <text:p>introduction</text:p>
          </table:table-cell>
          <table:table-cell office:value-type="string">
            <text:p>millions!introduction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irrored</text:p>
          </table:table-cell>
          <table:table-cell office:value-type="string">
            <text:p>irrespective</text:p>
          </table:table-cell>
          <table:table-cell office:value-type="string">
            <text:p>mirrored!irrespectiv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minimal</text:p>
          </table:table-cell>
          <table:table-cell office:value-type="string">
            <text:p>investigating</text:p>
          </table:table-cell>
          <table:table-cell office:value-type="string">
            <text:p>minimal!investigating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restoration</text:p>
          </table:table-cell>
          <table:table-cell office:value-type="string">
            <text:p>challenge</text:p>
          </table:table-cell>
          <table:table-cell office:value-type="string">
            <text:p>restoration!challenge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scripted</text:p>
          </table:table-cell>
          <table:table-cell office:value-type="string">
            <text:p>commissioned</text:p>
          </table:table-cell>
          <table:table-cell office:value-type="string">
            <text:p>scripted!commissioned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philosophical</text:p>
          </table:table-cell>
          <table:table-cell office:value-type="string">
            <text:p>admitted</text:p>
          </table:table-cell>
          <table:table-cell office:value-type="string">
            <text:p>philosophical!admitt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imultaneously</text:p>
          </table:table-cell>
          <table:table-cell office:value-type="string">
            <text:p>contact</text:p>
          </table:table-cell>
          <table:table-cell office:value-type="string">
            <text:p>simultaneously!contact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lexically</text:p>
          </table:table-cell>
          <table:table-cell office:value-type="string">
            <text:p>identifiable</text:p>
          </table:table-cell>
          <table:table-cell office:value-type="string">
            <text:p>lexically!identifiabl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earson</text:p>
          </table:table-cell>
          <table:table-cell office:value-type="string">
            <text:p>accountability</text:p>
          </table:table-cell>
          <table:table-cell office:value-type="string">
            <text:p>pearson!accountabilit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ystematise</text:p>
          </table:table-cell>
          <table:table-cell office:value-type="string">
            <text:p>determined</text:p>
          </table:table-cell>
          <table:table-cell office:value-type="string">
            <text:p>systematise!determin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national</text:p>
          </table:table-cell>
          <table:table-cell office:value-type="string">
            <text:p>organisations</text:p>
          </table:table-cell>
          <table:table-cell office:value-type="string">
            <text:p>national!organisation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nages</text:p>
          </table:table-cell>
          <table:table-cell office:value-type="string">
            <text:p>infrastructure</text:p>
          </table:table-cell>
          <table:table-cell office:value-type="string">
            <text:p>manages!infrastructur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ubstantial</text:p>
          </table:table-cell>
          <table:table-cell office:value-type="string">
            <text:p>definition</text:p>
          </table:table-cell>
          <table:table-cell office:value-type="string">
            <text:p>substantial!defini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eparately</text:p>
          </table:table-cell>
          <table:table-cell office:value-type="string">
            <text:p>concatenate</text:p>
          </table:table-cell>
          <table:table-cell office:value-type="string">
            <text:p>separately!concatenat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thematical</text:p>
          </table:table-cell>
          <table:table-cell office:value-type="string">
            <text:p>installed</text:p>
          </table:table-cell>
          <table:table-cell office:value-type="string">
            <text:p>mathematical!install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underpinnings</text:p>
          </table:table-cell>
          <table:table-cell office:value-type="string">
            <text:p>enormous</text:p>
          </table:table-cell>
          <table:table-cell office:value-type="string">
            <text:p>underpinnings!enormou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replace</text:p>
          </table:table-cell>
          <table:table-cell office:value-type="string">
            <text:p>cambridgeshire</text:p>
          </table:table-cell>
          <table:table-cell office:value-type="string">
            <text:p>replace!cambridgeshir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rocedures</text:p>
          </table:table-cell>
          <table:table-cell office:value-type="string">
            <text:p>archaeology</text:p>
          </table:table-cell>
          <table:table-cell office:value-type="string">
            <text:p>procedures!archaeolog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legislatures</text:p>
          </table:table-cell>
          <table:table-cell office:value-type="string">
            <text:p>hypercube</text:p>
          </table:table-cell>
          <table:table-cell office:value-type="string">
            <text:p>legislatures!hypercub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upervisor</text:p>
          </table:table-cell>
          <table:table-cell office:value-type="string">
            <text:p>departments</text:p>
          </table:table-cell>
          <table:table-cell office:value-type="string">
            <text:p>supervisor!department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anslated</text:p>
          </table:table-cell>
          <table:table-cell office:value-type="string">
            <text:p>effectively</text:p>
          </table:table-cell>
          <table:table-cell office:value-type="string">
            <text:p>translated!effective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lincolnshire</text:p>
          </table:table-cell>
          <table:table-cell office:value-type="string">
            <text:p>immutable</text:p>
          </table:table-cell>
          <table:table-cell office:value-type="string">
            <text:p>lincolnshire!immutabl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ximalist</text:p>
          </table:table-cell>
          <table:table-cell office:value-type="string">
            <text:p>instruments</text:p>
          </table:table-cell>
          <table:table-cell office:value-type="string">
            <text:p>maximalist!instrument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iscellaneous</text:p>
          </table:table-cell>
          <table:table-cell office:value-type="string">
            <text:p>isolated</text:p>
          </table:table-cell>
          <table:table-cell office:value-type="string">
            <text:p>miscellaneous!isolat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uccessful</text:p>
          </table:table-cell>
          <table:table-cell office:value-type="string">
            <text:p>deliverable</text:p>
          </table:table-cell>
          <table:table-cell office:value-type="string">
            <text:p>successful!deliverabl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ubstantive</text:p>
          </table:table-cell>
          <table:table-cell office:value-type="string">
            <text:p>definitive</text:p>
          </table:table-cell>
          <table:table-cell office:value-type="string">
            <text:p>substantive!definitiv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eaningful</text:p>
          </table:table-cell>
          <table:table-cell office:value-type="string">
            <text:p>integration</text:p>
          </table:table-cell>
          <table:table-cell office:value-type="string">
            <text:p>meaningful!integr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legislation</text:p>
          </table:table-cell>
          <table:table-cell office:value-type="string">
            <text:p>humberside</text:p>
          </table:table-cell>
          <table:table-cell office:value-type="string">
            <text:p>legislation!humbersid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erminology</text:p>
          </table:table-cell>
          <table:table-cell office:value-type="string">
            <text:p>discussion</text:p>
          </table:table-cell>
          <table:table-cell office:value-type="string">
            <text:p>terminology!discuss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amaritan</text:p>
          </table:table-cell>
          <table:table-cell office:value-type="string">
            <text:p>codification</text:p>
          </table:table-cell>
          <table:table-cell office:value-type="string">
            <text:p>samaritan!codific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nagement</text:p>
          </table:table-cell>
          <table:table-cell office:value-type="string">
            <text:p>informative</text:p>
          </table:table-cell>
          <table:table-cell office:value-type="string">
            <text:p>management!informativ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istranscribed</text:p>
          </table:table-cell>
          <table:table-cell office:value-type="string">
            <text:p>issuing</text:p>
          </table:table-cell>
          <table:table-cell office:value-type="string">
            <text:p>mistranscribed!issuing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geographically</text:p>
          </table:table-cell>
          <table:table-cell office:value-type="string">
            <text:p>forward</text:p>
          </table:table-cell>
          <table:table-cell office:value-type="string">
            <text:p>geographically!forwar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implicity</text:p>
          </table:table-cell>
          <table:table-cell office:value-type="string">
            <text:p>constraints</text:p>
          </table:table-cell>
          <table:table-cell office:value-type="string">
            <text:p>simplicity!constraint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iggering</text:p>
          </table:table-cell>
          <table:table-cell office:value-type="string">
            <text:p>elimination</text:p>
          </table:table-cell>
          <table:table-cell office:value-type="string">
            <text:p>triggering!elimin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repeatably</text:p>
          </table:table-cell>
          <table:table-cell office:value-type="string">
            <text:p>calculation</text:p>
          </table:table-cell>
          <table:table-cell office:value-type="string">
            <text:p>repeatably!calcul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tandardised</text:p>
          </table:table-cell>
          <table:table-cell office:value-type="string">
            <text:p>currently</text:p>
          </table:table-cell>
          <table:table-cell office:value-type="string">
            <text:p>standardised!current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emendously</text:p>
          </table:table-cell>
          <table:table-cell office:value-type="string">
            <text:p>electoral</text:p>
          </table:table-cell>
          <table:table-cell office:value-type="string">
            <text:p>tremendously!electoral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emplated</text:p>
          </table:table-cell>
          <table:table-cell office:value-type="string">
            <text:p>discontinued</text:p>
          </table:table-cell>
          <table:table-cell office:value-type="string">
            <text:p>templated!discontinu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igrated</text:p>
          </table:table-cell>
          <table:table-cell office:value-type="string">
            <text:p>intrinsically</text:p>
          </table:table-cell>
          <table:table-cell office:value-type="string">
            <text:p>migrated!intrinsical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thematics</text:p>
          </table:table-cell>
          <table:table-cell office:value-type="string">
            <text:p>installing</text:p>
          </table:table-cell>
          <table:table-cell office:value-type="string">
            <text:p>mathematics!installing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emoranda</text:p>
          </table:table-cell>
          <table:table-cell office:value-type="string">
            <text:p>interconnect</text:p>
          </table:table-cell>
          <table:table-cell office:value-type="string">
            <text:p>memoranda!interconnect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emorandum</text:p>
          </table:table-cell>
          <table:table-cell office:value-type="string">
            <text:p>intercourse</text:p>
          </table:table-cell>
          <table:table-cell office:value-type="string">
            <text:p>memorandum!intercours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geographical</text:p>
          </table:table-cell>
          <table:table-cell office:value-type="string">
            <text:p>forumulae</text:p>
          </table:table-cell>
          <table:table-cell office:value-type="string">
            <text:p>geographical!forumula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rioritised</text:p>
          </table:table-cell>
          <table:table-cell office:value-type="string">
            <text:p>approaches</text:p>
          </table:table-cell>
          <table:table-cell office:value-type="string">
            <text:p>prioritised!approache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ansmute</text:p>
          </table:table-cell>
          <table:table-cell office:value-type="string">
            <text:p>efficiencies</text:p>
          </table:table-cell>
          <table:table-cell office:value-type="string">
            <text:p>transmute!efficiencie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implified</text:p>
          </table:table-cell>
          <table:table-cell office:value-type="string">
            <text:p>constructed</text:p>
          </table:table-cell>
          <table:table-cell office:value-type="string">
            <text:p>simplified!construct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unspecified</text:p>
          </table:table-cell>
          <table:table-cell office:value-type="string">
            <text:p>especially</text:p>
          </table:table-cell>
          <table:table-cell office:value-type="string">
            <text:p>unspecified!especial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riority</text:p>
          </table:table-cell>
          <table:table-cell office:value-type="string">
            <text:p>appropriately</text:p>
          </table:table-cell>
          <table:table-cell office:value-type="string">
            <text:p>priority!appropriate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aintaining</text:p>
          </table:table-cell>
          <table:table-cell office:value-type="string">
            <text:p>indirectly</text:p>
          </table:table-cell>
          <table:table-cell office:value-type="string">
            <text:p>maintaining!indirectly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eanwhile</text:p>
          </table:table-cell>
          <table:table-cell office:value-type="string">
            <text:p>intelligible</text:p>
          </table:table-cell>
          <table:table-cell office:value-type="string">
            <text:p>meanwhile!intelligible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rojection</text:p>
          </table:table-cell>
          <table:table-cell office:value-type="string">
            <text:p>articulated</text:p>
          </table:table-cell>
          <table:table-cell office:value-type="string">
            <text:p>projection!articulated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liaison</text:p>
          </table:table-cell>
          <table:table-cell office:value-type="string">
            <text:p>identification</text:p>
          </table:table-cell>
          <table:table-cell office:value-type="string">
            <text:p>liaison!identific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verification</text:p>
          </table:table-cell>
          <table:table-cell office:value-type="string">
            <text:p>executing</text:p>
          </table:table-cell>
          <table:table-cell office:value-type="string">
            <text:p>verification!executing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objectives</text:p>
          </table:table-cell>
          <table:table-cell office:value-type="string">
            <text:p>parentheses</text:p>
          </table:table-cell>
          <table:table-cell office:value-type="string">
            <text:p>objectives!parentheses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ansformative</text:p>
          </table:table-cell>
          <table:table-cell office:value-type="string">
            <text:p>editing</text:p>
          </table:table-cell>
          <table:table-cell office:value-type="string">
            <text:p>transformative!editing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modernisations</text:p>
          </table:table-cell>
          <table:table-cell office:value-type="string">
            <text:p>joining</text:p>
          </table:table-cell>
          <table:table-cell office:value-type="string">
            <text:p>modernisations!joining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preadsheets</text:p>
          </table:table-cell>
          <table:table-cell office:value-type="string">
            <text:p>criterion</text:p>
          </table:table-cell>
          <table:table-cell office:value-type="string">
            <text:p>spreadsheets!criter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schematics</text:p>
          </table:table-cell>
          <table:table-cell office:value-type="string">
            <text:p>combination</text:p>
          </table:table-cell>
          <table:table-cell office:value-type="string">
            <text:p>schematics!combination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transition</text:p>
          </table:table-cell>
          <table:table-cell office:value-type="string">
            <text:p>educational</text:p>
          </table:table-cell>
          <table:table-cell office:value-type="string">
            <text:p>transition!educational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rejudicial</text:p>
          </table:table-cell>
          <table:table-cell office:value-type="string">
            <text:p>anecdotally</text:p>
          </table:table-cell>
          <table:table-cell office:value-type="string">
            <text:p>prejudicial!anecdotally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earching</text:p>
          </table:table-cell>
          <table:table-cell office:value-type="string">
            <text:p>communicating</text:p>
          </table:table-cell>
          <table:table-cell office:value-type="string">
            <text:p>searching!communicating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principles</text:p>
          </table:table-cell>
          <table:table-cell office:value-type="string">
            <text:p>apportioning</text:p>
          </table:table-cell>
          <table:table-cell office:value-type="string">
            <text:p>principles!apportioning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ummarised</text:p>
          </table:table-cell>
          <table:table-cell office:value-type="string">
            <text:p>demonstrably</text:p>
          </table:table-cell>
          <table:table-cell office:value-type="string">
            <text:p>summarised!demonstrably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maintenance</text:p>
          </table:table-cell>
          <table:table-cell office:value-type="string">
            <text:p>individuals</text:p>
          </table:table-cell>
          <table:table-cell office:value-type="string">
            <text:p>maintenance!individual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refreshingly</text:p>
          </table:table-cell>
          <table:table-cell office:value-type="string">
            <text:p>boundaries</text:p>
          </table:table-cell>
          <table:table-cell office:value-type="string">
            <text:p>refreshingly!boundarie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proceeding</text:p>
          </table:table-cell>
          <table:table-cell office:value-type="string">
            <text:p>architecture</text:p>
          </table:table-cell>
          <table:table-cell office:value-type="string">
            <text:p>proceeding!architectur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manufacturer</text:p>
          </table:table-cell>
          <table:table-cell office:value-type="string">
            <text:p>innovation</text:p>
          </table:table-cell>
          <table:table-cell office:value-type="string">
            <text:p>manufacturer!innov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non-contiguous</text:p>
          </table:table-cell>
          <table:table-cell office:value-type="string">
            <text:p>overview</text:p>
          </table:table-cell>
          <table:table-cell office:value-type="string">
            <text:p>non-contiguous!overview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reorganising</text:p>
          </table:table-cell>
          <table:table-cell office:value-type="string">
            <text:p>calculates</text:p>
          </table:table-cell>
          <table:table-cell office:value-type="string">
            <text:p>reorganising!calculate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methodologies</text:p>
          </table:table-cell>
          <table:table-cell office:value-type="string">
            <text:p>internals</text:p>
          </table:table-cell>
          <table:table-cell office:value-type="string">
            <text:p>methodologies!internal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ignatures</text:p>
          </table:table-cell>
          <table:table-cell office:value-type="string">
            <text:p>consolidate…</text:p>
          </table:table-cell>
          <table:table-cell office:value-type="string">
            <text:p>signatures!consolidate…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transactional</text:p>
          </table:table-cell>
          <table:table-cell office:value-type="string">
            <text:p>ecosystem</text:p>
          </table:table-cell>
          <table:table-cell office:value-type="string">
            <text:p>transactional!ecosystem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prioritisation</text:p>
          </table:table-cell>
          <table:table-cell office:value-type="string">
            <text:p>approach</text:p>
          </table:table-cell>
          <table:table-cell office:value-type="string">
            <text:p>prioritisation!approach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unnaturally</text:p>
          </table:table-cell>
          <table:table-cell office:value-type="string">
            <text:p>equivalents</text:p>
          </table:table-cell>
          <table:table-cell office:value-type="string">
            <text:p>unnaturally!equivalent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nonplussed</text:p>
          </table:table-cell>
          <table:table-cell office:value-type="string">
            <text:p>overwhelming</text:p>
          </table:table-cell>
          <table:table-cell office:value-type="string">
            <text:p>nonplussed!overwhelming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transactions</text:p>
          </table:table-cell>
          <table:table-cell office:value-type="string">
            <text:p>ecosystems</text:p>
          </table:table-cell>
          <table:table-cell office:value-type="string">
            <text:p>transactions!ecosystem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atisfied</text:p>
          </table:table-cell>
          <table:table-cell office:value-type="string">
            <text:p>collaboration</text:p>
          </table:table-cell>
          <table:table-cell office:value-type="string">
            <text:p>satisfied!collabor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templates</text:p>
          </table:table-cell>
          <table:table-cell office:value-type="string">
            <text:p>discontinuous</text:p>
          </table:table-cell>
          <table:table-cell office:value-type="string">
            <text:p>templates!discontinuou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limitations</text:p>
          </table:table-cell>
          <table:table-cell office:value-type="string">
            <text:p>immigration</text:p>
          </table:table-cell>
          <table:table-cell office:value-type="string">
            <text:p>limitations!immigr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cripting</text:p>
          </table:table-cell>
          <table:table-cell office:value-type="string">
            <text:p>commissioners</text:p>
          </table:table-cell>
          <table:table-cell office:value-type="string">
            <text:p>scripting!commissioner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imulacrum</text:p>
          </table:table-cell>
          <table:table-cell office:value-type="string">
            <text:p>consultation</text:p>
          </table:table-cell>
          <table:table-cell office:value-type="string">
            <text:p>simulacrum!consult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volumetric</text:p>
          </table:table-cell>
          <table:table-cell office:value-type="string">
            <text:p>exponentials</text:p>
          </table:table-cell>
          <table:table-cell office:value-type="string">
            <text:p>volumetric!exponential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propositions</text:p>
          </table:table-cell>
          <table:table-cell office:value-type="string">
            <text:p>associated</text:p>
          </table:table-cell>
          <table:table-cell office:value-type="string">
            <text:p>propositions!associated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ynchronises</text:p>
          </table:table-cell>
          <table:table-cell office:value-type="string">
            <text:p>detachable</text:p>
          </table:table-cell>
          <table:table-cell office:value-type="string">
            <text:p>synchronises!detachabl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emantic</text:p>
          </table:table-cell>
          <table:table-cell office:value-type="string">
            <text:p>comprehensible</text:p>
          </table:table-cell>
          <table:table-cell office:value-type="string">
            <text:p>semantic!comprehensibl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upervised</text:p>
          </table:table-cell>
          <table:table-cell office:value-type="string">
            <text:p>departmental</text:p>
          </table:table-cell>
          <table:table-cell office:value-type="string">
            <text:p>supervised!departmental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unreasonable</text:p>
          </table:table-cell>
          <table:table-cell office:value-type="string">
            <text:p>escalation</text:p>
          </table:table-cell>
          <table:table-cell office:value-type="string">
            <text:p>unreasonable!escal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purposeful</text:p>
          </table:table-cell>
          <table:table-cell office:value-type="string">
            <text:p>autocomplete</text:p>
          </table:table-cell>
          <table:table-cell office:value-type="string">
            <text:p>purposeful!autocomplet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understanding</text:p>
          </table:table-cell>
          <table:table-cell office:value-type="string">
            <text:p>enquiries</text:p>
          </table:table-cell>
          <table:table-cell office:value-type="string">
            <text:p>understanding!enquirie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unuseful</text:p>
          </table:table-cell>
          <table:table-cell office:value-type="string">
            <text:p>establishments</text:p>
          </table:table-cell>
          <table:table-cell office:value-type="string">
            <text:p>unuseful!establishment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research</text:p>
          </table:table-cell>
          <table:table-cell office:value-type="string">
            <text:p>categorisation</text:p>
          </table:table-cell>
          <table:table-cell office:value-type="string">
            <text:p>research!categorisation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satisfaction</text:p>
          </table:table-cell>
          <table:table-cell office:value-type="string">
            <text:p>cognisance</text:p>
          </table:table-cell>
          <table:table-cell office:value-type="string">
            <text:p>satisfaction!cognisanc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jurisdictional</text:p>
          </table:table-cell>
          <table:table-cell office:value-type="string">
            <text:p>headline</text:p>
          </table:table-cell>
          <table:table-cell office:value-type="string">
            <text:p>jurisdictional!headline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temporary</text:p>
          </table:table-cell>
          <table:table-cell office:value-type="string">
            <text:p>discrepancies</text:p>
          </table:table-cell>
          <table:table-cell office:value-type="string">
            <text:p>temporary!discrepancies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string">
            <text:p>misconceptions</text:p>
          </table:table-cell>
          <table:table-cell office:value-type="string">
            <text:p>isolation</text:p>
          </table:table-cell>
          <table:table-cell office:value-type="string">
            <text:p>misconceptions!isolation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minimalist</text:p>
          </table:table-cell>
          <table:table-cell office:value-type="string">
            <text:p>investigation</text:p>
          </table:table-cell>
          <table:table-cell office:value-type="string">
            <text:p>minimalist!investigation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manipulation</text:p>
          </table:table-cell>
          <table:table-cell office:value-type="string">
            <text:p>initiatives</text:p>
          </table:table-cell>
          <table:table-cell office:value-type="string">
            <text:p>manipulation!initiatives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minimizes</text:p>
          </table:table-cell>
          <table:table-cell office:value-type="string">
            <text:p>investigations</text:p>
          </table:table-cell>
          <table:table-cell office:value-type="string">
            <text:p>minimizes!investigations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emicolons</text:p>
          </table:table-cell>
          <table:table-cell office:value-type="string">
            <text:p>comprehension</text:p>
          </table:table-cell>
          <table:table-cell office:value-type="string">
            <text:p>semicolons!comprehension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implification</text:p>
          </table:table-cell>
          <table:table-cell office:value-type="string">
            <text:p>construct</text:p>
          </table:table-cell>
          <table:table-cell office:value-type="string">
            <text:p>simplification!construct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reregistering</text:p>
          </table:table-cell>
          <table:table-cell office:value-type="string">
            <text:p>categories</text:p>
          </table:table-cell>
          <table:table-cell office:value-type="string">
            <text:p>reregistering!categories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recommendation</text:p>
          </table:table-cell>
          <table:table-cell office:value-type="string">
            <text:p>benchmark</text:p>
          </table:table-cell>
          <table:table-cell office:value-type="string">
            <text:p>recommendation!benchmark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ettings…</text:p>
          </table:table-cell>
          <table:table-cell office:value-type="string">
            <text:p>conditionality</text:p>
          </table:table-cell>
          <table:table-cell office:value-type="string">
            <text:p>settings…!conditionality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ystematised</text:p>
          </table:table-cell>
          <table:table-cell office:value-type="string">
            <text:p>determining</text:p>
          </table:table-cell>
          <table:table-cell office:value-type="string">
            <text:p>systematised!determining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imilarities</text:p>
          </table:table-cell>
          <table:table-cell office:value-type="string">
            <text:p>constitutes</text:p>
          </table:table-cell>
          <table:table-cell office:value-type="string">
            <text:p>similarities!constitutes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metropolitan</text:p>
          </table:table-cell>
          <table:table-cell office:value-type="string">
            <text:p>interpreted</text:p>
          </table:table-cell>
          <table:table-cell office:value-type="string">
            <text:p>metropolitan!interpreted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choolchildren</text:p>
          </table:table-cell>
          <table:table-cell office:value-type="string">
            <text:p>combining</text:p>
          </table:table-cell>
          <table:table-cell office:value-type="string">
            <text:p>schoolchildren!combining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recapitulating</text:p>
          </table:table-cell>
          <table:table-cell office:value-type="string">
            <text:p>beginning</text:p>
          </table:table-cell>
          <table:table-cell office:value-type="string">
            <text:p>recapitulating!beginning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representation</text:p>
          </table:table-cell>
          <table:table-cell office:value-type="string">
            <text:p>carcasses</text:p>
          </table:table-cell>
          <table:table-cell office:value-type="string">
            <text:p>representation!carcasses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prioritising</text:p>
          </table:table-cell>
          <table:table-cell office:value-type="string">
            <text:p>appropriate</text:p>
          </table:table-cell>
          <table:table-cell office:value-type="string">
            <text:p>prioritising!appropriate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previously</text:p>
          </table:table-cell>
          <table:table-cell office:value-type="string">
            <text:p>applicability</text:p>
          </table:table-cell>
          <table:table-cell office:value-type="string">
            <text:p>previously!applicability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technically</text:p>
          </table:table-cell>
          <table:table-cell office:value-type="string">
            <text:p>disagreement</text:p>
          </table:table-cell>
          <table:table-cell office:value-type="string">
            <text:p>technically!disagreement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unambiguous</text:p>
          </table:table-cell>
          <table:table-cell office:value-type="string">
            <text:p>encapsulated</text:p>
          </table:table-cell>
          <table:table-cell office:value-type="string">
            <text:p>unambiguous!encapsulated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parliamentary</text:p>
          </table:table-cell>
          <table:table-cell office:value-type="string">
            <text:p>abandoning</text:p>
          </table:table-cell>
          <table:table-cell office:value-type="string">
            <text:p>parliamentary!abandoning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technologies</text:p>
          </table:table-cell>
          <table:table-cell office:value-type="string">
            <text:p>disallowing</text:p>
          </table:table-cell>
          <table:table-cell office:value-type="string">
            <text:p>technologies!disallowing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linlithgow</text:p>
          </table:table-cell>
          <table:table-cell office:value-type="string">
            <text:p>implementable</text:p>
          </table:table-cell>
          <table:table-cell office:value-type="string">
            <text:p>linlithgow!implementable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namespace</text:p>
          </table:table-cell>
          <table:table-cell office:value-type="string">
            <text:p>organisational</text:p>
          </table:table-cell>
          <table:table-cell office:value-type="string">
            <text:p>namespace!organisational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significant</text:p>
          </table:table-cell>
          <table:table-cell office:value-type="string">
            <text:p>consolidated</text:p>
          </table:table-cell>
          <table:table-cell office:value-type="string">
            <text:p>significant!consolidated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resources</text:p>
          </table:table-cell>
          <table:table-cell office:value-type="string">
            <text:p>centralisation</text:p>
          </table:table-cell>
          <table:table-cell office:value-type="string">
            <text:p>resources!centralisation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translation</text:p>
          </table:table-cell>
          <table:table-cell office:value-type="string">
            <text:p>effectiveness</text:p>
          </table:table-cell>
          <table:table-cell office:value-type="string">
            <text:p>translation!effectiveness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reorganisation</text:p>
          </table:table-cell>
          <table:table-cell office:value-type="string">
            <text:p>calculated</text:p>
          </table:table-cell>
          <table:table-cell office:value-type="string">
            <text:p>reorganisation!calculated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placeholder</text:p>
          </table:table-cell>
          <table:table-cell office:value-type="string">
            <text:p>affordability</text:p>
          </table:table-cell>
          <table:table-cell office:value-type="string">
            <text:p>placeholder!affordability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superintendent</text:p>
          </table:table-cell>
          <table:table-cell office:value-type="string">
            <text:p>department</text:p>
          </table:table-cell>
          <table:table-cell office:value-type="string">
            <text:p>superintendent!department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problematic</text:p>
          </table:table-cell>
          <table:table-cell office:value-type="string">
            <text:p>approximation</text:p>
          </table:table-cell>
          <table:table-cell office:value-type="string">
            <text:p>problematic!approximation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sophisticated</text:p>
          </table:table-cell>
          <table:table-cell office:value-type="string">
            <text:p>correctness</text:p>
          </table:table-cell>
          <table:table-cell office:value-type="string">
            <text:p>sophisticated!correctness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substantially</text:p>
          </table:table-cell>
          <table:table-cell office:value-type="string">
            <text:p>definitions</text:p>
          </table:table-cell>
          <table:table-cell office:value-type="string">
            <text:p>substantially!definitions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methodology</text:p>
          </table:table-cell>
          <table:table-cell office:value-type="string">
            <text:p>international</text:p>
          </table:table-cell>
          <table:table-cell office:value-type="string">
            <text:p>methodology!international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professionals</text:p>
          </table:table-cell>
          <table:table-cell office:value-type="string">
            <text:p>arrangements</text:p>
          </table:table-cell>
          <table:table-cell office:value-type="string">
            <text:p>professionals!arrangements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volumetrics</text:p>
          </table:table-cell>
          <table:table-cell office:value-type="string">
            <text:p>exponentiation</text:p>
          </table:table-cell>
          <table:table-cell office:value-type="string">
            <text:p>volumetrics!exponentiation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repartitioning</text:p>
          </table:table-cell>
          <table:table-cell office:value-type="string">
            <text:p>calculation</text:p>
          </table:table-cell>
          <table:table-cell office:value-type="string">
            <text:p>repartitioning!calculation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non-trivial</text:p>
          </table:table-cell>
          <table:table-cell office:value-type="string">
            <text:p>overwhelmingly</text:p>
          </table:table-cell>
          <table:table-cell office:value-type="string">
            <text:p>non-trivial!overwhelmingly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unsurprisingly</text:p>
          </table:table-cell>
          <table:table-cell office:value-type="string">
            <text:p>essentially</text:p>
          </table:table-cell>
          <table:table-cell office:value-type="string">
            <text:p>unsurprisingly!essentially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jurisdictions</text:p>
          </table:table-cell>
          <table:table-cell office:value-type="string">
            <text:p>headquarters</text:p>
          </table:table-cell>
          <table:table-cell office:value-type="string">
            <text:p>jurisdictions!headquarters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responsibility</text:p>
          </table:table-cell>
          <table:table-cell office:value-type="string">
            <text:p>certificates</text:p>
          </table:table-cell>
          <table:table-cell office:value-type="string">
            <text:p>responsibility!certificates</text:p>
          </table:table-cell>
          <table:table-cell office:value-type="float" office:value="27">
            <text:p>27</text:p>
          </table:table-cell>
        </table:table-row>
        <table:table-row table:style-name="ro3">
          <table:table-cell office:value-type="string">
            <text:p>synchronisation</text:p>
          </table:table-cell>
          <table:table-cell office:value-type="string">
            <text:p>destructive</text:p>
          </table:table-cell>
          <table:table-cell office:value-type="string">
            <text:p>synchronisation!destructive</text:p>
          </table:table-cell>
          <table:table-cell office:value-type="float" office:value="27">
            <text:p>27</text:p>
          </table:table-cell>
        </table:table-row>
        <table:table-row table:style-name="ro3">
          <table:table-cell office:value-type="string">
            <text:p>significantly</text:p>
          </table:table-cell>
          <table:table-cell office:value-type="string">
            <text:p>consolidating</text:p>
          </table:table-cell>
          <table:table-cell office:value-type="string">
            <text:p>significantly!consolidating</text:p>
          </table:table-cell>
          <table:table-cell office:value-type="float" office:value="27">
            <text:p>27</text:p>
          </table:table-cell>
        </table:table-row>
        <table:table-row table:style-name="ro3">
          <table:table-cell office:value-type="string">
            <text:p>unambiguously</text:p>
          </table:table-cell>
          <table:table-cell office:value-type="string">
            <text:p>encapsulating</text:p>
          </table:table-cell>
          <table:table-cell office:value-type="string">
            <text:p>unambiguously!encapsulating</text:p>
          </table:table-cell>
          <table:table-cell office:value-type="float" office:value="27">
            <text:p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 Black" svg:font-family="'Arial Black'" style:font-pitch="variable"/>
    <style:font-face style:name="Arial Black1" svg:font-family="'Arial Black'" style:font-adornments="Regular" style:font-pitch="variable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7">07/06/2008</text:date>, <text:time>21:1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7-11-19T12:43:30</meta:creation-date>
    <dc:creator>Gordon Guthrie</dc:creator>
    <dc:date>2008-06-07T21:14:44</dc:date>
    <meta:editing-cycles>69</meta:editing-cycles>
    <meta:editing-duration>PT22H29M47S</meta:editing-duration>
    <meta:user-defined meta:name="Info 1"/>
    <meta:user-defined meta:name="Info 2"/>
    <meta:user-defined meta:name="Info 3"/>
    <meta:user-defined meta:name="Info 4"/>
    <meta:document-statistic meta:table-count="10" meta:cell-count="9073"/>
  </office:meta>
</office:document-meta>
</file>